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4.096cm"/>
    </style:style>
    <style:style style:name="co16" style:family="table-column">
      <style:table-column-properties fo:break-before="auto" style:column-width="3.764cm"/>
    </style:style>
    <style:style style:name="co17" style:family="table-column">
      <style:table-column-properties fo:break-before="auto" style:column-width="5.556cm"/>
    </style:style>
    <style:style style:name="co34" style:family="table-column">
      <style:table-column-properties fo:break-before="auto" style:column-width="5.341cm"/>
    </style:style>
    <style:style style:name="co35" style:family="table-column">
      <style:table-column-properties fo:break-before="auto" style:column-width="2.852cm"/>
    </style:style>
    <style:style style:name="co36" style:family="table-column">
      <style:table-column-properties fo:break-before="auto" style:column-width="4.616cm"/>
    </style:style>
    <style:style style:name="co37" style:family="table-column">
      <style:table-column-properties fo:break-before="auto" style:column-width="2.875cm"/>
    </style:style>
    <style:style style:name="co38" style:family="table-column">
      <style:table-column-properties fo:break-before="auto" style:column-width="2.492cm"/>
    </style:style>
    <style:style style:name="co39" style:family="table-column">
      <style:table-column-properties fo:break-before="auto" style:column-width="3.814cm"/>
    </style:style>
    <style:style style:name="co40" style:family="table-column">
      <style:table-column-properties fo:break-before="auto" style:column-width="6.087cm"/>
    </style:style>
    <style:style style:name="co41" style:family="table-column">
      <style:table-column-properties fo:break-before="auto" style:column-width="2.632cm"/>
    </style:style>
    <style:style style:name="co42" style:family="table-column">
      <style:table-column-properties fo:break-before="auto" style:column-width="1.774cm"/>
    </style:style>
    <style:style style:name="co43" style:family="table-column">
      <style:table-column-properties fo:break-before="auto" style:column-width="3.842cm"/>
    </style:style>
    <style:style style:name="co44" style:family="table-column">
      <style:table-column-properties fo:break-before="auto" style:column-width="2.023cm"/>
    </style:style>
    <style:style style:name="co45" style:family="table-column">
      <style:table-column-properties fo:break-before="auto" style:column-width="1.552cm"/>
    </style:style>
    <style:style style:name="co46" style:family="table-column">
      <style:table-column-properties fo:break-before="auto" style:column-width="2.327cm"/>
    </style:style>
    <style:style style:name="co47" style:family="table-column">
      <style:table-column-properties fo:break-before="auto" style:column-width="3.406cm"/>
    </style:style>
    <style:style style:name="co23" style:family="table-column">
      <style:table-column-properties fo:break-before="auto" style:column-width="3.179cm"/>
    </style:style>
    <style:style style:name="co24" style:family="table-column">
      <style:table-column-properties fo:break-before="auto" style:column-width="4.953cm"/>
    </style:style>
    <style:style style:name="co25" style:family="table-column">
      <style:table-column-properties fo:break-before="auto" style:column-width="2.625cm"/>
    </style:style>
    <style:style style:name="co26" style:family="table-column">
      <style:table-column-properties fo:break-before="auto" style:column-width="0.635cm"/>
    </style:style>
    <style:style style:name="co27" style:family="table-column">
      <style:table-column-properties fo:break-before="auto" style:column-width="1.961cm"/>
    </style:style>
    <style:style style:name="co28" style:family="table-column">
      <style:table-column-properties fo:break-before="auto" style:column-width="0.607cm"/>
    </style:style>
    <style:style style:name="co29" style:family="table-column">
      <style:table-column-properties fo:break-before="auto" style:column-width="0.552cm"/>
    </style:style>
    <style:style style:name="co30" style:family="table-column">
      <style:table-column-properties fo:break-before="auto" style:column-width="2.902cm"/>
    </style:style>
    <style:style style:name="co31" style:family="table-column">
      <style:table-column-properties fo:break-before="auto" style:column-width="0.469cm"/>
    </style:style>
    <style:style style:name="co32" style:family="table-column">
      <style:table-column-properties fo:break-before="auto" style:column-width="5.39cm"/>
    </style:style>
    <style:style style:name="co33" style:family="table-column">
      <style:table-column-properties fo:break-before="auto" style:column-width="0.441cm"/>
    </style:style>
    <style:style style:name="co48" style:family="table-column">
      <style:table-column-properties fo:break-before="auto" style:column-width="5.23cm"/>
    </style:style>
    <style:style style:name="co49" style:family="table-column">
      <style:table-column-properties fo:break-before="auto" style:column-width="0.386cm"/>
    </style:style>
    <style:style style:name="co50" style:family="table-column">
      <style:table-column-properties fo:break-before="auto" style:column-width="0.332cm"/>
    </style:style>
    <style:style style:name="co51" style:family="table-column">
      <style:table-column-properties fo:break-before="auto" style:column-width="3.93cm"/>
    </style:style>
    <style:style style:name="co52" style:family="table-column">
      <style:table-column-properties fo:break-before="auto" style:column-width="0.358cm"/>
    </style:style>
    <style:style style:name="co53" style:family="table-column">
      <style:table-column-properties fo:break-before="auto" style:column-width="1.438cm"/>
    </style:style>
    <style:style style:name="co54" style:family="table-column">
      <style:table-column-properties fo:break-before="auto" style:column-width="4.893cm"/>
    </style:style>
    <style:style style:name="co55" style:family="table-column">
      <style:table-column-properties fo:break-before="auto" style:column-width="4.284cm"/>
    </style:style>
    <style:style style:name="co56" style:family="table-column">
      <style:table-column-properties fo:break-before="auto" style:column-width="5.533cm"/>
    </style:style>
    <style:style style:name="co57" style:family="table-column">
      <style:table-column-properties fo:break-before="auto" style:column-width="2.819cm"/>
    </style:style>
    <style:style style:name="co58" style:family="table-column">
      <style:table-column-properties fo:break-before="auto" style:column-width="2.598cm"/>
    </style:style>
    <style:style style:name="co59" style:family="table-column">
      <style:table-column-properties fo:break-before="auto" style:column-width="2.681cm"/>
    </style:style>
    <style:style style:name="co60" style:family="table-column">
      <style:table-column-properties fo:break-before="auto" style:column-width="3.538cm"/>
    </style:style>
    <style:style style:name="co61" style:family="table-column">
      <style:table-column-properties fo:break-before="auto" style:column-width="5.83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10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style:text-position="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13" style:family="table-cell" style:parent-style-name="Default" style:data-style-name="N100">
      <style:table-cell-properties fo:border-bottom="0.06pt solid #000000" fo:background-color="#000000" fo:border-left="none" fo:border-right="none" fo:border-top="0.06pt solid #000000"/>
      <style:text-properties style:text-position=""/>
    </style:style>
    <style:style style:name="ce14" style:family="table-cell" style:parent-style-name="Default">
      <style:table-cell-properties fo:border="none"/>
      <style:text-properties style:text-position=""/>
    </style:style>
    <style:style style:name="ce15" style:family="table-cell" style:parent-style-name="Default" style:data-style-name="N100">
      <style:table-cell-properties fo:border-bottom="0.06pt solid #000000" fo:background-color="#000000" fo:border-left="none" fo:border-right="0.06pt solid #000000" fo:border-top="0.06pt solid #000000"/>
      <style:text-properties style:text-position=""/>
    </style:style>
    <style:style style:name="ce16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style:text-position=""/>
    </style:style>
    <style:style style:name="ce17" style:family="table-cell" style:parent-style-name="Default" style:data-style-name="N100">
      <style:table-cell-properties fo:border-bottom="none" fo:border-left="none" fo:border-right="0.06pt solid #000000" fo:border-top="none"/>
      <style:text-properties style:text-position=""/>
    </style:style>
    <style:style style:name="ce18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9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style:text-position=""/>
    </style:style>
    <style:style style:name="ce6" style:family="table-cell" style:parent-style-name="Default">
      <style:table-cell-properties fo:border-bottom="0.06pt solid #000000" fo:background-color="#000000" fo:border-left="0.06pt solid #000000" fo:border-right="none" fo:border-top="0.06pt solid #000000"/>
      <style:text-properties style:text-outline="false" style:text-line-through-style="none" style:text-position="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25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26" style:family="table-cell" style:parent-style-name="Default">
      <style:table-cell-properties fo:border="none"/>
      <style:text-properties style:text-position=""/>
    </style:style>
    <style:style style:name="ce27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31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38" style:family="table-cell" style:parent-style-name="Default">
      <style:table-cell-properties fo:border-bottom="0.06pt solid #000000" fo:background-color="#000000" fo:border-left="0.06pt solid #000000" fo:border-right="none" fo:border-top="0.06pt solid #000000"/>
      <style:text-properties style:text-outline="false" style:text-line-through-style="none" style:text-position="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style:text-position=""/>
    </style:style>
    <style:style style:name="ce47" style:family="table-cell" style:parent-style-name="Default" style:data-style-name="N100">
      <style:table-cell-properties fo:border-bottom="0.06pt solid #000000" fo:background-color="#000000" fo:border-left="none" fo:border-right="none" fo:border-top="0.06pt solid #000000"/>
      <style:text-properties style:text-position=""/>
    </style:style>
    <style:style style:name="ce51" style:family="table-cell" style:parent-style-name="Default" style:data-style-name="N100">
      <style:table-cell-properties fo:border-bottom="0.06pt solid #000000" fo:background-color="#000000" fo:border-left="none" fo:border-right="0.06pt solid #000000" fo:border-top="0.06pt solid #000000"/>
      <style:text-properties style:text-position=""/>
    </style:style>
    <style:style style:name="ce55" style:family="table-cell" style:parent-style-name="Default">
      <style:table-cell-properties fo:border-bottom="none" fo:border-left="0.06pt solid #000000" fo:border-right="none" fo:border-top="0.06pt solid #000000"/>
      <style:text-properties style:text-outline="false" style:text-line-through-style="none" style:text-position="" style:font-name="Consolas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text-position="" style:font-name="Consolas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text-position="" style:font-name="Consolas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59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60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outline="false" style:text-line-through-style="none" style:text-position="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/>
    <style:style style:name="ce46" style:family="table-cell" style:parent-style-name="Default">
      <style:table-cell-properties fo:border="none"/>
    </style:style>
    <style:style style:name="ce48" style:family="table-cell" style:parent-style-name="Default" style:data-style-name="N100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00">
      <style:table-cell-properties fo:border="none"/>
    </style:style>
    <style:style style:name="ce52" style:family="table-cell" style:parent-style-name="Default" style:data-style-name="N100">
      <style:text-properties fo:color="#2a00ff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style:text-outline="false" style:text-line-through-styl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name-complex="Monospace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06pt solid #000000" fo:background-color="#000000" fo:border-left="0.06pt solid #000000" fo:border-right="none" fo:border-top="0.06pt solid #000000"/>
      <style:text-properties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fo:border-left="0.06pt solid #000000" fo:border-right="none" fo:border-top="0.06pt solid #000000"/>
      <style:text-properties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06pt solid #000000" fo:background-color="#000000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order-left="none" fo:border-right="none" fo:border-top="0.06pt solid #000000"/>
    </style:style>
    <style:style style:name="ce69" style:family="table-cell" style:parent-style-name="Default">
      <style:table-cell-properties fo:border-bottom="none" fo:border-left="none" fo:border-right="none" fo:border-top="0.06pt solid #000000"/>
    </style:style>
    <style:style style:name="ce70" style:family="table-cell" style:parent-style-name="Default">
      <style:table-cell-properties fo:border-bottom="0.06pt solid #000000" fo:border-left="none" fo:border-right="none" fo:border-top="none"/>
    </style:style>
    <style:style style:name="ce71" style:family="table-cell" style:parent-style-name="Default" style:data-style-name="N100">
      <style:table-cell-properties fo:border-bottom="0.06pt solid #000000" fo:background-color="#000000" fo:border-left="none" fo:border-right="none" fo:border-top="0.06pt solid #000000"/>
    </style:style>
    <style:style style:name="ce72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73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74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75" style:family="table-cell" style:parent-style-name="Default" style:data-style-name="N100">
      <style:table-cell-properties fo:border-bottom="0.06pt solid #000000" fo:background-color="#000000" fo:border-left="none" fo:border-right="0.06pt solid #000000" fo:border-top="0.06pt solid #000000"/>
    </style:style>
    <style:style style:name="ce76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77" style:family="table-cell" style:parent-style-name="Default">
      <style:table-cell-properties fo:border-bottom="none" fo:border-left="none" fo:border-right="0.06pt solid #000000" fo:border-top="0.06pt solid #000000"/>
    </style:style>
    <style:style style:name="ce78" style:family="table-cell" style:parent-style-name="Default">
      <style:table-cell-properties fo:border-bottom="0.06pt solid #000000" fo:border-left="none" fo:border-right="0.06pt solid #000000" fo:border-top="none"/>
    </style:style>
    <style:style style:name="ce7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0" style:family="table-cell" style:parent-style-name="Default">
      <style:table-cell-properties fo:border-bottom="0.06pt solid #000000" fo:border-left="none" fo:border-right="0.06pt solid #000000" fo:border-top="none"/>
      <style:text-properties style:font-name="Consolas" fo:language="en" fo:country="US" style:language-asian="en" style:country-asian="US" style:font-name-complex="Consolas" style:language-complex="en" style:country-complex="US"/>
    </style:style>
    <style:style style:name="ce81" style:family="table-cell" style:parent-style-name="Default">
      <style:table-cell-properties fo:border-bottom="none" fo:border-left="none" fo:border-right="0.06pt solid #000000" fo:border-top="none"/>
    </style:style>
    <style:style style:name="T1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2" style:family="text">
      <style:text-properties fo:color="#1a1a1a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4" style:family="text">
      <style:text-properties fo:color="#0000ff" style:font-name="Monospace" fo:font-size="10pt" style:font-name-asian="Monospace" style:font-size-asian="10pt" style:font-name-complex="Monospace" style:font-size-complex="10pt"/>
    </style:style>
  </office:automatic-styles>
  <office:body>
    <office:spreadsheet>
      <table:table table:name="Personnage" table:style-name="ta1">
        <table:table-column table:style-name="co23" table:number-columns-repeated="2" table:default-cell-style-name="Default"/>
        <table:table-column table:style-name="co15" table:default-cell-style-name="ce44"/>
        <table:table-column table:style-name="co24" table:default-cell-style-name="ce44"/>
        <table:table-column table:style-name="co25" table:default-cell-style-name="ce44"/>
        <table:table-column table:style-name="co2" table:default-cell-style-name="ce44"/>
        <table:table-column table:style-name="co2" table:default-cell-style-name="Default"/>
        <table:table-column table:style-name="co2" table:number-columns-repeated="2" table:default-cell-style-name="ce44"/>
        <table:table-row table:style-name="ro1">
          <table:table-cell office:value-type="string">
            <text:p>Nom :</text:p>
          </table:table-cell>
          <table:table-cell table:style-name="ce44" office:value-type="string">
            <text:p>Ocho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>
            <text:p>Joueur :</text:p>
          </table:table-cell>
          <table:table-cell table:style-name="ce44" office:value-type="string">
            <text:p>Bruno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>
            <text:p>ID perso :</text:p>
          </table:table-cell>
          <table:table-cell table:style-name="ce44" office:value-type="string">
            <text:p>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>
            <text:p>ID premier edit :</text:p>
          </table:table-cell>
          <table:table-cell table:style-name="ce44" office:value-type="string">
            <text:p>3</text:p>
          </table:table-cell>
          <table:table-cell table:style-name="Default"/>
          <table:table-cell table:number-columns-repeated="6"/>
        </table:table-row>
        <table:table-row table:style-name="ro1" table:number-rows-repeated="7">
          <table:table-cell table:number-columns-repeated="9"/>
        </table:table-row>
        <table:table-row table:style-name="ro1">
          <table:table-cell office:value-type="string">
            <text:p>EDITS</text:p>
          </table:table-cell>
          <table:table-cell table:number-columns-repeated="8"/>
        </table:table-row>
        <table:table-row table:style-name="ro1">
          <table:table-cell office:value-type="string">
            <text:p>ID</text:p>
          </table:table-cell>
          <table:table-cell office:value-type="string">
            <text:p>Cause</text:p>
          </table:table-cell>
          <table:table-cell office:value-type="string">
            <text:p>Clé générale</text:p>
          </table:table-cell>
          <table:table-cell office:value-type="string">
            <text:p>Sous-clé 1</text:p>
          </table:table-cell>
          <table:table-cell office:value-type="string">
            <text:p>Sous-clé 2</text:p>
          </table:table-cell>
          <table:table-cell office:value-type="string">
            <text:p>Sous-clé 3</text:p>
          </table:table-cell>
          <table:table-cell office:value-type="string">
            <text:p>Amount</text:p>
          </table:table-cell>
          <table:table-cell office:value-type="string">
            <text:p>AmountType</text:p>
          </table:table-cell>
          <table:table-cell office:value-type="string">
            <text:p>Valeur chaîne</text:p>
          </table:table-cell>
        </table:table-row>
        <table:table-row table:style-name="ro1">
          <table:table-cell table:formula="of:=[.B4]" office:value-type="string" office:string-value="3">
            <text:p>3</text:p>
          </table:table-cell>
          <table:table-cell table:style-name="ce46"/>
          <table:table-cell table:style-name="ce46" office:value-type="string">
            <text:p>FACTION</text:p>
          </table:table-cell>
          <table:table-cell table:number-columns-repeated="5" table:style-name="ce46"/>
          <table:table-cell table:style-name="ce46" office:value-type="string">
            <text:p>FC_HYPERCORP</text:p>
          </table:table-cell>
        </table:table-row>
        <table:table-row table:style-name="ro1">
          <table:table-cell table:formula="of:=[.A14]+1" office:value-type="float" office:value="4">
            <text:p>4</text:p>
          </table:table-cell>
          <table:table-cell table:formula="of:=[.$A$14]" office:value-type="string" office:string-value="3">
            <text:p>3</text:p>
          </table:table-cell>
          <table:table-cell table:style-name="Default" office:value-type="string">
            <text:p>ASK</text:p>
          </table:table-cell>
          <table:table-cell table:style-name="Default" office:value-type="string">
            <text:p>PROTOCOL</text:p>
          </table:table-cell>
          <table:table-cell table:number-columns-repeated="2" table:style-name="Default"/>
          <table:table-cell office:value-type="float" office:value="10">
            <text:p>10</text:p>
          </table:table-cell>
          <table:table-cell table:style-name="Default" office:value-type="string">
            <text:p>FREE</text:p>
          </table:table-cell>
          <table:table-cell table:style-name="ce46"/>
        </table:table-row>
        <table:table-row table:style-name="ro1">
          <table:table-cell table:formula="of:=[.A15]+1" office:value-type="float" office:value="5">
            <text:p>5</text:p>
          </table:table-cell>
          <table:table-cell table:formula="of:=[.$A$14]" office:value-type="string" office:string-value="3">
            <text:p>3</text:p>
          </table:table-cell>
          <table:table-cell table:style-name="ce46" office:value-type="string">
            <text:p>ASK</text:p>
          </table:table-cell>
          <table:table-cell table:style-name="ce46" office:value-type="string">
            <text:p>NW:C-rep</text:p>
          </table:table-cell>
          <table:table-cell table:number-columns-repeated="2" table:style-name="ce46"/>
          <table:table-cell table:style-name="ce46" office:value-type="float" office:value="20">
            <text:p>20</text:p>
          </table:table-cell>
          <table:table-cell table:style-name="ce46" office:value-type="string">
            <text:p>FREE</text:p>
          </table:table-cell>
          <table:table-cell table:style-name="ce46"/>
        </table:table-row>
        <table:table-row table:style-name="ro1">
          <table:table-cell table:formula="of:=[.A16]+1" office:value-type="float" office:value="6">
            <text:p>6</text:p>
          </table:table-cell>
          <table:table-cell table:formula="of:=[.$A$14]" office:value-type="string" office:string-value="3">
            <text:p>3</text:p>
          </table:table-cell>
          <table:table-cell table:style-name="ce46" office:value-type="string">
            <text:p>ASK</text:p>
          </table:table-cell>
          <table:table-cell table:style-name="ce46" office:value-type="string">
            <text:p>NW:C-rep</text:p>
          </table:table-cell>
          <table:table-cell table:number-columns-repeated="2" table:style-name="ce46"/>
          <table:table-cell table:style-name="ce46" office:value-type="float" office:value="10">
            <text:p>10</text:p>
          </table:table-cell>
          <table:table-cell table:style-name="ce46" office:value-type="string">
            <text:p>FREE</text:p>
          </table:table-cell>
          <table:table-cell table:style-name="ce46"/>
        </table:table-row>
        <table:table-row table:style-name="ro1">
          <table:table-cell table:formula="of:=[.A17]+1" office:value-type="float" office:value="7">
            <text:p>7</text:p>
          </table:table-cell>
          <table:table-cell/>
          <table:table-cell office:value-type="string">
            <text:p>GENDER</text:p>
          </table:table-cell>
          <table:table-cell table:number-columns-repeated="5"/>
          <table:table-cell table:style-name="Default" office:value-type="string">
            <text:p>Masculin</text:p>
          </table:table-cell>
        </table:table-row>
        <table:table-row table:style-name="ro1">
          <table:table-cell table:formula="of:=[.A18]+1" office:value-type="float" office:value="8">
            <text:p>8</text:p>
          </table:table-cell>
          <table:table-cell table:style-name="ce46"/>
          <table:table-cell table:style-name="ce46" office:value-type="string">
            <text:p>BACKGROUND</text:p>
          </table:table-cell>
          <table:table-cell table:number-columns-repeated="5" table:style-name="ce46"/>
          <table:table-cell table:style-name="ce46" office:value-type="string">
            <text:p>BG_FALL_EVACUEE</text:p>
          </table:table-cell>
        </table:table-row>
        <table:table-row table:style-name="ro1">
          <table:table-cell table:formula="of:=[.A19]+1" office:value-type="float" office:value="9">
            <text:p>9</text:p>
          </table:table-cell>
          <table:table-cell table:style-name="ce46"/>
          <table:table-cell table:style-name="ce46" office:value-type="string">
            <text:p>MOTIVATION</text:p>
          </table:table-cell>
          <table:table-cell table:style-name="Default"/>
          <table:table-cell table:number-columns-repeated="4" table:style-name="ce46"/>
          <table:table-cell table:style-name="ce46" office:value-type="string">
            <text:p>Sécurité</text:p>
          </table:table-cell>
        </table:table-row>
        <table:table-row table:style-name="ro1">
          <table:table-cell table:formula="of:=[.A20]+1" office:value-type="float" office:value="10">
            <text:p>10</text:p>
          </table:table-cell>
          <table:table-cell table:style-name="ce46"/>
          <table:table-cell table:style-name="ce46" office:value-type="string">
            <text:p>MOTIVATION</text:p>
          </table:table-cell>
          <table:table-cell table:style-name="Default"/>
          <table:table-cell table:number-columns-repeated="4" table:style-name="ce46"/>
          <table:table-cell table:style-name="ce46" office:value-type="string">
            <text:p>Immortalité</text:p>
          </table:table-cell>
        </table:table-row>
        <table:table-row table:style-name="ro1">
          <table:table-cell table:formula="of:=[.A21]+1" office:value-type="float" office:value="11">
            <text:p>11</text:p>
          </table:table-cell>
          <table:table-cell table:style-name="ce46"/>
          <table:table-cell table:style-name="ce46" office:value-type="string">
            <text:p>MOTIVATION</text:p>
          </table:table-cell>
          <table:table-cell table:style-name="Default"/>
          <table:table-cell table:number-columns-repeated="4" table:style-name="ce46"/>
          <table:table-cell table:style-name="ce46" office:value-type="string">
            <text:p>Droits des Infugiés</text:p>
          </table:table-cell>
        </table:table-row>
        <table:table-row table:style-name="ro1">
          <table:table-cell table:formula="of:=[.A22]+1" office:value-type="float" office:value="12">
            <text:p>12</text:p>
          </table:table-cell>
          <table:table-cell table:formula="of:=[.$A$19]" office:value-type="float" office:value="8">
            <text:p>8</text:p>
          </table:table-cell>
          <table:table-cell table:style-name="Default" office:value-type="string">
            <text:p>ASK</text:p>
          </table:table-cell>
          <table:table-cell table:style-name="Default" office:value-type="string">
            <text:p>PL:V. Terrestres</text:p>
          </table:table-cell>
          <table:table-cell table:number-columns-repeated="2" table:style-name="Default"/>
          <table:table-cell office:value-type="float" office:value="10">
            <text:p>10</text:p>
          </table:table-cell>
          <table:table-cell table:style-name="Default" office:value-type="string">
            <text:p>FREE</text:p>
          </table:table-cell>
          <table:table-cell table:style-name="ce46"/>
        </table:table-row>
        <table:table-row table:style-name="ro1">
          <table:table-cell table:formula="of:=[.A23]+1" office:value-type="float" office:value="13">
            <text:p>13</text:p>
          </table:table-cell>
          <table:table-cell table:formula="of:=[.$A$19]" office:value-type="float" office:value="8">
            <text:p>8</text:p>
          </table:table-cell>
          <table:table-cell table:style-name="Default" office:value-type="string">
            <text:p>ASK</text:p>
          </table:table-cell>
          <table:table-cell table:style-name="Default" office:value-type="string">
            <text:p>NW:I-rep</text:p>
          </table:table-cell>
          <table:table-cell table:number-columns-repeated="2" table:style-name="Default"/>
          <table:table-cell office:value-type="float" office:value="10">
            <text:p>10</text:p>
          </table:table-cell>
          <table:table-cell table:style-name="Default" office:value-type="string">
            <text:p>FREE</text:p>
          </table:table-cell>
          <table:table-cell table:style-name="ce46"/>
        </table:table-row>
        <table:table-row table:style-name="ro1">
          <table:table-cell table:formula="of:=[.A24]+1" office:value-type="float" office:value="14">
            <text:p>14</text:p>
          </table:table-cell>
          <table:table-cell table:formula="of:=[.$A$19]" office:value-type="float" office:value="8">
            <text:p>8</text:p>
          </table:table-cell>
          <table:table-cell table:style-name="Default" office:value-type="string">
            <text:p>MOXIE</text:p>
          </table:table-cell>
          <table:table-cell table:number-columns-repeated="3" table:style-name="Default"/>
          <table:table-cell office:value-type="float" office:value="15">
            <text:p>15</text:p>
          </table:table-cell>
          <table:table-cell table:style-name="Default" office:value-type="string">
            <text:p>FREE</text:p>
          </table:table-cell>
          <table:table-cell table:style-name="ce46"/>
        </table:table-row>
        <table:table-row table:style-name="ro1">
          <table:table-cell table:formula="of:=[.A25]+1" office:value-type="float" office:value="15">
            <text:p>15</text:p>
          </table:table-cell>
          <table:table-cell table:formula="of:=[.$A$19]" office:value-type="float" office:value="8">
            <text:p>8</text:p>
          </table:table-cell>
          <table:table-cell table:style-name="ce46" office:value-type="string">
            <text:p>CREDITS</text:p>
          </table:table-cell>
          <table:table-cell table:number-columns-repeated="3" table:style-name="ce46"/>
          <table:table-cell table:style-name="ce46" office:value-type="float" office:value="-2500">
            <text:p>-2500</text:p>
          </table:table-cell>
          <table:table-cell table:style-name="ce46" office:value-type="string">
            <text:p>FREE</text:p>
          </table:table-cell>
          <table:table-cell table:style-name="ce46"/>
        </table:table-row>
        <table:table-row table:style-name="ro1">
          <table:table-cell table:formula="of:=[.A26]+1" office:value-type="float" office:value="16">
            <text:p>16</text:p>
          </table:table-cell>
          <table:table-cell/>
          <table:table-cell office:value-type="string">
            <text:p>ACTUAL_AGE</text:p>
          </table:table-cell>
          <table:table-cell table:number-columns-repeated="3"/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27]+1" office:value-type="float" office:value="17">
            <text:p>17</text:p>
          </table:table-cell>
          <table:table-cell/>
          <table:table-cell office:value-type="string">
            <text:p>TRAIT</text:p>
          </table:table-cell>
          <table:table-cell table:style-name="ce48" office:value-type="string">
            <text:p>SITUATIONAL_AWARENES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28]+1" office:value-type="float" office:value="18">
            <text:p>18</text:p>
          </table:table-cell>
          <table:table-cell/>
          <table:table-cell office:value-type="string">
            <text:p>TRAIT</text:p>
          </table:table-cell>
          <table:table-cell table:style-name="ce48" office:value-type="string">
            <text:p>EDITED_MEMORIES</text:p>
          </table:table-cell>
          <table:table-cell table:number-columns-repeated="2"/>
          <table:table-cell office:value-type="float" office:value="-10">
            <text:p>-1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29]+1" office:value-type="float" office:value="19">
            <text:p>19</text:p>
          </table:table-cell>
          <table:table-cell/>
          <table:table-cell office:value-type="string">
            <text:p>TRAIT</text:p>
          </table:table-cell>
          <table:table-cell table:style-name="ce48" office:value-type="string">
            <text:p>RIGHT_AT_HOME</text:p>
          </table:table-cell>
          <table:table-cell/>
          <table:table-cell office:value-type="string">
            <text:p>MT_FURY</text:p>
          </table:table-cell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30]+1" office:value-type="float" office:value="20">
            <text:p>20</text:p>
          </table:table-cell>
          <table:table-cell/>
          <table:table-cell office:value-type="string">
            <text:p>TRAIT</text:p>
          </table:table-cell>
          <table:table-cell table:style-name="ce48" office:value-type="string">
            <text:p>DANGER_SENS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31]+1" office:value-type="float" office:value="21">
            <text:p>21</text:p>
          </table:table-cell>
          <table:table-cell table:style-name="ce46"/>
          <table:table-cell table:style-name="ce46" office:value-type="string">
            <text:p>MORPH_TYPE</text:p>
          </table:table-cell>
          <table:table-cell table:number-columns-repeated="3" table:style-name="ce46"/>
          <table:table-cell table:style-name="ce46" office:value-type="float" office:value="75">
            <text:p>75</text:p>
          </table:table-cell>
          <table:table-cell table:style-name="ce46" office:value-type="string">
            <text:p>FREEBIE</text:p>
          </table:table-cell>
          <table:table-cell table:style-name="ce50" office:value-type="string">
            <text:p>MT_FURY</text:p>
          </table:table-cell>
        </table:table-row>
        <table:table-row table:style-name="ro1">
          <table:table-cell table:formula="of:=[.A32]+1" office:value-type="float" office:value="22">
            <text:p>22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MORPH_ORIGIN</text:p>
          </table:table-cell>
          <table:table-cell table:number-columns-repeated="3" table:style-name="Default"/>
          <table:table-cell/>
          <table:table-cell table:style-name="Default"/>
          <table:table-cell table:style-name="ce50" office:value-type="string">
            <text:p>BIO</text:p>
          </table:table-cell>
        </table:table-row>
        <table:table-row table:style-name="ro1">
          <table:table-cell table:formula="of:=[.A33]+1" office:value-type="float" office:value="23">
            <text:p>23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MORPH_MOVEMENT</text:p>
          </table:table-cell>
          <table:table-cell table:number-columns-repeated="3" table:style-name="Default"/>
          <table:table-cell/>
          <table:table-cell table:style-name="Default"/>
          <table:table-cell table:style-name="ce50" office:value-type="string">
            <text:p>4 / 20</text:p>
          </table:table-cell>
        </table:table-row>
        <table:table-row table:style-name="ro1">
          <table:table-cell table:formula="of:=[.A34]+1" office:value-type="float" office:value="24">
            <text:p>24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MORPH_DURABILITY</text:p>
          </table:table-cell>
          <table:table-cell table:number-columns-repeated="3" table:style-name="Default"/>
          <table:table-cell office:value-type="float" office:value="50">
            <text:p>50</text:p>
          </table:table-cell>
          <table:table-cell table:style-name="Default" office:value-type="string">
            <text:p>FREE</text:p>
          </table:table-cell>
          <table:table-cell table:style-name="ce50"/>
        </table:table-row>
        <table:table-row table:style-name="ro1">
          <table:table-cell table:formula="of:=[.A35]+1" office:value-type="float" office:value="25">
            <text:p>25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MORPH_APT_MAX</text:p>
          </table:table-cell>
          <table:table-cell table:number-columns-repeated="3" table:style-name="Default"/>
          <table:table-cell office:value-type="float" office:value="30">
            <text:p>30</text:p>
          </table:table-cell>
          <table:table-cell table:style-name="Default"/>
          <table:table-cell table:style-name="ce50"/>
        </table:table-row>
        <table:table-row table:style-name="ro1">
          <table:table-cell table:formula="of:=[.A36]+1" office:value-type="float" office:value="26">
            <text:p>26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APT</text:p>
          </table:table-cell>
          <table:table-cell table:style-name="ce46" office:value-type="string">
            <text:p>COO</text:p>
          </table:table-cell>
          <table:table-cell table:number-columns-repeated="2" table:style-name="Default"/>
          <table:table-cell office:value-type="float" office:value="30">
            <text:p>30</text:p>
          </table:table-cell>
          <table:table-cell table:style-name="Default" office:value-type="string">
            <text:p>MORPH_BASE_MAX</text:p>
          </table:table-cell>
          <table:table-cell table:style-name="ce50"/>
        </table:table-row>
        <table:table-row table:style-name="ro1">
          <table:table-cell table:formula="of:=[.A37]+1" office:value-type="float" office:value="27">
            <text:p>27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APT</text:p>
          </table:table-cell>
          <table:table-cell table:style-name="ce46" office:value-type="string">
            <text:p>REF</text:p>
          </table:table-cell>
          <table:table-cell table:number-columns-repeated="2" table:style-name="Default"/>
          <table:table-cell office:value-type="float" office:value="30">
            <text:p>30</text:p>
          </table:table-cell>
          <table:table-cell table:style-name="Default" office:value-type="string">
            <text:p>MORPH_BASE_MAX</text:p>
          </table:table-cell>
          <table:table-cell table:style-name="ce50"/>
        </table:table-row>
        <table:table-row table:style-name="ro1">
          <table:table-cell table:formula="of:=[.A38]+1" office:value-type="float" office:value="28">
            <text:p>28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APT</text:p>
          </table:table-cell>
          <table:table-cell table:style-name="ce46" office:value-type="string">
            <text:p>SOM</text:p>
          </table:table-cell>
          <table:table-cell table:number-columns-repeated="2" table:style-name="Default"/>
          <table:table-cell office:value-type="float" office:value="30">
            <text:p>30</text:p>
          </table:table-cell>
          <table:table-cell table:style-name="Default" office:value-type="string">
            <text:p>MORPH_BASE_MAX</text:p>
          </table:table-cell>
          <table:table-cell table:style-name="ce50"/>
        </table:table-row>
        <table:table-row table:style-name="ro1">
          <table:table-cell table:formula="of:=[.A39]+1" office:value-type="float" office:value="29">
            <text:p>29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APT</text:p>
          </table:table-cell>
          <table:table-cell table:style-name="ce46" office:value-type="string">
            <text:p>SAV</text:p>
          </table:table-cell>
          <table:table-cell table:number-columns-repeated="2" table:style-name="Default"/>
          <table:table-cell office:value-type="float" office:value="30">
            <text:p>30</text:p>
          </table:table-cell>
          <table:table-cell table:style-name="Default" office:value-type="string">
            <text:p>MORPH_BASE_MAX</text:p>
          </table:table-cell>
          <table:table-cell table:style-name="ce50"/>
        </table:table-row>
        <table:table-row table:style-name="ro1">
          <table:table-cell table:formula="of:=[.A40]+1" office:value-type="float" office:value="30">
            <text:p>30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APT</text:p>
          </table:table-cell>
          <table:table-cell table:style-name="ce46" office:value-type="string">
            <text:p>WIL</text:p>
          </table:table-cell>
          <table:table-cell table:number-columns-repeated="2" table:style-name="Default"/>
          <table:table-cell office:value-type="float" office:value="30">
            <text:p>30</text:p>
          </table:table-cell>
          <table:table-cell table:style-name="Default" office:value-type="string">
            <text:p>MORPH_BASE_MAX</text:p>
          </table:table-cell>
          <table:table-cell table:style-name="ce50"/>
        </table:table-row>
        <table:table-row table:style-name="ro1">
          <table:table-cell table:formula="of:=[.A41]+1" office:value-type="float" office:value="31">
            <text:p>31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APT</text:p>
          </table:table-cell>
          <table:table-cell table:style-name="ce46" office:value-type="string">
            <text:p>INT</text:p>
          </table:table-cell>
          <table:table-cell table:number-columns-repeated="2" table:style-name="Default"/>
          <table:table-cell office:value-type="float" office:value="30">
            <text:p>30</text:p>
          </table:table-cell>
          <table:table-cell table:style-name="Default" office:value-type="string">
            <text:p>MORPH_BASE_MAX</text:p>
          </table:table-cell>
          <table:table-cell table:style-name="ce50"/>
        </table:table-row>
        <table:table-row table:style-name="ro1">
          <table:table-cell table:formula="of:=[.A42]+1" office:value-type="float" office:value="32">
            <text:p>32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APT</text:p>
          </table:table-cell>
          <table:table-cell table:style-name="ce46" office:value-type="string">
            <text:p>COG</text:p>
          </table:table-cell>
          <table:table-cell table:number-columns-repeated="2" table:style-name="Default"/>
          <table:table-cell office:value-type="float" office:value="30">
            <text:p>30</text:p>
          </table:table-cell>
          <table:table-cell table:style-name="Default" office:value-type="string">
            <text:p>MORPH_BASE_MAX</text:p>
          </table:table-cell>
          <table:table-cell table:style-name="ce50"/>
        </table:table-row>
        <table:table-row table:style-name="ro1">
          <table:table-cell table:formula="of:=[.A43]+1" office:value-type="float" office:value="33">
            <text:p>33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APT</text:p>
          </table:table-cell>
          <table:table-cell table:style-name="ce46" office:value-type="string">
            <text:p>COO</text:p>
          </table:table-cell>
          <table:table-cell table:number-columns-repeated="2" table:style-name="Default"/>
          <table:table-cell office:value-type="float" office:value="5">
            <text:p>5</text:p>
          </table:table-cell>
          <table:table-cell table:style-name="Default" office:value-type="string">
            <text:p>MORPH</text:p>
          </table:table-cell>
          <table:table-cell table:style-name="ce50"/>
        </table:table-row>
        <table:table-row table:style-name="ro1">
          <table:table-cell table:formula="of:=[.A44]+1" office:value-type="float" office:value="34">
            <text:p>34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APT</text:p>
          </table:table-cell>
          <table:table-cell table:style-name="ce46" office:value-type="string">
            <text:p>REF</text:p>
          </table:table-cell>
          <table:table-cell table:number-columns-repeated="2" table:style-name="Default"/>
          <table:table-cell office:value-type="float" office:value="5">
            <text:p>5</text:p>
          </table:table-cell>
          <table:table-cell table:style-name="Default" office:value-type="string">
            <text:p>MORPH</text:p>
          </table:table-cell>
          <table:table-cell table:style-name="ce50"/>
        </table:table-row>
        <table:table-row table:style-name="ro1">
          <table:table-cell table:formula="of:=[.A45]+1" office:value-type="float" office:value="35">
            <text:p>35</text:p>
          </table:table-cell>
          <table:table-cell table:formula="of:=[.A65]" office:value-type="float" office:value="54">
            <text:p>54</text:p>
          </table:table-cell>
          <table:table-cell table:style-name="Default" office:value-type="string">
            <text:p>APT</text:p>
          </table:table-cell>
          <table:table-cell table:style-name="ce46" office:value-type="string">
            <text:p>REF</text:p>
          </table:table-cell>
          <table:table-cell table:number-columns-repeated="2" table:style-name="Default"/>
          <table:table-cell office:value-type="float" office:value="10">
            <text:p>10</text:p>
          </table:table-cell>
          <table:table-cell table:style-name="Default" office:value-type="string">
            <text:p>MORPH</text:p>
          </table:table-cell>
          <table:table-cell table:style-name="ce50"/>
        </table:table-row>
        <table:table-row table:style-name="ro1">
          <table:table-cell table:formula="of:=[.A46]+1" office:value-type="float" office:value="36">
            <text:p>36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APT</text:p>
          </table:table-cell>
          <table:table-cell table:style-name="ce46" office:value-type="string">
            <text:p>SOM</text:p>
          </table:table-cell>
          <table:table-cell table:number-columns-repeated="2" table:style-name="Default"/>
          <table:table-cell office:value-type="float" office:value="10">
            <text:p>10</text:p>
          </table:table-cell>
          <table:table-cell table:style-name="Default" office:value-type="string">
            <text:p>MORPH</text:p>
          </table:table-cell>
          <table:table-cell table:style-name="ce50"/>
        </table:table-row>
        <table:table-row table:style-name="ro1">
          <table:table-cell table:formula="of:=[.A47]+1" office:value-type="float" office:value="37">
            <text:p>37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APT</text:p>
          </table:table-cell>
          <table:table-cell table:style-name="ce46" office:value-type="string">
            <text:p>WIL</text:p>
          </table:table-cell>
          <table:table-cell table:number-columns-repeated="2" table:style-name="Default"/>
          <table:table-cell office:value-type="float" office:value="5">
            <text:p>5</text:p>
          </table:table-cell>
          <table:table-cell table:style-name="Default" office:value-type="string">
            <text:p>MORPH</text:p>
          </table:table-cell>
          <table:table-cell table:style-name="ce50"/>
        </table:table-row>
        <table:table-row table:style-name="ro1">
          <table:table-cell table:formula="of:=[.A48]+1" office:value-type="float" office:value="38">
            <text:p>38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APT</text:p>
          </table:table-cell>
          <table:table-cell table:style-name="ce46" office:value-type="string">
            <text:p>INT</text:p>
          </table:table-cell>
          <table:table-cell table:number-columns-repeated="2" table:style-name="Default"/>
          <table:table-cell office:value-type="float" office:value="5">
            <text:p>5</text:p>
          </table:table-cell>
          <table:table-cell table:style-name="Default" office:value-type="string">
            <text:p>MORPH</text:p>
          </table:table-cell>
          <table:table-cell table:style-name="ce50"/>
        </table:table-row>
        <table:table-row table:style-name="ro1">
          <table:table-cell table:formula="of:=[.A49]+1" office:value-type="float" office:value="39">
            <text:p>39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MORPH_SPEED_MOD</text:p>
          </table:table-cell>
          <table:table-cell table:number-columns-repeated="3" table:style-name="Default"/>
          <table:table-cell office:value-type="float" office:value="1">
            <text:p>1</text:p>
          </table:table-cell>
          <table:table-cell table:style-name="Default"/>
          <table:table-cell table:style-name="ce46"/>
        </table:table-row>
        <table:table-row table:style-name="ro1">
          <table:table-cell table:formula="of:=[.A50]+1" office:value-type="float" office:value="40">
            <text:p>40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MORPH_ENH</text:p>
          </table:table-cell>
          <table:table-cell table:number-columns-repeated="3" table:style-name="Default"/>
          <table:table-cell/>
          <table:table-cell table:style-name="Default"/>
          <table:table-cell table:style-name="ce50" office:value-type="string">
            <text:p>Bio-modes Basiques</text:p>
          </table:table-cell>
        </table:table-row>
        <table:table-row table:style-name="ro1">
          <table:table-cell table:formula="of:=[.A51]+1" office:value-type="float" office:value="41">
            <text:p>41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MORPH_ENH</text:p>
          </table:table-cell>
          <table:table-cell table:number-columns-repeated="3" table:style-name="Default"/>
          <table:table-cell/>
          <table:table-cell table:style-name="Default"/>
          <table:table-cell table:style-name="ce50" office:value-type="string">
            <text:p>Implants Réseau de Base</text:p>
          </table:table-cell>
        </table:table-row>
        <table:table-row table:style-name="ro1">
          <table:table-cell table:formula="of:=[.A52]+1" office:value-type="float" office:value="42">
            <text:p>42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MORPH_ENH</text:p>
          </table:table-cell>
          <table:table-cell table:number-columns-repeated="3" table:style-name="Default"/>
          <table:table-cell/>
          <table:table-cell table:style-name="Default"/>
          <table:table-cell table:style-name="ce50" office:value-type="string">
            <text:p>Armure Biotissée (légère)</text:p>
          </table:table-cell>
        </table:table-row>
        <table:table-row table:style-name="ro1">
          <table:table-cell table:formula="of:=[.A53]+1" office:value-type="float" office:value="43">
            <text:p>43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MORPH_ENH</text:p>
          </table:table-cell>
          <table:table-cell table:number-columns-repeated="3" table:style-name="Default"/>
          <table:table-cell/>
          <table:table-cell table:style-name="Default"/>
          <table:table-cell table:style-name="ce50" office:value-type="string">
            <text:p>Pile Corticale</text:p>
          </table:table-cell>
        </table:table-row>
        <table:table-row table:style-name="ro1">
          <table:table-cell table:formula="of:=[.A54]+1" office:value-type="float" office:value="44">
            <text:p>44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MORPH_ENH</text:p>
          </table:table-cell>
          <table:table-cell table:number-columns-repeated="3" table:style-name="Default"/>
          <table:table-cell/>
          <table:table-cell table:style-name="Default"/>
          <table:table-cell table:style-name="ce50" office:value-type="string">
            <text:p>Vision Améliorée</text:p>
          </table:table-cell>
        </table:table-row>
        <table:table-row table:style-name="ro1">
          <table:table-cell table:formula="of:=[.A55]+1" office:value-type="float" office:value="45">
            <text:p>45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MORPH_ENH</text:p>
          </table:table-cell>
          <table:table-cell table:number-columns-repeated="3" table:style-name="Default"/>
          <table:table-cell/>
          <table:table-cell table:style-name="Default"/>
          <table:table-cell table:style-name="ce50" office:value-type="string">
            <text:p>Neurachem (Niveau 1)</text:p>
          </table:table-cell>
        </table:table-row>
        <table:table-row table:style-name="ro1">
          <table:table-cell table:formula="of:=[.A56]+1" office:value-type="float" office:value="46">
            <text:p>46</text:p>
          </table:table-cell>
          <table:table-cell table:formula="of:=[.$A$32]" office:value-type="float" office:value="21">
            <text:p>21</text:p>
          </table:table-cell>
          <table:table-cell table:style-name="ce46" office:value-type="string">
            <text:p>MORPH_ENH</text:p>
          </table:table-cell>
          <table:table-cell table:number-columns-repeated="5" table:style-name="ce46"/>
          <table:table-cell table:style-name="ce50" office:value-type="string">
            <text:p>Filtres Toxémiques</text:p>
          </table:table-cell>
        </table:table-row>
        <table:table-row table:style-name="ro1">
          <table:table-cell table:formula="of:=[.A57]+1" office:value-type="float" office:value="47">
            <text:p>47</text:p>
          </table:table-cell>
          <table:table-cell table:formula="of:=[.$A$32]" office:value-type="float" office:value="21">
            <text:p>21</text:p>
          </table:table-cell>
          <table:table-cell table:style-name="ce46" office:value-type="string">
            <text:p>MORPH_ENH</text:p>
          </table:table-cell>
          <table:table-cell table:number-columns-repeated="5" table:style-name="ce46"/>
          <table:table-cell table:style-name="ce50" office:value-type="string">
            <text:p>Hyperlinguiste</text:p>
          </table:table-cell>
        </table:table-row>
        <table:table-row table:style-name="ro1">
          <table:table-cell table:formula="of:=[.A58]+1" office:value-type="float" office:value="48">
            <text:p>48</text:p>
          </table:table-cell>
          <table:table-cell table:formula="of:=[.$A$32]" office:value-type="float" office:value="21">
            <text:p>21</text:p>
          </table:table-cell>
          <table:table-cell table:style-name="ce46" office:value-type="string">
            <text:p>MORPH_ENH</text:p>
          </table:table-cell>
          <table:table-cell table:number-columns-repeated="5" table:style-name="ce46"/>
          <table:table-cell table:style-name="ce50" office:value-type="string">
            <text:p>Augmentation Mnémonique</text:p>
          </table:table-cell>
        </table:table-row>
        <table:table-row table:style-name="ro1">
          <table:table-cell table:formula="of:=[.A59]+1" office:value-type="float" office:value="49">
            <text:p>49</text:p>
          </table:table-cell>
          <table:table-cell table:formula="of:=[.$A$32]" office:value-type="float" office:value="21">
            <text:p>21</text:p>
          </table:table-cell>
          <table:table-cell table:style-name="ce46" office:value-type="string">
            <text:p>MORPH_ENH</text:p>
          </table:table-cell>
          <table:table-cell table:number-columns-repeated="5" table:style-name="ce46"/>
          <table:table-cell table:style-name="ce50" office:value-type="string">
            <text:p>Ouïe Améliorée</text:p>
          </table:table-cell>
        </table:table-row>
        <table:table-row table:style-name="ro1">
          <table:table-cell table:formula="of:=[.A60]+1" office:value-type="float" office:value="50">
            <text:p>50</text:p>
          </table:table-cell>
          <table:table-cell table:formula="of:=[.$A$32]" office:value-type="float" office:value="21">
            <text:p>21</text:p>
          </table:table-cell>
          <table:table-cell table:style-name="ce46" office:value-type="string">
            <text:p>MORPH_ENH</text:p>
          </table:table-cell>
          <table:table-cell table:number-columns-repeated="5" table:style-name="ce46"/>
          <table:table-cell table:style-name="ce50" office:value-type="string">
            <text:p>Émetteur Térahertz</text:p>
          </table:table-cell>
        </table:table-row>
        <table:table-row table:style-name="ro1">
          <table:table-cell table:formula="of:=[.A61]+1" office:value-type="float" office:value="51">
            <text:p>51</text:p>
          </table:table-cell>
          <table:table-cell table:formula="of:=[.$A$32]" office:value-type="float" office:value="21">
            <text:p>21</text:p>
          </table:table-cell>
          <table:table-cell table:style-name="ce46" office:value-type="string">
            <text:p>MORPH_ENH</text:p>
          </table:table-cell>
          <table:table-cell table:number-columns-repeated="5" table:style-name="ce46"/>
          <table:table-cell table:style-name="ce50" office:value-type="string">
            <text:p>Médicachines</text:p>
          </table:table-cell>
        </table:table-row>
        <table:table-row table:style-name="ro1">
          <table:table-cell table:formula="of:=[.A62]+1" office:value-type="float" office:value="52">
            <text:p>52</text:p>
          </table:table-cell>
          <table:table-cell table:formula="of:=[.$A$32]" office:value-type="float" office:value="21">
            <text:p>21</text:p>
          </table:table-cell>
          <table:table-cell table:style-name="ce46" office:value-type="string">
            <text:p>MORPH_ENH</text:p>
          </table:table-cell>
          <table:table-cell table:number-columns-repeated="5" table:style-name="ce46"/>
          <table:table-cell table:style-name="ce50" office:value-type="string">
            <text:p>Nanophages</text:p>
          </table:table-cell>
        </table:table-row>
        <table:table-row table:style-name="ro1">
          <table:table-cell table:formula="of:=[.A63]+1" office:value-type="float" office:value="53">
            <text:p>53</text:p>
          </table:table-cell>
          <table:table-cell table:formula="of:=[.$A$32]" office:value-type="float" office:value="21">
            <text:p>21</text:p>
          </table:table-cell>
          <table:table-cell table:style-name="ce46" office:value-type="string">
            <text:p>MORPH_ENH</text:p>
          </table:table-cell>
          <table:table-cell table:number-columns-repeated="5" table:style-name="ce46"/>
          <table:table-cell table:style-name="ce50" office:value-type="string">
            <text:p>Contrôle Endocrinien</text:p>
          </table:table-cell>
        </table:table-row>
        <table:table-row table:style-name="ro1">
          <table:table-cell table:formula="of:=[.A64]+1" office:value-type="float" office:value="54">
            <text:p>54</text:p>
          </table:table-cell>
          <table:table-cell table:formula="of:=[.$A$32]" office:value-type="float" office:value="21">
            <text:p>21</text:p>
          </table:table-cell>
          <table:table-cell table:style-name="ce46" office:value-type="string">
            <text:p>MORPH_ENH</text:p>
          </table:table-cell>
          <table:table-cell table:number-columns-repeated="5" table:style-name="ce46"/>
          <table:table-cell table:style-name="ce50" office:value-type="string">
            <text:p>Stimulation Surrénale</text:p>
          </table:table-cell>
        </table:table-row>
        <table:table-row table:style-name="ro1">
          <table:table-cell table:formula="of:=[.A65]+1" office:value-type="float" office:value="55">
            <text:p>55</text:p>
          </table:table-cell>
          <table:table-cell table:formula="of:=[.$A$32]" office:value-type="float" office:value="21">
            <text:p>21</text:p>
          </table:table-cell>
          <table:table-cell table:style-name="ce46" office:value-type="string">
            <text:p>MORPH_ENH</text:p>
          </table:table-cell>
          <table:table-cell table:number-columns-repeated="5" table:style-name="ce46"/>
          <table:table-cell table:style-name="ce50" office:value-type="string">
            <text:p>Régulation Thermique</text:p>
          </table:table-cell>
        </table:table-row>
        <table:table-row table:style-name="ro1">
          <table:table-cell table:formula="of:=[.A66]+1" office:value-type="float" office:value="56">
            <text:p>56</text:p>
          </table:table-cell>
          <table:table-cell table:formula="of:=[.$A$32]" office:value-type="float" office:value="21">
            <text:p>21</text:p>
          </table:table-cell>
          <table:table-cell office:value-type="string">
            <text:p>MORPH_ENH</text:p>
          </table:table-cell>
          <table:table-cell table:number-columns-repeated="5"/>
          <table:table-cell office:value-type="string">
            <text:p>Respiration Améliorée</text:p>
          </table:table-cell>
        </table:table-row>
        <table:table-row table:style-name="ro1">
          <table:table-cell table:formula="of:=[.A67]+1" office:value-type="float" office:value="57">
            <text:p>57</text:p>
          </table:table-cell>
          <table:table-cell table:formula="of:=[.$A$32]" office:value-type="float" office:value="21">
            <text:p>21</text:p>
          </table:table-cell>
          <table:table-cell office:value-type="string">
            <text:p>MORPH_TRAIT</text:p>
          </table:table-cell>
          <table:table-cell table:number-columns-repeated="5"/>
          <table:table-cell office:value-type="string">
            <text:p>Hyperlinguiste</text:p>
          </table:table-cell>
        </table:table-row>
        <table:table-row table:style-name="ro1">
          <table:table-cell table:formula="of:=[.A68]+1" office:value-type="float" office:value="58">
            <text:p>58</text:p>
          </table:table-cell>
          <table:table-cell/>
          <table:table-cell office:value-type="string">
            <text:p>APT</text:p>
          </table:table-cell>
          <table:table-cell office:value-type="string">
            <text:p>COG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69]+1" office:value-type="float" office:value="59">
            <text:p>59</text:p>
          </table:table-cell>
          <table:table-cell/>
          <table:table-cell office:value-type="string">
            <text:p>APT</text:p>
          </table:table-cell>
          <table:table-cell office:value-type="string">
            <text:p>COG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70]+1" office:value-type="float" office:value="60">
            <text:p>60</text:p>
          </table:table-cell>
          <table:table-cell/>
          <table:table-cell office:value-type="string">
            <text:p>APT</text:p>
          </table:table-cell>
          <table:table-cell office:value-type="string">
            <text:p>COO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71]+1" office:value-type="float" office:value="61">
            <text:p>61</text:p>
          </table:table-cell>
          <table:table-cell/>
          <table:table-cell office:value-type="string">
            <text:p>APT</text:p>
          </table:table-cell>
          <table:table-cell office:value-type="string">
            <text:p>COO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72]+1" office:value-type="float" office:value="62">
            <text:p>62</text:p>
          </table:table-cell>
          <table:table-cell/>
          <table:table-cell office:value-type="string">
            <text:p>APT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73]+1" office:value-type="float" office:value="63">
            <text:p>63</text:p>
          </table:table-cell>
          <table:table-cell/>
          <table:table-cell office:value-type="string">
            <text:p>APT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74]+1" office:value-type="float" office:value="64">
            <text:p>64</text:p>
          </table:table-cell>
          <table:table-cell/>
          <table:table-cell office:value-type="string">
            <text:p>APT</text:p>
          </table:table-cell>
          <table:table-cell office:value-type="string">
            <text:p>REF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75]+1" office:value-type="float" office:value="65">
            <text:p>65</text:p>
          </table:table-cell>
          <table:table-cell/>
          <table:table-cell office:value-type="string">
            <text:p>APT</text:p>
          </table:table-cell>
          <table:table-cell office:value-type="string">
            <text:p>REF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76]+1" office:value-type="float" office:value="66">
            <text:p>66</text:p>
          </table:table-cell>
          <table:table-cell/>
          <table:table-cell office:value-type="string">
            <text:p>APT</text:p>
          </table:table-cell>
          <table:table-cell office:value-type="string">
            <text:p>SAV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77]+1" office:value-type="float" office:value="67">
            <text:p>67</text:p>
          </table:table-cell>
          <table:table-cell/>
          <table:table-cell office:value-type="string">
            <text:p>APT</text:p>
          </table:table-cell>
          <table:table-cell office:value-type="string">
            <text:p>SAV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78]+1" office:value-type="float" office:value="68">
            <text:p>68</text:p>
          </table:table-cell>
          <table:table-cell/>
          <table:table-cell office:value-type="string">
            <text:p>APT</text:p>
          </table:table-cell>
          <table:table-cell office:value-type="string">
            <text:p>SOM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79]+1" office:value-type="float" office:value="69">
            <text:p>69</text:p>
          </table:table-cell>
          <table:table-cell/>
          <table:table-cell office:value-type="string">
            <text:p>APT</text:p>
          </table:table-cell>
          <table:table-cell office:value-type="string">
            <text:p>SOM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80]+1" office:value-type="float" office:value="70">
            <text:p>70</text:p>
          </table:table-cell>
          <table:table-cell/>
          <table:table-cell office:value-type="string">
            <text:p>APT</text:p>
          </table:table-cell>
          <table:table-cell office:value-type="string">
            <text:p>WIL</text:p>
          </table:table-cell>
          <table:table-cell table:style-name="Default"/>
          <table:table-cell/>
          <table:table-cell office:value-type="float" office:value="20">
            <text:p>20</text:p>
          </table:table-cell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81]+1" office:value-type="float" office:value="71">
            <text:p>71</text:p>
          </table:table-cell>
          <table:table-cell/>
          <table:table-cell office:value-type="string">
            <text:p>APT</text:p>
          </table:table-cell>
          <table:table-cell office:value-type="string">
            <text:p>WIL</text:p>
          </table:table-cell>
          <table:table-cell table:style-name="Default"/>
          <table:table-cell/>
          <table:table-cell office:value-type="float" office:value="50">
            <text:p>5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82]+1" office:value-type="float" office:value="72">
            <text:p>72</text:p>
          </table:table-cell>
          <table:table-cell/>
          <table:table-cell office:value-type="string">
            <text:p>MOXIE</text:p>
          </table:table-cell>
          <table:table-cell/>
          <table:table-cell table:style-name="Default"/>
          <table:table-cell table:number-columns-repeated="2"/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83]+1" office:value-type="float" office:value="73">
            <text:p>73</text:p>
          </table:table-cell>
          <table:table-cell/>
          <table:table-cell office:value-type="string">
            <text:p>ASK</text:p>
          </table:table-cell>
          <table:table-cell table:style-name="ce49" office:value-type="string">
            <text:p>DECEPTION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84]+1" office:value-type="float" office:value="74">
            <text:p>74</text:p>
          </table:table-cell>
          <table:table-cell/>
          <table:table-cell office:value-type="string">
            <text:p>ASK</text:p>
          </table:table-cell>
          <table:table-cell table:style-name="ce49" office:value-type="string">
            <text:p>DECEPTION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</text:p>
          </table:table-cell>
          <table:table-cell office:value-type="string">
            <text:p>Contrôle Endocrinien</text:p>
          </table:table-cell>
        </table:table-row>
        <table:table-row table:style-name="ro1">
          <table:table-cell table:formula="of:=[.A85]+1" office:value-type="float" office:value="75">
            <text:p>75</text:p>
          </table:table-cell>
          <table:table-cell/>
          <table:table-cell office:value-type="string">
            <text:p>ASK</text:p>
          </table:table-cell>
          <table:table-cell table:style-name="ce49" office:value-type="string">
            <text:p>DECEPTION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FREEBIE</text:p>
          </table:table-cell>
          <table:table-cell office:value-type="string">
            <text:p>Sp :Aplomb</text:p>
          </table:table-cell>
        </table:table-row>
        <table:table-row table:style-name="ro1">
          <table:table-cell table:formula="of:=[.A86]+1" office:value-type="float" office:value="76">
            <text:p>76</text:p>
          </table:table-cell>
          <table:table-cell/>
          <table:table-cell office:value-type="string">
            <text:p>ASK</text:p>
          </table:table-cell>
          <table:table-cell table:style-name="ce49" office:value-type="string">
            <text:p>DEMOLITIONS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87]+1" office:value-type="float" office:value="77">
            <text:p>77</text:p>
          </table:table-cell>
          <table:table-cell/>
          <table:table-cell office:value-type="string">
            <text:p>ASK</text:p>
          </table:table-cell>
          <table:table-cell table:style-name="ce49" office:value-type="string">
            <text:p>FRAY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88]+1" office:value-type="float" office:value="78">
            <text:p>78</text:p>
          </table:table-cell>
          <table:table-cell/>
          <table:table-cell office:value-type="string">
            <text:p>ASK</text:p>
          </table:table-cell>
          <table:table-cell table:style-name="ce49" office:value-type="string">
            <text:p>FREERUNNING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89]+1" office:value-type="float" office:value="79">
            <text:p>79</text:p>
          </table:table-cell>
          <table:table-cell/>
          <table:table-cell office:value-type="string">
            <text:p>ASK</text:p>
          </table:table-cell>
          <table:table-cell table:style-name="ce49" office:value-type="string">
            <text:p>INFILTRATION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90]+1" office:value-type="float" office:value="80">
            <text:p>80</text:p>
          </table:table-cell>
          <table:table-cell/>
          <table:table-cell office:value-type="string">
            <text:p>ASK</text:p>
          </table:table-cell>
          <table:table-cell table:style-name="ce49" office:value-type="string">
            <text:p>INTIMIDATION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91]+1" office:value-type="float" office:value="81">
            <text:p>81</text:p>
          </table:table-cell>
          <table:table-cell/>
          <table:table-cell office:value-type="string">
            <text:p>ASK</text:p>
          </table:table-cell>
          <table:table-cell table:style-name="ce49" office:value-type="string">
            <text:p>INTIMIDATION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FREEBIE</text:p>
          </table:table-cell>
          <table:table-cell office:value-type="string">
            <text:p>Sp : Physique</text:p>
          </table:table-cell>
        </table:table-row>
        <table:table-row table:style-name="ro1">
          <table:table-cell table:formula="of:=[.A92]+1" office:value-type="float" office:value="82">
            <text:p>82</text:p>
          </table:table-cell>
          <table:table-cell/>
          <table:table-cell office:value-type="string">
            <text:p>ASK</text:p>
          </table:table-cell>
          <table:table-cell table:style-name="ce49" office:value-type="string">
            <text:p>INVESTIGATI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93]+1" office:value-type="float" office:value="83">
            <text:p>83</text:p>
          </table:table-cell>
          <table:table-cell/>
          <table:table-cell office:value-type="string">
            <text:p>ASK</text:p>
          </table:table-cell>
          <table:table-cell table:style-name="ce49" office:value-type="string">
            <text:p>KINESIC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94]+1" office:value-type="float" office:value="84">
            <text:p>84</text:p>
          </table:table-cell>
          <table:table-cell/>
          <table:table-cell office:value-type="string">
            <text:p>ASK</text:p>
          </table:table-cell>
          <table:table-cell table:style-name="ce49" office:value-type="string">
            <text:p>KINETIC_WEAPONS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95]+1" office:value-type="float" office:value="85">
            <text:p>85</text:p>
          </table:table-cell>
          <table:table-cell/>
          <table:table-cell office:value-type="string">
            <text:p>ASK</text:p>
          </table:table-cell>
          <table:table-cell table:style-name="ce49" office:value-type="string">
            <text:p>KINETIC_WEAPON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FREEBIE</text:p>
          </table:table-cell>
          <table:table-cell office:value-type="string">
            <text:p>Sp : Pistolets</text:p>
          </table:table-cell>
        </table:table-row>
        <table:table-row table:style-name="ro1">
          <table:table-cell table:formula="of:=[.A96]+1" office:value-type="float" office:value="86">
            <text:p>86</text:p>
          </table:table-cell>
          <table:table-cell/>
          <table:table-cell office:value-type="string">
            <text:p>ASK</text:p>
          </table:table-cell>
          <table:table-cell table:style-name="ce49" office:value-type="string">
            <text:p>PERCEPTION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97]+1" office:value-type="float" office:value="87">
            <text:p>87</text:p>
          </table:table-cell>
          <table:table-cell/>
          <table:table-cell office:value-type="string">
            <text:p>ASK</text:p>
          </table:table-cell>
          <table:table-cell table:style-name="ce49" office:value-type="string">
            <text:p>THROWING_WEAPONS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98]+1" office:value-type="float" office:value="88">
            <text:p>88</text:p>
          </table:table-cell>
          <table:table-cell/>
          <table:table-cell office:value-type="string">
            <text:p>ASK</text:p>
          </table:table-cell>
          <table:table-cell table:style-name="ce49" office:value-type="string">
            <text:p>THROWING_WEAPON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FREEBIE</text:p>
          </table:table-cell>
          <table:table-cell office:value-type="string">
            <text:p>Sp : Grenades</text:p>
          </table:table-cell>
        </table:table-row>
        <table:table-row table:style-name="ro1">
          <table:table-cell table:formula="of:=[.A99]+1" office:value-type="float" office:value="89">
            <text:p>89</text:p>
          </table:table-cell>
          <table:table-cell/>
          <table:table-cell office:value-type="string">
            <text:p>ASK</text:p>
          </table:table-cell>
          <table:table-cell table:style-name="ce49" office:value-type="string">
            <text:p>UNARM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100]+1" office:value-type="float" office:value="90">
            <text:p>90</text:p>
          </table:table-cell>
          <table:table-cell/>
          <table:table-cell office:value-type="string">
            <text:p>ASK</text:p>
          </table:table-cell>
          <table:table-cell table:style-name="ce49" office:value-type="string">
            <text:p>UNARMED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FREEBIE</text:p>
          </table:table-cell>
          <table:table-cell office:value-type="string">
            <text:p>SP : Poings</text:p>
          </table:table-cell>
        </table:table-row>
        <table:table-row table:style-name="ro2">
          <table:table-cell table:formula="of:=[.A101]+1" office:value-type="float" office:value="91">
            <text:p>91</text:p>
          </table:table-cell>
          <table:table-cell/>
          <table:table-cell office:value-type="string">
            <text:p>KSK</text:p>
          </table:table-cell>
          <table:table-cell table:style-name="ce49" office:value-type="string">
            <text:p>AC:Astrophysique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BIE</text:p>
          </table:table-cell>
          <table:table-cell/>
        </table:table-row>
        <table:table-row table:style-name="ro2">
          <table:table-cell table:formula="of:=[.A102]+1" office:value-type="float" office:value="92">
            <text:p>92</text:p>
          </table:table-cell>
          <table:table-cell/>
          <table:table-cell office:value-type="string">
            <text:p>KSK</text:p>
          </table:table-cell>
          <table:table-cell table:style-name="ce49" office:value-type="string">
            <text:p>AC:Astronomi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/>
        </table:table-row>
        <table:table-row table:style-name="ro2">
          <table:table-cell table:formula="of:=[.A103]+1" office:value-type="float" office:value="93">
            <text:p>93</text:p>
          </table:table-cell>
          <table:table-cell/>
          <table:table-cell office:value-type="string">
            <text:p>KSK</text:p>
          </table:table-cell>
          <table:table-cell table:style-name="ce49" office:value-type="string">
            <text:p>AC:Philosophie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104]+1" office:value-type="float" office:value="94">
            <text:p>94</text:p>
          </table:table-cell>
          <table:table-cell/>
          <table:table-cell office:value-type="string">
            <text:p>KSK</text:p>
          </table:table-cell>
          <table:table-cell table:style-name="ce49" office:value-type="string">
            <text:p>AR:Cuisine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string">
            <text:p>FREEBIE</text:p>
          </table:table-cell>
          <table:table-cell/>
        </table:table-row>
        <table:table-row table:style-name="ro2">
          <table:table-cell table:formula="of:=[.A105]+1" office:value-type="float" office:value="95">
            <text:p>95</text:p>
          </table:table-cell>
          <table:table-cell/>
          <table:table-cell office:value-type="string">
            <text:p>KSK</text:p>
          </table:table-cell>
          <table:table-cell table:style-name="ce49" office:value-type="string">
            <text:p>IN:Gastronomie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106]+1" office:value-type="float" office:value="96">
            <text:p>96</text:p>
          </table:table-cell>
          <table:table-cell/>
          <table:table-cell office:value-type="string">
            <text:p>KSK</text:p>
          </table:table-cell>
          <table:table-cell table:style-name="ce49" office:value-type="string">
            <text:p>IN:Bible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BIE</text:p>
          </table:table-cell>
          <table:table-cell/>
        </table:table-row>
        <table:table-row table:style-name="ro2">
          <table:table-cell table:formula="of:=[.A107]+1" office:value-type="float" office:value="97">
            <text:p>97</text:p>
          </table:table-cell>
          <table:table-cell/>
          <table:table-cell office:value-type="string">
            <text:p>KSK</text:p>
          </table:table-cell>
          <table:table-cell table:style-name="ce49" office:value-type="string">
            <text:p>LA:Espagnol</text:p>
          </table:table-cell>
          <table:table-cell table:number-columns-repeated="2"/>
          <table:table-cell office:value-type="float" office:value="95">
            <text:p>95</text:p>
          </table:table-cell>
          <table:table-cell office:value-type="string">
            <text:p>FREE</text:p>
          </table:table-cell>
          <table:table-cell table:style-name="Default"/>
        </table:table-row>
        <table:table-row table:style-name="ro2">
          <table:table-cell table:formula="of:=[.A108]+1" office:value-type="float" office:value="98">
            <text:p>98</text:p>
          </table:table-cell>
          <table:table-cell/>
          <table:table-cell office:value-type="string">
            <text:p>KSK</text:p>
          </table:table-cell>
          <table:table-cell table:style-name="ce49" office:value-type="string">
            <text:p>LA:Portugai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DISCOUNT</text:p>
          </table:table-cell>
          <table:table-cell/>
        </table:table-row>
        <table:table-row table:style-name="ro1">
          <table:table-cell table:formula="of:=[.A109]+1" office:value-type="float" office:value="99">
            <text:p>99</text:p>
          </table:table-cell>
          <table:table-cell/>
          <table:table-cell office:value-type="string">
            <text:p>KSK</text:p>
          </table:table-cell>
          <table:table-cell table:style-name="ce49" office:value-type="string">
            <text:p>LA:Mandari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DISCOUNT</text:p>
          </table:table-cell>
          <table:table-cell/>
        </table:table-row>
        <table:table-row table:style-name="ro2">
          <table:table-cell table:formula="of:=[.A110]+1" office:value-type="float" office:value="100">
            <text:p>100</text:p>
          </table:table-cell>
          <table:table-cell/>
          <table:table-cell office:value-type="string">
            <text:p>KSK</text:p>
          </table:table-cell>
          <table:table-cell table:style-name="ce49" office:value-type="string">
            <text:p>LA:Anglai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DISCOUNT</text:p>
          </table:table-cell>
          <table:table-cell/>
        </table:table-row>
        <table:table-row table:style-name="ro2">
          <table:table-cell table:formula="of:=[.A111]+1" office:value-type="float" office:value="101">
            <text:p>101</text:p>
          </table:table-cell>
          <table:table-cell/>
          <table:table-cell office:value-type="string">
            <text:p>KSK</text:p>
          </table:table-cell>
          <table:table-cell table:style-name="ce49" office:value-type="string">
            <text:p>LA:Françai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DISCOUNT</text:p>
          </table:table-cell>
          <table:table-cell/>
        </table:table-row>
        <table:table-row table:style-name="ro1">
          <table:table-cell table:formula="of:=[.A112]+1" office:value-type="float" office:value="102">
            <text:p>102</text:p>
          </table:table-cell>
          <table:table-cell/>
          <table:table-cell office:value-type="string">
            <text:p>KSK</text:p>
          </table:table-cell>
          <table:table-cell table:style-name="ce49" office:value-type="string">
            <text:p>PR:Commando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FREEBIE</text:p>
          </table:table-cell>
          <table:table-cell/>
        </table:table-row>
        <table:table-row table:style-name="ro2">
          <table:table-cell table:formula="of:=[.A113]+1" office:value-type="float" office:value="103">
            <text:p>103</text:p>
          </table:table-cell>
          <table:table-cell/>
          <table:table-cell office:value-type="string">
            <text:p>KSK</text:p>
          </table:table-cell>
          <table:table-cell table:style-name="ce49" office:value-type="string">
            <text:p>PR:Sécurité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114]+1" office:value-type="float" office:value="104">
            <text:p>104</text:p>
          </table:table-cell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NAME</text:p>
          </table:table-cell>
          <table:table-cell table:number-columns-repeated="3"/>
          <table:table-cell office:value-type="string">
            <text:p>Estevan Valdez</text:p>
          </table:table-cell>
        </table:table-row>
        <table:table-row table:style-name="ro1">
          <table:table-cell table:formula="of:=[.A115]+1" office:value-type="float" office:value="105">
            <text:p>105</text:p>
          </table:table-cell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NOTES</text:p>
          </table:table-cell>
          <table:table-cell table:number-columns-repeated="3"/>
          <table:table-cell office:value-type="string">
            <text:p>Officier de Sécurité</text:p>
          </table:table-cell>
        </table:table-row>
        <table:table-row table:style-name="ro1">
          <table:table-cell table:formula="of:=[.A116]+1" office:value-type="float" office:value="106">
            <text:p>106</text:p>
          </table:table-cell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C-rep</text:p>
          </table:table-cell>
          <table:table-cell office:value-type="float" office:value="40">
            <text:p>40</text:p>
          </table:table-cell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117]+1" office:value-type="float" office:value="107">
            <text:p>107</text:p>
          </table:table-cell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R-rep</text:p>
          </table:table-cell>
          <table:table-cell office:value-type="float" office:value="10">
            <text:p>10</text:p>
          </table:table-cell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118]+1" office:value-type="float" office:value="108">
            <text:p>108</text:p>
          </table:table-cell>
          <table:table-cell/>
          <table:table-cell office:value-type="string">
            <text:p>IDENTITY</text:p>
          </table:table-cell>
          <table:table-cell office:value-type="string">
            <text:p>2</text:p>
          </table:table-cell>
          <table:table-cell office:value-type="string">
            <text:p>NAME</text:p>
          </table:table-cell>
          <table:table-cell table:number-columns-repeated="3"/>
          <table:table-cell office:value-type="string">
            <text:p>Ocho</text:p>
          </table:table-cell>
        </table:table-row>
        <table:table-row table:style-name="ro1">
          <table:table-cell table:formula="of:=[.A119]+1" office:value-type="float" office:value="109">
            <text:p>109</text:p>
          </table:table-cell>
          <table:table-cell/>
          <table:table-cell office:value-type="string">
            <text:p>IDENTITY</text:p>
          </table:table-cell>
          <table:table-cell office:value-type="string">
            <text:p>2</text:p>
          </table:table-cell>
          <table:table-cell office:value-type="string">
            <text:p>NOTES</text:p>
          </table:table-cell>
          <table:table-cell table:number-columns-repeated="3"/>
          <table:table-cell office:value-type="string">
            <text:p>Garde du Corps</text:p>
          </table:table-cell>
        </table:table-row>
        <table:table-row table:style-name="ro1">
          <table:table-cell table:formula="of:=[.A120]+1" office:value-type="float" office:value="110">
            <text:p>110</text:p>
          </table:table-cell>
          <table:table-cell/>
          <table:table-cell office:value-type="string">
            <text:p>MUSE_NAME</text:p>
          </table:table-cell>
          <table:table-cell table:number-columns-repeated="5"/>
          <table:table-cell office:value-type="string">
            <text:p>Carmen</text:p>
          </table:table-cell>
        </table:table-row>
        <table:table-row table:style-name="ro1">
          <table:table-cell table:formula="of:=[.A121]+1" office:value-type="float" office:value="111">
            <text:p>111</text:p>
          </table:table-cell>
          <table:table-cell/>
          <table:table-cell office:value-type="string">
            <text:p>MUSE_APT</text:p>
          </table:table-cell>
          <table:table-cell table:style-name="ce46" office:value-type="string">
            <text:p>COO</text:p>
          </table:table-cell>
          <table:table-cell table:style-name="Default"/>
          <table:table-cell/>
          <table:table-cell table:style-name="ce44" office:value-type="string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22]+1" office:value-type="float" office:value="112">
            <text:p>112</text:p>
          </table:table-cell>
          <table:table-cell/>
          <table:table-cell office:value-type="string">
            <text:p>MUSE_APT</text:p>
          </table:table-cell>
          <table:table-cell table:style-name="ce46" office:value-type="string">
            <text:p>REF</text:p>
          </table:table-cell>
          <table:table-cell table:style-name="Default"/>
          <table:table-cell/>
          <table:table-cell table:style-name="ce44" office:value-type="string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23]+1" office:value-type="float" office:value="113">
            <text:p>113</text:p>
          </table:table-cell>
          <table:table-cell/>
          <table:table-cell office:value-type="string">
            <text:p>MUSE_APT</text:p>
          </table:table-cell>
          <table:table-cell table:style-name="ce46" office:value-type="string">
            <text:p>SOM</text:p>
          </table:table-cell>
          <table:table-cell table:style-name="Default"/>
          <table:table-cell/>
          <table:table-cell table:style-name="ce44" office:value-type="string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24]+1" office:value-type="float" office:value="114">
            <text:p>114</text:p>
          </table:table-cell>
          <table:table-cell/>
          <table:table-cell office:value-type="string">
            <text:p>MUSE_APT</text:p>
          </table:table-cell>
          <table:table-cell table:style-name="ce46" office:value-type="string">
            <text:p>SAV</text:p>
          </table:table-cell>
          <table:table-cell table:style-name="Default"/>
          <table:table-cell/>
          <table:table-cell table:style-name="ce44" office:value-type="string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25]+1" office:value-type="float" office:value="115">
            <text:p>115</text:p>
          </table:table-cell>
          <table:table-cell/>
          <table:table-cell office:value-type="string">
            <text:p>MUSE_APT</text:p>
          </table:table-cell>
          <table:table-cell table:style-name="ce46" office:value-type="string">
            <text:p>WIL</text:p>
          </table:table-cell>
          <table:table-cell table:style-name="Default"/>
          <table:table-cell/>
          <table:table-cell table:style-name="ce44" office:value-type="string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26]+1" office:value-type="float" office:value="116">
            <text:p>116</text:p>
          </table:table-cell>
          <table:table-cell/>
          <table:table-cell office:value-type="string">
            <text:p>MUSE_APT</text:p>
          </table:table-cell>
          <table:table-cell table:style-name="ce46" office:value-type="string">
            <text:p>INT</text:p>
          </table:table-cell>
          <table:table-cell table:style-name="Default"/>
          <table:table-cell/>
          <table:table-cell table:style-name="ce44" office:value-type="string">
            <text:p>2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27]+1" office:value-type="float" office:value="117">
            <text:p>117</text:p>
          </table:table-cell>
          <table:table-cell/>
          <table:table-cell office:value-type="string">
            <text:p>MUSE_APT</text:p>
          </table:table-cell>
          <table:table-cell table:style-name="ce46" office:value-type="string">
            <text:p>COG</text:p>
          </table:table-cell>
          <table:table-cell table:style-name="Default"/>
          <table:table-cell/>
          <table:table-cell table:style-name="ce44" office:value-type="string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28]+1" office:value-type="float" office:value="118">
            <text:p>118</text:p>
          </table:table-cell>
          <table:table-cell/>
          <table:table-cell office:value-type="string">
            <text:p>MUSE_SKILL</text:p>
          </table:table-cell>
          <table:table-cell table:style-name="ce46" office:value-type="string">
            <text:p>LA:Espagnol</text:p>
          </table:table-cell>
          <table:table-cell table:number-columns-repeated="2"/>
          <table:table-cell office:value-type="float" office:value="80">
            <text:p>8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29]+1" office:value-type="float" office:value="119">
            <text:p>119</text:p>
          </table:table-cell>
          <table:table-cell/>
          <table:table-cell office:value-type="string">
            <text:p>MUSE_SKILL</text:p>
          </table:table-cell>
          <table:table-cell table:style-name="ce46" office:value-type="string">
            <text:p>AC:Psychologie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0]+1" office:value-type="float" office:value="120">
            <text:p>120</text:p>
          </table:table-cell>
          <table:table-cell/>
          <table:table-cell office:value-type="string">
            <text:p>MUSE_SKILL</text:p>
          </table:table-cell>
          <table:table-cell table:style-name="ce46" office:value-type="string">
            <text:p>HW:Électronique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1]+1" office:value-type="float" office:value="121">
            <text:p>121</text:p>
          </table:table-cell>
          <table:table-cell/>
          <table:table-cell office:value-type="string">
            <text:p>MUSE_SKILL</text:p>
          </table:table-cell>
          <table:table-cell table:style-name="ce46" office:value-type="string">
            <text:p>INFOSEC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2]+1" office:value-type="float" office:value="122">
            <text:p>122</text:p>
          </table:table-cell>
          <table:table-cell/>
          <table:table-cell office:value-type="string">
            <text:p>MUSE_SKILL</text:p>
          </table:table-cell>
          <table:table-cell table:style-name="ce46" office:value-type="string">
            <text:p>INTERFACING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3]+1" office:value-type="float" office:value="123">
            <text:p>123</text:p>
          </table:table-cell>
          <table:table-cell/>
          <table:table-cell office:value-type="string">
            <text:p>MUSE_SKILL</text:p>
          </table:table-cell>
          <table:table-cell table:style-name="ce46" office:value-type="string">
            <text:p>PR:Comptabilité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4]+1" office:value-type="float" office:value="124">
            <text:p>124</text:p>
          </table:table-cell>
          <table:table-cell/>
          <table:table-cell office:value-type="string">
            <text:p>MUSE_SKILL</text:p>
          </table:table-cell>
          <table:table-cell table:style-name="ce46" office:value-type="string">
            <text:p>PROGRAMMING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5]+1" office:value-type="float" office:value="125">
            <text:p>125</text:p>
          </table:table-cell>
          <table:table-cell/>
          <table:table-cell office:value-type="string">
            <text:p>MUSE_SKILL</text:p>
          </table:table-cell>
          <table:table-cell table:style-name="ce46" office:value-type="string">
            <text:p>RESEARCH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6]+1" office:value-type="float" office:value="126">
            <text:p>126</text:p>
          </table:table-cell>
          <table:table-cell/>
          <table:table-cell office:value-type="string">
            <text:p>MUSE_SKILL</text:p>
          </table:table-cell>
          <table:table-cell table:style-name="ce46" office:value-type="string">
            <text:p>PERCEPTION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7]+1" office:value-type="float" office:value="127">
            <text:p>127</text:p>
          </table:table-cell>
          <table:table-cell/>
          <table:table-cell office:value-type="string">
            <text:p>MUSE_SKILL</text:p>
          </table:table-cell>
          <table:table-cell table:style-name="ce46" office:value-type="string">
            <text:p>AC:Droit Corpo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8]+1" office:value-type="float" office:value="128">
            <text:p>128</text:p>
          </table:table-cell>
          <table:table-cell/>
          <table:table-cell office:value-type="string">
            <text:p>MUSE_SKILL</text:p>
          </table:table-cell>
          <table:table-cell table:style-name="ce46" office:value-type="string">
            <text:p>AC:Chimie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9]+1" office:value-type="float" office:value="129">
            <text:p>129</text:p>
          </table:table-cell>
          <table:table-cell/>
          <table:table-cell office:value-type="string">
            <text:p>MUSE_SKILL</text:p>
          </table:table-cell>
          <table:table-cell office:value-type="string">
            <text:p>PR:Criminels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40]+1" office:value-type="float" office:value="130">
            <text:p>130</text:p>
          </table:table-cell>
          <table:table-cell/>
          <table:table-cell office:value-type="string">
            <text:p>CREDITS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141]+1" office:value-type="float" office:value="131">
            <text:p>131</text:p>
          </table:table-cell>
          <table:table-cell/>
          <table:table-cell office:value-type="string">
            <text:p>GEAR</text:p>
          </table:table-cell>
          <table:table-cell table:number-columns-repeated="5"/>
          <table:table-cell office:value-type="string">
            <text:p>Pistolet Lourd Interfacé</text:p>
          </table:table-cell>
        </table:table-row>
        <table:table-row table:style-name="ro1">
          <table:table-cell table:formula="of:=[.A142]+1" office:value-type="float" office:value="132">
            <text:p>132</text:p>
          </table:table-cell>
          <table:table-cell/>
          <table:table-cell office:value-type="string">
            <text:p>GEAR</text:p>
          </table:table-cell>
          <table:table-cell table:number-columns-repeated="5"/>
          <table:table-cell office:value-type="string">
            <text:p>Munitions Réactives Dévoreuses</text:p>
          </table:table-cell>
        </table:table-row>
        <table:table-row table:style-name="ro1">
          <table:table-cell table:formula="of:=[.A143]+1" office:value-type="float" office:value="133">
            <text:p>133</text:p>
          </table:table-cell>
          <table:table-cell/>
          <table:table-cell office:value-type="string">
            <text:p>GEAR</text:p>
          </table:table-cell>
          <table:table-cell table:number-columns-repeated="5"/>
          <table:table-cell office:value-type="string">
            <text:p>Silencieux</text:p>
          </table:table-cell>
        </table:table-row>
        <table:table-row table:style-name="ro1">
          <table:table-cell table:formula="of:=[.A144]+1" office:value-type="float" office:value="134">
            <text:p>134</text:p>
          </table:table-cell>
          <table:table-cell/>
          <table:table-cell office:value-type="string">
            <text:p>GEAR</text:p>
          </table:table-cell>
          <table:table-cell table:number-columns-repeated="5"/>
          <table:table-cell office:value-type="string">
            <text:p>Armure Légère</text:p>
          </table:table-cell>
        </table:table-row>
        <table:table-row table:style-name="ro1">
          <table:table-cell table:formula="of:=[.A145]+1" office:value-type="float" office:value="135">
            <text:p>135</text:p>
          </table:table-cell>
          <table:table-cell/>
          <table:table-cell office:value-type="string">
            <text:p>GEAR</text:p>
          </table:table-cell>
          <table:table-cell table:number-columns-repeated="5"/>
          <table:table-cell office:value-type="string">
            <text:p>Vêtements Adaptatifs</text:p>
          </table:table-cell>
        </table:table-row>
        <table:table-row table:style-name="ro1">
          <table:table-cell table:formula="of:=[.A146]+1" office:value-type="float" office:value="136">
            <text:p>136</text:p>
          </table:table-cell>
          <table:table-cell/>
          <table:table-cell office:value-type="string">
            <text:p>GEAR</text:p>
          </table:table-cell>
          <table:table-cell table:number-columns-repeated="5"/>
          <table:table-cell office:value-type="string">
            <text:p>Gants à Impulsion</text:p>
          </table:table-cell>
        </table:table-row>
        <table:table-row table:style-name="ro1">
          <table:table-cell table:formula="of:=[.A147]+1" office:value-type="float" office:value="137">
            <text:p>137</text:p>
          </table:table-cell>
          <table:table-cell/>
          <table:table-cell office:value-type="string">
            <text:p>GEAR</text:p>
          </table:table-cell>
          <table:table-cell table:number-columns-repeated="5"/>
          <table:table-cell office:value-type="string">
            <text:p>Jumelles</text:p>
          </table:table-cell>
        </table:table-row>
        <table:table-row table:style-name="ro1">
          <table:table-cell table:formula="of:=[.A148]+1" office:value-type="float" office:value="138">
            <text:p>138</text:p>
          </table:table-cell>
          <table:table-cell/>
          <table:table-cell office:value-type="string">
            <text:p>GEAR</text:p>
          </table:table-cell>
          <table:table-cell table:number-columns-repeated="5"/>
          <table:table-cell office:value-type="string">
            <text:p>Nettoyeurs</text:p>
          </table:table-cell>
        </table:table-row>
        <table:table-row table:style-name="ro1">
          <table:table-cell table:formula="of:=[.A149]+1" office:value-type="float" office:value="139">
            <text:p>139</text:p>
          </table:table-cell>
          <table:table-cell/>
          <table:table-cell office:value-type="string">
            <text:p>GEAR</text:p>
          </table:table-cell>
          <table:table-cell table:number-columns-repeated="5"/>
          <table:table-cell office:value-type="string">
            <text:p>Pistolet Grappin</text:p>
          </table:table-cell>
        </table:table-row>
        <table:table-row table:style-name="ro1">
          <table:table-cell table:formula="of:=[.A150]+1" office:value-type="float" office:value="140">
            <text:p>140</text:p>
          </table:table-cell>
          <table:table-cell/>
          <table:table-cell office:value-type="string">
            <text:p>GEAR</text:p>
          </table:table-cell>
          <table:table-cell table:number-columns-repeated="5"/>
          <table:table-cell office:value-type="string">
            <text:p>Câble Monofilament</text:p>
          </table:table-cell>
        </table:table-row>
        <table:table-row table:style-name="ro1">
          <table:table-cell table:formula="of:=[.A151]+1" office:value-type="float" office:value="141">
            <text:p>141</text:p>
          </table:table-cell>
          <table:table-cell/>
          <table:table-cell office:value-type="string">
            <text:p>GEAR</text:p>
          </table:table-cell>
          <table:table-cell table:number-columns-repeated="5"/>
          <table:table-cell office:value-type="string">
            <text:p>Combinaison Pressurisée Légère</text:p>
          </table:table-cell>
        </table:table-row>
        <table:table-row table:style-name="ro1">
          <table:table-cell table:formula="of:=[.A152]+1" office:value-type="float" office:value="142">
            <text:p>142</text:p>
          </table:table-cell>
          <table:table-cell/>
          <table:table-cell office:value-type="string">
            <text:p>GEAR</text:p>
          </table:table-cell>
          <table:table-cell table:number-columns-repeated="5"/>
          <table:table-cell office:value-type="string">
            <text:p>Chaussures de Microgravité</text:p>
          </table:table-cell>
        </table:table-row>
        <table:table-row table:style-name="ro1">
          <table:table-cell table:formula="of:=[.A153]+1" office:value-type="float" office:value="143">
            <text:p>143</text:p>
          </table:table-cell>
          <table:table-cell/>
          <table:table-cell office:value-type="string">
            <text:p>GEAR</text:p>
          </table:table-cell>
          <table:table-cell table:number-columns-repeated="5"/>
          <table:table-cell office:value-type="string">
            <text:p>Grenade EMP x 2</text:p>
          </table:table-cell>
        </table:table-row>
        <table:table-row table:style-name="ro1">
          <table:table-cell table:formula="of:=[.A154]+1" office:value-type="float" office:value="144">
            <text:p>144</text:p>
          </table:table-cell>
          <table:table-cell/>
          <table:table-cell office:value-type="string">
            <text:p>SOFTWARE</text:p>
          </table:table-cell>
          <table:table-cell table:number-columns-repeated="5"/>
          <table:table-cell office:value-type="string">
            <text:p>Cryptage</text:p>
          </table:table-cell>
        </table:table-row>
        <table:table-row table:style-name="ro1">
          <table:table-cell table:formula="of:=[.A155]+1" office:value-type="float" office:value="145">
            <text:p>145</text:p>
          </table:table-cell>
          <table:table-cell/>
          <table:table-cell office:value-type="string">
            <text:p>SOFTWARE</text:p>
          </table:table-cell>
          <table:table-cell table:number-columns-repeated="5"/>
          <table:table-cell office:value-type="string">
            <text:p>Pistage</text:p>
          </table:table-cell>
        </table:table-row>
        <table:table-row table:style-name="ro1">
          <table:table-cell table:formula="of:=[.A156]+1" office:value-type="float" office:value="146">
            <text:p>146</text:p>
          </table:table-cell>
          <table:table-cell/>
          <table:table-cell office:value-type="string">
            <text:p>SOFTWARE</text:p>
          </table:table-cell>
          <table:table-cell table:number-columns-repeated="5"/>
          <table:table-cell office:value-type="string">
            <text:p>Reconnaissance Faciale</text:p>
          </table:table-cell>
        </table:table-row>
        <table:table-row table:style-name="ro1">
          <table:table-cell table:formula="of:=[.A157]+1" office:value-type="float" office:value="147">
            <text:p>147</text:p>
          </table:table-cell>
          <table:table-cell/>
          <table:table-cell office:value-type="string">
            <text:p>SOFTWARE</text:p>
          </table:table-cell>
          <table:table-cell table:number-columns-repeated="5"/>
          <table:table-cell office:value-type="string">
            <text:p>Reconnaissance de Démarche</text:p>
          </table:table-cell>
        </table:table-row>
        <table:table-row table:style-name="ro1">
          <table:table-cell table:formula="of:=[.A158]+1" office:value-type="float" office:value="148">
            <text:p>148</text:p>
          </table:table-cell>
          <table:table-cell/>
          <table:table-cell office:value-type="string">
            <text:p>SOFTWARE</text:p>
          </table:table-cell>
          <table:table-cell table:number-columns-repeated="5"/>
          <table:table-cell office:value-type="string">
            <text:p>Réseau Tactiqu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 table:number-rows-repeated="104832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odèle perso" table:style-name="ta1">
        <table:table-column table:style-name="co23" table:default-cell-style-name="Default"/>
        <table:table-column table:style-name="co2" table:number-columns-repeated="2" table:default-cell-style-name="ce44"/>
        <table:table-column table:style-name="co25" table:default-cell-style-name="ce44"/>
        <table:table-column table:style-name="co2" table:default-cell-style-name="ce44"/>
        <table:table-column table:style-name="co2" table:default-cell-style-name="Default"/>
        <table:table-column table:style-name="co2" table:number-columns-repeated="2" table:default-cell-style-name="ce44"/>
        <table:table-row table:style-name="ro1">
          <table:table-cell office:value-type="string">
            <text:p>Nom :</text:p>
          </table:table-cell>
          <table:table-cell office:value-type="string">
            <text:p>NOM</text:p>
          </table:table-cell>
          <table:table-cell table:number-columns-repeated="6"/>
        </table:table-row>
        <table:table-row table:style-name="ro1">
          <table:table-cell office:value-type="string">
            <text:p>Joueur :</text:p>
          </table:table-cell>
          <table:table-cell office:value-type="string">
            <text:p>JOUEUR</text:p>
          </table:table-cell>
          <table:table-cell table:number-columns-repeated="6"/>
        </table:table-row>
        <table:table-row table:style-name="ro1">
          <table:table-cell office:value-type="string">
            <text:p>ID perso :</text:p>
          </table:table-cell>
          <table:table-cell office:value-type="string">
            <text:p>ID</text:p>
          </table:table-cell>
          <table:table-cell table:number-columns-repeated="6"/>
        </table:table-row>
        <table:table-row table:style-name="ro1">
          <table:table-cell office:value-type="string">
            <text:p>ID premier edit :</text:p>
          </table:table-cell>
          <table:table-cell office:value-type="string">
            <text:p>IDEDIT1</text:p>
          </table:table-cell>
          <table:table-cell table:number-columns-repeated="6"/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>
            <text:p>EDITS</text:p>
          </table:table-cell>
          <table:table-cell table:number-columns-repeated="7"/>
        </table:table-row>
        <table:table-row table:style-name="ro1">
          <table:table-cell office:value-type="string">
            <text:p>Cause</text:p>
          </table:table-cell>
          <table:table-cell office:value-type="string">
            <text:p>Clé générale</text:p>
          </table:table-cell>
          <table:table-cell office:value-type="string">
            <text:p>Sous-clé 1</text:p>
          </table:table-cell>
          <table:table-cell office:value-type="string">
            <text:p>Sous-clé 2</text:p>
          </table:table-cell>
          <table:table-cell office:value-type="string">
            <text:p>Sous-clé 3</text:p>
          </table:table-cell>
          <table:table-cell office:value-type="string">
            <text:p>Amount</text:p>
          </table:table-cell>
          <table:table-cell office:value-type="string">
            <text:p>AmountType</text:p>
          </table:table-cell>
          <table:table-cell office:value-type="string">
            <text:p>Valeur chaîne</text:p>
          </table:table-cell>
        </table:table-row>
        <table:table-row table:style-name="ro1">
          <table:table-cell/>
          <table:table-cell office:value-type="string">
            <text:p>FACTION</text:p>
          </table:table-cell>
          <table:table-cell table:number-columns-repeated="5"/>
          <table:table-cell office:value-type="string">
            <text:p>HYPERCORP</text:p>
          </table:table-cell>
        </table:table-row>
        <table:table-row table:style-name="ro1">
          <table:table-cell/>
          <table:table-cell office:value-type="string">
            <text:p>GENDER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BACKGROUN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CTUAL_AG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RAIT</text:p>
          </table:table-cell>
          <table:table-cell table:style-name="ce48" office:value-type="string">
            <text:p>SITUATIONAL_AWARENES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RAIT</text:p>
          </table:table-cell>
          <table:table-cell table:style-name="ce48" office:value-type="string">
            <text:p>EDITED_MEMOR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RAIT</text:p>
          </table:table-cell>
          <table:table-cell table:style-name="ce48" office:value-type="string">
            <text:p>RIGHT_AT_HOME</text:p>
          </table:table-cell>
          <table:table-cell/>
          <table:table-cell office:value-type="string">
            <text:p>FUR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IT</text:p>
          </table:table-cell>
          <table:table-cell table:style-name="ce48" office:value-type="string">
            <text:p>DANGER_SENS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ORPH_TYPE</text:p>
          </table:table-cell>
          <table:table-cell table:number-columns-repeated="5"/>
          <table:table-cell office:value-type="string">
            <text:p>FURY</text:p>
          </table:table-cell>
        </table:table-row>
        <table:table-row table:style-name="ro1">
          <table:table-cell table:formula="of:=[.$A$22]" office:value-type="float" office:value="0">
            <text:p>0</text:p>
          </table:table-cell>
          <table:table-cell table:style-name="ce52" office:value-type="string">
            <text:p>MORPH_ORIGIN</text:p>
          </table:table-cell>
          <table:table-cell table:number-columns-repeated="5"/>
          <table:table-cell office:value-type="string">
            <text:p>BIO</text:p>
          </table:table-cell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DURABILITY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APT_MAX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SPEED_MOD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MOVEMENT</text:p>
          </table:table-cell>
          <table:table-cell table:number-columns-repeated="5"/>
          <table:table-cell office:value-type="string">
            <text:p>4 / 20</text:p>
          </table:table-cell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ENH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ENH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ENH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TRAIT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TRAIT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TRAIT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???</text:p>
          </table:table-cell>
          <table:table-cell table:style-name="Default"/>
          <table:table-cell table:number-columns-repeated="2"/>
          <table:table-cell office:value-type="string">
            <text:p>MORPH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???</text:p>
          </table:table-cell>
          <table:table-cell table:style-name="Default"/>
          <table:table-cell table:number-columns-repeated="2"/>
          <table:table-cell office:value-type="string">
            <text:p>MORPH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???</text:p>
          </table:table-cell>
          <table:table-cell table:style-name="Default"/>
          <table:table-cell table:number-columns-repeated="2"/>
          <table:table-cell office:value-type="string">
            <text:p>MORPH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COG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COO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INT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REF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SAV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SOM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WIL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/>
          <table:table-cell office:value-type="string">
            <text:p>APT</text:p>
          </table:table-cell>
          <table:table-cell office:value-type="string">
            <text:p>COG</text:p>
          </table:table-cell>
          <table:table-cell table:style-name="Default"/>
          <table:table-cell table:number-columns-repeated="2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PT</text:p>
          </table:table-cell>
          <table:table-cell office:value-type="string">
            <text:p>COG</text:p>
          </table:table-cell>
          <table:table-cell table:style-name="Default"/>
          <table:table-cell table:number-columns-repeated="2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MOXIE</text:p>
          </table:table-cell>
          <table:table-cell/>
          <table:table-cell table:style-name="Default"/>
          <table:table-cell table:number-columns-repeated="2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9" office:value-type="string">
            <text:p>ANIMALHANDLING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9" office:value-type="string">
            <text:p>BEAMWEAPON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9" office:value-type="string">
            <text:p>BLADE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9" office:value-type="string">
            <text:p>CLIMBING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9" office:value-type="string">
            <text:p>CLUB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9" office:value-type="string">
            <text:p>DECEPTION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9" office:value-type="string">
            <text:p>DEMOLITION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9" office:value-type="string">
            <text:p>DISGUISE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9" office:value-type="string">
            <text:p>FLIGHT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9" office:value-type="string">
            <text:p>FRAY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9" office:value-type="string">
            <text:p>FREE_FALL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9" office:value-type="string">
            <text:p>FREERUNNING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9" office:value-type="string">
            <text:p>GUNNERY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9" office:value-type="string">
            <text:p>IMPERSONATION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9" office:value-type="string">
            <text:p>INFILTRATION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9" office:value-type="string">
            <text:p>INFOSEC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9" office:value-type="string">
            <text:p>INTERFACING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9" office:value-type="string">
            <text:p>INTIMIDATION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9" office:value-type="string">
            <text:p>INVESTIGATION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9" office:value-type="string">
            <text:p>KINESICS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9" office:value-type="string">
            <text:p>KINETIC_WEAPONS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9" office:value-type="string">
            <text:p>NAVIGATION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9" office:value-type="string">
            <text:p>PALMING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9" office:value-type="string">
            <text:p>PERCEPTION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9" office:value-type="string">
            <text:p>PERSUASION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9" office:value-type="string">
            <text:p>PROGRAMMING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9" office:value-type="string">
            <text:p>PROTOCOL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9" office:value-type="string">
            <text:p>PSYCHOSURGERY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9" office:value-type="string">
            <text:p>RESEARCH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9" office:value-type="string">
            <text:p>SCROUNGING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9" office:value-type="string">
            <text:p>SEEKER_WEAPON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9" office:value-type="string">
            <text:p>SPRAY_WEAPON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9" office:value-type="string">
            <text:p>SWIMMING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9" office:value-type="string">
            <text:p>THROWING_WEAPON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9" office:value-type="string">
            <text:p>UNARMED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PSK</text:p>
          </table:table-cell>
          <table:table-cell table:style-name="ce49" office:value-type="string">
            <text:p>ASSAULT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PSK</text:p>
          </table:table-cell>
          <table:table-cell table:style-name="ce49" office:value-type="string">
            <text:p>CONTROL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PSK</text:p>
          </table:table-cell>
          <table:table-cell table:style-name="ce49" office:value-type="string">
            <text:p>SENSE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NAME</text:p>
          </table:table-cell>
          <table:table-cell table:number-columns-repeated="3"/>
          <table:table-cell office:value-type="string">
            <text:p>Ocho</text:p>
          </table:table-cell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NOTES</text:p>
          </table:table-cell>
          <table:table-cell table:number-columns-repeated="3"/>
          <table:table-cell office:value-type="string">
            <text:p>Notes Ocho</text:p>
          </table:table-cell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A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C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E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F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G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I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R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/>
          <table:table-cell office:value-type="string">
            <text:p>MUSE_NAM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USE_APT</text:p>
          </table:table-cell>
          <table:table-cell table:number-columns-repeated="4"/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MUSE_SKILL</text:p>
          </table:table-cell>
          <table:table-cell table:number-columns-repeated="4"/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CREDITS</text:p>
          </table:table-cell>
          <table:table-cell table:number-columns-repeated="4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PSI_SLEIGHT</text:p>
          </table:table-cell>
          <table:table-cell table:number-columns-repeated="6"/>
        </table:table-row>
        <table:table-row table:style-name="ro1" table:number-rows-repeated="104847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énération SQL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" table:default-cell-style-name="Default"/>
        <table:table-column table:style-name="co31" table:default-cell-style-name="Default"/>
        <table:table-column table:style-name="co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" table:default-cell-style-name="Default"/>
        <table:table-column table:style-name="co31" table:default-cell-style-name="Default"/>
        <table:table-column table:style-name="co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1" table:default-cell-style-name="Default"/>
        <table:table-row table:style-name="ro2">
          <table:table-cell table:style-name="ce53" office:value-type="string">
            <text:p><text:span text:style-name="T1">insert</text:span><text:span text:style-name="T2"> </text:span><text:span text:style-name="T1">into</text:span><text:span text:style-name="T2"> </text:span><text:span text:style-name="T3">metachars</text:span><text:span text:style-name="T2"> </text:span><text:span text:style-name="T3">(id,</text:span><text:span text:style-name="T2"> </text:span><text:span text:style-name="T3">creationdate,</text:span><text:span text:style-name="T2"> </text:span><text:span text:style-name="T3">name,</text:span><text:span text:style-name="T2"> </text:span><text:span text:style-name="T3">playername,</text:span><text:span text:style-name="T2"> </text:span><text:span text:style-name="T3">game_id)</text:span><text:span text:style-name="T2"> </text:span><text:span text:style-name="T1">values</text:span><text:span text:style-name="T2"> </text:span><text:span text:style-name="T3">(2,</text:span><text:span text:style-name="T2"> </text:span><text:span text:style-name="T3">localtimestamp,</text:span><text:span text:style-name="T2"> </text:span><text:span text:style-name="T4">'Ocho'</text:span><text:span text:style-name="T3">,</text:span><text:span text:style-name="T2"> </text:span><text:span text:style-name="T4">'Bruno'</text:span><text:span text:style-name="T3">,</text:span><text:span text:style-name="T2"> </text:span><text:span text:style-name="T3">1);</text:span></text:p>
          </table:table-cell>
          <table:table-cell table:number-columns-repeated="21"/>
        </table:table-row>
        <table:table-row table:style-name="ro1">
          <table:table-cell table:style-name="ce53" office:value-type="string">
            <text:p>(</text:p>
          </table:table-cell>
          <table:table-cell table:formula="of:=[Personnage.B3]" office:value-type="string" office:string-value="2">
            <text:p>2</text:p>
          </table:table-cell>
          <table:table-cell office:value-type="string">
            <text:p>,localtimestamp,'</text:p>
          </table:table-cell>
          <table:table-cell table:formula="of:=[Personnage.B1]" office:value-type="string" office:string-value="Ocho">
            <text:p>Ocho</text:p>
          </table:table-cell>
          <table:table-cell office:value-type="string">
            <text:p>', '</text:p>
          </table:table-cell>
          <table:table-cell table:formula="of:=[Personnage.B2]" office:value-type="string" office:string-value="Bruno">
            <text:p>Bruno</text:p>
          </table:table-cell>
          <table:table-cell office:value-type="string">
            <text:p>', 1) ;</text:p>
          </table:table-cell>
          <table:table-cell table:number-columns-repeated="15"/>
        </table:table-row>
        <table:table-row table:style-name="ro1" table:number-rows-repeated="10">
          <table:table-cell table:style-name="ce53"/>
          <table:table-cell table:number-columns-repeated="21"/>
        </table:table-row>
        <table:table-row table:style-name="ro2">
          <table:table-cell table:style-name="ce53" office:value-type="string">
            <text:p><text:span text:style-name="T1">insert</text:span><text:span text:style-name="T2"> </text:span><text:span text:style-name="T1">into</text:span><text:span text:style-name="T2"> </text:span><text:span text:style-name="T3">charhistory</text:span><text:span text:style-name="T2"> </text:span><text:span text:style-name="T3">(id,</text:span><text:span text:style-name="T2"> </text:span><text:span text:style-name="T3">cause_id,</text:span><text:span text:style-name="T2"> </text:span><text:span text:style-name="T3">editdate,</text:span><text:span text:style-name="T2"> </text:span><text:span text:style-name="T3">amounttype,</text:span><text:span text:style-name="T2"> </text:span><text:span text:style-name="T3">amount,</text:span><text:span text:style-name="T2"> </text:span><text:span text:style-name="T3">targetkey,</text:span><text:span text:style-name="T2"> </text:span><text:span text:style-name="T3">targetsubkey1,</text:span><text:span text:style-name="T2"> </text:span><text:span text:style-name="T3">targetsubkey2,</text:span><text:span text:style-name="T2"> </text:span><text:span text:style-name="T3">targetsubkey3,</text:span><text:span text:style-name="T2"> </text:span><text:span text:style-name="T1">value</text:span><text:span text:style-name="T3">,</text:span><text:span text:style-name="T2"> </text:span><text:span text:style-name="T3">character_id)</text:span><text:span text:style-name="T2"> </text:span><text:span text:style-name="T1">values</text:span></text:p>
          </table:table-cell>
          <table:table-cell table:number-columns-repeated="21"/>
        </table:table-row>
        <table:table-row table:style-name="ro1">
          <table:table-cell office:value-type="string">
            <text:p>(</text:p>
          </table:table-cell>
          <table:table-cell table:formula="of:=[Personnage.A14]" office:value-type="string" office:string-value="3">
            <text:p>3</text:p>
          </table:table-cell>
          <table:table-cell office:value-type="string">
            <text:p>,</text:p>
          </table:table-cell>
          <table:table-cell table:formula="of:=IF(LEN([Personnage.B14])&gt;0;[Personnage.B1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4])&gt;0;CONCATENATE(&quot;'&quot;;[Personnage.H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4])&gt;0;CONCATENATE(&quot;'&quot;;[Personnage.C14];&quot;'&quot;);&quot;null&quot;)" office:value-type="string" office:string-value="'FACTION'">
            <text:p>'FACTION'</text:p>
          </table:table-cell>
          <table:table-cell office:value-type="string">
            <text:p>,</text:p>
          </table:table-cell>
          <table:table-cell table:formula="of:=IF(LEN([Personnage.D14])&gt;0;CONCATENATE(&quot;'&quot;;[Personnage.D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])&gt;0;CONCATENATE(&quot;'&quot;;[Personnage.E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])&gt;0;CONCATENATE(&quot;'&quot;;[Personnage.F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4])&gt;0;CONCATENATE(&quot;'&quot;;[Personnage.I14];&quot;'&quot;);&quot;null&quot;)" office:value-type="string" office:string-value="'FC_HYPERCORP'">
            <text:p>'FC_HYPERCORP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]" office:value-type="float" office:value="4">
            <text:p>4</text:p>
          </table:table-cell>
          <table:table-cell office:value-type="string">
            <text:p>,</text:p>
          </table:table-cell>
          <table:table-cell table:formula="of:=IF(LEN([Personnage.B15])&gt;0;[Personnage.B15];&quot;null&quot;)" office:value-type="string" office:string-value="3">
            <text:p>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5])&gt;0;CONCATENATE(&quot;'&quot;;[Personnage.H15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5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15])&gt;0;CONCATENATE(&quot;'&quot;;[Personnage.C15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15])&gt;0;CONCATENATE(&quot;'&quot;;[Personnage.D15];&quot;'&quot;);&quot;null&quot;)" office:value-type="string" office:string-value="'PROTOCOL'">
            <text:p>'PROTOCOL'</text:p>
          </table:table-cell>
          <table:table-cell office:value-type="string">
            <text:p>,</text:p>
          </table:table-cell>
          <table:table-cell table:formula="of:=IF(LEN([Personnage.E15])&gt;0;CONCATENATE(&quot;'&quot;;[Personnage.E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])&gt;0;CONCATENATE(&quot;'&quot;;[Personnage.F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5])&gt;0;CONCATENATE(&quot;'&quot;;[Personnage.I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B16])&gt;0;[Personnage.B16];&quot;null&quot;)" office:value-type="string" office:string-value="3">
            <text:p>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6])&gt;0;CONCATENATE(&quot;'&quot;;[Personnage.H16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6]" office:value-type="float" office:value="20">
            <text:p>20</text:p>
          </table:table-cell>
          <table:table-cell office:value-type="string">
            <text:p>,</text:p>
          </table:table-cell>
          <table:table-cell table:formula="of:=IF(LEN([Personnage.C16])&gt;0;CONCATENATE(&quot;'&quot;;[Personnage.C16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16])&gt;0;CONCATENATE(&quot;'&quot;;[Personnage.D16];&quot;'&quot;);&quot;null&quot;)" office:value-type="string" office:string-value="'NW:C-rep'">
            <text:p>'NW:C-rep'</text:p>
          </table:table-cell>
          <table:table-cell office:value-type="string">
            <text:p>,</text:p>
          </table:table-cell>
          <table:table-cell table:formula="of:=IF(LEN([Personnage.E16])&gt;0;CONCATENATE(&quot;'&quot;;[Personnage.E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])&gt;0;CONCATENATE(&quot;'&quot;;[Personnage.F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6])&gt;0;CONCATENATE(&quot;'&quot;;[Personnage.I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]" office:value-type="float" office:value="6">
            <text:p>6</text:p>
          </table:table-cell>
          <table:table-cell office:value-type="string">
            <text:p>,</text:p>
          </table:table-cell>
          <table:table-cell table:formula="of:=IF(LEN([Personnage.B17])&gt;0;[Personnage.B17];&quot;null&quot;)" office:value-type="string" office:string-value="3">
            <text:p>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7])&gt;0;CONCATENATE(&quot;'&quot;;[Personnage.H17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7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17])&gt;0;CONCATENATE(&quot;'&quot;;[Personnage.C17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17])&gt;0;CONCATENATE(&quot;'&quot;;[Personnage.D17];&quot;'&quot;);&quot;null&quot;)" office:value-type="string" office:string-value="'NW:C-rep'">
            <text:p>'NW:C-rep'</text:p>
          </table:table-cell>
          <table:table-cell office:value-type="string">
            <text:p>,</text:p>
          </table:table-cell>
          <table:table-cell table:formula="of:=IF(LEN([Personnage.E17])&gt;0;CONCATENATE(&quot;'&quot;;[Personnage.E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])&gt;0;CONCATENATE(&quot;'&quot;;[Personnage.F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7])&gt;0;CONCATENATE(&quot;'&quot;;[Personnage.I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8]" office:value-type="float" office:value="7">
            <text:p>7</text:p>
          </table:table-cell>
          <table:table-cell office:value-type="string">
            <text:p>,</text:p>
          </table:table-cell>
          <table:table-cell table:formula="of:=IF(LEN([Personnage.B18])&gt;0;[Personnage.B1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8])&gt;0;CONCATENATE(&quot;'&quot;;[Personnage.H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8])&gt;0;CONCATENATE(&quot;'&quot;;[Personnage.C18];&quot;'&quot;);&quot;null&quot;)" office:value-type="string" office:string-value="'GENDER'">
            <text:p>'GENDER'</text:p>
          </table:table-cell>
          <table:table-cell office:value-type="string">
            <text:p>,</text:p>
          </table:table-cell>
          <table:table-cell table:formula="of:=IF(LEN([Personnage.D18])&gt;0;CONCATENATE(&quot;'&quot;;[Personnage.D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8])&gt;0;CONCATENATE(&quot;'&quot;;[Personnage.E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8])&gt;0;CONCATENATE(&quot;'&quot;;[Personnage.F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8])&gt;0;CONCATENATE(&quot;'&quot;;[Personnage.I18];&quot;'&quot;);&quot;null&quot;)" office:value-type="string" office:string-value="'Masculin'">
            <text:p>'Masculin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]" office:value-type="float" office:value="8">
            <text:p>8</text:p>
          </table:table-cell>
          <table:table-cell office:value-type="string">
            <text:p>,</text:p>
          </table:table-cell>
          <table:table-cell table:formula="of:=IF(LEN([Personnage.B19])&gt;0;[Personnage.B1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9])&gt;0;CONCATENATE(&quot;'&quot;;[Personnage.H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9])&gt;0;CONCATENATE(&quot;'&quot;;[Personnage.C19];&quot;'&quot;);&quot;null&quot;)" office:value-type="string" office:string-value="'BACKGROUND'">
            <text:p>'BACKGROUND'</text:p>
          </table:table-cell>
          <table:table-cell office:value-type="string">
            <text:p>,</text:p>
          </table:table-cell>
          <table:table-cell table:formula="of:=IF(LEN([Personnage.D19])&gt;0;CONCATENATE(&quot;'&quot;;[Personnage.D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9])&gt;0;CONCATENATE(&quot;'&quot;;[Personnage.E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9])&gt;0;CONCATENATE(&quot;'&quot;;[Personnage.F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9])&gt;0;CONCATENATE(&quot;'&quot;;[Personnage.I19];&quot;'&quot;);&quot;null&quot;)" office:value-type="string" office:string-value="'BG_FALL_EVACUEE'">
            <text:p>'BG_FALL_EVACUE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]" office:value-type="float" office:value="9">
            <text:p>9</text:p>
          </table:table-cell>
          <table:table-cell office:value-type="string">
            <text:p>,</text:p>
          </table:table-cell>
          <table:table-cell table:formula="of:=IF(LEN([Personnage.B20])&gt;0;[Personnage.B2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0])&gt;0;CONCATENATE(&quot;'&quot;;[Personnage.H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0])&gt;0;CONCATENATE(&quot;'&quot;;[Personnage.C20];&quot;'&quot;);&quot;null&quot;)" office:value-type="string" office:string-value="'MOTIVATION'">
            <text:p>'MOTIVATION'</text:p>
          </table:table-cell>
          <table:table-cell office:value-type="string">
            <text:p>,</text:p>
          </table:table-cell>
          <table:table-cell table:formula="of:=IF(LEN([Personnage.D20])&gt;0;CONCATENATE(&quot;'&quot;;[Personnage.D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])&gt;0;CONCATENATE(&quot;'&quot;;[Personnage.E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])&gt;0;CONCATENATE(&quot;'&quot;;[Personnage.F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0])&gt;0;CONCATENATE(&quot;'&quot;;[Personnage.I20];&quot;'&quot;);&quot;null&quot;)" office:value-type="string" office:string-value="'Sécurité'">
            <text:p>'Sécurité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B21])&gt;0;[Personnage.B2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1])&gt;0;CONCATENATE(&quot;'&quot;;[Personnage.H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1])&gt;0;CONCATENATE(&quot;'&quot;;[Personnage.C21];&quot;'&quot;);&quot;null&quot;)" office:value-type="string" office:string-value="'MOTIVATION'">
            <text:p>'MOTIVATION'</text:p>
          </table:table-cell>
          <table:table-cell office:value-type="string">
            <text:p>,</text:p>
          </table:table-cell>
          <table:table-cell table:formula="of:=IF(LEN([Personnage.D21])&gt;0;CONCATENATE(&quot;'&quot;;[Personnage.D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])&gt;0;CONCATENATE(&quot;'&quot;;[Personnage.E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])&gt;0;CONCATENATE(&quot;'&quot;;[Personnage.F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1])&gt;0;CONCATENATE(&quot;'&quot;;[Personnage.I21];&quot;'&quot;);&quot;null&quot;)" office:value-type="string" office:string-value="'Immortalité'">
            <text:p>'Immortalité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]" office:value-type="float" office:value="11">
            <text:p>11</text:p>
          </table:table-cell>
          <table:table-cell office:value-type="string">
            <text:p>,</text:p>
          </table:table-cell>
          <table:table-cell table:formula="of:=IF(LEN([Personnage.B22])&gt;0;[Personnage.B2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2])&gt;0;CONCATENATE(&quot;'&quot;;[Personnage.H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2])&gt;0;CONCATENATE(&quot;'&quot;;[Personnage.C22];&quot;'&quot;);&quot;null&quot;)" office:value-type="string" office:string-value="'MOTIVATION'">
            <text:p>'MOTIVATION'</text:p>
          </table:table-cell>
          <table:table-cell office:value-type="string">
            <text:p>,</text:p>
          </table:table-cell>
          <table:table-cell table:formula="of:=IF(LEN([Personnage.D22])&gt;0;CONCATENATE(&quot;'&quot;;[Personnage.D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])&gt;0;CONCATENATE(&quot;'&quot;;[Personnage.E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])&gt;0;CONCATENATE(&quot;'&quot;;[Personnage.F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2])&gt;0;CONCATENATE(&quot;'&quot;;[Personnage.I22];&quot;'&quot;);&quot;null&quot;)" office:value-type="string" office:string-value="'Droits des Infugiés'">
            <text:p>'Droits des Infugié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3]" office:value-type="float" office:value="12">
            <text:p>12</text:p>
          </table:table-cell>
          <table:table-cell office:value-type="string">
            <text:p>,</text:p>
          </table:table-cell>
          <table:table-cell table:formula="of:=IF(LEN([Personnage.B23])&gt;0;[Personnage.B23];&quot;null&quot;)" office:value-type="float" office:value="8">
            <text:p>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3])&gt;0;CONCATENATE(&quot;'&quot;;[Personnage.H23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23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23])&gt;0;CONCATENATE(&quot;'&quot;;[Personnage.C23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23])&gt;0;CONCATENATE(&quot;'&quot;;[Personnage.D23];&quot;'&quot;);&quot;null&quot;)" office:value-type="string" office:string-value="'PL:V. Terrestres'">
            <text:p>'PL:V. Terrestres'</text:p>
          </table:table-cell>
          <table:table-cell office:value-type="string">
            <text:p>,</text:p>
          </table:table-cell>
          <table:table-cell table:formula="of:=IF(LEN([Personnage.E23])&gt;0;CONCATENATE(&quot;'&quot;;[Personnage.E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])&gt;0;CONCATENATE(&quot;'&quot;;[Personnage.F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3])&gt;0;CONCATENATE(&quot;'&quot;;[Personnage.I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4]" office:value-type="float" office:value="13">
            <text:p>13</text:p>
          </table:table-cell>
          <table:table-cell office:value-type="string">
            <text:p>,</text:p>
          </table:table-cell>
          <table:table-cell table:formula="of:=IF(LEN([Personnage.B24])&gt;0;[Personnage.B24];&quot;null&quot;)" office:value-type="float" office:value="8">
            <text:p>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4])&gt;0;CONCATENATE(&quot;'&quot;;[Personnage.H24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24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24])&gt;0;CONCATENATE(&quot;'&quot;;[Personnage.C24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24])&gt;0;CONCATENATE(&quot;'&quot;;[Personnage.D24];&quot;'&quot;);&quot;null&quot;)" office:value-type="string" office:string-value="'NW:I-rep'">
            <text:p>'NW:I-rep'</text:p>
          </table:table-cell>
          <table:table-cell office:value-type="string">
            <text:p>,</text:p>
          </table:table-cell>
          <table:table-cell table:formula="of:=IF(LEN([Personnage.E24])&gt;0;CONCATENATE(&quot;'&quot;;[Personnage.E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])&gt;0;CONCATENATE(&quot;'&quot;;[Personnage.F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4])&gt;0;CONCATENATE(&quot;'&quot;;[Personnage.I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5]" office:value-type="float" office:value="14">
            <text:p>14</text:p>
          </table:table-cell>
          <table:table-cell office:value-type="string">
            <text:p>,</text:p>
          </table:table-cell>
          <table:table-cell table:formula="of:=IF(LEN([Personnage.B25])&gt;0;[Personnage.B25];&quot;null&quot;)" office:value-type="float" office:value="8">
            <text:p>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5])&gt;0;CONCATENATE(&quot;'&quot;;[Personnage.H25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25]" office:value-type="float" office:value="15">
            <text:p>15</text:p>
          </table:table-cell>
          <table:table-cell office:value-type="string">
            <text:p>,</text:p>
          </table:table-cell>
          <table:table-cell table:formula="of:=IF(LEN([Personnage.C25])&gt;0;CONCATENATE(&quot;'&quot;;[Personnage.C25];&quot;'&quot;);&quot;null&quot;)" office:value-type="string" office:string-value="'MOXIE'">
            <text:p>'MOXIE'</text:p>
          </table:table-cell>
          <table:table-cell office:value-type="string">
            <text:p>,</text:p>
          </table:table-cell>
          <table:table-cell table:formula="of:=IF(LEN([Personnage.D25])&gt;0;CONCATENATE(&quot;'&quot;;[Personnage.D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5])&gt;0;CONCATENATE(&quot;'&quot;;[Personnage.E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5])&gt;0;CONCATENATE(&quot;'&quot;;[Personnage.F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5])&gt;0;CONCATENATE(&quot;'&quot;;[Personnage.I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6]" office:value-type="float" office:value="15">
            <text:p>15</text:p>
          </table:table-cell>
          <table:table-cell office:value-type="string">
            <text:p>,</text:p>
          </table:table-cell>
          <table:table-cell table:formula="of:=IF(LEN([Personnage.B26])&gt;0;[Personnage.B26];&quot;null&quot;)" office:value-type="float" office:value="8">
            <text:p>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6])&gt;0;CONCATENATE(&quot;'&quot;;[Personnage.H26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26]" office:value-type="float" office:value="-2500">
            <text:p>-2500</text:p>
          </table:table-cell>
          <table:table-cell office:value-type="string">
            <text:p>,</text:p>
          </table:table-cell>
          <table:table-cell table:formula="of:=IF(LEN([Personnage.C26])&gt;0;CONCATENATE(&quot;'&quot;;[Personnage.C26];&quot;'&quot;);&quot;null&quot;)" office:value-type="string" office:string-value="'CREDITS'">
            <text:p>'CREDITS'</text:p>
          </table:table-cell>
          <table:table-cell office:value-type="string">
            <text:p>,</text:p>
          </table:table-cell>
          <table:table-cell table:formula="of:=IF(LEN([Personnage.D26])&gt;0;CONCATENATE(&quot;'&quot;;[Personnage.D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6])&gt;0;CONCATENATE(&quot;'&quot;;[Personnage.E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6])&gt;0;CONCATENATE(&quot;'&quot;;[Personnage.F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6])&gt;0;CONCATENATE(&quot;'&quot;;[Personnage.I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7]" office:value-type="float" office:value="16">
            <text:p>16</text:p>
          </table:table-cell>
          <table:table-cell office:value-type="string">
            <text:p>,</text:p>
          </table:table-cell>
          <table:table-cell table:formula="of:=IF(LEN([Personnage.B27])&gt;0;[Personnage.B2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7])&gt;0;CONCATENATE(&quot;'&quot;;[Personnage.H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7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C27])&gt;0;CONCATENATE(&quot;'&quot;;[Personnage.C27];&quot;'&quot;);&quot;null&quot;)" office:value-type="string" office:string-value="'ACTUAL_AGE'">
            <text:p>'ACTUAL_AGE'</text:p>
          </table:table-cell>
          <table:table-cell office:value-type="string">
            <text:p>,</text:p>
          </table:table-cell>
          <table:table-cell table:formula="of:=IF(LEN([Personnage.D27])&gt;0;CONCATENATE(&quot;'&quot;;[Personnage.D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7])&gt;0;CONCATENATE(&quot;'&quot;;[Personnage.E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7])&gt;0;CONCATENATE(&quot;'&quot;;[Personnage.F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7])&gt;0;CONCATENATE(&quot;'&quot;;[Personnage.I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8]" office:value-type="float" office:value="17">
            <text:p>17</text:p>
          </table:table-cell>
          <table:table-cell office:value-type="string">
            <text:p>,</text:p>
          </table:table-cell>
          <table:table-cell table:formula="of:=IF(LEN([Personnage.B28])&gt;0;[Personnage.B2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8])&gt;0;CONCATENATE(&quot;'&quot;;[Personnage.H28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28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28])&gt;0;CONCATENATE(&quot;'&quot;;[Personnage.C28];&quot;'&quot;);&quot;null&quot;)" office:value-type="string" office:string-value="'TRAIT'">
            <text:p>'TRAIT'</text:p>
          </table:table-cell>
          <table:table-cell office:value-type="string">
            <text:p>,</text:p>
          </table:table-cell>
          <table:table-cell table:formula="of:=IF(LEN([Personnage.D28])&gt;0;CONCATENATE(&quot;'&quot;;[Personnage.D28];&quot;'&quot;);&quot;null&quot;)" office:value-type="string" office:string-value="'SITUATIONAL_AWARENESS'">
            <text:p>'SITUATIONAL_AWARENESS'</text:p>
          </table:table-cell>
          <table:table-cell office:value-type="string">
            <text:p>,</text:p>
          </table:table-cell>
          <table:table-cell table:formula="of:=IF(LEN([Personnage.E28])&gt;0;CONCATENATE(&quot;'&quot;;[Personnage.E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8])&gt;0;CONCATENATE(&quot;'&quot;;[Personnage.F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8])&gt;0;CONCATENATE(&quot;'&quot;;[Personnage.I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9]" office:value-type="float" office:value="18">
            <text:p>18</text:p>
          </table:table-cell>
          <table:table-cell office:value-type="string">
            <text:p>,</text:p>
          </table:table-cell>
          <table:table-cell table:formula="of:=IF(LEN([Personnage.B29])&gt;0;[Personnage.B2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9])&gt;0;CONCATENATE(&quot;'&quot;;[Personnage.H29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29]" office:value-type="float" office:value="-10">
            <text:p>-10</text:p>
          </table:table-cell>
          <table:table-cell office:value-type="string">
            <text:p>,</text:p>
          </table:table-cell>
          <table:table-cell table:formula="of:=IF(LEN([Personnage.C29])&gt;0;CONCATENATE(&quot;'&quot;;[Personnage.C29];&quot;'&quot;);&quot;null&quot;)" office:value-type="string" office:string-value="'TRAIT'">
            <text:p>'TRAIT'</text:p>
          </table:table-cell>
          <table:table-cell office:value-type="string">
            <text:p>,</text:p>
          </table:table-cell>
          <table:table-cell table:formula="of:=IF(LEN([Personnage.D29])&gt;0;CONCATENATE(&quot;'&quot;;[Personnage.D29];&quot;'&quot;);&quot;null&quot;)" office:value-type="string" office:string-value="'EDITED_MEMORIES'">
            <text:p>'EDITED_MEMORIES'</text:p>
          </table:table-cell>
          <table:table-cell office:value-type="string">
            <text:p>,</text:p>
          </table:table-cell>
          <table:table-cell table:formula="of:=IF(LEN([Personnage.E29])&gt;0;CONCATENATE(&quot;'&quot;;[Personnage.E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9])&gt;0;CONCATENATE(&quot;'&quot;;[Personnage.F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9])&gt;0;CONCATENATE(&quot;'&quot;;[Personnage.I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0]" office:value-type="float" office:value="19">
            <text:p>19</text:p>
          </table:table-cell>
          <table:table-cell office:value-type="string">
            <text:p>,</text:p>
          </table:table-cell>
          <table:table-cell table:formula="of:=IF(LEN([Personnage.B30])&gt;0;[Personnage.B3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30])&gt;0;CONCATENATE(&quot;'&quot;;[Personnage.H30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30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30])&gt;0;CONCATENATE(&quot;'&quot;;[Personnage.C30];&quot;'&quot;);&quot;null&quot;)" office:value-type="string" office:string-value="'TRAIT'">
            <text:p>'TRAIT'</text:p>
          </table:table-cell>
          <table:table-cell office:value-type="string">
            <text:p>,</text:p>
          </table:table-cell>
          <table:table-cell table:formula="of:=IF(LEN([Personnage.D30])&gt;0;CONCATENATE(&quot;'&quot;;[Personnage.D30];&quot;'&quot;);&quot;null&quot;)" office:value-type="string" office:string-value="'RIGHT_AT_HOME'">
            <text:p>'RIGHT_AT_HOME'</text:p>
          </table:table-cell>
          <table:table-cell office:value-type="string">
            <text:p>,</text:p>
          </table:table-cell>
          <table:table-cell table:formula="of:=IF(LEN([Personnage.E30])&gt;0;CONCATENATE(&quot;'&quot;;[Personnage.E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0])&gt;0;CONCATENATE(&quot;'&quot;;[Personnage.F30];&quot;'&quot;);&quot;null&quot;)" office:value-type="string" office:string-value="'MT_FURY'">
            <text:p>'MT_FURY'</text:p>
          </table:table-cell>
          <table:table-cell office:value-type="string">
            <text:p>,</text:p>
          </table:table-cell>
          <table:table-cell table:formula="of:=IF(LEN([Personnage.I30])&gt;0;CONCATENATE(&quot;'&quot;;[Personnage.I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1]" office:value-type="float" office:value="20">
            <text:p>20</text:p>
          </table:table-cell>
          <table:table-cell office:value-type="string">
            <text:p>,</text:p>
          </table:table-cell>
          <table:table-cell table:formula="of:=IF(LEN([Personnage.B31])&gt;0;[Personnage.B3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31])&gt;0;CONCATENATE(&quot;'&quot;;[Personnage.H31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31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31])&gt;0;CONCATENATE(&quot;'&quot;;[Personnage.C31];&quot;'&quot;);&quot;null&quot;)" office:value-type="string" office:string-value="'TRAIT'">
            <text:p>'TRAIT'</text:p>
          </table:table-cell>
          <table:table-cell office:value-type="string">
            <text:p>,</text:p>
          </table:table-cell>
          <table:table-cell table:formula="of:=IF(LEN([Personnage.D31])&gt;0;CONCATENATE(&quot;'&quot;;[Personnage.D31];&quot;'&quot;);&quot;null&quot;)" office:value-type="string" office:string-value="'DANGER_SENSE'">
            <text:p>'DANGER_SENSE'</text:p>
          </table:table-cell>
          <table:table-cell office:value-type="string">
            <text:p>,</text:p>
          </table:table-cell>
          <table:table-cell table:formula="of:=IF(LEN([Personnage.E31])&gt;0;CONCATENATE(&quot;'&quot;;[Personnage.E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1])&gt;0;CONCATENATE(&quot;'&quot;;[Personnage.F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31])&gt;0;CONCATENATE(&quot;'&quot;;[Personnage.I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2]" office:value-type="float" office:value="21">
            <text:p>21</text:p>
          </table:table-cell>
          <table:table-cell office:value-type="string">
            <text:p>,</text:p>
          </table:table-cell>
          <table:table-cell table:formula="of:=IF(LEN([Personnage.B32])&gt;0;[Personnage.B3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32])&gt;0;CONCATENATE(&quot;'&quot;;[Personnage.H32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32]" office:value-type="float" office:value="75">
            <text:p>75</text:p>
          </table:table-cell>
          <table:table-cell office:value-type="string">
            <text:p>,</text:p>
          </table:table-cell>
          <table:table-cell table:formula="of:=IF(LEN([Personnage.C32])&gt;0;CONCATENATE(&quot;'&quot;;[Personnage.C32];&quot;'&quot;);&quot;null&quot;)" office:value-type="string" office:string-value="'MORPH_TYPE'">
            <text:p>'MORPH_TYPE'</text:p>
          </table:table-cell>
          <table:table-cell office:value-type="string">
            <text:p>,</text:p>
          </table:table-cell>
          <table:table-cell table:formula="of:=IF(LEN([Personnage.D32])&gt;0;CONCATENATE(&quot;'&quot;;[Personnage.D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32])&gt;0;CONCATENATE(&quot;'&quot;;[Personnage.E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2])&gt;0;CONCATENATE(&quot;'&quot;;[Personnage.F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32])&gt;0;CONCATENATE(&quot;'&quot;;[Personnage.I32];&quot;'&quot;);&quot;null&quot;)" office:value-type="string" office:string-value="'MT_FURY'">
            <text:p>'MT_FURY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3]" office:value-type="float" office:value="22">
            <text:p>22</text:p>
          </table:table-cell>
          <table:table-cell office:value-type="string">
            <text:p>,</text:p>
          </table:table-cell>
          <table:table-cell table:formula="of:=IF(LEN([Personnage.B33])&gt;0;[Personnage.B33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33])&gt;0;CONCATENATE(&quot;'&quot;;[Personnage.H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3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33])&gt;0;CONCATENATE(&quot;'&quot;;[Personnage.C33];&quot;'&quot;);&quot;null&quot;)" office:value-type="string" office:string-value="'MORPH_ORIGIN'">
            <text:p>'MORPH_ORIGIN'</text:p>
          </table:table-cell>
          <table:table-cell office:value-type="string">
            <text:p>,</text:p>
          </table:table-cell>
          <table:table-cell table:formula="of:=IF(LEN([Personnage.D33])&gt;0;CONCATENATE(&quot;'&quot;;[Personnage.D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33])&gt;0;CONCATENATE(&quot;'&quot;;[Personnage.E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3])&gt;0;CONCATENATE(&quot;'&quot;;[Personnage.F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33])&gt;0;CONCATENATE(&quot;'&quot;;[Personnage.I33];&quot;'&quot;);&quot;null&quot;)" office:value-type="string" office:string-value="'BIO'">
            <text:p>'BIO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4]" office:value-type="float" office:value="23">
            <text:p>23</text:p>
          </table:table-cell>
          <table:table-cell office:value-type="string">
            <text:p>,</text:p>
          </table:table-cell>
          <table:table-cell table:formula="of:=IF(LEN([Personnage.B34])&gt;0;[Personnage.B34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34])&gt;0;CONCATENATE(&quot;'&quot;;[Personnage.H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3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34])&gt;0;CONCATENATE(&quot;'&quot;;[Personnage.C34];&quot;'&quot;);&quot;null&quot;)" office:value-type="string" office:string-value="'MORPH_MOVEMENT'">
            <text:p>'MORPH_MOVEMENT'</text:p>
          </table:table-cell>
          <table:table-cell office:value-type="string">
            <text:p>,</text:p>
          </table:table-cell>
          <table:table-cell table:formula="of:=IF(LEN([Personnage.D34])&gt;0;CONCATENATE(&quot;'&quot;;[Personnage.D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34])&gt;0;CONCATENATE(&quot;'&quot;;[Personnage.E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4])&gt;0;CONCATENATE(&quot;'&quot;;[Personnage.F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34])&gt;0;CONCATENATE(&quot;'&quot;;[Personnage.I34];&quot;'&quot;);&quot;null&quot;)" office:value-type="string" office:string-value="'4 / 20'">
            <text:p>'4 / 20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5]" office:value-type="float" office:value="24">
            <text:p>24</text:p>
          </table:table-cell>
          <table:table-cell office:value-type="string">
            <text:p>,</text:p>
          </table:table-cell>
          <table:table-cell table:formula="of:=IF(LEN([Personnage.B35])&gt;0;[Personnage.B35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35])&gt;0;CONCATENATE(&quot;'&quot;;[Personnage.H35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35]" office:value-type="float" office:value="50">
            <text:p>50</text:p>
          </table:table-cell>
          <table:table-cell office:value-type="string">
            <text:p>,</text:p>
          </table:table-cell>
          <table:table-cell table:formula="of:=IF(LEN([Personnage.C35])&gt;0;CONCATENATE(&quot;'&quot;;[Personnage.C35];&quot;'&quot;);&quot;null&quot;)" office:value-type="string" office:string-value="'MORPH_DURABILITY'">
            <text:p>'MORPH_DURABILITY'</text:p>
          </table:table-cell>
          <table:table-cell office:value-type="string">
            <text:p>,</text:p>
          </table:table-cell>
          <table:table-cell table:formula="of:=IF(LEN([Personnage.D35])&gt;0;CONCATENATE(&quot;'&quot;;[Personnage.D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35])&gt;0;CONCATENATE(&quot;'&quot;;[Personnage.E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5])&gt;0;CONCATENATE(&quot;'&quot;;[Personnage.F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35])&gt;0;CONCATENATE(&quot;'&quot;;[Personnage.I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6]" office:value-type="float" office:value="25">
            <text:p>25</text:p>
          </table:table-cell>
          <table:table-cell office:value-type="string">
            <text:p>,</text:p>
          </table:table-cell>
          <table:table-cell table:formula="of:=IF(LEN([Personnage.B36])&gt;0;[Personnage.B36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36])&gt;0;CONCATENATE(&quot;'&quot;;[Personnage.H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36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36])&gt;0;CONCATENATE(&quot;'&quot;;[Personnage.C36];&quot;'&quot;);&quot;null&quot;)" office:value-type="string" office:string-value="'MORPH_APT_MAX'">
            <text:p>'MORPH_APT_MAX'</text:p>
          </table:table-cell>
          <table:table-cell office:value-type="string">
            <text:p>,</text:p>
          </table:table-cell>
          <table:table-cell table:formula="of:=IF(LEN([Personnage.D36])&gt;0;CONCATENATE(&quot;'&quot;;[Personnage.D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36])&gt;0;CONCATENATE(&quot;'&quot;;[Personnage.E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6])&gt;0;CONCATENATE(&quot;'&quot;;[Personnage.F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36])&gt;0;CONCATENATE(&quot;'&quot;;[Personnage.I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7]" office:value-type="float" office:value="26">
            <text:p>26</text:p>
          </table:table-cell>
          <table:table-cell office:value-type="string">
            <text:p>,</text:p>
          </table:table-cell>
          <table:table-cell table:formula="of:=IF(LEN([Personnage.B37])&gt;0;[Personnage.B37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37])&gt;0;CONCATENATE(&quot;'&quot;;[Personnage.H37];&quot;'&quot;);&quot;null&quot;)" office:value-type="string" office:string-value="'MORPH_BASE_MAX'">
            <text:p>'MORPH_BASE_MAX'</text:p>
          </table:table-cell>
          <table:table-cell office:value-type="string">
            <text:p>,</text:p>
          </table:table-cell>
          <table:table-cell table:formula="of:=[Personnage.G37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37])&gt;0;CONCATENATE(&quot;'&quot;;[Personnage.C37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37])&gt;0;CONCATENATE(&quot;'&quot;;[Personnage.D37];&quot;'&quot;);&quot;null&quot;)" office:value-type="string" office:string-value="'COO'">
            <text:p>'COO'</text:p>
          </table:table-cell>
          <table:table-cell office:value-type="string">
            <text:p>,</text:p>
          </table:table-cell>
          <table:table-cell table:formula="of:=IF(LEN([Personnage.E37])&gt;0;CONCATENATE(&quot;'&quot;;[Personnage.E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7])&gt;0;CONCATENATE(&quot;'&quot;;[Personnage.F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37])&gt;0;CONCATENATE(&quot;'&quot;;[Personnage.I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8]" office:value-type="float" office:value="27">
            <text:p>27</text:p>
          </table:table-cell>
          <table:table-cell office:value-type="string">
            <text:p>,</text:p>
          </table:table-cell>
          <table:table-cell table:formula="of:=IF(LEN([Personnage.B38])&gt;0;[Personnage.B38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38])&gt;0;CONCATENATE(&quot;'&quot;;[Personnage.H38];&quot;'&quot;);&quot;null&quot;)" office:value-type="string" office:string-value="'MORPH_BASE_MAX'">
            <text:p>'MORPH_BASE_MAX'</text:p>
          </table:table-cell>
          <table:table-cell office:value-type="string">
            <text:p>,</text:p>
          </table:table-cell>
          <table:table-cell table:formula="of:=[Personnage.G38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38])&gt;0;CONCATENATE(&quot;'&quot;;[Personnage.C38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38])&gt;0;CONCATENATE(&quot;'&quot;;[Personnage.D38];&quot;'&quot;);&quot;null&quot;)" office:value-type="string" office:string-value="'REF'">
            <text:p>'REF'</text:p>
          </table:table-cell>
          <table:table-cell office:value-type="string">
            <text:p>,</text:p>
          </table:table-cell>
          <table:table-cell table:formula="of:=IF(LEN([Personnage.E38])&gt;0;CONCATENATE(&quot;'&quot;;[Personnage.E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8])&gt;0;CONCATENATE(&quot;'&quot;;[Personnage.F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38])&gt;0;CONCATENATE(&quot;'&quot;;[Personnage.I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9]" office:value-type="float" office:value="28">
            <text:p>28</text:p>
          </table:table-cell>
          <table:table-cell office:value-type="string">
            <text:p>,</text:p>
          </table:table-cell>
          <table:table-cell table:formula="of:=IF(LEN([Personnage.B39])&gt;0;[Personnage.B39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39])&gt;0;CONCATENATE(&quot;'&quot;;[Personnage.H39];&quot;'&quot;);&quot;null&quot;)" office:value-type="string" office:string-value="'MORPH_BASE_MAX'">
            <text:p>'MORPH_BASE_MAX'</text:p>
          </table:table-cell>
          <table:table-cell office:value-type="string">
            <text:p>,</text:p>
          </table:table-cell>
          <table:table-cell table:formula="of:=[Personnage.G39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39])&gt;0;CONCATENATE(&quot;'&quot;;[Personnage.C39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39])&gt;0;CONCATENATE(&quot;'&quot;;[Personnage.D39];&quot;'&quot;);&quot;null&quot;)" office:value-type="string" office:string-value="'SOM'">
            <text:p>'SOM'</text:p>
          </table:table-cell>
          <table:table-cell office:value-type="string">
            <text:p>,</text:p>
          </table:table-cell>
          <table:table-cell table:formula="of:=IF(LEN([Personnage.E39])&gt;0;CONCATENATE(&quot;'&quot;;[Personnage.E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9])&gt;0;CONCATENATE(&quot;'&quot;;[Personnage.F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39])&gt;0;CONCATENATE(&quot;'&quot;;[Personnage.I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0]" office:value-type="float" office:value="29">
            <text:p>29</text:p>
          </table:table-cell>
          <table:table-cell office:value-type="string">
            <text:p>,</text:p>
          </table:table-cell>
          <table:table-cell table:formula="of:=IF(LEN([Personnage.B40])&gt;0;[Personnage.B40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40])&gt;0;CONCATENATE(&quot;'&quot;;[Personnage.H40];&quot;'&quot;);&quot;null&quot;)" office:value-type="string" office:string-value="'MORPH_BASE_MAX'">
            <text:p>'MORPH_BASE_MAX'</text:p>
          </table:table-cell>
          <table:table-cell office:value-type="string">
            <text:p>,</text:p>
          </table:table-cell>
          <table:table-cell table:formula="of:=[Personnage.G40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40])&gt;0;CONCATENATE(&quot;'&quot;;[Personnage.C40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0])&gt;0;CONCATENATE(&quot;'&quot;;[Personnage.D40];&quot;'&quot;);&quot;null&quot;)" office:value-type="string" office:string-value="'SAV'">
            <text:p>'SAV'</text:p>
          </table:table-cell>
          <table:table-cell office:value-type="string">
            <text:p>,</text:p>
          </table:table-cell>
          <table:table-cell table:formula="of:=IF(LEN([Personnage.E40])&gt;0;CONCATENATE(&quot;'&quot;;[Personnage.E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0])&gt;0;CONCATENATE(&quot;'&quot;;[Personnage.F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40])&gt;0;CONCATENATE(&quot;'&quot;;[Personnage.I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1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B41])&gt;0;[Personnage.B41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41])&gt;0;CONCATENATE(&quot;'&quot;;[Personnage.H41];&quot;'&quot;);&quot;null&quot;)" office:value-type="string" office:string-value="'MORPH_BASE_MAX'">
            <text:p>'MORPH_BASE_MAX'</text:p>
          </table:table-cell>
          <table:table-cell office:value-type="string">
            <text:p>,</text:p>
          </table:table-cell>
          <table:table-cell table:formula="of:=[Personnage.G41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41])&gt;0;CONCATENATE(&quot;'&quot;;[Personnage.C41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1])&gt;0;CONCATENATE(&quot;'&quot;;[Personnage.D41];&quot;'&quot;);&quot;null&quot;)" office:value-type="string" office:string-value="'WIL'">
            <text:p>'WIL'</text:p>
          </table:table-cell>
          <table:table-cell office:value-type="string">
            <text:p>,</text:p>
          </table:table-cell>
          <table:table-cell table:formula="of:=IF(LEN([Personnage.E41])&gt;0;CONCATENATE(&quot;'&quot;;[Personnage.E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1])&gt;0;CONCATENATE(&quot;'&quot;;[Personnage.F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41])&gt;0;CONCATENATE(&quot;'&quot;;[Personnage.I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2]" office:value-type="float" office:value="31">
            <text:p>31</text:p>
          </table:table-cell>
          <table:table-cell office:value-type="string">
            <text:p>,</text:p>
          </table:table-cell>
          <table:table-cell table:formula="of:=IF(LEN([Personnage.B42])&gt;0;[Personnage.B42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42])&gt;0;CONCATENATE(&quot;'&quot;;[Personnage.H42];&quot;'&quot;);&quot;null&quot;)" office:value-type="string" office:string-value="'MORPH_BASE_MAX'">
            <text:p>'MORPH_BASE_MAX'</text:p>
          </table:table-cell>
          <table:table-cell office:value-type="string">
            <text:p>,</text:p>
          </table:table-cell>
          <table:table-cell table:formula="of:=[Personnage.G42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42])&gt;0;CONCATENATE(&quot;'&quot;;[Personnage.C42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2])&gt;0;CONCATENATE(&quot;'&quot;;[Personnage.D42];&quot;'&quot;);&quot;null&quot;)" office:value-type="string" office:string-value="'INT'">
            <text:p>'INT'</text:p>
          </table:table-cell>
          <table:table-cell office:value-type="string">
            <text:p>,</text:p>
          </table:table-cell>
          <table:table-cell table:formula="of:=IF(LEN([Personnage.E42])&gt;0;CONCATENATE(&quot;'&quot;;[Personnage.E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2])&gt;0;CONCATENATE(&quot;'&quot;;[Personnage.F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42])&gt;0;CONCATENATE(&quot;'&quot;;[Personnage.I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3]" office:value-type="float" office:value="32">
            <text:p>32</text:p>
          </table:table-cell>
          <table:table-cell office:value-type="string">
            <text:p>,</text:p>
          </table:table-cell>
          <table:table-cell table:formula="of:=IF(LEN([Personnage.B43])&gt;0;[Personnage.B43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43])&gt;0;CONCATENATE(&quot;'&quot;;[Personnage.H43];&quot;'&quot;);&quot;null&quot;)" office:value-type="string" office:string-value="'MORPH_BASE_MAX'">
            <text:p>'MORPH_BASE_MAX'</text:p>
          </table:table-cell>
          <table:table-cell office:value-type="string">
            <text:p>,</text:p>
          </table:table-cell>
          <table:table-cell table:formula="of:=[Personnage.G43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43])&gt;0;CONCATENATE(&quot;'&quot;;[Personnage.C43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3])&gt;0;CONCATENATE(&quot;'&quot;;[Personnage.D43];&quot;'&quot;);&quot;null&quot;)" office:value-type="string" office:string-value="'COG'">
            <text:p>'COG'</text:p>
          </table:table-cell>
          <table:table-cell office:value-type="string">
            <text:p>,</text:p>
          </table:table-cell>
          <table:table-cell table:formula="of:=IF(LEN([Personnage.E43])&gt;0;CONCATENATE(&quot;'&quot;;[Personnage.E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3])&gt;0;CONCATENATE(&quot;'&quot;;[Personnage.F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43])&gt;0;CONCATENATE(&quot;'&quot;;[Personnage.I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4]" office:value-type="float" office:value="33">
            <text:p>33</text:p>
          </table:table-cell>
          <table:table-cell office:value-type="string">
            <text:p>,</text:p>
          </table:table-cell>
          <table:table-cell table:formula="of:=IF(LEN([Personnage.B44])&gt;0;[Personnage.B44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44])&gt;0;CONCATENATE(&quot;'&quot;;[Personnage.H44];&quot;'&quot;);&quot;null&quot;)" office:value-type="string" office:string-value="'MORPH'">
            <text:p>'MORPH'</text:p>
          </table:table-cell>
          <table:table-cell office:value-type="string">
            <text:p>,</text:p>
          </table:table-cell>
          <table:table-cell table:formula="of:=[Personnage.G44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C44])&gt;0;CONCATENATE(&quot;'&quot;;[Personnage.C44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4])&gt;0;CONCATENATE(&quot;'&quot;;[Personnage.D44];&quot;'&quot;);&quot;null&quot;)" office:value-type="string" office:string-value="'COO'">
            <text:p>'COO'</text:p>
          </table:table-cell>
          <table:table-cell office:value-type="string">
            <text:p>,</text:p>
          </table:table-cell>
          <table:table-cell table:formula="of:=IF(LEN([Personnage.E44])&gt;0;CONCATENATE(&quot;'&quot;;[Personnage.E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4])&gt;0;CONCATENATE(&quot;'&quot;;[Personnage.F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44])&gt;0;CONCATENATE(&quot;'&quot;;[Personnage.I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5]" office:value-type="float" office:value="34">
            <text:p>34</text:p>
          </table:table-cell>
          <table:table-cell office:value-type="string">
            <text:p>,</text:p>
          </table:table-cell>
          <table:table-cell table:formula="of:=IF(LEN([Personnage.B45])&gt;0;[Personnage.B45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45])&gt;0;CONCATENATE(&quot;'&quot;;[Personnage.H45];&quot;'&quot;);&quot;null&quot;)" office:value-type="string" office:string-value="'MORPH'">
            <text:p>'MORPH'</text:p>
          </table:table-cell>
          <table:table-cell office:value-type="string">
            <text:p>,</text:p>
          </table:table-cell>
          <table:table-cell table:formula="of:=[Personnage.G45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C45])&gt;0;CONCATENATE(&quot;'&quot;;[Personnage.C45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5])&gt;0;CONCATENATE(&quot;'&quot;;[Personnage.D45];&quot;'&quot;);&quot;null&quot;)" office:value-type="string" office:string-value="'REF'">
            <text:p>'REF'</text:p>
          </table:table-cell>
          <table:table-cell office:value-type="string">
            <text:p>,</text:p>
          </table:table-cell>
          <table:table-cell table:formula="of:=IF(LEN([Personnage.E45])&gt;0;CONCATENATE(&quot;'&quot;;[Personnage.E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5])&gt;0;CONCATENATE(&quot;'&quot;;[Personnage.F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45])&gt;0;CONCATENATE(&quot;'&quot;;[Personnage.I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6]" office:value-type="float" office:value="35">
            <text:p>35</text:p>
          </table:table-cell>
          <table:table-cell office:value-type="string">
            <text:p>,</text:p>
          </table:table-cell>
          <table:table-cell table:formula="of:=IF(LEN([Personnage.B46])&gt;0;[Personnage.B46];&quot;null&quot;)" office:value-type="float" office:value="54">
            <text:p>54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46])&gt;0;CONCATENATE(&quot;'&quot;;[Personnage.H46];&quot;'&quot;);&quot;null&quot;)" office:value-type="string" office:string-value="'MORPH'">
            <text:p>'MORPH'</text:p>
          </table:table-cell>
          <table:table-cell office:value-type="string">
            <text:p>,</text:p>
          </table:table-cell>
          <table:table-cell table:formula="of:=[Personnage.G46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46])&gt;0;CONCATENATE(&quot;'&quot;;[Personnage.C46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6])&gt;0;CONCATENATE(&quot;'&quot;;[Personnage.D46];&quot;'&quot;);&quot;null&quot;)" office:value-type="string" office:string-value="'REF'">
            <text:p>'REF'</text:p>
          </table:table-cell>
          <table:table-cell office:value-type="string">
            <text:p>,</text:p>
          </table:table-cell>
          <table:table-cell table:formula="of:=IF(LEN([Personnage.E46])&gt;0;CONCATENATE(&quot;'&quot;;[Personnage.E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6])&gt;0;CONCATENATE(&quot;'&quot;;[Personnage.F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46])&gt;0;CONCATENATE(&quot;'&quot;;[Personnage.I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7]" office:value-type="float" office:value="36">
            <text:p>36</text:p>
          </table:table-cell>
          <table:table-cell office:value-type="string">
            <text:p>,</text:p>
          </table:table-cell>
          <table:table-cell table:formula="of:=IF(LEN([Personnage.B47])&gt;0;[Personnage.B47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47])&gt;0;CONCATENATE(&quot;'&quot;;[Personnage.H47];&quot;'&quot;);&quot;null&quot;)" office:value-type="string" office:string-value="'MORPH'">
            <text:p>'MORPH'</text:p>
          </table:table-cell>
          <table:table-cell office:value-type="string">
            <text:p>,</text:p>
          </table:table-cell>
          <table:table-cell table:formula="of:=[Personnage.G47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47])&gt;0;CONCATENATE(&quot;'&quot;;[Personnage.C47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7])&gt;0;CONCATENATE(&quot;'&quot;;[Personnage.D47];&quot;'&quot;);&quot;null&quot;)" office:value-type="string" office:string-value="'SOM'">
            <text:p>'SOM'</text:p>
          </table:table-cell>
          <table:table-cell office:value-type="string">
            <text:p>,</text:p>
          </table:table-cell>
          <table:table-cell table:formula="of:=IF(LEN([Personnage.E47])&gt;0;CONCATENATE(&quot;'&quot;;[Personnage.E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7])&gt;0;CONCATENATE(&quot;'&quot;;[Personnage.F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47])&gt;0;CONCATENATE(&quot;'&quot;;[Personnage.I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8]" office:value-type="float" office:value="37">
            <text:p>37</text:p>
          </table:table-cell>
          <table:table-cell office:value-type="string">
            <text:p>,</text:p>
          </table:table-cell>
          <table:table-cell table:formula="of:=IF(LEN([Personnage.B48])&gt;0;[Personnage.B48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48])&gt;0;CONCATENATE(&quot;'&quot;;[Personnage.H48];&quot;'&quot;);&quot;null&quot;)" office:value-type="string" office:string-value="'MORPH'">
            <text:p>'MORPH'</text:p>
          </table:table-cell>
          <table:table-cell office:value-type="string">
            <text:p>,</text:p>
          </table:table-cell>
          <table:table-cell table:formula="of:=[Personnage.G48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C48])&gt;0;CONCATENATE(&quot;'&quot;;[Personnage.C48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8])&gt;0;CONCATENATE(&quot;'&quot;;[Personnage.D48];&quot;'&quot;);&quot;null&quot;)" office:value-type="string" office:string-value="'WIL'">
            <text:p>'WIL'</text:p>
          </table:table-cell>
          <table:table-cell office:value-type="string">
            <text:p>,</text:p>
          </table:table-cell>
          <table:table-cell table:formula="of:=IF(LEN([Personnage.E48])&gt;0;CONCATENATE(&quot;'&quot;;[Personnage.E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8])&gt;0;CONCATENATE(&quot;'&quot;;[Personnage.F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48])&gt;0;CONCATENATE(&quot;'&quot;;[Personnage.I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9]" office:value-type="float" office:value="38">
            <text:p>38</text:p>
          </table:table-cell>
          <table:table-cell office:value-type="string">
            <text:p>,</text:p>
          </table:table-cell>
          <table:table-cell table:formula="of:=IF(LEN([Personnage.B49])&gt;0;[Personnage.B49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49])&gt;0;CONCATENATE(&quot;'&quot;;[Personnage.H49];&quot;'&quot;);&quot;null&quot;)" office:value-type="string" office:string-value="'MORPH'">
            <text:p>'MORPH'</text:p>
          </table:table-cell>
          <table:table-cell office:value-type="string">
            <text:p>,</text:p>
          </table:table-cell>
          <table:table-cell table:formula="of:=[Personnage.G49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C49])&gt;0;CONCATENATE(&quot;'&quot;;[Personnage.C49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9])&gt;0;CONCATENATE(&quot;'&quot;;[Personnage.D49];&quot;'&quot;);&quot;null&quot;)" office:value-type="string" office:string-value="'INT'">
            <text:p>'INT'</text:p>
          </table:table-cell>
          <table:table-cell office:value-type="string">
            <text:p>,</text:p>
          </table:table-cell>
          <table:table-cell table:formula="of:=IF(LEN([Personnage.E49])&gt;0;CONCATENATE(&quot;'&quot;;[Personnage.E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9])&gt;0;CONCATENATE(&quot;'&quot;;[Personnage.F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49])&gt;0;CONCATENATE(&quot;'&quot;;[Personnage.I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0]" office:value-type="float" office:value="39">
            <text:p>39</text:p>
          </table:table-cell>
          <table:table-cell office:value-type="string">
            <text:p>,</text:p>
          </table:table-cell>
          <table:table-cell table:formula="of:=IF(LEN([Personnage.B50])&gt;0;[Personnage.B50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50])&gt;0;CONCATENATE(&quot;'&quot;;[Personnage.H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0]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50])&gt;0;CONCATENATE(&quot;'&quot;;[Personnage.C50];&quot;'&quot;);&quot;null&quot;)" office:value-type="string" office:string-value="'MORPH_SPEED_MOD'">
            <text:p>'MORPH_SPEED_MOD'</text:p>
          </table:table-cell>
          <table:table-cell office:value-type="string">
            <text:p>,</text:p>
          </table:table-cell>
          <table:table-cell table:formula="of:=IF(LEN([Personnage.D50])&gt;0;CONCATENATE(&quot;'&quot;;[Personnage.D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0])&gt;0;CONCATENATE(&quot;'&quot;;[Personnage.E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0])&gt;0;CONCATENATE(&quot;'&quot;;[Personnage.F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50])&gt;0;CONCATENATE(&quot;'&quot;;[Personnage.I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1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B51])&gt;0;[Personnage.B51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51])&gt;0;CONCATENATE(&quot;'&quot;;[Personnage.H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51])&gt;0;CONCATENATE(&quot;'&quot;;[Personnage.C51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51])&gt;0;CONCATENATE(&quot;'&quot;;[Personnage.D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1])&gt;0;CONCATENATE(&quot;'&quot;;[Personnage.E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1])&gt;0;CONCATENATE(&quot;'&quot;;[Personnage.F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51])&gt;0;CONCATENATE(&quot;'&quot;;[Personnage.I51];&quot;'&quot;);&quot;null&quot;)" office:value-type="string" office:string-value="'Bio-modes Basiques'">
            <text:p>'Bio-modes Basique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2]" office:value-type="float" office:value="41">
            <text:p>41</text:p>
          </table:table-cell>
          <table:table-cell office:value-type="string">
            <text:p>,</text:p>
          </table:table-cell>
          <table:table-cell table:formula="of:=IF(LEN([Personnage.B52])&gt;0;[Personnage.B52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52])&gt;0;CONCATENATE(&quot;'&quot;;[Personnage.H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52])&gt;0;CONCATENATE(&quot;'&quot;;[Personnage.C52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52])&gt;0;CONCATENATE(&quot;'&quot;;[Personnage.D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2])&gt;0;CONCATENATE(&quot;'&quot;;[Personnage.E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2])&gt;0;CONCATENATE(&quot;'&quot;;[Personnage.F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52])&gt;0;CONCATENATE(&quot;'&quot;;[Personnage.I52];&quot;'&quot;);&quot;null&quot;)" office:value-type="string" office:string-value="'Implants Réseau de Base'">
            <text:p>'Implants Réseau de Bas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3]" office:value-type="float" office:value="42">
            <text:p>42</text:p>
          </table:table-cell>
          <table:table-cell office:value-type="string">
            <text:p>,</text:p>
          </table:table-cell>
          <table:table-cell table:formula="of:=IF(LEN([Personnage.B53])&gt;0;[Personnage.B53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53])&gt;0;CONCATENATE(&quot;'&quot;;[Personnage.H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53])&gt;0;CONCATENATE(&quot;'&quot;;[Personnage.C53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53])&gt;0;CONCATENATE(&quot;'&quot;;[Personnage.D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3])&gt;0;CONCATENATE(&quot;'&quot;;[Personnage.E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3])&gt;0;CONCATENATE(&quot;'&quot;;[Personnage.F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53])&gt;0;CONCATENATE(&quot;'&quot;;[Personnage.I53];&quot;'&quot;);&quot;null&quot;)" office:value-type="string" office:string-value="'Armure Biotissée (légère)'">
            <text:p>'Armure Biotissée (légère)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4]" office:value-type="float" office:value="43">
            <text:p>43</text:p>
          </table:table-cell>
          <table:table-cell office:value-type="string">
            <text:p>,</text:p>
          </table:table-cell>
          <table:table-cell table:formula="of:=IF(LEN([Personnage.B54])&gt;0;[Personnage.B54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54])&gt;0;CONCATENATE(&quot;'&quot;;[Personnage.H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54])&gt;0;CONCATENATE(&quot;'&quot;;[Personnage.C54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54])&gt;0;CONCATENATE(&quot;'&quot;;[Personnage.D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4])&gt;0;CONCATENATE(&quot;'&quot;;[Personnage.E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4])&gt;0;CONCATENATE(&quot;'&quot;;[Personnage.F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54])&gt;0;CONCATENATE(&quot;'&quot;;[Personnage.I54];&quot;'&quot;);&quot;null&quot;)" office:value-type="string" office:string-value="'Pile Corticale'">
            <text:p>'Pile Cortical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5]" office:value-type="float" office:value="44">
            <text:p>44</text:p>
          </table:table-cell>
          <table:table-cell office:value-type="string">
            <text:p>,</text:p>
          </table:table-cell>
          <table:table-cell table:formula="of:=IF(LEN([Personnage.B55])&gt;0;[Personnage.B55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55])&gt;0;CONCATENATE(&quot;'&quot;;[Personnage.H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55])&gt;0;CONCATENATE(&quot;'&quot;;[Personnage.C55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55])&gt;0;CONCATENATE(&quot;'&quot;;[Personnage.D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5])&gt;0;CONCATENATE(&quot;'&quot;;[Personnage.E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5])&gt;0;CONCATENATE(&quot;'&quot;;[Personnage.F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55])&gt;0;CONCATENATE(&quot;'&quot;;[Personnage.I55];&quot;'&quot;);&quot;null&quot;)" office:value-type="string" office:string-value="'Vision Améliorée'">
            <text:p>'Vision Amélioré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6]" office:value-type="float" office:value="45">
            <text:p>45</text:p>
          </table:table-cell>
          <table:table-cell office:value-type="string">
            <text:p>,</text:p>
          </table:table-cell>
          <table:table-cell table:formula="of:=IF(LEN([Personnage.B56])&gt;0;[Personnage.B56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56])&gt;0;CONCATENATE(&quot;'&quot;;[Personnage.H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56])&gt;0;CONCATENATE(&quot;'&quot;;[Personnage.C56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56])&gt;0;CONCATENATE(&quot;'&quot;;[Personnage.D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6])&gt;0;CONCATENATE(&quot;'&quot;;[Personnage.E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6])&gt;0;CONCATENATE(&quot;'&quot;;[Personnage.F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56])&gt;0;CONCATENATE(&quot;'&quot;;[Personnage.I56];&quot;'&quot;);&quot;null&quot;)" office:value-type="string" office:string-value="'Neurachem (Niveau 1)'">
            <text:p>'Neurachem (Niveau 1)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7]" office:value-type="float" office:value="46">
            <text:p>46</text:p>
          </table:table-cell>
          <table:table-cell office:value-type="string">
            <text:p>,</text:p>
          </table:table-cell>
          <table:table-cell table:formula="of:=IF(LEN([Personnage.B57])&gt;0;[Personnage.B57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57])&gt;0;CONCATENATE(&quot;'&quot;;[Personnage.H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57])&gt;0;CONCATENATE(&quot;'&quot;;[Personnage.C57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57])&gt;0;CONCATENATE(&quot;'&quot;;[Personnage.D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7])&gt;0;CONCATENATE(&quot;'&quot;;[Personnage.E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7])&gt;0;CONCATENATE(&quot;'&quot;;[Personnage.F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57])&gt;0;CONCATENATE(&quot;'&quot;;[Personnage.I57];&quot;'&quot;);&quot;null&quot;)" office:value-type="string" office:string-value="'Filtres Toxémiques'">
            <text:p>'Filtres Toxémique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8]" office:value-type="float" office:value="47">
            <text:p>47</text:p>
          </table:table-cell>
          <table:table-cell office:value-type="string">
            <text:p>,</text:p>
          </table:table-cell>
          <table:table-cell table:formula="of:=IF(LEN([Personnage.B58])&gt;0;[Personnage.B58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58])&gt;0;CONCATENATE(&quot;'&quot;;[Personnage.H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58])&gt;0;CONCATENATE(&quot;'&quot;;[Personnage.C58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58])&gt;0;CONCATENATE(&quot;'&quot;;[Personnage.D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8])&gt;0;CONCATENATE(&quot;'&quot;;[Personnage.E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8])&gt;0;CONCATENATE(&quot;'&quot;;[Personnage.F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58])&gt;0;CONCATENATE(&quot;'&quot;;[Personnage.I58];&quot;'&quot;);&quot;null&quot;)" office:value-type="string" office:string-value="'Hyperlinguiste'">
            <text:p>'Hyperlinguist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9]" office:value-type="float" office:value="48">
            <text:p>48</text:p>
          </table:table-cell>
          <table:table-cell office:value-type="string">
            <text:p>,</text:p>
          </table:table-cell>
          <table:table-cell table:formula="of:=IF(LEN([Personnage.B59])&gt;0;[Personnage.B59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59])&gt;0;CONCATENATE(&quot;'&quot;;[Personnage.H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59])&gt;0;CONCATENATE(&quot;'&quot;;[Personnage.C59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59])&gt;0;CONCATENATE(&quot;'&quot;;[Personnage.D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9])&gt;0;CONCATENATE(&quot;'&quot;;[Personnage.E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9])&gt;0;CONCATENATE(&quot;'&quot;;[Personnage.F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59])&gt;0;CONCATENATE(&quot;'&quot;;[Personnage.I59];&quot;'&quot;);&quot;null&quot;)" office:value-type="string" office:string-value="'Augmentation Mnémonique'">
            <text:p>'Augmentation Mnémoniqu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0]" office:value-type="float" office:value="49">
            <text:p>49</text:p>
          </table:table-cell>
          <table:table-cell office:value-type="string">
            <text:p>,</text:p>
          </table:table-cell>
          <table:table-cell table:formula="of:=IF(LEN([Personnage.B60])&gt;0;[Personnage.B60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60])&gt;0;CONCATENATE(&quot;'&quot;;[Personnage.H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6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60])&gt;0;CONCATENATE(&quot;'&quot;;[Personnage.C60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60])&gt;0;CONCATENATE(&quot;'&quot;;[Personnage.D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0])&gt;0;CONCATENATE(&quot;'&quot;;[Personnage.E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0])&gt;0;CONCATENATE(&quot;'&quot;;[Personnage.F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60])&gt;0;CONCATENATE(&quot;'&quot;;[Personnage.I60];&quot;'&quot;);&quot;null&quot;)" office:value-type="string" office:string-value="'Ouïe Améliorée'">
            <text:p>'Ouïe Amélioré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1]" office:value-type="float" office:value="50">
            <text:p>50</text:p>
          </table:table-cell>
          <table:table-cell office:value-type="string">
            <text:p>,</text:p>
          </table:table-cell>
          <table:table-cell table:formula="of:=IF(LEN([Personnage.B61])&gt;0;[Personnage.B61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61])&gt;0;CONCATENATE(&quot;'&quot;;[Personnage.H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6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61])&gt;0;CONCATENATE(&quot;'&quot;;[Personnage.C61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61])&gt;0;CONCATENATE(&quot;'&quot;;[Personnage.D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1])&gt;0;CONCATENATE(&quot;'&quot;;[Personnage.E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1])&gt;0;CONCATENATE(&quot;'&quot;;[Personnage.F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61])&gt;0;CONCATENATE(&quot;'&quot;;[Personnage.I61];&quot;'&quot;);&quot;null&quot;)" office:value-type="string" office:string-value="'Émetteur Térahertz'">
            <text:p>'Émetteur Térahertz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2]" office:value-type="float" office:value="51">
            <text:p>51</text:p>
          </table:table-cell>
          <table:table-cell office:value-type="string">
            <text:p>,</text:p>
          </table:table-cell>
          <table:table-cell table:formula="of:=IF(LEN([Personnage.B62])&gt;0;[Personnage.B62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62])&gt;0;CONCATENATE(&quot;'&quot;;[Personnage.H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6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62])&gt;0;CONCATENATE(&quot;'&quot;;[Personnage.C62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62])&gt;0;CONCATENATE(&quot;'&quot;;[Personnage.D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2])&gt;0;CONCATENATE(&quot;'&quot;;[Personnage.E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2])&gt;0;CONCATENATE(&quot;'&quot;;[Personnage.F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62])&gt;0;CONCATENATE(&quot;'&quot;;[Personnage.I62];&quot;'&quot;);&quot;null&quot;)" office:value-type="string" office:string-value="'Médicachines'">
            <text:p>'Médicachine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3]" office:value-type="float" office:value="52">
            <text:p>52</text:p>
          </table:table-cell>
          <table:table-cell office:value-type="string">
            <text:p>,</text:p>
          </table:table-cell>
          <table:table-cell table:formula="of:=IF(LEN([Personnage.B63])&gt;0;[Personnage.B63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63])&gt;0;CONCATENATE(&quot;'&quot;;[Personnage.H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6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63])&gt;0;CONCATENATE(&quot;'&quot;;[Personnage.C63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63])&gt;0;CONCATENATE(&quot;'&quot;;[Personnage.D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3])&gt;0;CONCATENATE(&quot;'&quot;;[Personnage.E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3])&gt;0;CONCATENATE(&quot;'&quot;;[Personnage.F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63])&gt;0;CONCATENATE(&quot;'&quot;;[Personnage.I63];&quot;'&quot;);&quot;null&quot;)" office:value-type="string" office:string-value="'Nanophages'">
            <text:p>'Nanophage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4]" office:value-type="float" office:value="53">
            <text:p>53</text:p>
          </table:table-cell>
          <table:table-cell office:value-type="string">
            <text:p>,</text:p>
          </table:table-cell>
          <table:table-cell table:formula="of:=IF(LEN([Personnage.B64])&gt;0;[Personnage.B64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64])&gt;0;CONCATENATE(&quot;'&quot;;[Personnage.H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6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64])&gt;0;CONCATENATE(&quot;'&quot;;[Personnage.C64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64])&gt;0;CONCATENATE(&quot;'&quot;;[Personnage.D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4])&gt;0;CONCATENATE(&quot;'&quot;;[Personnage.E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4])&gt;0;CONCATENATE(&quot;'&quot;;[Personnage.F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64])&gt;0;CONCATENATE(&quot;'&quot;;[Personnage.I64];&quot;'&quot;);&quot;null&quot;)" office:value-type="string" office:string-value="'Contrôle Endocrinien'">
            <text:p>'Contrôle Endocrinien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5]" office:value-type="float" office:value="54">
            <text:p>54</text:p>
          </table:table-cell>
          <table:table-cell office:value-type="string">
            <text:p>,</text:p>
          </table:table-cell>
          <table:table-cell table:formula="of:=IF(LEN([Personnage.B65])&gt;0;[Personnage.B65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65])&gt;0;CONCATENATE(&quot;'&quot;;[Personnage.H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6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65])&gt;0;CONCATENATE(&quot;'&quot;;[Personnage.C65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65])&gt;0;CONCATENATE(&quot;'&quot;;[Personnage.D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5])&gt;0;CONCATENATE(&quot;'&quot;;[Personnage.E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5])&gt;0;CONCATENATE(&quot;'&quot;;[Personnage.F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65])&gt;0;CONCATENATE(&quot;'&quot;;[Personnage.I65];&quot;'&quot;);&quot;null&quot;)" office:value-type="string" office:string-value="'Stimulation Surrénale'">
            <text:p>'Stimulation Surrénal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6]" office:value-type="float" office:value="55">
            <text:p>55</text:p>
          </table:table-cell>
          <table:table-cell office:value-type="string">
            <text:p>,</text:p>
          </table:table-cell>
          <table:table-cell table:formula="of:=IF(LEN([Personnage.B66])&gt;0;[Personnage.B66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66])&gt;0;CONCATENATE(&quot;'&quot;;[Personnage.H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6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66])&gt;0;CONCATENATE(&quot;'&quot;;[Personnage.C66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66])&gt;0;CONCATENATE(&quot;'&quot;;[Personnage.D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6])&gt;0;CONCATENATE(&quot;'&quot;;[Personnage.E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6])&gt;0;CONCATENATE(&quot;'&quot;;[Personnage.F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66])&gt;0;CONCATENATE(&quot;'&quot;;[Personnage.I66];&quot;'&quot;);&quot;null&quot;)" office:value-type="string" office:string-value="'Régulation Thermique'">
            <text:p>'Régulation Thermiqu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7]" office:value-type="float" office:value="56">
            <text:p>56</text:p>
          </table:table-cell>
          <table:table-cell office:value-type="string">
            <text:p>,</text:p>
          </table:table-cell>
          <table:table-cell table:formula="of:=IF(LEN([Personnage.B67])&gt;0;[Personnage.B67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67])&gt;0;CONCATENATE(&quot;'&quot;;[Personnage.H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6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67])&gt;0;CONCATENATE(&quot;'&quot;;[Personnage.C67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67])&gt;0;CONCATENATE(&quot;'&quot;;[Personnage.D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7])&gt;0;CONCATENATE(&quot;'&quot;;[Personnage.E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7])&gt;0;CONCATENATE(&quot;'&quot;;[Personnage.F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67])&gt;0;CONCATENATE(&quot;'&quot;;[Personnage.I67];&quot;'&quot;);&quot;null&quot;)" office:value-type="string" office:string-value="'Respiration Améliorée'">
            <text:p>'Respiration Amélioré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8]" office:value-type="float" office:value="57">
            <text:p>57</text:p>
          </table:table-cell>
          <table:table-cell office:value-type="string">
            <text:p>,</text:p>
          </table:table-cell>
          <table:table-cell table:formula="of:=IF(LEN([Personnage.B68])&gt;0;[Personnage.B68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68])&gt;0;CONCATENATE(&quot;'&quot;;[Personnage.H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6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68])&gt;0;CONCATENATE(&quot;'&quot;;[Personnage.C68];&quot;'&quot;);&quot;null&quot;)" office:value-type="string" office:string-value="'MORPH_TRAIT'">
            <text:p>'MORPH_TRAIT'</text:p>
          </table:table-cell>
          <table:table-cell office:value-type="string">
            <text:p>,</text:p>
          </table:table-cell>
          <table:table-cell table:formula="of:=IF(LEN([Personnage.D68])&gt;0;CONCATENATE(&quot;'&quot;;[Personnage.D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8])&gt;0;CONCATENATE(&quot;'&quot;;[Personnage.E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8])&gt;0;CONCATENATE(&quot;'&quot;;[Personnage.F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68])&gt;0;CONCATENATE(&quot;'&quot;;[Personnage.I68];&quot;'&quot;);&quot;null&quot;)" office:value-type="string" office:string-value="'Hyperlinguiste'">
            <text:p>'Hyperlinguist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9]" office:value-type="float" office:value="58">
            <text:p>58</text:p>
          </table:table-cell>
          <table:table-cell office:value-type="string">
            <text:p>,</text:p>
          </table:table-cell>
          <table:table-cell table:formula="of:=IF(LEN([Personnage.B69])&gt;0;[Personnage.B6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69])&gt;0;CONCATENATE(&quot;'&quot;;[Personnage.H69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69]" office:value-type="float" office:value="15">
            <text:p>15</text:p>
          </table:table-cell>
          <table:table-cell office:value-type="string">
            <text:p>,</text:p>
          </table:table-cell>
          <table:table-cell table:formula="of:=IF(LEN([Personnage.C69])&gt;0;CONCATENATE(&quot;'&quot;;[Personnage.C69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69])&gt;0;CONCATENATE(&quot;'&quot;;[Personnage.D69];&quot;'&quot;);&quot;null&quot;)" office:value-type="string" office:string-value="'COG'">
            <text:p>'COG'</text:p>
          </table:table-cell>
          <table:table-cell office:value-type="string">
            <text:p>,</text:p>
          </table:table-cell>
          <table:table-cell table:formula="of:=IF(LEN([Personnage.E69])&gt;0;CONCATENATE(&quot;'&quot;;[Personnage.E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9])&gt;0;CONCATENATE(&quot;'&quot;;[Personnage.F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69])&gt;0;CONCATENATE(&quot;'&quot;;[Personnage.I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0]" office:value-type="float" office:value="59">
            <text:p>59</text:p>
          </table:table-cell>
          <table:table-cell office:value-type="string">
            <text:p>,</text:p>
          </table:table-cell>
          <table:table-cell table:formula="of:=IF(LEN([Personnage.B70])&gt;0;[Personnage.B7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70])&gt;0;CONCATENATE(&quot;'&quot;;[Personnage.H70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70]" office:value-type="float" office:value="50">
            <text:p>50</text:p>
          </table:table-cell>
          <table:table-cell office:value-type="string">
            <text:p>,</text:p>
          </table:table-cell>
          <table:table-cell table:formula="of:=IF(LEN([Personnage.C70])&gt;0;CONCATENATE(&quot;'&quot;;[Personnage.C70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0])&gt;0;CONCATENATE(&quot;'&quot;;[Personnage.D70];&quot;'&quot;);&quot;null&quot;)" office:value-type="string" office:string-value="'COG'">
            <text:p>'COG'</text:p>
          </table:table-cell>
          <table:table-cell office:value-type="string">
            <text:p>,</text:p>
          </table:table-cell>
          <table:table-cell table:formula="of:=IF(LEN([Personnage.E70])&gt;0;CONCATENATE(&quot;'&quot;;[Personnage.E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0])&gt;0;CONCATENATE(&quot;'&quot;;[Personnage.F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70])&gt;0;CONCATENATE(&quot;'&quot;;[Personnage.I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1]" office:value-type="float" office:value="60">
            <text:p>60</text:p>
          </table:table-cell>
          <table:table-cell office:value-type="string">
            <text:p>,</text:p>
          </table:table-cell>
          <table:table-cell table:formula="of:=IF(LEN([Personnage.B71])&gt;0;[Personnage.B7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71])&gt;0;CONCATENATE(&quot;'&quot;;[Personnage.H71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71]" office:value-type="float" office:value="15">
            <text:p>15</text:p>
          </table:table-cell>
          <table:table-cell office:value-type="string">
            <text:p>,</text:p>
          </table:table-cell>
          <table:table-cell table:formula="of:=IF(LEN([Personnage.C71])&gt;0;CONCATENATE(&quot;'&quot;;[Personnage.C71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1])&gt;0;CONCATENATE(&quot;'&quot;;[Personnage.D71];&quot;'&quot;);&quot;null&quot;)" office:value-type="string" office:string-value="'COO'">
            <text:p>'COO'</text:p>
          </table:table-cell>
          <table:table-cell office:value-type="string">
            <text:p>,</text:p>
          </table:table-cell>
          <table:table-cell table:formula="of:=IF(LEN([Personnage.E71])&gt;0;CONCATENATE(&quot;'&quot;;[Personnage.E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1])&gt;0;CONCATENATE(&quot;'&quot;;[Personnage.F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71])&gt;0;CONCATENATE(&quot;'&quot;;[Personnage.I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2]" office:value-type="float" office:value="61">
            <text:p>61</text:p>
          </table:table-cell>
          <table:table-cell office:value-type="string">
            <text:p>,</text:p>
          </table:table-cell>
          <table:table-cell table:formula="of:=IF(LEN([Personnage.B72])&gt;0;[Personnage.B7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72])&gt;0;CONCATENATE(&quot;'&quot;;[Personnage.H72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7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72])&gt;0;CONCATENATE(&quot;'&quot;;[Personnage.C72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2])&gt;0;CONCATENATE(&quot;'&quot;;[Personnage.D72];&quot;'&quot;);&quot;null&quot;)" office:value-type="string" office:string-value="'COO'">
            <text:p>'COO'</text:p>
          </table:table-cell>
          <table:table-cell office:value-type="string">
            <text:p>,</text:p>
          </table:table-cell>
          <table:table-cell table:formula="of:=IF(LEN([Personnage.E72])&gt;0;CONCATENATE(&quot;'&quot;;[Personnage.E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2])&gt;0;CONCATENATE(&quot;'&quot;;[Personnage.F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72])&gt;0;CONCATENATE(&quot;'&quot;;[Personnage.I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3]" office:value-type="float" office:value="62">
            <text:p>62</text:p>
          </table:table-cell>
          <table:table-cell office:value-type="string">
            <text:p>,</text:p>
          </table:table-cell>
          <table:table-cell table:formula="of:=IF(LEN([Personnage.B73])&gt;0;[Personnage.B7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73])&gt;0;CONCATENATE(&quot;'&quot;;[Personnage.H73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73]" office:value-type="float" office:value="15">
            <text:p>15</text:p>
          </table:table-cell>
          <table:table-cell office:value-type="string">
            <text:p>,</text:p>
          </table:table-cell>
          <table:table-cell table:formula="of:=IF(LEN([Personnage.C73])&gt;0;CONCATENATE(&quot;'&quot;;[Personnage.C73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3])&gt;0;CONCATENATE(&quot;'&quot;;[Personnage.D73];&quot;'&quot;);&quot;null&quot;)" office:value-type="string" office:string-value="'INT'">
            <text:p>'INT'</text:p>
          </table:table-cell>
          <table:table-cell office:value-type="string">
            <text:p>,</text:p>
          </table:table-cell>
          <table:table-cell table:formula="of:=IF(LEN([Personnage.E73])&gt;0;CONCATENATE(&quot;'&quot;;[Personnage.E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3])&gt;0;CONCATENATE(&quot;'&quot;;[Personnage.F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73])&gt;0;CONCATENATE(&quot;'&quot;;[Personnage.I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4]" office:value-type="float" office:value="63">
            <text:p>63</text:p>
          </table:table-cell>
          <table:table-cell office:value-type="string">
            <text:p>,</text:p>
          </table:table-cell>
          <table:table-cell table:formula="of:=IF(LEN([Personnage.B74])&gt;0;[Personnage.B7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74])&gt;0;CONCATENATE(&quot;'&quot;;[Personnage.H74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7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74])&gt;0;CONCATENATE(&quot;'&quot;;[Personnage.C74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4])&gt;0;CONCATENATE(&quot;'&quot;;[Personnage.D74];&quot;'&quot;);&quot;null&quot;)" office:value-type="string" office:string-value="'INT'">
            <text:p>'INT'</text:p>
          </table:table-cell>
          <table:table-cell office:value-type="string">
            <text:p>,</text:p>
          </table:table-cell>
          <table:table-cell table:formula="of:=IF(LEN([Personnage.E74])&gt;0;CONCATENATE(&quot;'&quot;;[Personnage.E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4])&gt;0;CONCATENATE(&quot;'&quot;;[Personnage.F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74])&gt;0;CONCATENATE(&quot;'&quot;;[Personnage.I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5]" office:value-type="float" office:value="64">
            <text:p>64</text:p>
          </table:table-cell>
          <table:table-cell office:value-type="string">
            <text:p>,</text:p>
          </table:table-cell>
          <table:table-cell table:formula="of:=IF(LEN([Personnage.B75])&gt;0;[Personnage.B7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75])&gt;0;CONCATENATE(&quot;'&quot;;[Personnage.H75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75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75])&gt;0;CONCATENATE(&quot;'&quot;;[Personnage.C75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5])&gt;0;CONCATENATE(&quot;'&quot;;[Personnage.D75];&quot;'&quot;);&quot;null&quot;)" office:value-type="string" office:string-value="'REF'">
            <text:p>'REF'</text:p>
          </table:table-cell>
          <table:table-cell office:value-type="string">
            <text:p>,</text:p>
          </table:table-cell>
          <table:table-cell table:formula="of:=IF(LEN([Personnage.E75])&gt;0;CONCATENATE(&quot;'&quot;;[Personnage.E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5])&gt;0;CONCATENATE(&quot;'&quot;;[Personnage.F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75])&gt;0;CONCATENATE(&quot;'&quot;;[Personnage.I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6]" office:value-type="float" office:value="65">
            <text:p>65</text:p>
          </table:table-cell>
          <table:table-cell office:value-type="string">
            <text:p>,</text:p>
          </table:table-cell>
          <table:table-cell table:formula="of:=IF(LEN([Personnage.B76])&gt;0;[Personnage.B7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76])&gt;0;CONCATENATE(&quot;'&quot;;[Personnage.H76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7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76])&gt;0;CONCATENATE(&quot;'&quot;;[Personnage.C76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6])&gt;0;CONCATENATE(&quot;'&quot;;[Personnage.D76];&quot;'&quot;);&quot;null&quot;)" office:value-type="string" office:string-value="'REF'">
            <text:p>'REF'</text:p>
          </table:table-cell>
          <table:table-cell office:value-type="string">
            <text:p>,</text:p>
          </table:table-cell>
          <table:table-cell table:formula="of:=IF(LEN([Personnage.E76])&gt;0;CONCATENATE(&quot;'&quot;;[Personnage.E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6])&gt;0;CONCATENATE(&quot;'&quot;;[Personnage.F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76])&gt;0;CONCATENATE(&quot;'&quot;;[Personnage.I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7]" office:value-type="float" office:value="66">
            <text:p>66</text:p>
          </table:table-cell>
          <table:table-cell office:value-type="string">
            <text:p>,</text:p>
          </table:table-cell>
          <table:table-cell table:formula="of:=IF(LEN([Personnage.B77])&gt;0;[Personnage.B7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77])&gt;0;CONCATENATE(&quot;'&quot;;[Personnage.H77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77]" office:value-type="float" office:value="15">
            <text:p>15</text:p>
          </table:table-cell>
          <table:table-cell office:value-type="string">
            <text:p>,</text:p>
          </table:table-cell>
          <table:table-cell table:formula="of:=IF(LEN([Personnage.C77])&gt;0;CONCATENATE(&quot;'&quot;;[Personnage.C77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7])&gt;0;CONCATENATE(&quot;'&quot;;[Personnage.D77];&quot;'&quot;);&quot;null&quot;)" office:value-type="string" office:string-value="'SAV'">
            <text:p>'SAV'</text:p>
          </table:table-cell>
          <table:table-cell office:value-type="string">
            <text:p>,</text:p>
          </table:table-cell>
          <table:table-cell table:formula="of:=IF(LEN([Personnage.E77])&gt;0;CONCATENATE(&quot;'&quot;;[Personnage.E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7])&gt;0;CONCATENATE(&quot;'&quot;;[Personnage.F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77])&gt;0;CONCATENATE(&quot;'&quot;;[Personnage.I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8]" office:value-type="float" office:value="67">
            <text:p>67</text:p>
          </table:table-cell>
          <table:table-cell office:value-type="string">
            <text:p>,</text:p>
          </table:table-cell>
          <table:table-cell table:formula="of:=IF(LEN([Personnage.B78])&gt;0;[Personnage.B7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78])&gt;0;CONCATENATE(&quot;'&quot;;[Personnage.H78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7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78])&gt;0;CONCATENATE(&quot;'&quot;;[Personnage.C78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8])&gt;0;CONCATENATE(&quot;'&quot;;[Personnage.D78];&quot;'&quot;);&quot;null&quot;)" office:value-type="string" office:string-value="'SAV'">
            <text:p>'SAV'</text:p>
          </table:table-cell>
          <table:table-cell office:value-type="string">
            <text:p>,</text:p>
          </table:table-cell>
          <table:table-cell table:formula="of:=IF(LEN([Personnage.E78])&gt;0;CONCATENATE(&quot;'&quot;;[Personnage.E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8])&gt;0;CONCATENATE(&quot;'&quot;;[Personnage.F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78])&gt;0;CONCATENATE(&quot;'&quot;;[Personnage.I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9]" office:value-type="float" office:value="68">
            <text:p>68</text:p>
          </table:table-cell>
          <table:table-cell office:value-type="string">
            <text:p>,</text:p>
          </table:table-cell>
          <table:table-cell table:formula="of:=IF(LEN([Personnage.B79])&gt;0;[Personnage.B7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79])&gt;0;CONCATENATE(&quot;'&quot;;[Personnage.H79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79]" office:value-type="float" office:value="15">
            <text:p>15</text:p>
          </table:table-cell>
          <table:table-cell office:value-type="string">
            <text:p>,</text:p>
          </table:table-cell>
          <table:table-cell table:formula="of:=IF(LEN([Personnage.C79])&gt;0;CONCATENATE(&quot;'&quot;;[Personnage.C79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9])&gt;0;CONCATENATE(&quot;'&quot;;[Personnage.D79];&quot;'&quot;);&quot;null&quot;)" office:value-type="string" office:string-value="'SOM'">
            <text:p>'SOM'</text:p>
          </table:table-cell>
          <table:table-cell office:value-type="string">
            <text:p>,</text:p>
          </table:table-cell>
          <table:table-cell table:formula="of:=IF(LEN([Personnage.E79])&gt;0;CONCATENATE(&quot;'&quot;;[Personnage.E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9])&gt;0;CONCATENATE(&quot;'&quot;;[Personnage.F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79])&gt;0;CONCATENATE(&quot;'&quot;;[Personnage.I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0]" office:value-type="float" office:value="69">
            <text:p>69</text:p>
          </table:table-cell>
          <table:table-cell office:value-type="string">
            <text:p>,</text:p>
          </table:table-cell>
          <table:table-cell table:formula="of:=IF(LEN([Personnage.B80])&gt;0;[Personnage.B8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80])&gt;0;CONCATENATE(&quot;'&quot;;[Personnage.H80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80]" office:value-type="float" office:value="50">
            <text:p>50</text:p>
          </table:table-cell>
          <table:table-cell office:value-type="string">
            <text:p>,</text:p>
          </table:table-cell>
          <table:table-cell table:formula="of:=IF(LEN([Personnage.C80])&gt;0;CONCATENATE(&quot;'&quot;;[Personnage.C80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80])&gt;0;CONCATENATE(&quot;'&quot;;[Personnage.D80];&quot;'&quot;);&quot;null&quot;)" office:value-type="string" office:string-value="'SOM'">
            <text:p>'SOM'</text:p>
          </table:table-cell>
          <table:table-cell office:value-type="string">
            <text:p>,</text:p>
          </table:table-cell>
          <table:table-cell table:formula="of:=IF(LEN([Personnage.E80])&gt;0;CONCATENATE(&quot;'&quot;;[Personnage.E8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0])&gt;0;CONCATENATE(&quot;'&quot;;[Personnage.F8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80])&gt;0;CONCATENATE(&quot;'&quot;;[Personnage.I8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1]" office:value-type="float" office:value="70">
            <text:p>70</text:p>
          </table:table-cell>
          <table:table-cell office:value-type="string">
            <text:p>,</text:p>
          </table:table-cell>
          <table:table-cell table:formula="of:=IF(LEN([Personnage.B81])&gt;0;[Personnage.B8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81])&gt;0;CONCATENATE(&quot;'&quot;;[Personnage.H81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81]" office:value-type="float" office:value="20">
            <text:p>20</text:p>
          </table:table-cell>
          <table:table-cell office:value-type="string">
            <text:p>,</text:p>
          </table:table-cell>
          <table:table-cell table:formula="of:=IF(LEN([Personnage.C81])&gt;0;CONCATENATE(&quot;'&quot;;[Personnage.C81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81])&gt;0;CONCATENATE(&quot;'&quot;;[Personnage.D81];&quot;'&quot;);&quot;null&quot;)" office:value-type="string" office:string-value="'WIL'">
            <text:p>'WIL'</text:p>
          </table:table-cell>
          <table:table-cell office:value-type="string">
            <text:p>,</text:p>
          </table:table-cell>
          <table:table-cell table:formula="of:=IF(LEN([Personnage.E81])&gt;0;CONCATENATE(&quot;'&quot;;[Personnage.E8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1])&gt;0;CONCATENATE(&quot;'&quot;;[Personnage.F8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81])&gt;0;CONCATENATE(&quot;'&quot;;[Personnage.I8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2]" office:value-type="float" office:value="71">
            <text:p>71</text:p>
          </table:table-cell>
          <table:table-cell office:value-type="string">
            <text:p>,</text:p>
          </table:table-cell>
          <table:table-cell table:formula="of:=IF(LEN([Personnage.B82])&gt;0;[Personnage.B8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82])&gt;0;CONCATENATE(&quot;'&quot;;[Personnage.H82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82]" office:value-type="float" office:value="50">
            <text:p>50</text:p>
          </table:table-cell>
          <table:table-cell office:value-type="string">
            <text:p>,</text:p>
          </table:table-cell>
          <table:table-cell table:formula="of:=IF(LEN([Personnage.C82])&gt;0;CONCATENATE(&quot;'&quot;;[Personnage.C82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82])&gt;0;CONCATENATE(&quot;'&quot;;[Personnage.D82];&quot;'&quot;);&quot;null&quot;)" office:value-type="string" office:string-value="'WIL'">
            <text:p>'WIL'</text:p>
          </table:table-cell>
          <table:table-cell office:value-type="string">
            <text:p>,</text:p>
          </table:table-cell>
          <table:table-cell table:formula="of:=IF(LEN([Personnage.E82])&gt;0;CONCATENATE(&quot;'&quot;;[Personnage.E8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2])&gt;0;CONCATENATE(&quot;'&quot;;[Personnage.F8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82])&gt;0;CONCATENATE(&quot;'&quot;;[Personnage.I8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3]" office:value-type="float" office:value="72">
            <text:p>72</text:p>
          </table:table-cell>
          <table:table-cell office:value-type="string">
            <text:p>,</text:p>
          </table:table-cell>
          <table:table-cell table:formula="of:=IF(LEN([Personnage.B83])&gt;0;[Personnage.B8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83])&gt;0;CONCATENATE(&quot;'&quot;;[Personnage.H83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8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83])&gt;0;CONCATENATE(&quot;'&quot;;[Personnage.C83];&quot;'&quot;);&quot;null&quot;)" office:value-type="string" office:string-value="'MOXIE'">
            <text:p>'MOXIE'</text:p>
          </table:table-cell>
          <table:table-cell office:value-type="string">
            <text:p>,</text:p>
          </table:table-cell>
          <table:table-cell table:formula="of:=IF(LEN([Personnage.D83])&gt;0;CONCATENATE(&quot;'&quot;;[Personnage.D8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83])&gt;0;CONCATENATE(&quot;'&quot;;[Personnage.E8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3])&gt;0;CONCATENATE(&quot;'&quot;;[Personnage.F8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83])&gt;0;CONCATENATE(&quot;'&quot;;[Personnage.I8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4]" office:value-type="float" office:value="73">
            <text:p>73</text:p>
          </table:table-cell>
          <table:table-cell office:value-type="string">
            <text:p>,</text:p>
          </table:table-cell>
          <table:table-cell table:formula="of:=IF(LEN([Personnage.B84])&gt;0;[Personnage.B8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84])&gt;0;CONCATENATE(&quot;'&quot;;[Personnage.H84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84]" office:value-type="float" office:value="15">
            <text:p>15</text:p>
          </table:table-cell>
          <table:table-cell office:value-type="string">
            <text:p>,</text:p>
          </table:table-cell>
          <table:table-cell table:formula="of:=IF(LEN([Personnage.C84])&gt;0;CONCATENATE(&quot;'&quot;;[Personnage.C84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84])&gt;0;CONCATENATE(&quot;'&quot;;[Personnage.D84];&quot;'&quot;);&quot;null&quot;)" office:value-type="string" office:string-value="'DECEPTION'">
            <text:p>'DECEPTION'</text:p>
          </table:table-cell>
          <table:table-cell office:value-type="string">
            <text:p>,</text:p>
          </table:table-cell>
          <table:table-cell table:formula="of:=IF(LEN([Personnage.E84])&gt;0;CONCATENATE(&quot;'&quot;;[Personnage.E8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4])&gt;0;CONCATENATE(&quot;'&quot;;[Personnage.F8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84])&gt;0;CONCATENATE(&quot;'&quot;;[Personnage.I8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5]" office:value-type="float" office:value="74">
            <text:p>74</text:p>
          </table:table-cell>
          <table:table-cell office:value-type="string">
            <text:p>,</text:p>
          </table:table-cell>
          <table:table-cell table:formula="of:=IF(LEN([Personnage.B85])&gt;0;[Personnage.B8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85])&gt;0;CONCATENATE(&quot;'&quot;;[Personnage.H85];&quot;'&quot;);&quot;null&quot;)" office:value-type="string" office:string-value="'MORPH'">
            <text:p>'MORPH'</text:p>
          </table:table-cell>
          <table:table-cell office:value-type="string">
            <text:p>,</text:p>
          </table:table-cell>
          <table:table-cell table:formula="of:=[Personnage.G85]" office:value-type="float" office:value="20">
            <text:p>20</text:p>
          </table:table-cell>
          <table:table-cell office:value-type="string">
            <text:p>,</text:p>
          </table:table-cell>
          <table:table-cell table:formula="of:=IF(LEN([Personnage.C85])&gt;0;CONCATENATE(&quot;'&quot;;[Personnage.C85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85])&gt;0;CONCATENATE(&quot;'&quot;;[Personnage.D85];&quot;'&quot;);&quot;null&quot;)" office:value-type="string" office:string-value="'DECEPTION'">
            <text:p>'DECEPTION'</text:p>
          </table:table-cell>
          <table:table-cell office:value-type="string">
            <text:p>,</text:p>
          </table:table-cell>
          <table:table-cell table:formula="of:=IF(LEN([Personnage.E85])&gt;0;CONCATENATE(&quot;'&quot;;[Personnage.E8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5])&gt;0;CONCATENATE(&quot;'&quot;;[Personnage.F8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85])&gt;0;CONCATENATE(&quot;'&quot;;[Personnage.I85];&quot;'&quot;);&quot;null&quot;)" office:value-type="string" office:string-value="'Contrôle Endocrinien'">
            <text:p>'Contrôle Endocrinien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6]" office:value-type="float" office:value="75">
            <text:p>75</text:p>
          </table:table-cell>
          <table:table-cell office:value-type="string">
            <text:p>,</text:p>
          </table:table-cell>
          <table:table-cell table:formula="of:=IF(LEN([Personnage.B86])&gt;0;[Personnage.B8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86])&gt;0;CONCATENATE(&quot;'&quot;;[Personnage.H86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86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C86])&gt;0;CONCATENATE(&quot;'&quot;;[Personnage.C86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86])&gt;0;CONCATENATE(&quot;'&quot;;[Personnage.D86];&quot;'&quot;);&quot;null&quot;)" office:value-type="string" office:string-value="'DECEPTION'">
            <text:p>'DECEPTION'</text:p>
          </table:table-cell>
          <table:table-cell office:value-type="string">
            <text:p>,</text:p>
          </table:table-cell>
          <table:table-cell table:formula="of:=IF(LEN([Personnage.E86])&gt;0;CONCATENATE(&quot;'&quot;;[Personnage.E8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6])&gt;0;CONCATENATE(&quot;'&quot;;[Personnage.F8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86])&gt;0;CONCATENATE(&quot;'&quot;;[Personnage.I86];&quot;'&quot;);&quot;null&quot;)" office:value-type="string" office:string-value="'Sp :Aplomb'">
            <text:p>'Sp :Aplomb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7]" office:value-type="float" office:value="76">
            <text:p>76</text:p>
          </table:table-cell>
          <table:table-cell office:value-type="string">
            <text:p>,</text:p>
          </table:table-cell>
          <table:table-cell table:formula="of:=IF(LEN([Personnage.B87])&gt;0;[Personnage.B8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87])&gt;0;CONCATENATE(&quot;'&quot;;[Personnage.H87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87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C87])&gt;0;CONCATENATE(&quot;'&quot;;[Personnage.C87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87])&gt;0;CONCATENATE(&quot;'&quot;;[Personnage.D87];&quot;'&quot;);&quot;null&quot;)" office:value-type="string" office:string-value="'DEMOLITIONS'">
            <text:p>'DEMOLITIONS'</text:p>
          </table:table-cell>
          <table:table-cell office:value-type="string">
            <text:p>,</text:p>
          </table:table-cell>
          <table:table-cell table:formula="of:=IF(LEN([Personnage.E87])&gt;0;CONCATENATE(&quot;'&quot;;[Personnage.E8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7])&gt;0;CONCATENATE(&quot;'&quot;;[Personnage.F8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87])&gt;0;CONCATENATE(&quot;'&quot;;[Personnage.I8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8]" office:value-type="float" office:value="77">
            <text:p>77</text:p>
          </table:table-cell>
          <table:table-cell office:value-type="string">
            <text:p>,</text:p>
          </table:table-cell>
          <table:table-cell table:formula="of:=IF(LEN([Personnage.B88])&gt;0;[Personnage.B8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88])&gt;0;CONCATENATE(&quot;'&quot;;[Personnage.H88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88]" office:value-type="float" office:value="50">
            <text:p>50</text:p>
          </table:table-cell>
          <table:table-cell office:value-type="string">
            <text:p>,</text:p>
          </table:table-cell>
          <table:table-cell table:formula="of:=IF(LEN([Personnage.C88])&gt;0;CONCATENATE(&quot;'&quot;;[Personnage.C88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88])&gt;0;CONCATENATE(&quot;'&quot;;[Personnage.D88];&quot;'&quot;);&quot;null&quot;)" office:value-type="string" office:string-value="'FRAY'">
            <text:p>'FRAY'</text:p>
          </table:table-cell>
          <table:table-cell office:value-type="string">
            <text:p>,</text:p>
          </table:table-cell>
          <table:table-cell table:formula="of:=IF(LEN([Personnage.E88])&gt;0;CONCATENATE(&quot;'&quot;;[Personnage.E8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8])&gt;0;CONCATENATE(&quot;'&quot;;[Personnage.F8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88])&gt;0;CONCATENATE(&quot;'&quot;;[Personnage.I8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9]" office:value-type="float" office:value="78">
            <text:p>78</text:p>
          </table:table-cell>
          <table:table-cell office:value-type="string">
            <text:p>,</text:p>
          </table:table-cell>
          <table:table-cell table:formula="of:=IF(LEN([Personnage.B89])&gt;0;[Personnage.B8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89])&gt;0;CONCATENATE(&quot;'&quot;;[Personnage.H89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89]" office:value-type="float" office:value="15">
            <text:p>15</text:p>
          </table:table-cell>
          <table:table-cell office:value-type="string">
            <text:p>,</text:p>
          </table:table-cell>
          <table:table-cell table:formula="of:=IF(LEN([Personnage.C89])&gt;0;CONCATENATE(&quot;'&quot;;[Personnage.C89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89])&gt;0;CONCATENATE(&quot;'&quot;;[Personnage.D89];&quot;'&quot;);&quot;null&quot;)" office:value-type="string" office:string-value="'FREERUNNING'">
            <text:p>'FREERUNNING'</text:p>
          </table:table-cell>
          <table:table-cell office:value-type="string">
            <text:p>,</text:p>
          </table:table-cell>
          <table:table-cell table:formula="of:=IF(LEN([Personnage.E89])&gt;0;CONCATENATE(&quot;'&quot;;[Personnage.E8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9])&gt;0;CONCATENATE(&quot;'&quot;;[Personnage.F8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89])&gt;0;CONCATENATE(&quot;'&quot;;[Personnage.I8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0]" office:value-type="float" office:value="79">
            <text:p>79</text:p>
          </table:table-cell>
          <table:table-cell office:value-type="string">
            <text:p>,</text:p>
          </table:table-cell>
          <table:table-cell table:formula="of:=IF(LEN([Personnage.B90])&gt;0;[Personnage.B9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90])&gt;0;CONCATENATE(&quot;'&quot;;[Personnage.H90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0]" office:value-type="float" office:value="45">
            <text:p>45</text:p>
          </table:table-cell>
          <table:table-cell office:value-type="string">
            <text:p>,</text:p>
          </table:table-cell>
          <table:table-cell table:formula="of:=IF(LEN([Personnage.C90])&gt;0;CONCATENATE(&quot;'&quot;;[Personnage.C90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0])&gt;0;CONCATENATE(&quot;'&quot;;[Personnage.D90];&quot;'&quot;);&quot;null&quot;)" office:value-type="string" office:string-value="'INFILTRATION'">
            <text:p>'INFILTRATION'</text:p>
          </table:table-cell>
          <table:table-cell office:value-type="string">
            <text:p>,</text:p>
          </table:table-cell>
          <table:table-cell table:formula="of:=IF(LEN([Personnage.E90])&gt;0;CONCATENATE(&quot;'&quot;;[Personnage.E9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0])&gt;0;CONCATENATE(&quot;'&quot;;[Personnage.F9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90])&gt;0;CONCATENATE(&quot;'&quot;;[Personnage.I9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1]" office:value-type="float" office:value="80">
            <text:p>80</text:p>
          </table:table-cell>
          <table:table-cell office:value-type="string">
            <text:p>,</text:p>
          </table:table-cell>
          <table:table-cell table:formula="of:=IF(LEN([Personnage.B91])&gt;0;[Personnage.B9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91])&gt;0;CONCATENATE(&quot;'&quot;;[Personnage.H91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1]" office:value-type="float" office:value="33">
            <text:p>33</text:p>
          </table:table-cell>
          <table:table-cell office:value-type="string">
            <text:p>,</text:p>
          </table:table-cell>
          <table:table-cell table:formula="of:=IF(LEN([Personnage.C91])&gt;0;CONCATENATE(&quot;'&quot;;[Personnage.C91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1])&gt;0;CONCATENATE(&quot;'&quot;;[Personnage.D91];&quot;'&quot;);&quot;null&quot;)" office:value-type="string" office:string-value="'INTIMIDATION'">
            <text:p>'INTIMIDATION'</text:p>
          </table:table-cell>
          <table:table-cell office:value-type="string">
            <text:p>,</text:p>
          </table:table-cell>
          <table:table-cell table:formula="of:=IF(LEN([Personnage.E91])&gt;0;CONCATENATE(&quot;'&quot;;[Personnage.E9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1])&gt;0;CONCATENATE(&quot;'&quot;;[Personnage.F9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91])&gt;0;CONCATENATE(&quot;'&quot;;[Personnage.I9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2]" office:value-type="float" office:value="81">
            <text:p>81</text:p>
          </table:table-cell>
          <table:table-cell office:value-type="string">
            <text:p>,</text:p>
          </table:table-cell>
          <table:table-cell table:formula="of:=IF(LEN([Personnage.B92])&gt;0;[Personnage.B9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92])&gt;0;CONCATENATE(&quot;'&quot;;[Personnage.H92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2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C92])&gt;0;CONCATENATE(&quot;'&quot;;[Personnage.C92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2])&gt;0;CONCATENATE(&quot;'&quot;;[Personnage.D92];&quot;'&quot;);&quot;null&quot;)" office:value-type="string" office:string-value="'INTIMIDATION'">
            <text:p>'INTIMIDATION'</text:p>
          </table:table-cell>
          <table:table-cell office:value-type="string">
            <text:p>,</text:p>
          </table:table-cell>
          <table:table-cell table:formula="of:=IF(LEN([Personnage.E92])&gt;0;CONCATENATE(&quot;'&quot;;[Personnage.E9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2])&gt;0;CONCATENATE(&quot;'&quot;;[Personnage.F9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92])&gt;0;CONCATENATE(&quot;'&quot;;[Personnage.I92];&quot;'&quot;);&quot;null&quot;)" office:value-type="string" office:string-value="'Sp : Physique'">
            <text:p>'Sp : Physiqu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3]" office:value-type="float" office:value="82">
            <text:p>82</text:p>
          </table:table-cell>
          <table:table-cell office:value-type="string">
            <text:p>,</text:p>
          </table:table-cell>
          <table:table-cell table:formula="of:=IF(LEN([Personnage.B93])&gt;0;[Personnage.B9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93])&gt;0;CONCATENATE(&quot;'&quot;;[Personnage.H93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3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93])&gt;0;CONCATENATE(&quot;'&quot;;[Personnage.C93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3])&gt;0;CONCATENATE(&quot;'&quot;;[Personnage.D93];&quot;'&quot;);&quot;null&quot;)" office:value-type="string" office:string-value="'INVESTIGATION'">
            <text:p>'INVESTIGATION'</text:p>
          </table:table-cell>
          <table:table-cell office:value-type="string">
            <text:p>,</text:p>
          </table:table-cell>
          <table:table-cell table:formula="of:=IF(LEN([Personnage.E93])&gt;0;CONCATENATE(&quot;'&quot;;[Personnage.E9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3])&gt;0;CONCATENATE(&quot;'&quot;;[Personnage.F9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93])&gt;0;CONCATENATE(&quot;'&quot;;[Personnage.I9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4]" office:value-type="float" office:value="83">
            <text:p>83</text:p>
          </table:table-cell>
          <table:table-cell office:value-type="string">
            <text:p>,</text:p>
          </table:table-cell>
          <table:table-cell table:formula="of:=IF(LEN([Personnage.B94])&gt;0;[Personnage.B9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94])&gt;0;CONCATENATE(&quot;'&quot;;[Personnage.H94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4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C94])&gt;0;CONCATENATE(&quot;'&quot;;[Personnage.C94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4])&gt;0;CONCATENATE(&quot;'&quot;;[Personnage.D94];&quot;'&quot;);&quot;null&quot;)" office:value-type="string" office:string-value="'KINESICS'">
            <text:p>'KINESICS'</text:p>
          </table:table-cell>
          <table:table-cell office:value-type="string">
            <text:p>,</text:p>
          </table:table-cell>
          <table:table-cell table:formula="of:=IF(LEN([Personnage.E94])&gt;0;CONCATENATE(&quot;'&quot;;[Personnage.E9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4])&gt;0;CONCATENATE(&quot;'&quot;;[Personnage.F9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94])&gt;0;CONCATENATE(&quot;'&quot;;[Personnage.I9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5]" office:value-type="float" office:value="84">
            <text:p>84</text:p>
          </table:table-cell>
          <table:table-cell office:value-type="string">
            <text:p>,</text:p>
          </table:table-cell>
          <table:table-cell table:formula="of:=IF(LEN([Personnage.B95])&gt;0;[Personnage.B9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95])&gt;0;CONCATENATE(&quot;'&quot;;[Personnage.H95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5]" office:value-type="float" office:value="85">
            <text:p>85</text:p>
          </table:table-cell>
          <table:table-cell office:value-type="string">
            <text:p>,</text:p>
          </table:table-cell>
          <table:table-cell table:formula="of:=IF(LEN([Personnage.C95])&gt;0;CONCATENATE(&quot;'&quot;;[Personnage.C95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5])&gt;0;CONCATENATE(&quot;'&quot;;[Personnage.D95];&quot;'&quot;);&quot;null&quot;)" office:value-type="string" office:string-value="'KINETIC_WEAPONS'">
            <text:p>'KINETIC_WEAPONS'</text:p>
          </table:table-cell>
          <table:table-cell office:value-type="string">
            <text:p>,</text:p>
          </table:table-cell>
          <table:table-cell table:formula="of:=IF(LEN([Personnage.E95])&gt;0;CONCATENATE(&quot;'&quot;;[Personnage.E9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5])&gt;0;CONCATENATE(&quot;'&quot;;[Personnage.F9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95])&gt;0;CONCATENATE(&quot;'&quot;;[Personnage.I9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6]" office:value-type="float" office:value="85">
            <text:p>85</text:p>
          </table:table-cell>
          <table:table-cell office:value-type="string">
            <text:p>,</text:p>
          </table:table-cell>
          <table:table-cell table:formula="of:=IF(LEN([Personnage.B96])&gt;0;[Personnage.B9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96])&gt;0;CONCATENATE(&quot;'&quot;;[Personnage.H96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6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C96])&gt;0;CONCATENATE(&quot;'&quot;;[Personnage.C96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6])&gt;0;CONCATENATE(&quot;'&quot;;[Personnage.D96];&quot;'&quot;);&quot;null&quot;)" office:value-type="string" office:string-value="'KINETIC_WEAPONS'">
            <text:p>'KINETIC_WEAPONS'</text:p>
          </table:table-cell>
          <table:table-cell office:value-type="string">
            <text:p>,</text:p>
          </table:table-cell>
          <table:table-cell table:formula="of:=IF(LEN([Personnage.E96])&gt;0;CONCATENATE(&quot;'&quot;;[Personnage.E9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6])&gt;0;CONCATENATE(&quot;'&quot;;[Personnage.F9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96])&gt;0;CONCATENATE(&quot;'&quot;;[Personnage.I96];&quot;'&quot;);&quot;null&quot;)" office:value-type="string" office:string-value="'Sp : Pistolets'">
            <text:p>'Sp : Pistolet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7]" office:value-type="float" office:value="86">
            <text:p>86</text:p>
          </table:table-cell>
          <table:table-cell office:value-type="string">
            <text:p>,</text:p>
          </table:table-cell>
          <table:table-cell table:formula="of:=IF(LEN([Personnage.B97])&gt;0;[Personnage.B9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97])&gt;0;CONCATENATE(&quot;'&quot;;[Personnage.H97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7]" office:value-type="float" office:value="45">
            <text:p>45</text:p>
          </table:table-cell>
          <table:table-cell office:value-type="string">
            <text:p>,</text:p>
          </table:table-cell>
          <table:table-cell table:formula="of:=IF(LEN([Personnage.C97])&gt;0;CONCATENATE(&quot;'&quot;;[Personnage.C97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7])&gt;0;CONCATENATE(&quot;'&quot;;[Personnage.D97];&quot;'&quot;);&quot;null&quot;)" office:value-type="string" office:string-value="'PERCEPTION'">
            <text:p>'PERCEPTION'</text:p>
          </table:table-cell>
          <table:table-cell office:value-type="string">
            <text:p>,</text:p>
          </table:table-cell>
          <table:table-cell table:formula="of:=IF(LEN([Personnage.E97])&gt;0;CONCATENATE(&quot;'&quot;;[Personnage.E9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7])&gt;0;CONCATENATE(&quot;'&quot;;[Personnage.F9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97])&gt;0;CONCATENATE(&quot;'&quot;;[Personnage.I9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8]" office:value-type="float" office:value="87">
            <text:p>87</text:p>
          </table:table-cell>
          <table:table-cell office:value-type="string">
            <text:p>,</text:p>
          </table:table-cell>
          <table:table-cell table:formula="of:=IF(LEN([Personnage.B98])&gt;0;[Personnage.B9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98])&gt;0;CONCATENATE(&quot;'&quot;;[Personnage.H98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8]" office:value-type="float" office:value="45">
            <text:p>45</text:p>
          </table:table-cell>
          <table:table-cell office:value-type="string">
            <text:p>,</text:p>
          </table:table-cell>
          <table:table-cell table:formula="of:=IF(LEN([Personnage.C98])&gt;0;CONCATENATE(&quot;'&quot;;[Personnage.C98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8])&gt;0;CONCATENATE(&quot;'&quot;;[Personnage.D98];&quot;'&quot;);&quot;null&quot;)" office:value-type="string" office:string-value="'THROWING_WEAPONS'">
            <text:p>'THROWING_WEAPONS'</text:p>
          </table:table-cell>
          <table:table-cell office:value-type="string">
            <text:p>,</text:p>
          </table:table-cell>
          <table:table-cell table:formula="of:=IF(LEN([Personnage.E98])&gt;0;CONCATENATE(&quot;'&quot;;[Personnage.E9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8])&gt;0;CONCATENATE(&quot;'&quot;;[Personnage.F9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98])&gt;0;CONCATENATE(&quot;'&quot;;[Personnage.I9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9]" office:value-type="float" office:value="88">
            <text:p>88</text:p>
          </table:table-cell>
          <table:table-cell office:value-type="string">
            <text:p>,</text:p>
          </table:table-cell>
          <table:table-cell table:formula="of:=IF(LEN([Personnage.B99])&gt;0;[Personnage.B9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99])&gt;0;CONCATENATE(&quot;'&quot;;[Personnage.H99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9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C99])&gt;0;CONCATENATE(&quot;'&quot;;[Personnage.C99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9])&gt;0;CONCATENATE(&quot;'&quot;;[Personnage.D99];&quot;'&quot;);&quot;null&quot;)" office:value-type="string" office:string-value="'THROWING_WEAPONS'">
            <text:p>'THROWING_WEAPONS'</text:p>
          </table:table-cell>
          <table:table-cell office:value-type="string">
            <text:p>,</text:p>
          </table:table-cell>
          <table:table-cell table:formula="of:=IF(LEN([Personnage.E99])&gt;0;CONCATENATE(&quot;'&quot;;[Personnage.E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9])&gt;0;CONCATENATE(&quot;'&quot;;[Personnage.F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99])&gt;0;CONCATENATE(&quot;'&quot;;[Personnage.I99];&quot;'&quot;);&quot;null&quot;)" office:value-type="string" office:string-value="'Sp : Grenades'">
            <text:p>'Sp : Grenade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0]" office:value-type="float" office:value="89">
            <text:p>89</text:p>
          </table:table-cell>
          <table:table-cell office:value-type="string">
            <text:p>,</text:p>
          </table:table-cell>
          <table:table-cell table:formula="of:=IF(LEN([Personnage.B100])&gt;0;[Personnage.B10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00])&gt;0;CONCATENATE(&quot;'&quot;;[Personnage.H100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00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C100])&gt;0;CONCATENATE(&quot;'&quot;;[Personnage.C100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100])&gt;0;CONCATENATE(&quot;'&quot;;[Personnage.D100];&quot;'&quot;);&quot;null&quot;)" office:value-type="string" office:string-value="'UNARMED'">
            <text:p>'UNARMED'</text:p>
          </table:table-cell>
          <table:table-cell office:value-type="string">
            <text:p>,</text:p>
          </table:table-cell>
          <table:table-cell table:formula="of:=IF(LEN([Personnage.E100])&gt;0;CONCATENATE(&quot;'&quot;;[Personnage.E1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0])&gt;0;CONCATENATE(&quot;'&quot;;[Personnage.F1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00])&gt;0;CONCATENATE(&quot;'&quot;;[Personnage.I1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1]" office:value-type="float" office:value="90">
            <text:p>90</text:p>
          </table:table-cell>
          <table:table-cell office:value-type="string">
            <text:p>,</text:p>
          </table:table-cell>
          <table:table-cell table:formula="of:=IF(LEN([Personnage.B101])&gt;0;[Personnage.B10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01])&gt;0;CONCATENATE(&quot;'&quot;;[Personnage.H101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01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C101])&gt;0;CONCATENATE(&quot;'&quot;;[Personnage.C101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101])&gt;0;CONCATENATE(&quot;'&quot;;[Personnage.D101];&quot;'&quot;);&quot;null&quot;)" office:value-type="string" office:string-value="'UNARMED'">
            <text:p>'UNARMED'</text:p>
          </table:table-cell>
          <table:table-cell office:value-type="string">
            <text:p>,</text:p>
          </table:table-cell>
          <table:table-cell table:formula="of:=IF(LEN([Personnage.E101])&gt;0;CONCATENATE(&quot;'&quot;;[Personnage.E1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1])&gt;0;CONCATENATE(&quot;'&quot;;[Personnage.F1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01])&gt;0;CONCATENATE(&quot;'&quot;;[Personnage.I101];&quot;'&quot;);&quot;null&quot;)" office:value-type="string" office:string-value="'SP : Poings'">
            <text:p>'SP : Poing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2]" office:value-type="float" office:value="91">
            <text:p>91</text:p>
          </table:table-cell>
          <table:table-cell office:value-type="string">
            <text:p>,</text:p>
          </table:table-cell>
          <table:table-cell table:formula="of:=IF(LEN([Personnage.B102])&gt;0;[Personnage.B10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02])&gt;0;CONCATENATE(&quot;'&quot;;[Personnage.H102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02]" office:value-type="float" office:value="20">
            <text:p>20</text:p>
          </table:table-cell>
          <table:table-cell office:value-type="string">
            <text:p>,</text:p>
          </table:table-cell>
          <table:table-cell table:formula="of:=IF(LEN([Personnage.C102])&gt;0;CONCATENATE(&quot;'&quot;;[Personnage.C102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02])&gt;0;CONCATENATE(&quot;'&quot;;[Personnage.D102];&quot;'&quot;);&quot;null&quot;)" office:value-type="string" office:string-value="'AC:Astrophysique'">
            <text:p>'AC:Astrophysique'</text:p>
          </table:table-cell>
          <table:table-cell office:value-type="string">
            <text:p>,</text:p>
          </table:table-cell>
          <table:table-cell table:formula="of:=IF(LEN([Personnage.E102])&gt;0;CONCATENATE(&quot;'&quot;;[Personnage.E1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2])&gt;0;CONCATENATE(&quot;'&quot;;[Personnage.F1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02])&gt;0;CONCATENATE(&quot;'&quot;;[Personnage.I1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3]" office:value-type="float" office:value="92">
            <text:p>92</text:p>
          </table:table-cell>
          <table:table-cell office:value-type="string">
            <text:p>,</text:p>
          </table:table-cell>
          <table:table-cell table:formula="of:=IF(LEN([Personnage.B103])&gt;0;[Personnage.B10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03])&gt;0;CONCATENATE(&quot;'&quot;;[Personnage.H103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03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103])&gt;0;CONCATENATE(&quot;'&quot;;[Personnage.C103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03])&gt;0;CONCATENATE(&quot;'&quot;;[Personnage.D103];&quot;'&quot;);&quot;null&quot;)" office:value-type="string" office:string-value="'AC:Astronomie'">
            <text:p>'AC:Astronomie'</text:p>
          </table:table-cell>
          <table:table-cell office:value-type="string">
            <text:p>,</text:p>
          </table:table-cell>
          <table:table-cell table:formula="of:=IF(LEN([Personnage.E103])&gt;0;CONCATENATE(&quot;'&quot;;[Personnage.E1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3])&gt;0;CONCATENATE(&quot;'&quot;;[Personnage.F1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03])&gt;0;CONCATENATE(&quot;'&quot;;[Personnage.I1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4]" office:value-type="float" office:value="93">
            <text:p>93</text:p>
          </table:table-cell>
          <table:table-cell office:value-type="string">
            <text:p>,</text:p>
          </table:table-cell>
          <table:table-cell table:formula="of:=IF(LEN([Personnage.B104])&gt;0;[Personnage.B10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04])&gt;0;CONCATENATE(&quot;'&quot;;[Personnage.H104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04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104])&gt;0;CONCATENATE(&quot;'&quot;;[Personnage.C104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04])&gt;0;CONCATENATE(&quot;'&quot;;[Personnage.D104];&quot;'&quot;);&quot;null&quot;)" office:value-type="string" office:string-value="'AC:Philosophie'">
            <text:p>'AC:Philosophie'</text:p>
          </table:table-cell>
          <table:table-cell office:value-type="string">
            <text:p>,</text:p>
          </table:table-cell>
          <table:table-cell table:formula="of:=IF(LEN([Personnage.E104])&gt;0;CONCATENATE(&quot;'&quot;;[Personnage.E1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4])&gt;0;CONCATENATE(&quot;'&quot;;[Personnage.F1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04])&gt;0;CONCATENATE(&quot;'&quot;;[Personnage.I1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5]" office:value-type="float" office:value="94">
            <text:p>94</text:p>
          </table:table-cell>
          <table:table-cell office:value-type="string">
            <text:p>,</text:p>
          </table:table-cell>
          <table:table-cell table:formula="of:=IF(LEN([Personnage.B105])&gt;0;[Personnage.B10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05])&gt;0;CONCATENATE(&quot;'&quot;;[Personnage.H105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05]" office:value-type="float" office:value="45">
            <text:p>45</text:p>
          </table:table-cell>
          <table:table-cell office:value-type="string">
            <text:p>,</text:p>
          </table:table-cell>
          <table:table-cell table:formula="of:=IF(LEN([Personnage.C105])&gt;0;CONCATENATE(&quot;'&quot;;[Personnage.C105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05])&gt;0;CONCATENATE(&quot;'&quot;;[Personnage.D105];&quot;'&quot;);&quot;null&quot;)" office:value-type="string" office:string-value="'AR:Cuisine'">
            <text:p>'AR:Cuisine'</text:p>
          </table:table-cell>
          <table:table-cell office:value-type="string">
            <text:p>,</text:p>
          </table:table-cell>
          <table:table-cell table:formula="of:=IF(LEN([Personnage.E105])&gt;0;CONCATENATE(&quot;'&quot;;[Personnage.E1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5])&gt;0;CONCATENATE(&quot;'&quot;;[Personnage.F1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05])&gt;0;CONCATENATE(&quot;'&quot;;[Personnage.I1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6]" office:value-type="float" office:value="95">
            <text:p>95</text:p>
          </table:table-cell>
          <table:table-cell office:value-type="string">
            <text:p>,</text:p>
          </table:table-cell>
          <table:table-cell table:formula="of:=IF(LEN([Personnage.B106])&gt;0;[Personnage.B10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06])&gt;0;CONCATENATE(&quot;'&quot;;[Personnage.H106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06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106])&gt;0;CONCATENATE(&quot;'&quot;;[Personnage.C106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06])&gt;0;CONCATENATE(&quot;'&quot;;[Personnage.D106];&quot;'&quot;);&quot;null&quot;)" office:value-type="string" office:string-value="'IN:Gastronomie'">
            <text:p>'IN:Gastronomie'</text:p>
          </table:table-cell>
          <table:table-cell office:value-type="string">
            <text:p>,</text:p>
          </table:table-cell>
          <table:table-cell table:formula="of:=IF(LEN([Personnage.E106])&gt;0;CONCATENATE(&quot;'&quot;;[Personnage.E1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6])&gt;0;CONCATENATE(&quot;'&quot;;[Personnage.F1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06])&gt;0;CONCATENATE(&quot;'&quot;;[Personnage.I1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7]" office:value-type="float" office:value="96">
            <text:p>96</text:p>
          </table:table-cell>
          <table:table-cell office:value-type="string">
            <text:p>,</text:p>
          </table:table-cell>
          <table:table-cell table:formula="of:=IF(LEN([Personnage.B107])&gt;0;[Personnage.B10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07])&gt;0;CONCATENATE(&quot;'&quot;;[Personnage.H107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07]" office:value-type="float" office:value="20">
            <text:p>20</text:p>
          </table:table-cell>
          <table:table-cell office:value-type="string">
            <text:p>,</text:p>
          </table:table-cell>
          <table:table-cell table:formula="of:=IF(LEN([Personnage.C107])&gt;0;CONCATENATE(&quot;'&quot;;[Personnage.C107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07])&gt;0;CONCATENATE(&quot;'&quot;;[Personnage.D107];&quot;'&quot;);&quot;null&quot;)" office:value-type="string" office:string-value="'IN:Bible'">
            <text:p>'IN:Bible'</text:p>
          </table:table-cell>
          <table:table-cell office:value-type="string">
            <text:p>,</text:p>
          </table:table-cell>
          <table:table-cell table:formula="of:=IF(LEN([Personnage.E107])&gt;0;CONCATENATE(&quot;'&quot;;[Personnage.E1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7])&gt;0;CONCATENATE(&quot;'&quot;;[Personnage.F1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07])&gt;0;CONCATENATE(&quot;'&quot;;[Personnage.I1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8]" office:value-type="float" office:value="97">
            <text:p>97</text:p>
          </table:table-cell>
          <table:table-cell office:value-type="string">
            <text:p>,</text:p>
          </table:table-cell>
          <table:table-cell table:formula="of:=IF(LEN([Personnage.B108])&gt;0;[Personnage.B10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08])&gt;0;CONCATENATE(&quot;'&quot;;[Personnage.H108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08]" office:value-type="float" office:value="95">
            <text:p>95</text:p>
          </table:table-cell>
          <table:table-cell office:value-type="string">
            <text:p>,</text:p>
          </table:table-cell>
          <table:table-cell table:formula="of:=IF(LEN([Personnage.C108])&gt;0;CONCATENATE(&quot;'&quot;;[Personnage.C108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08])&gt;0;CONCATENATE(&quot;'&quot;;[Personnage.D108];&quot;'&quot;);&quot;null&quot;)" office:value-type="string" office:string-value="'LA:Espagnol'">
            <text:p>'LA:Espagnol'</text:p>
          </table:table-cell>
          <table:table-cell office:value-type="string">
            <text:p>,</text:p>
          </table:table-cell>
          <table:table-cell table:formula="of:=IF(LEN([Personnage.E108])&gt;0;CONCATENATE(&quot;'&quot;;[Personnage.E1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8])&gt;0;CONCATENATE(&quot;'&quot;;[Personnage.F1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08])&gt;0;CONCATENATE(&quot;'&quot;;[Personnage.I1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9]" office:value-type="float" office:value="98">
            <text:p>98</text:p>
          </table:table-cell>
          <table:table-cell office:value-type="string">
            <text:p>,</text:p>
          </table:table-cell>
          <table:table-cell table:formula="of:=IF(LEN([Personnage.B109])&gt;0;[Personnage.B10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09])&gt;0;CONCATENATE(&quot;'&quot;;[Personnage.H109];&quot;'&quot;);&quot;null&quot;)" office:value-type="string" office:string-value="'DISCOUNT'">
            <text:p>'DISCOUNT'</text:p>
          </table:table-cell>
          <table:table-cell office:value-type="string">
            <text:p>,</text:p>
          </table:table-cell>
          <table:table-cell table:formula="of:=[Personnage.G109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109])&gt;0;CONCATENATE(&quot;'&quot;;[Personnage.C109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09])&gt;0;CONCATENATE(&quot;'&quot;;[Personnage.D109];&quot;'&quot;);&quot;null&quot;)" office:value-type="string" office:string-value="'LA:Portugais'">
            <text:p>'LA:Portugais'</text:p>
          </table:table-cell>
          <table:table-cell office:value-type="string">
            <text:p>,</text:p>
          </table:table-cell>
          <table:table-cell table:formula="of:=IF(LEN([Personnage.E109])&gt;0;CONCATENATE(&quot;'&quot;;[Personnage.E1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9])&gt;0;CONCATENATE(&quot;'&quot;;[Personnage.F1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09])&gt;0;CONCATENATE(&quot;'&quot;;[Personnage.I1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0]" office:value-type="float" office:value="99">
            <text:p>99</text:p>
          </table:table-cell>
          <table:table-cell office:value-type="string">
            <text:p>,</text:p>
          </table:table-cell>
          <table:table-cell table:formula="of:=IF(LEN([Personnage.B110])&gt;0;[Personnage.B11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10])&gt;0;CONCATENATE(&quot;'&quot;;[Personnage.H110];&quot;'&quot;);&quot;null&quot;)" office:value-type="string" office:string-value="'DISCOUNT'">
            <text:p>'DISCOUNT'</text:p>
          </table:table-cell>
          <table:table-cell office:value-type="string">
            <text:p>,</text:p>
          </table:table-cell>
          <table:table-cell table:formula="of:=[Personnage.G110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110])&gt;0;CONCATENATE(&quot;'&quot;;[Personnage.C110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10])&gt;0;CONCATENATE(&quot;'&quot;;[Personnage.D110];&quot;'&quot;);&quot;null&quot;)" office:value-type="string" office:string-value="'LA:Mandarin'">
            <text:p>'LA:Mandarin'</text:p>
          </table:table-cell>
          <table:table-cell office:value-type="string">
            <text:p>,</text:p>
          </table:table-cell>
          <table:table-cell table:formula="of:=IF(LEN([Personnage.E110])&gt;0;CONCATENATE(&quot;'&quot;;[Personnage.E1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10])&gt;0;CONCATENATE(&quot;'&quot;;[Personnage.F1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10])&gt;0;CONCATENATE(&quot;'&quot;;[Personnage.I1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1]" office:value-type="float" office:value="100">
            <text:p>100</text:p>
          </table:table-cell>
          <table:table-cell office:value-type="string">
            <text:p>,</text:p>
          </table:table-cell>
          <table:table-cell table:formula="of:=IF(LEN([Personnage.B111])&gt;0;[Personnage.B11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11])&gt;0;CONCATENATE(&quot;'&quot;;[Personnage.H111];&quot;'&quot;);&quot;null&quot;)" office:value-type="string" office:string-value="'DISCOUNT'">
            <text:p>'DISCOUNT'</text:p>
          </table:table-cell>
          <table:table-cell office:value-type="string">
            <text:p>,</text:p>
          </table:table-cell>
          <table:table-cell table:formula="of:=[Personnage.G111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111])&gt;0;CONCATENATE(&quot;'&quot;;[Personnage.C111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11])&gt;0;CONCATENATE(&quot;'&quot;;[Personnage.D111];&quot;'&quot;);&quot;null&quot;)" office:value-type="string" office:string-value="'LA:Anglais'">
            <text:p>'LA:Anglais'</text:p>
          </table:table-cell>
          <table:table-cell office:value-type="string">
            <text:p>,</text:p>
          </table:table-cell>
          <table:table-cell table:formula="of:=IF(LEN([Personnage.E111])&gt;0;CONCATENATE(&quot;'&quot;;[Personnage.E1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11])&gt;0;CONCATENATE(&quot;'&quot;;[Personnage.F1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11])&gt;0;CONCATENATE(&quot;'&quot;;[Personnage.I1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2]" office:value-type="float" office:value="101">
            <text:p>101</text:p>
          </table:table-cell>
          <table:table-cell office:value-type="string">
            <text:p>,</text:p>
          </table:table-cell>
          <table:table-cell table:formula="of:=IF(LEN([Personnage.B112])&gt;0;[Personnage.B11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12])&gt;0;CONCATENATE(&quot;'&quot;;[Personnage.H112];&quot;'&quot;);&quot;null&quot;)" office:value-type="string" office:string-value="'DISCOUNT'">
            <text:p>'DISCOUNT'</text:p>
          </table:table-cell>
          <table:table-cell office:value-type="string">
            <text:p>,</text:p>
          </table:table-cell>
          <table:table-cell table:formula="of:=[Personnage.G112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112])&gt;0;CONCATENATE(&quot;'&quot;;[Personnage.C112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12])&gt;0;CONCATENATE(&quot;'&quot;;[Personnage.D112];&quot;'&quot;);&quot;null&quot;)" office:value-type="string" office:string-value="'LA:Français'">
            <text:p>'LA:Français'</text:p>
          </table:table-cell>
          <table:table-cell office:value-type="string">
            <text:p>,</text:p>
          </table:table-cell>
          <table:table-cell table:formula="of:=IF(LEN([Personnage.E112])&gt;0;CONCATENATE(&quot;'&quot;;[Personnage.E1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12])&gt;0;CONCATENATE(&quot;'&quot;;[Personnage.F1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12])&gt;0;CONCATENATE(&quot;'&quot;;[Personnage.I1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3]" office:value-type="float" office:value="102">
            <text:p>102</text:p>
          </table:table-cell>
          <table:table-cell office:value-type="string">
            <text:p>,</text:p>
          </table:table-cell>
          <table:table-cell table:formula="of:=IF(LEN([Personnage.B113])&gt;0;[Personnage.B11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13])&gt;0;CONCATENATE(&quot;'&quot;;[Personnage.H113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13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C113])&gt;0;CONCATENATE(&quot;'&quot;;[Personnage.C113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13])&gt;0;CONCATENATE(&quot;'&quot;;[Personnage.D113];&quot;'&quot;);&quot;null&quot;)" office:value-type="string" office:string-value="'PR:Commando'">
            <text:p>'PR:Commando'</text:p>
          </table:table-cell>
          <table:table-cell office:value-type="string">
            <text:p>,</text:p>
          </table:table-cell>
          <table:table-cell table:formula="of:=IF(LEN([Personnage.E113])&gt;0;CONCATENATE(&quot;'&quot;;[Personnage.E1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13])&gt;0;CONCATENATE(&quot;'&quot;;[Personnage.F1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13])&gt;0;CONCATENATE(&quot;'&quot;;[Personnage.I1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4]" office:value-type="float" office:value="103">
            <text:p>103</text:p>
          </table:table-cell>
          <table:table-cell office:value-type="string">
            <text:p>,</text:p>
          </table:table-cell>
          <table:table-cell table:formula="of:=IF(LEN([Personnage.B114])&gt;0;[Personnage.B11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14])&gt;0;CONCATENATE(&quot;'&quot;;[Personnage.H114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14]" office:value-type="float" office:value="60">
            <text:p>60</text:p>
          </table:table-cell>
          <table:table-cell office:value-type="string">
            <text:p>,</text:p>
          </table:table-cell>
          <table:table-cell table:formula="of:=IF(LEN([Personnage.C114])&gt;0;CONCATENATE(&quot;'&quot;;[Personnage.C114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14])&gt;0;CONCATENATE(&quot;'&quot;;[Personnage.D114];&quot;'&quot;);&quot;null&quot;)" office:value-type="string" office:string-value="'PR:Sécurité'">
            <text:p>'PR:Sécurité'</text:p>
          </table:table-cell>
          <table:table-cell office:value-type="string">
            <text:p>,</text:p>
          </table:table-cell>
          <table:table-cell table:formula="of:=IF(LEN([Personnage.E114])&gt;0;CONCATENATE(&quot;'&quot;;[Personnage.E1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14])&gt;0;CONCATENATE(&quot;'&quot;;[Personnage.F1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14])&gt;0;CONCATENATE(&quot;'&quot;;[Personnage.I1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5]" office:value-type="float" office:value="104">
            <text:p>104</text:p>
          </table:table-cell>
          <table:table-cell office:value-type="string">
            <text:p>,</text:p>
          </table:table-cell>
          <table:table-cell table:formula="of:=IF(LEN([Personnage.B115])&gt;0;[Personnage.B11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15])&gt;0;CONCATENATE(&quot;'&quot;;[Personnage.H1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1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15])&gt;0;CONCATENATE(&quot;'&quot;;[Personnage.C115];&quot;'&quot;);&quot;null&quot;)" office:value-type="string" office:string-value="'IDENTITY'">
            <text:p>'IDENTITY'</text:p>
          </table:table-cell>
          <table:table-cell office:value-type="string">
            <text:p>,</text:p>
          </table:table-cell>
          <table:table-cell table:formula="of:=IF(LEN([Personnage.D115])&gt;0;CONCATENATE(&quot;'&quot;;[Personnage.D115];&quot;'&quot;);&quot;null&quot;)" office:value-type="string" office:string-value="'1'">
            <text:p>'1'</text:p>
          </table:table-cell>
          <table:table-cell office:value-type="string">
            <text:p>,</text:p>
          </table:table-cell>
          <table:table-cell table:formula="of:=IF(LEN([Personnage.E115])&gt;0;CONCATENATE(&quot;'&quot;;[Personnage.E115];&quot;'&quot;);&quot;null&quot;)" office:value-type="string" office:string-value="'NAME'">
            <text:p>'NAME'</text:p>
          </table:table-cell>
          <table:table-cell office:value-type="string">
            <text:p>,</text:p>
          </table:table-cell>
          <table:table-cell table:formula="of:=IF(LEN([Personnage.F115])&gt;0;CONCATENATE(&quot;'&quot;;[Personnage.F1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15])&gt;0;CONCATENATE(&quot;'&quot;;[Personnage.I115];&quot;'&quot;);&quot;null&quot;)" office:value-type="string" office:string-value="'Estevan Valdez'">
            <text:p>'Estevan Valdez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6]" office:value-type="float" office:value="105">
            <text:p>105</text:p>
          </table:table-cell>
          <table:table-cell office:value-type="string">
            <text:p>,</text:p>
          </table:table-cell>
          <table:table-cell table:formula="of:=IF(LEN([Personnage.B116])&gt;0;[Personnage.B11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16])&gt;0;CONCATENATE(&quot;'&quot;;[Personnage.H1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1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16])&gt;0;CONCATENATE(&quot;'&quot;;[Personnage.C116];&quot;'&quot;);&quot;null&quot;)" office:value-type="string" office:string-value="'IDENTITY'">
            <text:p>'IDENTITY'</text:p>
          </table:table-cell>
          <table:table-cell office:value-type="string">
            <text:p>,</text:p>
          </table:table-cell>
          <table:table-cell table:formula="of:=IF(LEN([Personnage.D116])&gt;0;CONCATENATE(&quot;'&quot;;[Personnage.D116];&quot;'&quot;);&quot;null&quot;)" office:value-type="string" office:string-value="'1'">
            <text:p>'1'</text:p>
          </table:table-cell>
          <table:table-cell office:value-type="string">
            <text:p>,</text:p>
          </table:table-cell>
          <table:table-cell table:formula="of:=IF(LEN([Personnage.E116])&gt;0;CONCATENATE(&quot;'&quot;;[Personnage.E116];&quot;'&quot;);&quot;null&quot;)" office:value-type="string" office:string-value="'NOTES'">
            <text:p>'NOTES'</text:p>
          </table:table-cell>
          <table:table-cell office:value-type="string">
            <text:p>,</text:p>
          </table:table-cell>
          <table:table-cell table:formula="of:=IF(LEN([Personnage.F116])&gt;0;CONCATENATE(&quot;'&quot;;[Personnage.F1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16])&gt;0;CONCATENATE(&quot;'&quot;;[Personnage.I116];&quot;'&quot;);&quot;null&quot;)" office:value-type="string" office:string-value="'Officier de Sécurité'">
            <text:p>'Officier de Sécurité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7]" office:value-type="float" office:value="106">
            <text:p>106</text:p>
          </table:table-cell>
          <table:table-cell office:value-type="string">
            <text:p>,</text:p>
          </table:table-cell>
          <table:table-cell table:formula="of:=IF(LEN([Personnage.B117])&gt;0;[Personnage.B11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17])&gt;0;CONCATENATE(&quot;'&quot;;[Personnage.H117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117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C117])&gt;0;CONCATENATE(&quot;'&quot;;[Personnage.C117];&quot;'&quot;);&quot;null&quot;)" office:value-type="string" office:string-value="'IDENTITY'">
            <text:p>'IDENTITY'</text:p>
          </table:table-cell>
          <table:table-cell office:value-type="string">
            <text:p>,</text:p>
          </table:table-cell>
          <table:table-cell table:formula="of:=IF(LEN([Personnage.D117])&gt;0;CONCATENATE(&quot;'&quot;;[Personnage.D117];&quot;'&quot;);&quot;null&quot;)" office:value-type="string" office:string-value="'1'">
            <text:p>'1'</text:p>
          </table:table-cell>
          <table:table-cell office:value-type="string">
            <text:p>,</text:p>
          </table:table-cell>
          <table:table-cell table:formula="of:=IF(LEN([Personnage.E117])&gt;0;CONCATENATE(&quot;'&quot;;[Personnage.E117];&quot;'&quot;);&quot;null&quot;)" office:value-type="string" office:string-value="'REPUTATION'">
            <text:p>'REPUTATION'</text:p>
          </table:table-cell>
          <table:table-cell office:value-type="string">
            <text:p>,</text:p>
          </table:table-cell>
          <table:table-cell table:formula="of:=IF(LEN([Personnage.F117])&gt;0;CONCATENATE(&quot;'&quot;;[Personnage.F117];&quot;'&quot;);&quot;null&quot;)" office:value-type="string" office:string-value="'C-rep'">
            <text:p>'C-rep'</text:p>
          </table:table-cell>
          <table:table-cell office:value-type="string">
            <text:p>,</text:p>
          </table:table-cell>
          <table:table-cell table:formula="of:=IF(LEN([Personnage.I117])&gt;0;CONCATENATE(&quot;'&quot;;[Personnage.I1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8]" office:value-type="float" office:value="107">
            <text:p>107</text:p>
          </table:table-cell>
          <table:table-cell office:value-type="string">
            <text:p>,</text:p>
          </table:table-cell>
          <table:table-cell table:formula="of:=IF(LEN([Personnage.B118])&gt;0;[Personnage.B11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18])&gt;0;CONCATENATE(&quot;'&quot;;[Personnage.H118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118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118])&gt;0;CONCATENATE(&quot;'&quot;;[Personnage.C118];&quot;'&quot;);&quot;null&quot;)" office:value-type="string" office:string-value="'IDENTITY'">
            <text:p>'IDENTITY'</text:p>
          </table:table-cell>
          <table:table-cell office:value-type="string">
            <text:p>,</text:p>
          </table:table-cell>
          <table:table-cell table:formula="of:=IF(LEN([Personnage.D118])&gt;0;CONCATENATE(&quot;'&quot;;[Personnage.D118];&quot;'&quot;);&quot;null&quot;)" office:value-type="string" office:string-value="'1'">
            <text:p>'1'</text:p>
          </table:table-cell>
          <table:table-cell office:value-type="string">
            <text:p>,</text:p>
          </table:table-cell>
          <table:table-cell table:formula="of:=IF(LEN([Personnage.E118])&gt;0;CONCATENATE(&quot;'&quot;;[Personnage.E118];&quot;'&quot;);&quot;null&quot;)" office:value-type="string" office:string-value="'REPUTATION'">
            <text:p>'REPUTATION'</text:p>
          </table:table-cell>
          <table:table-cell office:value-type="string">
            <text:p>,</text:p>
          </table:table-cell>
          <table:table-cell table:formula="of:=IF(LEN([Personnage.F118])&gt;0;CONCATENATE(&quot;'&quot;;[Personnage.F118];&quot;'&quot;);&quot;null&quot;)" office:value-type="string" office:string-value="'R-rep'">
            <text:p>'R-rep'</text:p>
          </table:table-cell>
          <table:table-cell office:value-type="string">
            <text:p>,</text:p>
          </table:table-cell>
          <table:table-cell table:formula="of:=IF(LEN([Personnage.I118])&gt;0;CONCATENATE(&quot;'&quot;;[Personnage.I1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9]" office:value-type="float" office:value="108">
            <text:p>108</text:p>
          </table:table-cell>
          <table:table-cell office:value-type="string">
            <text:p>,</text:p>
          </table:table-cell>
          <table:table-cell table:formula="of:=IF(LEN([Personnage.B119])&gt;0;[Personnage.B11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19])&gt;0;CONCATENATE(&quot;'&quot;;[Personnage.H1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1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19])&gt;0;CONCATENATE(&quot;'&quot;;[Personnage.C119];&quot;'&quot;);&quot;null&quot;)" office:value-type="string" office:string-value="'IDENTITY'">
            <text:p>'IDENTITY'</text:p>
          </table:table-cell>
          <table:table-cell office:value-type="string">
            <text:p>,</text:p>
          </table:table-cell>
          <table:table-cell table:formula="of:=IF(LEN([Personnage.D119])&gt;0;CONCATENATE(&quot;'&quot;;[Personnage.D119];&quot;'&quot;);&quot;null&quot;)" office:value-type="string" office:string-value="'2'">
            <text:p>'2'</text:p>
          </table:table-cell>
          <table:table-cell office:value-type="string">
            <text:p>,</text:p>
          </table:table-cell>
          <table:table-cell table:formula="of:=IF(LEN([Personnage.E119])&gt;0;CONCATENATE(&quot;'&quot;;[Personnage.E119];&quot;'&quot;);&quot;null&quot;)" office:value-type="string" office:string-value="'NAME'">
            <text:p>'NAME'</text:p>
          </table:table-cell>
          <table:table-cell office:value-type="string">
            <text:p>,</text:p>
          </table:table-cell>
          <table:table-cell table:formula="of:=IF(LEN([Personnage.F119])&gt;0;CONCATENATE(&quot;'&quot;;[Personnage.F1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19])&gt;0;CONCATENATE(&quot;'&quot;;[Personnage.I119];&quot;'&quot;);&quot;null&quot;)" office:value-type="string" office:string-value="'Ocho'">
            <text:p>'Ocho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0]" office:value-type="float" office:value="109">
            <text:p>109</text:p>
          </table:table-cell>
          <table:table-cell office:value-type="string">
            <text:p>,</text:p>
          </table:table-cell>
          <table:table-cell table:formula="of:=IF(LEN([Personnage.B120])&gt;0;[Personnage.B12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20])&gt;0;CONCATENATE(&quot;'&quot;;[Personnage.H1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2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20])&gt;0;CONCATENATE(&quot;'&quot;;[Personnage.C120];&quot;'&quot;);&quot;null&quot;)" office:value-type="string" office:string-value="'IDENTITY'">
            <text:p>'IDENTITY'</text:p>
          </table:table-cell>
          <table:table-cell office:value-type="string">
            <text:p>,</text:p>
          </table:table-cell>
          <table:table-cell table:formula="of:=IF(LEN([Personnage.D120])&gt;0;CONCATENATE(&quot;'&quot;;[Personnage.D120];&quot;'&quot;);&quot;null&quot;)" office:value-type="string" office:string-value="'2'">
            <text:p>'2'</text:p>
          </table:table-cell>
          <table:table-cell office:value-type="string">
            <text:p>,</text:p>
          </table:table-cell>
          <table:table-cell table:formula="of:=IF(LEN([Personnage.E120])&gt;0;CONCATENATE(&quot;'&quot;;[Personnage.E120];&quot;'&quot;);&quot;null&quot;)" office:value-type="string" office:string-value="'NOTES'">
            <text:p>'NOTES'</text:p>
          </table:table-cell>
          <table:table-cell office:value-type="string">
            <text:p>,</text:p>
          </table:table-cell>
          <table:table-cell table:formula="of:=IF(LEN([Personnage.F120])&gt;0;CONCATENATE(&quot;'&quot;;[Personnage.F1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20])&gt;0;CONCATENATE(&quot;'&quot;;[Personnage.I120];&quot;'&quot;);&quot;null&quot;)" office:value-type="string" office:string-value="'Garde du Corps'">
            <text:p>'Garde du Corp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1]" office:value-type="float" office:value="110">
            <text:p>110</text:p>
          </table:table-cell>
          <table:table-cell office:value-type="string">
            <text:p>,</text:p>
          </table:table-cell>
          <table:table-cell table:formula="of:=IF(LEN([Personnage.B121])&gt;0;[Personnage.B12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21])&gt;0;CONCATENATE(&quot;'&quot;;[Personnage.H1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2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21])&gt;0;CONCATENATE(&quot;'&quot;;[Personnage.C121];&quot;'&quot;);&quot;null&quot;)" office:value-type="string" office:string-value="'MUSE_NAME'">
            <text:p>'MUSE_NAME'</text:p>
          </table:table-cell>
          <table:table-cell office:value-type="string">
            <text:p>,</text:p>
          </table:table-cell>
          <table:table-cell table:formula="of:=IF(LEN([Personnage.D121])&gt;0;CONCATENATE(&quot;'&quot;;[Personnage.D1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21])&gt;0;CONCATENATE(&quot;'&quot;;[Personnage.E1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21])&gt;0;CONCATENATE(&quot;'&quot;;[Personnage.F1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21])&gt;0;CONCATENATE(&quot;'&quot;;[Personnage.I121];&quot;'&quot;);&quot;null&quot;)" office:value-type="string" office:string-value="'Carmen'">
            <text:p>'Carmen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2]" office:value-type="float" office:value="111">
            <text:p>111</text:p>
          </table:table-cell>
          <table:table-cell office:value-type="string">
            <text:p>,</text:p>
          </table:table-cell>
          <table:table-cell table:formula="of:=IF(LEN([Personnage.B122])&gt;0;[Personnage.B12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22])&gt;0;CONCATENATE(&quot;'&quot;;[Personnage.H122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22]" office:value-type="string" office:string-value="10">
            <text:p>10</text:p>
          </table:table-cell>
          <table:table-cell office:value-type="string">
            <text:p>,</text:p>
          </table:table-cell>
          <table:table-cell table:formula="of:=IF(LEN([Personnage.C122])&gt;0;CONCATENATE(&quot;'&quot;;[Personnage.C122];&quot;'&quot;);&quot;null&quot;)" office:value-type="string" office:string-value="'MUSE_APT'">
            <text:p>'MUSE_APT'</text:p>
          </table:table-cell>
          <table:table-cell office:value-type="string">
            <text:p>,</text:p>
          </table:table-cell>
          <table:table-cell table:formula="of:=IF(LEN([Personnage.D122])&gt;0;CONCATENATE(&quot;'&quot;;[Personnage.D122];&quot;'&quot;);&quot;null&quot;)" office:value-type="string" office:string-value="'COO'">
            <text:p>'COO'</text:p>
          </table:table-cell>
          <table:table-cell office:value-type="string">
            <text:p>,</text:p>
          </table:table-cell>
          <table:table-cell table:formula="of:=IF(LEN([Personnage.E122])&gt;0;CONCATENATE(&quot;'&quot;;[Personnage.E1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22])&gt;0;CONCATENATE(&quot;'&quot;;[Personnage.F1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22])&gt;0;CONCATENATE(&quot;'&quot;;[Personnage.I1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3]" office:value-type="float" office:value="112">
            <text:p>112</text:p>
          </table:table-cell>
          <table:table-cell office:value-type="string">
            <text:p>,</text:p>
          </table:table-cell>
          <table:table-cell table:formula="of:=IF(LEN([Personnage.B123])&gt;0;[Personnage.B12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23])&gt;0;CONCATENATE(&quot;'&quot;;[Personnage.H123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23]" office:value-type="string" office:string-value="10">
            <text:p>10</text:p>
          </table:table-cell>
          <table:table-cell office:value-type="string">
            <text:p>,</text:p>
          </table:table-cell>
          <table:table-cell table:formula="of:=IF(LEN([Personnage.C123])&gt;0;CONCATENATE(&quot;'&quot;;[Personnage.C123];&quot;'&quot;);&quot;null&quot;)" office:value-type="string" office:string-value="'MUSE_APT'">
            <text:p>'MUSE_APT'</text:p>
          </table:table-cell>
          <table:table-cell office:value-type="string">
            <text:p>,</text:p>
          </table:table-cell>
          <table:table-cell table:formula="of:=IF(LEN([Personnage.D123])&gt;0;CONCATENATE(&quot;'&quot;;[Personnage.D123];&quot;'&quot;);&quot;null&quot;)" office:value-type="string" office:string-value="'REF'">
            <text:p>'REF'</text:p>
          </table:table-cell>
          <table:table-cell office:value-type="string">
            <text:p>,</text:p>
          </table:table-cell>
          <table:table-cell table:formula="of:=IF(LEN([Personnage.E123])&gt;0;CONCATENATE(&quot;'&quot;;[Personnage.E1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23])&gt;0;CONCATENATE(&quot;'&quot;;[Personnage.F1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23])&gt;0;CONCATENATE(&quot;'&quot;;[Personnage.I1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4]" office:value-type="float" office:value="113">
            <text:p>113</text:p>
          </table:table-cell>
          <table:table-cell office:value-type="string">
            <text:p>,</text:p>
          </table:table-cell>
          <table:table-cell table:formula="of:=IF(LEN([Personnage.B124])&gt;0;[Personnage.B12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24])&gt;0;CONCATENATE(&quot;'&quot;;[Personnage.H124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24]" office:value-type="string" office:string-value="10">
            <text:p>10</text:p>
          </table:table-cell>
          <table:table-cell office:value-type="string">
            <text:p>,</text:p>
          </table:table-cell>
          <table:table-cell table:formula="of:=IF(LEN([Personnage.C124])&gt;0;CONCATENATE(&quot;'&quot;;[Personnage.C124];&quot;'&quot;);&quot;null&quot;)" office:value-type="string" office:string-value="'MUSE_APT'">
            <text:p>'MUSE_APT'</text:p>
          </table:table-cell>
          <table:table-cell office:value-type="string">
            <text:p>,</text:p>
          </table:table-cell>
          <table:table-cell table:formula="of:=IF(LEN([Personnage.D124])&gt;0;CONCATENATE(&quot;'&quot;;[Personnage.D124];&quot;'&quot;);&quot;null&quot;)" office:value-type="string" office:string-value="'SOM'">
            <text:p>'SOM'</text:p>
          </table:table-cell>
          <table:table-cell office:value-type="string">
            <text:p>,</text:p>
          </table:table-cell>
          <table:table-cell table:formula="of:=IF(LEN([Personnage.E124])&gt;0;CONCATENATE(&quot;'&quot;;[Personnage.E1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24])&gt;0;CONCATENATE(&quot;'&quot;;[Personnage.F1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24])&gt;0;CONCATENATE(&quot;'&quot;;[Personnage.I1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5]" office:value-type="float" office:value="114">
            <text:p>114</text:p>
          </table:table-cell>
          <table:table-cell office:value-type="string">
            <text:p>,</text:p>
          </table:table-cell>
          <table:table-cell table:formula="of:=IF(LEN([Personnage.B125])&gt;0;[Personnage.B12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25])&gt;0;CONCATENATE(&quot;'&quot;;[Personnage.H125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25]" office:value-type="string" office:string-value="10">
            <text:p>10</text:p>
          </table:table-cell>
          <table:table-cell office:value-type="string">
            <text:p>,</text:p>
          </table:table-cell>
          <table:table-cell table:formula="of:=IF(LEN([Personnage.C125])&gt;0;CONCATENATE(&quot;'&quot;;[Personnage.C125];&quot;'&quot;);&quot;null&quot;)" office:value-type="string" office:string-value="'MUSE_APT'">
            <text:p>'MUSE_APT'</text:p>
          </table:table-cell>
          <table:table-cell office:value-type="string">
            <text:p>,</text:p>
          </table:table-cell>
          <table:table-cell table:formula="of:=IF(LEN([Personnage.D125])&gt;0;CONCATENATE(&quot;'&quot;;[Personnage.D125];&quot;'&quot;);&quot;null&quot;)" office:value-type="string" office:string-value="'SAV'">
            <text:p>'SAV'</text:p>
          </table:table-cell>
          <table:table-cell office:value-type="string">
            <text:p>,</text:p>
          </table:table-cell>
          <table:table-cell table:formula="of:=IF(LEN([Personnage.E125])&gt;0;CONCATENATE(&quot;'&quot;;[Personnage.E1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25])&gt;0;CONCATENATE(&quot;'&quot;;[Personnage.F1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25])&gt;0;CONCATENATE(&quot;'&quot;;[Personnage.I1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6]" office:value-type="float" office:value="115">
            <text:p>115</text:p>
          </table:table-cell>
          <table:table-cell office:value-type="string">
            <text:p>,</text:p>
          </table:table-cell>
          <table:table-cell table:formula="of:=IF(LEN([Personnage.B126])&gt;0;[Personnage.B12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26])&gt;0;CONCATENATE(&quot;'&quot;;[Personnage.H126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26]" office:value-type="string" office:string-value="10">
            <text:p>10</text:p>
          </table:table-cell>
          <table:table-cell office:value-type="string">
            <text:p>,</text:p>
          </table:table-cell>
          <table:table-cell table:formula="of:=IF(LEN([Personnage.C126])&gt;0;CONCATENATE(&quot;'&quot;;[Personnage.C126];&quot;'&quot;);&quot;null&quot;)" office:value-type="string" office:string-value="'MUSE_APT'">
            <text:p>'MUSE_APT'</text:p>
          </table:table-cell>
          <table:table-cell office:value-type="string">
            <text:p>,</text:p>
          </table:table-cell>
          <table:table-cell table:formula="of:=IF(LEN([Personnage.D126])&gt;0;CONCATENATE(&quot;'&quot;;[Personnage.D126];&quot;'&quot;);&quot;null&quot;)" office:value-type="string" office:string-value="'WIL'">
            <text:p>'WIL'</text:p>
          </table:table-cell>
          <table:table-cell office:value-type="string">
            <text:p>,</text:p>
          </table:table-cell>
          <table:table-cell table:formula="of:=IF(LEN([Personnage.E126])&gt;0;CONCATENATE(&quot;'&quot;;[Personnage.E1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26])&gt;0;CONCATENATE(&quot;'&quot;;[Personnage.F1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26])&gt;0;CONCATENATE(&quot;'&quot;;[Personnage.I1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7]" office:value-type="float" office:value="116">
            <text:p>116</text:p>
          </table:table-cell>
          <table:table-cell office:value-type="string">
            <text:p>,</text:p>
          </table:table-cell>
          <table:table-cell table:formula="of:=IF(LEN([Personnage.B127])&gt;0;[Personnage.B12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27])&gt;0;CONCATENATE(&quot;'&quot;;[Personnage.H127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27]" office:value-type="string" office:string-value="20">
            <text:p>20</text:p>
          </table:table-cell>
          <table:table-cell office:value-type="string">
            <text:p>,</text:p>
          </table:table-cell>
          <table:table-cell table:formula="of:=IF(LEN([Personnage.C127])&gt;0;CONCATENATE(&quot;'&quot;;[Personnage.C127];&quot;'&quot;);&quot;null&quot;)" office:value-type="string" office:string-value="'MUSE_APT'">
            <text:p>'MUSE_APT'</text:p>
          </table:table-cell>
          <table:table-cell office:value-type="string">
            <text:p>,</text:p>
          </table:table-cell>
          <table:table-cell table:formula="of:=IF(LEN([Personnage.D127])&gt;0;CONCATENATE(&quot;'&quot;;[Personnage.D127];&quot;'&quot;);&quot;null&quot;)" office:value-type="string" office:string-value="'INT'">
            <text:p>'INT'</text:p>
          </table:table-cell>
          <table:table-cell office:value-type="string">
            <text:p>,</text:p>
          </table:table-cell>
          <table:table-cell table:formula="of:=IF(LEN([Personnage.E127])&gt;0;CONCATENATE(&quot;'&quot;;[Personnage.E1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27])&gt;0;CONCATENATE(&quot;'&quot;;[Personnage.F1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27])&gt;0;CONCATENATE(&quot;'&quot;;[Personnage.I1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8]" office:value-type="float" office:value="117">
            <text:p>117</text:p>
          </table:table-cell>
          <table:table-cell office:value-type="string">
            <text:p>,</text:p>
          </table:table-cell>
          <table:table-cell table:formula="of:=IF(LEN([Personnage.B128])&gt;0;[Personnage.B12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28])&gt;0;CONCATENATE(&quot;'&quot;;[Personnage.H128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28]" office:value-type="string" office:string-value="10">
            <text:p>10</text:p>
          </table:table-cell>
          <table:table-cell office:value-type="string">
            <text:p>,</text:p>
          </table:table-cell>
          <table:table-cell table:formula="of:=IF(LEN([Personnage.C128])&gt;0;CONCATENATE(&quot;'&quot;;[Personnage.C128];&quot;'&quot;);&quot;null&quot;)" office:value-type="string" office:string-value="'MUSE_APT'">
            <text:p>'MUSE_APT'</text:p>
          </table:table-cell>
          <table:table-cell office:value-type="string">
            <text:p>,</text:p>
          </table:table-cell>
          <table:table-cell table:formula="of:=IF(LEN([Personnage.D128])&gt;0;CONCATENATE(&quot;'&quot;;[Personnage.D128];&quot;'&quot;);&quot;null&quot;)" office:value-type="string" office:string-value="'COG'">
            <text:p>'COG'</text:p>
          </table:table-cell>
          <table:table-cell office:value-type="string">
            <text:p>,</text:p>
          </table:table-cell>
          <table:table-cell table:formula="of:=IF(LEN([Personnage.E128])&gt;0;CONCATENATE(&quot;'&quot;;[Personnage.E1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28])&gt;0;CONCATENATE(&quot;'&quot;;[Personnage.F1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28])&gt;0;CONCATENATE(&quot;'&quot;;[Personnage.I1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9]" office:value-type="float" office:value="118">
            <text:p>118</text:p>
          </table:table-cell>
          <table:table-cell office:value-type="string">
            <text:p>,</text:p>
          </table:table-cell>
          <table:table-cell table:formula="of:=IF(LEN([Personnage.B129])&gt;0;[Personnage.B12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29])&gt;0;CONCATENATE(&quot;'&quot;;[Personnage.H129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29]" office:value-type="float" office:value="80">
            <text:p>80</text:p>
          </table:table-cell>
          <table:table-cell office:value-type="string">
            <text:p>,</text:p>
          </table:table-cell>
          <table:table-cell table:formula="of:=IF(LEN([Personnage.C129])&gt;0;CONCATENATE(&quot;'&quot;;[Personnage.C129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29])&gt;0;CONCATENATE(&quot;'&quot;;[Personnage.D129];&quot;'&quot;);&quot;null&quot;)" office:value-type="string" office:string-value="'LA:Espagnol'">
            <text:p>'LA:Espagnol'</text:p>
          </table:table-cell>
          <table:table-cell office:value-type="string">
            <text:p>,</text:p>
          </table:table-cell>
          <table:table-cell table:formula="of:=IF(LEN([Personnage.E129])&gt;0;CONCATENATE(&quot;'&quot;;[Personnage.E1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29])&gt;0;CONCATENATE(&quot;'&quot;;[Personnage.F1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29])&gt;0;CONCATENATE(&quot;'&quot;;[Personnage.I1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0]" office:value-type="float" office:value="119">
            <text:p>119</text:p>
          </table:table-cell>
          <table:table-cell office:value-type="string">
            <text:p>,</text:p>
          </table:table-cell>
          <table:table-cell table:formula="of:=IF(LEN([Personnage.B130])&gt;0;[Personnage.B13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30])&gt;0;CONCATENATE(&quot;'&quot;;[Personnage.H130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0]" office:value-type="float" office:value="60">
            <text:p>60</text:p>
          </table:table-cell>
          <table:table-cell office:value-type="string">
            <text:p>,</text:p>
          </table:table-cell>
          <table:table-cell table:formula="of:=IF(LEN([Personnage.C130])&gt;0;CONCATENATE(&quot;'&quot;;[Personnage.C130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0])&gt;0;CONCATENATE(&quot;'&quot;;[Personnage.D130];&quot;'&quot;);&quot;null&quot;)" office:value-type="string" office:string-value="'AC:Psychologie'">
            <text:p>'AC:Psychologie'</text:p>
          </table:table-cell>
          <table:table-cell office:value-type="string">
            <text:p>,</text:p>
          </table:table-cell>
          <table:table-cell table:formula="of:=IF(LEN([Personnage.E130])&gt;0;CONCATENATE(&quot;'&quot;;[Personnage.E1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0])&gt;0;CONCATENATE(&quot;'&quot;;[Personnage.F1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30])&gt;0;CONCATENATE(&quot;'&quot;;[Personnage.I1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1]" office:value-type="float" office:value="120">
            <text:p>120</text:p>
          </table:table-cell>
          <table:table-cell office:value-type="string">
            <text:p>,</text:p>
          </table:table-cell>
          <table:table-cell table:formula="of:=IF(LEN([Personnage.B131])&gt;0;[Personnage.B13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31])&gt;0;CONCATENATE(&quot;'&quot;;[Personnage.H131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1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131])&gt;0;CONCATENATE(&quot;'&quot;;[Personnage.C131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1])&gt;0;CONCATENATE(&quot;'&quot;;[Personnage.D131];&quot;'&quot;);&quot;null&quot;)" office:value-type="string" office:string-value="'HW:Électronique'">
            <text:p>'HW:Électronique'</text:p>
          </table:table-cell>
          <table:table-cell office:value-type="string">
            <text:p>,</text:p>
          </table:table-cell>
          <table:table-cell table:formula="of:=IF(LEN([Personnage.E131])&gt;0;CONCATENATE(&quot;'&quot;;[Personnage.E1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1])&gt;0;CONCATENATE(&quot;'&quot;;[Personnage.F1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31])&gt;0;CONCATENATE(&quot;'&quot;;[Personnage.I1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2]" office:value-type="float" office:value="121">
            <text:p>121</text:p>
          </table:table-cell>
          <table:table-cell office:value-type="string">
            <text:p>,</text:p>
          </table:table-cell>
          <table:table-cell table:formula="of:=IF(LEN([Personnage.B132])&gt;0;[Personnage.B13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32])&gt;0;CONCATENATE(&quot;'&quot;;[Personnage.H132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2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132])&gt;0;CONCATENATE(&quot;'&quot;;[Personnage.C132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2])&gt;0;CONCATENATE(&quot;'&quot;;[Personnage.D132];&quot;'&quot;);&quot;null&quot;)" office:value-type="string" office:string-value="'INFOSEC'">
            <text:p>'INFOSEC'</text:p>
          </table:table-cell>
          <table:table-cell office:value-type="string">
            <text:p>,</text:p>
          </table:table-cell>
          <table:table-cell table:formula="of:=IF(LEN([Personnage.E132])&gt;0;CONCATENATE(&quot;'&quot;;[Personnage.E1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2])&gt;0;CONCATENATE(&quot;'&quot;;[Personnage.F1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32])&gt;0;CONCATENATE(&quot;'&quot;;[Personnage.I1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3]" office:value-type="float" office:value="122">
            <text:p>122</text:p>
          </table:table-cell>
          <table:table-cell office:value-type="string">
            <text:p>,</text:p>
          </table:table-cell>
          <table:table-cell table:formula="of:=IF(LEN([Personnage.B133])&gt;0;[Personnage.B13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33])&gt;0;CONCATENATE(&quot;'&quot;;[Personnage.H133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3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C133])&gt;0;CONCATENATE(&quot;'&quot;;[Personnage.C133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3])&gt;0;CONCATENATE(&quot;'&quot;;[Personnage.D133];&quot;'&quot;);&quot;null&quot;)" office:value-type="string" office:string-value="'INTERFACING'">
            <text:p>'INTERFACING'</text:p>
          </table:table-cell>
          <table:table-cell office:value-type="string">
            <text:p>,</text:p>
          </table:table-cell>
          <table:table-cell table:formula="of:=IF(LEN([Personnage.E133])&gt;0;CONCATENATE(&quot;'&quot;;[Personnage.E1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3])&gt;0;CONCATENATE(&quot;'&quot;;[Personnage.F1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33])&gt;0;CONCATENATE(&quot;'&quot;;[Personnage.I1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4]" office:value-type="float" office:value="123">
            <text:p>123</text:p>
          </table:table-cell>
          <table:table-cell office:value-type="string">
            <text:p>,</text:p>
          </table:table-cell>
          <table:table-cell table:formula="of:=IF(LEN([Personnage.B134])&gt;0;[Personnage.B13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34])&gt;0;CONCATENATE(&quot;'&quot;;[Personnage.H134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4]" office:value-type="float" office:value="60">
            <text:p>60</text:p>
          </table:table-cell>
          <table:table-cell office:value-type="string">
            <text:p>,</text:p>
          </table:table-cell>
          <table:table-cell table:formula="of:=IF(LEN([Personnage.C134])&gt;0;CONCATENATE(&quot;'&quot;;[Personnage.C134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4])&gt;0;CONCATENATE(&quot;'&quot;;[Personnage.D134];&quot;'&quot;);&quot;null&quot;)" office:value-type="string" office:string-value="'PR:Comptabilité'">
            <text:p>'PR:Comptabilité'</text:p>
          </table:table-cell>
          <table:table-cell office:value-type="string">
            <text:p>,</text:p>
          </table:table-cell>
          <table:table-cell table:formula="of:=IF(LEN([Personnage.E134])&gt;0;CONCATENATE(&quot;'&quot;;[Personnage.E1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4])&gt;0;CONCATENATE(&quot;'&quot;;[Personnage.F1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34])&gt;0;CONCATENATE(&quot;'&quot;;[Personnage.I1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5]" office:value-type="float" office:value="124">
            <text:p>124</text:p>
          </table:table-cell>
          <table:table-cell office:value-type="string">
            <text:p>,</text:p>
          </table:table-cell>
          <table:table-cell table:formula="of:=IF(LEN([Personnage.B135])&gt;0;[Personnage.B13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35])&gt;0;CONCATENATE(&quot;'&quot;;[Personnage.H135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5]" office:value-type="float" office:value="20">
            <text:p>20</text:p>
          </table:table-cell>
          <table:table-cell office:value-type="string">
            <text:p>,</text:p>
          </table:table-cell>
          <table:table-cell table:formula="of:=IF(LEN([Personnage.C135])&gt;0;CONCATENATE(&quot;'&quot;;[Personnage.C135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5])&gt;0;CONCATENATE(&quot;'&quot;;[Personnage.D135];&quot;'&quot;);&quot;null&quot;)" office:value-type="string" office:string-value="'PROGRAMMING'">
            <text:p>'PROGRAMMING'</text:p>
          </table:table-cell>
          <table:table-cell office:value-type="string">
            <text:p>,</text:p>
          </table:table-cell>
          <table:table-cell table:formula="of:=IF(LEN([Personnage.E135])&gt;0;CONCATENATE(&quot;'&quot;;[Personnage.E1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5])&gt;0;CONCATENATE(&quot;'&quot;;[Personnage.F1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35])&gt;0;CONCATENATE(&quot;'&quot;;[Personnage.I1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6]" office:value-type="float" office:value="125">
            <text:p>125</text:p>
          </table:table-cell>
          <table:table-cell office:value-type="string">
            <text:p>,</text:p>
          </table:table-cell>
          <table:table-cell table:formula="of:=IF(LEN([Personnage.B136])&gt;0;[Personnage.B13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36])&gt;0;CONCATENATE(&quot;'&quot;;[Personnage.H136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6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136])&gt;0;CONCATENATE(&quot;'&quot;;[Personnage.C136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6])&gt;0;CONCATENATE(&quot;'&quot;;[Personnage.D136];&quot;'&quot;);&quot;null&quot;)" office:value-type="string" office:string-value="'RESEARCH'">
            <text:p>'RESEARCH'</text:p>
          </table:table-cell>
          <table:table-cell office:value-type="string">
            <text:p>,</text:p>
          </table:table-cell>
          <table:table-cell table:formula="of:=IF(LEN([Personnage.E136])&gt;0;CONCATENATE(&quot;'&quot;;[Personnage.E1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6])&gt;0;CONCATENATE(&quot;'&quot;;[Personnage.F1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36])&gt;0;CONCATENATE(&quot;'&quot;;[Personnage.I1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7]" office:value-type="float" office:value="126">
            <text:p>126</text:p>
          </table:table-cell>
          <table:table-cell office:value-type="string">
            <text:p>,</text:p>
          </table:table-cell>
          <table:table-cell table:formula="of:=IF(LEN([Personnage.B137])&gt;0;[Personnage.B13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37])&gt;0;CONCATENATE(&quot;'&quot;;[Personnage.H137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7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137])&gt;0;CONCATENATE(&quot;'&quot;;[Personnage.C137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7])&gt;0;CONCATENATE(&quot;'&quot;;[Personnage.D137];&quot;'&quot;);&quot;null&quot;)" office:value-type="string" office:string-value="'PERCEPTION'">
            <text:p>'PERCEPTION'</text:p>
          </table:table-cell>
          <table:table-cell office:value-type="string">
            <text:p>,</text:p>
          </table:table-cell>
          <table:table-cell table:formula="of:=IF(LEN([Personnage.E137])&gt;0;CONCATENATE(&quot;'&quot;;[Personnage.E1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7])&gt;0;CONCATENATE(&quot;'&quot;;[Personnage.F1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37])&gt;0;CONCATENATE(&quot;'&quot;;[Personnage.I1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8]" office:value-type="float" office:value="127">
            <text:p>127</text:p>
          </table:table-cell>
          <table:table-cell office:value-type="string">
            <text:p>,</text:p>
          </table:table-cell>
          <table:table-cell table:formula="of:=IF(LEN([Personnage.B138])&gt;0;[Personnage.B13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38])&gt;0;CONCATENATE(&quot;'&quot;;[Personnage.H138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8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C138])&gt;0;CONCATENATE(&quot;'&quot;;[Personnage.C138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8])&gt;0;CONCATENATE(&quot;'&quot;;[Personnage.D138];&quot;'&quot;);&quot;null&quot;)" office:value-type="string" office:string-value="'AC:Droit Corpo'">
            <text:p>'AC:Droit Corpo'</text:p>
          </table:table-cell>
          <table:table-cell office:value-type="string">
            <text:p>,</text:p>
          </table:table-cell>
          <table:table-cell table:formula="of:=IF(LEN([Personnage.E138])&gt;0;CONCATENATE(&quot;'&quot;;[Personnage.E1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8])&gt;0;CONCATENATE(&quot;'&quot;;[Personnage.F1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38])&gt;0;CONCATENATE(&quot;'&quot;;[Personnage.I1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9]" office:value-type="float" office:value="128">
            <text:p>128</text:p>
          </table:table-cell>
          <table:table-cell office:value-type="string">
            <text:p>,</text:p>
          </table:table-cell>
          <table:table-cell table:formula="of:=IF(LEN([Personnage.B139])&gt;0;[Personnage.B13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39])&gt;0;CONCATENATE(&quot;'&quot;;[Personnage.H139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9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C139])&gt;0;CONCATENATE(&quot;'&quot;;[Personnage.C139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9])&gt;0;CONCATENATE(&quot;'&quot;;[Personnage.D139];&quot;'&quot;);&quot;null&quot;)" office:value-type="string" office:string-value="'AC:Chimie'">
            <text:p>'AC:Chimie'</text:p>
          </table:table-cell>
          <table:table-cell office:value-type="string">
            <text:p>,</text:p>
          </table:table-cell>
          <table:table-cell table:formula="of:=IF(LEN([Personnage.E139])&gt;0;CONCATENATE(&quot;'&quot;;[Personnage.E1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9])&gt;0;CONCATENATE(&quot;'&quot;;[Personnage.F1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39])&gt;0;CONCATENATE(&quot;'&quot;;[Personnage.I1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0]" office:value-type="float" office:value="129">
            <text:p>129</text:p>
          </table:table-cell>
          <table:table-cell office:value-type="string">
            <text:p>,</text:p>
          </table:table-cell>
          <table:table-cell table:formula="of:=IF(LEN([Personnage.B140])&gt;0;[Personnage.B14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40])&gt;0;CONCATENATE(&quot;'&quot;;[Personnage.H140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40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C140])&gt;0;CONCATENATE(&quot;'&quot;;[Personnage.C140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40])&gt;0;CONCATENATE(&quot;'&quot;;[Personnage.D140];&quot;'&quot;);&quot;null&quot;)" office:value-type="string" office:string-value="'PR:Criminels'">
            <text:p>'PR:Criminels'</text:p>
          </table:table-cell>
          <table:table-cell office:value-type="string">
            <text:p>,</text:p>
          </table:table-cell>
          <table:table-cell table:formula="of:=IF(LEN([Personnage.E140])&gt;0;CONCATENATE(&quot;'&quot;;[Personnage.E1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0])&gt;0;CONCATENATE(&quot;'&quot;;[Personnage.F1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40])&gt;0;CONCATENATE(&quot;'&quot;;[Personnage.I1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1]" office:value-type="float" office:value="130">
            <text:p>130</text:p>
          </table:table-cell>
          <table:table-cell office:value-type="string">
            <text:p>,</text:p>
          </table:table-cell>
          <table:table-cell table:formula="of:=IF(LEN([Personnage.B141])&gt;0;[Personnage.B14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41])&gt;0;CONCATENATE(&quot;'&quot;;[Personnage.H141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41]" office:value-type="float" office:value="2">
            <text:p>2</text:p>
          </table:table-cell>
          <table:table-cell office:value-type="string">
            <text:p>,</text:p>
          </table:table-cell>
          <table:table-cell table:formula="of:=IF(LEN([Personnage.C141])&gt;0;CONCATENATE(&quot;'&quot;;[Personnage.C141];&quot;'&quot;);&quot;null&quot;)" office:value-type="string" office:string-value="'CREDITS'">
            <text:p>'CREDITS'</text:p>
          </table:table-cell>
          <table:table-cell office:value-type="string">
            <text:p>,</text:p>
          </table:table-cell>
          <table:table-cell table:formula="of:=IF(LEN([Personnage.D141])&gt;0;CONCATENATE(&quot;'&quot;;[Personnage.D1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1])&gt;0;CONCATENATE(&quot;'&quot;;[Personnage.E1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1])&gt;0;CONCATENATE(&quot;'&quot;;[Personnage.F1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41])&gt;0;CONCATENATE(&quot;'&quot;;[Personnage.I1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2]" office:value-type="float" office:value="131">
            <text:p>131</text:p>
          </table:table-cell>
          <table:table-cell office:value-type="string">
            <text:p>,</text:p>
          </table:table-cell>
          <table:table-cell table:formula="of:=IF(LEN([Personnage.B142])&gt;0;[Personnage.B14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42])&gt;0;CONCATENATE(&quot;'&quot;;[Personnage.H1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4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42])&gt;0;CONCATENATE(&quot;'&quot;;[Personnage.C142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42])&gt;0;CONCATENATE(&quot;'&quot;;[Personnage.D1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2])&gt;0;CONCATENATE(&quot;'&quot;;[Personnage.E1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2])&gt;0;CONCATENATE(&quot;'&quot;;[Personnage.F1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42])&gt;0;CONCATENATE(&quot;'&quot;;[Personnage.I142];&quot;'&quot;);&quot;null&quot;)" office:value-type="string" office:string-value="'Pistolet Lourd Interfacé'">
            <text:p>'Pistolet Lourd Interfacé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3]" office:value-type="float" office:value="132">
            <text:p>132</text:p>
          </table:table-cell>
          <table:table-cell office:value-type="string">
            <text:p>,</text:p>
          </table:table-cell>
          <table:table-cell table:formula="of:=IF(LEN([Personnage.B143])&gt;0;[Personnage.B14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43])&gt;0;CONCATENATE(&quot;'&quot;;[Personnage.H1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4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43])&gt;0;CONCATENATE(&quot;'&quot;;[Personnage.C143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43])&gt;0;CONCATENATE(&quot;'&quot;;[Personnage.D1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3])&gt;0;CONCATENATE(&quot;'&quot;;[Personnage.E1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3])&gt;0;CONCATENATE(&quot;'&quot;;[Personnage.F1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43])&gt;0;CONCATENATE(&quot;'&quot;;[Personnage.I143];&quot;'&quot;);&quot;null&quot;)" office:value-type="string" office:string-value="'Munitions Réactives Dévoreuses'">
            <text:p>'Munitions Réactives Dévoreuse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4]" office:value-type="float" office:value="133">
            <text:p>133</text:p>
          </table:table-cell>
          <table:table-cell office:value-type="string">
            <text:p>,</text:p>
          </table:table-cell>
          <table:table-cell table:formula="of:=IF(LEN([Personnage.B144])&gt;0;[Personnage.B14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44])&gt;0;CONCATENATE(&quot;'&quot;;[Personnage.H1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4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44])&gt;0;CONCATENATE(&quot;'&quot;;[Personnage.C144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44])&gt;0;CONCATENATE(&quot;'&quot;;[Personnage.D1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4])&gt;0;CONCATENATE(&quot;'&quot;;[Personnage.E1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4])&gt;0;CONCATENATE(&quot;'&quot;;[Personnage.F1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44])&gt;0;CONCATENATE(&quot;'&quot;;[Personnage.I144];&quot;'&quot;);&quot;null&quot;)" office:value-type="string" office:string-value="'Silencieux'">
            <text:p>'Silencieux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5]" office:value-type="float" office:value="134">
            <text:p>134</text:p>
          </table:table-cell>
          <table:table-cell office:value-type="string">
            <text:p>,</text:p>
          </table:table-cell>
          <table:table-cell table:formula="of:=IF(LEN([Personnage.B145])&gt;0;[Personnage.B14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45])&gt;0;CONCATENATE(&quot;'&quot;;[Personnage.H1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4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45])&gt;0;CONCATENATE(&quot;'&quot;;[Personnage.C145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45])&gt;0;CONCATENATE(&quot;'&quot;;[Personnage.D1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5])&gt;0;CONCATENATE(&quot;'&quot;;[Personnage.E1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5])&gt;0;CONCATENATE(&quot;'&quot;;[Personnage.F1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45])&gt;0;CONCATENATE(&quot;'&quot;;[Personnage.I145];&quot;'&quot;);&quot;null&quot;)" office:value-type="string" office:string-value="'Armure Légère'">
            <text:p>'Armure Légèr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6]" office:value-type="float" office:value="135">
            <text:p>135</text:p>
          </table:table-cell>
          <table:table-cell office:value-type="string">
            <text:p>,</text:p>
          </table:table-cell>
          <table:table-cell table:formula="of:=IF(LEN([Personnage.B146])&gt;0;[Personnage.B14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46])&gt;0;CONCATENATE(&quot;'&quot;;[Personnage.H1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4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46])&gt;0;CONCATENATE(&quot;'&quot;;[Personnage.C146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46])&gt;0;CONCATENATE(&quot;'&quot;;[Personnage.D1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6])&gt;0;CONCATENATE(&quot;'&quot;;[Personnage.E1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6])&gt;0;CONCATENATE(&quot;'&quot;;[Personnage.F1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46])&gt;0;CONCATENATE(&quot;'&quot;;[Personnage.I146];&quot;'&quot;);&quot;null&quot;)" office:value-type="string" office:string-value="'Vêtements Adaptatifs'">
            <text:p>'Vêtements Adaptatif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7]" office:value-type="float" office:value="136">
            <text:p>136</text:p>
          </table:table-cell>
          <table:table-cell office:value-type="string">
            <text:p>,</text:p>
          </table:table-cell>
          <table:table-cell table:formula="of:=IF(LEN([Personnage.B147])&gt;0;[Personnage.B14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47])&gt;0;CONCATENATE(&quot;'&quot;;[Personnage.H1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4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47])&gt;0;CONCATENATE(&quot;'&quot;;[Personnage.C147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47])&gt;0;CONCATENATE(&quot;'&quot;;[Personnage.D1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7])&gt;0;CONCATENATE(&quot;'&quot;;[Personnage.E1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7])&gt;0;CONCATENATE(&quot;'&quot;;[Personnage.F1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47])&gt;0;CONCATENATE(&quot;'&quot;;[Personnage.I147];&quot;'&quot;);&quot;null&quot;)" office:value-type="string" office:string-value="'Gants à Impulsion'">
            <text:p>'Gants à Impulsion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8]" office:value-type="float" office:value="137">
            <text:p>137</text:p>
          </table:table-cell>
          <table:table-cell office:value-type="string">
            <text:p>,</text:p>
          </table:table-cell>
          <table:table-cell table:formula="of:=IF(LEN([Personnage.B148])&gt;0;[Personnage.B14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48])&gt;0;CONCATENATE(&quot;'&quot;;[Personnage.H1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4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48])&gt;0;CONCATENATE(&quot;'&quot;;[Personnage.C148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48])&gt;0;CONCATENATE(&quot;'&quot;;[Personnage.D1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8])&gt;0;CONCATENATE(&quot;'&quot;;[Personnage.E1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8])&gt;0;CONCATENATE(&quot;'&quot;;[Personnage.F1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48])&gt;0;CONCATENATE(&quot;'&quot;;[Personnage.I148];&quot;'&quot;);&quot;null&quot;)" office:value-type="string" office:string-value="'Jumelles'">
            <text:p>'Jumelle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9]" office:value-type="float" office:value="138">
            <text:p>138</text:p>
          </table:table-cell>
          <table:table-cell office:value-type="string">
            <text:p>,</text:p>
          </table:table-cell>
          <table:table-cell table:formula="of:=IF(LEN([Personnage.B149])&gt;0;[Personnage.B14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49])&gt;0;CONCATENATE(&quot;'&quot;;[Personnage.H1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4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49])&gt;0;CONCATENATE(&quot;'&quot;;[Personnage.C149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49])&gt;0;CONCATENATE(&quot;'&quot;;[Personnage.D1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9])&gt;0;CONCATENATE(&quot;'&quot;;[Personnage.E1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9])&gt;0;CONCATENATE(&quot;'&quot;;[Personnage.F1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49])&gt;0;CONCATENATE(&quot;'&quot;;[Personnage.I149];&quot;'&quot;);&quot;null&quot;)" office:value-type="string" office:string-value="'Nettoyeurs'">
            <text:p>'Nettoyeur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0]" office:value-type="float" office:value="139">
            <text:p>139</text:p>
          </table:table-cell>
          <table:table-cell office:value-type="string">
            <text:p>,</text:p>
          </table:table-cell>
          <table:table-cell table:formula="of:=IF(LEN([Personnage.B150])&gt;0;[Personnage.B15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50])&gt;0;CONCATENATE(&quot;'&quot;;[Personnage.H1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50])&gt;0;CONCATENATE(&quot;'&quot;;[Personnage.C150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50])&gt;0;CONCATENATE(&quot;'&quot;;[Personnage.D1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0])&gt;0;CONCATENATE(&quot;'&quot;;[Personnage.E1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0])&gt;0;CONCATENATE(&quot;'&quot;;[Personnage.F1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50])&gt;0;CONCATENATE(&quot;'&quot;;[Personnage.I150];&quot;'&quot;);&quot;null&quot;)" office:value-type="string" office:string-value="'Pistolet Grappin'">
            <text:p>'Pistolet Grappin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1]" office:value-type="float" office:value="140">
            <text:p>140</text:p>
          </table:table-cell>
          <table:table-cell office:value-type="string">
            <text:p>,</text:p>
          </table:table-cell>
          <table:table-cell table:formula="of:=IF(LEN([Personnage.B151])&gt;0;[Personnage.B15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51])&gt;0;CONCATENATE(&quot;'&quot;;[Personnage.H1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51])&gt;0;CONCATENATE(&quot;'&quot;;[Personnage.C151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51])&gt;0;CONCATENATE(&quot;'&quot;;[Personnage.D1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1])&gt;0;CONCATENATE(&quot;'&quot;;[Personnage.E1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1])&gt;0;CONCATENATE(&quot;'&quot;;[Personnage.F1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51])&gt;0;CONCATENATE(&quot;'&quot;;[Personnage.I151];&quot;'&quot;);&quot;null&quot;)" office:value-type="string" office:string-value="'Câble Monofilament'">
            <text:p>'Câble Monofilament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2]" office:value-type="float" office:value="141">
            <text:p>141</text:p>
          </table:table-cell>
          <table:table-cell office:value-type="string">
            <text:p>,</text:p>
          </table:table-cell>
          <table:table-cell table:formula="of:=IF(LEN([Personnage.B152])&gt;0;[Personnage.B15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52])&gt;0;CONCATENATE(&quot;'&quot;;[Personnage.H1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52])&gt;0;CONCATENATE(&quot;'&quot;;[Personnage.C152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52])&gt;0;CONCATENATE(&quot;'&quot;;[Personnage.D1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2])&gt;0;CONCATENATE(&quot;'&quot;;[Personnage.E1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2])&gt;0;CONCATENATE(&quot;'&quot;;[Personnage.F1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52])&gt;0;CONCATENATE(&quot;'&quot;;[Personnage.I152];&quot;'&quot;);&quot;null&quot;)" office:value-type="string" office:string-value="'Combinaison Pressurisée Légère'">
            <text:p>'Combinaison Pressurisée Légèr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3]" office:value-type="float" office:value="142">
            <text:p>142</text:p>
          </table:table-cell>
          <table:table-cell office:value-type="string">
            <text:p>,</text:p>
          </table:table-cell>
          <table:table-cell table:formula="of:=IF(LEN([Personnage.B153])&gt;0;[Personnage.B15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53])&gt;0;CONCATENATE(&quot;'&quot;;[Personnage.H1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53])&gt;0;CONCATENATE(&quot;'&quot;;[Personnage.C153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53])&gt;0;CONCATENATE(&quot;'&quot;;[Personnage.D1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3])&gt;0;CONCATENATE(&quot;'&quot;;[Personnage.E1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3])&gt;0;CONCATENATE(&quot;'&quot;;[Personnage.F1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53])&gt;0;CONCATENATE(&quot;'&quot;;[Personnage.I153];&quot;'&quot;);&quot;null&quot;)" office:value-type="string" office:string-value="'Chaussures de Microgravité'">
            <text:p>'Chaussures de Microgravité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4]" office:value-type="float" office:value="143">
            <text:p>143</text:p>
          </table:table-cell>
          <table:table-cell office:value-type="string">
            <text:p>,</text:p>
          </table:table-cell>
          <table:table-cell table:formula="of:=IF(LEN([Personnage.B154])&gt;0;[Personnage.B15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54])&gt;0;CONCATENATE(&quot;'&quot;;[Personnage.H1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54])&gt;0;CONCATENATE(&quot;'&quot;;[Personnage.C154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54])&gt;0;CONCATENATE(&quot;'&quot;;[Personnage.D1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4])&gt;0;CONCATENATE(&quot;'&quot;;[Personnage.E1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4])&gt;0;CONCATENATE(&quot;'&quot;;[Personnage.F1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54])&gt;0;CONCATENATE(&quot;'&quot;;[Personnage.I154];&quot;'&quot;);&quot;null&quot;)" office:value-type="string" office:string-value="'Grenade EMP x 2'">
            <text:p>'Grenade EMP x 2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5]" office:value-type="float" office:value="144">
            <text:p>144</text:p>
          </table:table-cell>
          <table:table-cell office:value-type="string">
            <text:p>,</text:p>
          </table:table-cell>
          <table:table-cell table:formula="of:=IF(LEN([Personnage.B155])&gt;0;[Personnage.B15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55])&gt;0;CONCATENATE(&quot;'&quot;;[Personnage.H1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55])&gt;0;CONCATENATE(&quot;'&quot;;[Personnage.C155];&quot;'&quot;);&quot;null&quot;)" office:value-type="string" office:string-value="'SOFTWARE'">
            <text:p>'SOFTWARE'</text:p>
          </table:table-cell>
          <table:table-cell office:value-type="string">
            <text:p>,</text:p>
          </table:table-cell>
          <table:table-cell table:formula="of:=IF(LEN([Personnage.D155])&gt;0;CONCATENATE(&quot;'&quot;;[Personnage.D1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5])&gt;0;CONCATENATE(&quot;'&quot;;[Personnage.E1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5])&gt;0;CONCATENATE(&quot;'&quot;;[Personnage.F1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55])&gt;0;CONCATENATE(&quot;'&quot;;[Personnage.I155];&quot;'&quot;);&quot;null&quot;)" office:value-type="string" office:string-value="'Cryptage'">
            <text:p>'Cryptag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6]" office:value-type="float" office:value="145">
            <text:p>145</text:p>
          </table:table-cell>
          <table:table-cell office:value-type="string">
            <text:p>,</text:p>
          </table:table-cell>
          <table:table-cell table:formula="of:=IF(LEN([Personnage.B156])&gt;0;[Personnage.B15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56])&gt;0;CONCATENATE(&quot;'&quot;;[Personnage.H1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56])&gt;0;CONCATENATE(&quot;'&quot;;[Personnage.C156];&quot;'&quot;);&quot;null&quot;)" office:value-type="string" office:string-value="'SOFTWARE'">
            <text:p>'SOFTWARE'</text:p>
          </table:table-cell>
          <table:table-cell office:value-type="string">
            <text:p>,</text:p>
          </table:table-cell>
          <table:table-cell table:formula="of:=IF(LEN([Personnage.D156])&gt;0;CONCATENATE(&quot;'&quot;;[Personnage.D1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6])&gt;0;CONCATENATE(&quot;'&quot;;[Personnage.E1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6])&gt;0;CONCATENATE(&quot;'&quot;;[Personnage.F1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56])&gt;0;CONCATENATE(&quot;'&quot;;[Personnage.I156];&quot;'&quot;);&quot;null&quot;)" office:value-type="string" office:string-value="'Pistage'">
            <text:p>'Pistag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7]" office:value-type="float" office:value="146">
            <text:p>146</text:p>
          </table:table-cell>
          <table:table-cell office:value-type="string">
            <text:p>,</text:p>
          </table:table-cell>
          <table:table-cell table:formula="of:=IF(LEN([Personnage.B157])&gt;0;[Personnage.B15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57])&gt;0;CONCATENATE(&quot;'&quot;;[Personnage.H1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57])&gt;0;CONCATENATE(&quot;'&quot;;[Personnage.C157];&quot;'&quot;);&quot;null&quot;)" office:value-type="string" office:string-value="'SOFTWARE'">
            <text:p>'SOFTWARE'</text:p>
          </table:table-cell>
          <table:table-cell office:value-type="string">
            <text:p>,</text:p>
          </table:table-cell>
          <table:table-cell table:formula="of:=IF(LEN([Personnage.D157])&gt;0;CONCATENATE(&quot;'&quot;;[Personnage.D1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7])&gt;0;CONCATENATE(&quot;'&quot;;[Personnage.E1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7])&gt;0;CONCATENATE(&quot;'&quot;;[Personnage.F1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57])&gt;0;CONCATENATE(&quot;'&quot;;[Personnage.I157];&quot;'&quot;);&quot;null&quot;)" office:value-type="string" office:string-value="'Reconnaissance Faciale'">
            <text:p>'Reconnaissance Facial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8]" office:value-type="float" office:value="147">
            <text:p>147</text:p>
          </table:table-cell>
          <table:table-cell office:value-type="string">
            <text:p>,</text:p>
          </table:table-cell>
          <table:table-cell table:formula="of:=IF(LEN([Personnage.B158])&gt;0;[Personnage.B15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58])&gt;0;CONCATENATE(&quot;'&quot;;[Personnage.H1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58])&gt;0;CONCATENATE(&quot;'&quot;;[Personnage.C158];&quot;'&quot;);&quot;null&quot;)" office:value-type="string" office:string-value="'SOFTWARE'">
            <text:p>'SOFTWARE'</text:p>
          </table:table-cell>
          <table:table-cell office:value-type="string">
            <text:p>,</text:p>
          </table:table-cell>
          <table:table-cell table:formula="of:=IF(LEN([Personnage.D158])&gt;0;CONCATENATE(&quot;'&quot;;[Personnage.D1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8])&gt;0;CONCATENATE(&quot;'&quot;;[Personnage.E1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8])&gt;0;CONCATENATE(&quot;'&quot;;[Personnage.F1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58])&gt;0;CONCATENATE(&quot;'&quot;;[Personnage.I158];&quot;'&quot;);&quot;null&quot;)" office:value-type="string" office:string-value="'Reconnaissance de Démarche'">
            <text:p>'Reconnaissance de Démarch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9]" office:value-type="float" office:value="148">
            <text:p>148</text:p>
          </table:table-cell>
          <table:table-cell office:value-type="string">
            <text:p>,</text:p>
          </table:table-cell>
          <table:table-cell table:formula="of:=IF(LEN([Personnage.B159])&gt;0;[Personnage.B15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59])&gt;0;CONCATENATE(&quot;'&quot;;[Personnage.H1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59])&gt;0;CONCATENATE(&quot;'&quot;;[Personnage.C159];&quot;'&quot;);&quot;null&quot;)" office:value-type="string" office:string-value="'SOFTWARE'">
            <text:p>'SOFTWARE'</text:p>
          </table:table-cell>
          <table:table-cell office:value-type="string">
            <text:p>,</text:p>
          </table:table-cell>
          <table:table-cell table:formula="of:=IF(LEN([Personnage.D159])&gt;0;CONCATENATE(&quot;'&quot;;[Personnage.D1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9])&gt;0;CONCATENATE(&quot;'&quot;;[Personnage.E1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9])&gt;0;CONCATENATE(&quot;'&quot;;[Personnage.F1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59])&gt;0;CONCATENATE(&quot;'&quot;;[Personnage.I159];&quot;'&quot;);&quot;null&quot;)" office:value-type="string" office:string-value="'Réseau Tactique'">
            <text:p>'Réseau Tactiqu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0])&gt;0;[Personnage.B16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60])&gt;0;CONCATENATE(&quot;'&quot;;[Personnage.H1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6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60])&gt;0;CONCATENATE(&quot;'&quot;;[Personnage.C1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0])&gt;0;CONCATENATE(&quot;'&quot;;[Personnage.D1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0])&gt;0;CONCATENATE(&quot;'&quot;;[Personnage.E1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0])&gt;0;CONCATENATE(&quot;'&quot;;[Personnage.F1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60])&gt;0;CONCATENATE(&quot;'&quot;;[Personnage.I1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1])&gt;0;[Personnage.B16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61])&gt;0;CONCATENATE(&quot;'&quot;;[Personnage.H1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6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61])&gt;0;CONCATENATE(&quot;'&quot;;[Personnage.C1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1])&gt;0;CONCATENATE(&quot;'&quot;;[Personnage.D1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1])&gt;0;CONCATENATE(&quot;'&quot;;[Personnage.E1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1])&gt;0;CONCATENATE(&quot;'&quot;;[Personnage.F1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61])&gt;0;CONCATENATE(&quot;'&quot;;[Personnage.I1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2])&gt;0;[Personnage.B16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62])&gt;0;CONCATENATE(&quot;'&quot;;[Personnage.H1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6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62])&gt;0;CONCATENATE(&quot;'&quot;;[Personnage.C1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2])&gt;0;CONCATENATE(&quot;'&quot;;[Personnage.D1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2])&gt;0;CONCATENATE(&quot;'&quot;;[Personnage.E1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2])&gt;0;CONCATENATE(&quot;'&quot;;[Personnage.F1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62])&gt;0;CONCATENATE(&quot;'&quot;;[Personnage.I1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3])&gt;0;[Personnage.B16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63])&gt;0;CONCATENATE(&quot;'&quot;;[Personnage.H1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6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63])&gt;0;CONCATENATE(&quot;'&quot;;[Personnage.C1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3])&gt;0;CONCATENATE(&quot;'&quot;;[Personnage.D1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3])&gt;0;CONCATENATE(&quot;'&quot;;[Personnage.E1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3])&gt;0;CONCATENATE(&quot;'&quot;;[Personnage.F1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63])&gt;0;CONCATENATE(&quot;'&quot;;[Personnage.I1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4])&gt;0;[Personnage.B16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64])&gt;0;CONCATENATE(&quot;'&quot;;[Personnage.H1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6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64])&gt;0;CONCATENATE(&quot;'&quot;;[Personnage.C1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4])&gt;0;CONCATENATE(&quot;'&quot;;[Personnage.D1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4])&gt;0;CONCATENATE(&quot;'&quot;;[Personnage.E1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4])&gt;0;CONCATENATE(&quot;'&quot;;[Personnage.F1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64])&gt;0;CONCATENATE(&quot;'&quot;;[Personnage.I1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5])&gt;0;[Personnage.B16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65])&gt;0;CONCATENATE(&quot;'&quot;;[Personnage.H1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6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65])&gt;0;CONCATENATE(&quot;'&quot;;[Personnage.C1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5])&gt;0;CONCATENATE(&quot;'&quot;;[Personnage.D1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5])&gt;0;CONCATENATE(&quot;'&quot;;[Personnage.E1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5])&gt;0;CONCATENATE(&quot;'&quot;;[Personnage.F1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65])&gt;0;CONCATENATE(&quot;'&quot;;[Personnage.I1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6])&gt;0;[Personnage.B16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66])&gt;0;CONCATENATE(&quot;'&quot;;[Personnage.H1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6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66])&gt;0;CONCATENATE(&quot;'&quot;;[Personnage.C1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6])&gt;0;CONCATENATE(&quot;'&quot;;[Personnage.D1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6])&gt;0;CONCATENATE(&quot;'&quot;;[Personnage.E1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6])&gt;0;CONCATENATE(&quot;'&quot;;[Personnage.F1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66])&gt;0;CONCATENATE(&quot;'&quot;;[Personnage.I1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7])&gt;0;[Personnage.B16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67])&gt;0;CONCATENATE(&quot;'&quot;;[Personnage.H1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6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67])&gt;0;CONCATENATE(&quot;'&quot;;[Personnage.C1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7])&gt;0;CONCATENATE(&quot;'&quot;;[Personnage.D1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7])&gt;0;CONCATENATE(&quot;'&quot;;[Personnage.E1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7])&gt;0;CONCATENATE(&quot;'&quot;;[Personnage.F1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67])&gt;0;CONCATENATE(&quot;'&quot;;[Personnage.I1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8])&gt;0;[Personnage.B16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68])&gt;0;CONCATENATE(&quot;'&quot;;[Personnage.H1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6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68])&gt;0;CONCATENATE(&quot;'&quot;;[Personnage.C1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8])&gt;0;CONCATENATE(&quot;'&quot;;[Personnage.D1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8])&gt;0;CONCATENATE(&quot;'&quot;;[Personnage.E1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8])&gt;0;CONCATENATE(&quot;'&quot;;[Personnage.F1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68])&gt;0;CONCATENATE(&quot;'&quot;;[Personnage.I1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9])&gt;0;[Personnage.B16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69])&gt;0;CONCATENATE(&quot;'&quot;;[Personnage.H1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6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69])&gt;0;CONCATENATE(&quot;'&quot;;[Personnage.C1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9])&gt;0;CONCATENATE(&quot;'&quot;;[Personnage.D1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9])&gt;0;CONCATENATE(&quot;'&quot;;[Personnage.E1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9])&gt;0;CONCATENATE(&quot;'&quot;;[Personnage.F1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69])&gt;0;CONCATENATE(&quot;'&quot;;[Personnage.I1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0])&gt;0;[Personnage.B17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70])&gt;0;CONCATENATE(&quot;'&quot;;[Personnage.H1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7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70])&gt;0;CONCATENATE(&quot;'&quot;;[Personnage.C1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0])&gt;0;CONCATENATE(&quot;'&quot;;[Personnage.D1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0])&gt;0;CONCATENATE(&quot;'&quot;;[Personnage.E1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0])&gt;0;CONCATENATE(&quot;'&quot;;[Personnage.F1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70])&gt;0;CONCATENATE(&quot;'&quot;;[Personnage.I1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1])&gt;0;[Personnage.B17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71])&gt;0;CONCATENATE(&quot;'&quot;;[Personnage.H1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7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71])&gt;0;CONCATENATE(&quot;'&quot;;[Personnage.C1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1])&gt;0;CONCATENATE(&quot;'&quot;;[Personnage.D1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1])&gt;0;CONCATENATE(&quot;'&quot;;[Personnage.E1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1])&gt;0;CONCATENATE(&quot;'&quot;;[Personnage.F1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71])&gt;0;CONCATENATE(&quot;'&quot;;[Personnage.I1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2])&gt;0;[Personnage.B17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72])&gt;0;CONCATENATE(&quot;'&quot;;[Personnage.H1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7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72])&gt;0;CONCATENATE(&quot;'&quot;;[Personnage.C1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2])&gt;0;CONCATENATE(&quot;'&quot;;[Personnage.D1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2])&gt;0;CONCATENATE(&quot;'&quot;;[Personnage.E1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2])&gt;0;CONCATENATE(&quot;'&quot;;[Personnage.F1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72])&gt;0;CONCATENATE(&quot;'&quot;;[Personnage.I1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3])&gt;0;[Personnage.B17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73])&gt;0;CONCATENATE(&quot;'&quot;;[Personnage.H1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7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73])&gt;0;CONCATENATE(&quot;'&quot;;[Personnage.C1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3])&gt;0;CONCATENATE(&quot;'&quot;;[Personnage.D1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3])&gt;0;CONCATENATE(&quot;'&quot;;[Personnage.E1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3])&gt;0;CONCATENATE(&quot;'&quot;;[Personnage.F1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73])&gt;0;CONCATENATE(&quot;'&quot;;[Personnage.I1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4])&gt;0;[Personnage.B17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74])&gt;0;CONCATENATE(&quot;'&quot;;[Personnage.H1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7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74])&gt;0;CONCATENATE(&quot;'&quot;;[Personnage.C1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4])&gt;0;CONCATENATE(&quot;'&quot;;[Personnage.D1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4])&gt;0;CONCATENATE(&quot;'&quot;;[Personnage.E1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4])&gt;0;CONCATENATE(&quot;'&quot;;[Personnage.F1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74])&gt;0;CONCATENATE(&quot;'&quot;;[Personnage.I1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5])&gt;0;[Personnage.B17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75])&gt;0;CONCATENATE(&quot;'&quot;;[Personnage.H1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7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75])&gt;0;CONCATENATE(&quot;'&quot;;[Personnage.C1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5])&gt;0;CONCATENATE(&quot;'&quot;;[Personnage.D1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5])&gt;0;CONCATENATE(&quot;'&quot;;[Personnage.E1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5])&gt;0;CONCATENATE(&quot;'&quot;;[Personnage.F1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75])&gt;0;CONCATENATE(&quot;'&quot;;[Personnage.I1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6])&gt;0;[Personnage.B17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76])&gt;0;CONCATENATE(&quot;'&quot;;[Personnage.H1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7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76])&gt;0;CONCATENATE(&quot;'&quot;;[Personnage.C1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6])&gt;0;CONCATENATE(&quot;'&quot;;[Personnage.D1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6])&gt;0;CONCATENATE(&quot;'&quot;;[Personnage.E1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6])&gt;0;CONCATENATE(&quot;'&quot;;[Personnage.F1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76])&gt;0;CONCATENATE(&quot;'&quot;;[Personnage.I1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7])&gt;0;[Personnage.B17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77])&gt;0;CONCATENATE(&quot;'&quot;;[Personnage.H1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7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77])&gt;0;CONCATENATE(&quot;'&quot;;[Personnage.C1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7])&gt;0;CONCATENATE(&quot;'&quot;;[Personnage.D1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7])&gt;0;CONCATENATE(&quot;'&quot;;[Personnage.E1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7])&gt;0;CONCATENATE(&quot;'&quot;;[Personnage.F1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77])&gt;0;CONCATENATE(&quot;'&quot;;[Personnage.I1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8])&gt;0;[Personnage.B17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78])&gt;0;CONCATENATE(&quot;'&quot;;[Personnage.H1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7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78])&gt;0;CONCATENATE(&quot;'&quot;;[Personnage.C1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8])&gt;0;CONCATENATE(&quot;'&quot;;[Personnage.D1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8])&gt;0;CONCATENATE(&quot;'&quot;;[Personnage.E1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8])&gt;0;CONCATENATE(&quot;'&quot;;[Personnage.F1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78])&gt;0;CONCATENATE(&quot;'&quot;;[Personnage.I1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9])&gt;0;[Personnage.B17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79])&gt;0;CONCATENATE(&quot;'&quot;;[Personnage.H1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7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79])&gt;0;CONCATENATE(&quot;'&quot;;[Personnage.C1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9])&gt;0;CONCATENATE(&quot;'&quot;;[Personnage.D1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9])&gt;0;CONCATENATE(&quot;'&quot;;[Personnage.E1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9])&gt;0;CONCATENATE(&quot;'&quot;;[Personnage.F1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79])&gt;0;CONCATENATE(&quot;'&quot;;[Personnage.I1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8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99])&gt;0;[Personnage.B19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99])&gt;0;CONCATENATE(&quot;'&quot;;[Personnage.H1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9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99])&gt;0;CONCATENATE(&quot;'&quot;;[Personnage.C1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99])&gt;0;CONCATENATE(&quot;'&quot;;[Personnage.D1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99])&gt;0;CONCATENATE(&quot;'&quot;;[Personnage.E1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99])&gt;0;CONCATENATE(&quot;'&quot;;[Personnage.F1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99])&gt;0;CONCATENATE(&quot;'&quot;;[Personnage.I1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8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0])&gt;0;[Personnage.B20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00])&gt;0;CONCATENATE(&quot;'&quot;;[Personnage.H2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00])&gt;0;CONCATENATE(&quot;'&quot;;[Personnage.C2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0])&gt;0;CONCATENATE(&quot;'&quot;;[Personnage.D2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0])&gt;0;CONCATENATE(&quot;'&quot;;[Personnage.E2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0])&gt;0;CONCATENATE(&quot;'&quot;;[Personnage.F2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00])&gt;0;CONCATENATE(&quot;'&quot;;[Personnage.I2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8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1])&gt;0;[Personnage.B20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01])&gt;0;CONCATENATE(&quot;'&quot;;[Personnage.H2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01])&gt;0;CONCATENATE(&quot;'&quot;;[Personnage.C2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1])&gt;0;CONCATENATE(&quot;'&quot;;[Personnage.D2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1])&gt;0;CONCATENATE(&quot;'&quot;;[Personnage.E2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1])&gt;0;CONCATENATE(&quot;'&quot;;[Personnage.F2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01])&gt;0;CONCATENATE(&quot;'&quot;;[Personnage.I2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8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2])&gt;0;[Personnage.B20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02])&gt;0;CONCATENATE(&quot;'&quot;;[Personnage.H2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02])&gt;0;CONCATENATE(&quot;'&quot;;[Personnage.C2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2])&gt;0;CONCATENATE(&quot;'&quot;;[Personnage.D2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2])&gt;0;CONCATENATE(&quot;'&quot;;[Personnage.E2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2])&gt;0;CONCATENATE(&quot;'&quot;;[Personnage.F2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02])&gt;0;CONCATENATE(&quot;'&quot;;[Personnage.I2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8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3])&gt;0;[Personnage.B20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03])&gt;0;CONCATENATE(&quot;'&quot;;[Personnage.H2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03])&gt;0;CONCATENATE(&quot;'&quot;;[Personnage.C2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3])&gt;0;CONCATENATE(&quot;'&quot;;[Personnage.D2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3])&gt;0;CONCATENATE(&quot;'&quot;;[Personnage.E2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3])&gt;0;CONCATENATE(&quot;'&quot;;[Personnage.F2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03])&gt;0;CONCATENATE(&quot;'&quot;;[Personnage.I2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4])&gt;0;[Personnage.B20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04])&gt;0;CONCATENATE(&quot;'&quot;;[Personnage.H2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04])&gt;0;CONCATENATE(&quot;'&quot;;[Personnage.C2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4])&gt;0;CONCATENATE(&quot;'&quot;;[Personnage.D2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4])&gt;0;CONCATENATE(&quot;'&quot;;[Personnage.E2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4])&gt;0;CONCATENATE(&quot;'&quot;;[Personnage.F2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04])&gt;0;CONCATENATE(&quot;'&quot;;[Personnage.I2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5])&gt;0;[Personnage.B20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05])&gt;0;CONCATENATE(&quot;'&quot;;[Personnage.H2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05])&gt;0;CONCATENATE(&quot;'&quot;;[Personnage.C2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5])&gt;0;CONCATENATE(&quot;'&quot;;[Personnage.D2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5])&gt;0;CONCATENATE(&quot;'&quot;;[Personnage.E2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5])&gt;0;CONCATENATE(&quot;'&quot;;[Personnage.F2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05])&gt;0;CONCATENATE(&quot;'&quot;;[Personnage.I2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6])&gt;0;[Personnage.B20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06])&gt;0;CONCATENATE(&quot;'&quot;;[Personnage.H2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06])&gt;0;CONCATENATE(&quot;'&quot;;[Personnage.C2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6])&gt;0;CONCATENATE(&quot;'&quot;;[Personnage.D2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6])&gt;0;CONCATENATE(&quot;'&quot;;[Personnage.E2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6])&gt;0;CONCATENATE(&quot;'&quot;;[Personnage.F2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06])&gt;0;CONCATENATE(&quot;'&quot;;[Personnage.I2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7])&gt;0;[Personnage.B20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07])&gt;0;CONCATENATE(&quot;'&quot;;[Personnage.H2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07])&gt;0;CONCATENATE(&quot;'&quot;;[Personnage.C2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7])&gt;0;CONCATENATE(&quot;'&quot;;[Personnage.D2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7])&gt;0;CONCATENATE(&quot;'&quot;;[Personnage.E2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7])&gt;0;CONCATENATE(&quot;'&quot;;[Personnage.F2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07])&gt;0;CONCATENATE(&quot;'&quot;;[Personnage.I2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8])&gt;0;[Personnage.B20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08])&gt;0;CONCATENATE(&quot;'&quot;;[Personnage.H2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08])&gt;0;CONCATENATE(&quot;'&quot;;[Personnage.C2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8])&gt;0;CONCATENATE(&quot;'&quot;;[Personnage.D2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8])&gt;0;CONCATENATE(&quot;'&quot;;[Personnage.E2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8])&gt;0;CONCATENATE(&quot;'&quot;;[Personnage.F2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08])&gt;0;CONCATENATE(&quot;'&quot;;[Personnage.I2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9])&gt;0;[Personnage.B20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09])&gt;0;CONCATENATE(&quot;'&quot;;[Personnage.H2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09])&gt;0;CONCATENATE(&quot;'&quot;;[Personnage.C2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9])&gt;0;CONCATENATE(&quot;'&quot;;[Personnage.D2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9])&gt;0;CONCATENATE(&quot;'&quot;;[Personnage.E2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9])&gt;0;CONCATENATE(&quot;'&quot;;[Personnage.F2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09])&gt;0;CONCATENATE(&quot;'&quot;;[Personnage.I2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0])&gt;0;[Personnage.B21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10])&gt;0;CONCATENATE(&quot;'&quot;;[Personnage.H2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10])&gt;0;CONCATENATE(&quot;'&quot;;[Personnage.C2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0])&gt;0;CONCATENATE(&quot;'&quot;;[Personnage.D2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0])&gt;0;CONCATENATE(&quot;'&quot;;[Personnage.E2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0])&gt;0;CONCATENATE(&quot;'&quot;;[Personnage.F2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10])&gt;0;CONCATENATE(&quot;'&quot;;[Personnage.I2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1])&gt;0;[Personnage.B21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11])&gt;0;CONCATENATE(&quot;'&quot;;[Personnage.H2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11])&gt;0;CONCATENATE(&quot;'&quot;;[Personnage.C2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1])&gt;0;CONCATENATE(&quot;'&quot;;[Personnage.D2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1])&gt;0;CONCATENATE(&quot;'&quot;;[Personnage.E2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1])&gt;0;CONCATENATE(&quot;'&quot;;[Personnage.F2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11])&gt;0;CONCATENATE(&quot;'&quot;;[Personnage.I2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2])&gt;0;[Personnage.B21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12])&gt;0;CONCATENATE(&quot;'&quot;;[Personnage.H2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12])&gt;0;CONCATENATE(&quot;'&quot;;[Personnage.C2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2])&gt;0;CONCATENATE(&quot;'&quot;;[Personnage.D2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2])&gt;0;CONCATENATE(&quot;'&quot;;[Personnage.E2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2])&gt;0;CONCATENATE(&quot;'&quot;;[Personnage.F2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12])&gt;0;CONCATENATE(&quot;'&quot;;[Personnage.I2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3])&gt;0;[Personnage.B21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13])&gt;0;CONCATENATE(&quot;'&quot;;[Personnage.H2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13])&gt;0;CONCATENATE(&quot;'&quot;;[Personnage.C2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3])&gt;0;CONCATENATE(&quot;'&quot;;[Personnage.D2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3])&gt;0;CONCATENATE(&quot;'&quot;;[Personnage.E2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3])&gt;0;CONCATENATE(&quot;'&quot;;[Personnage.F2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13])&gt;0;CONCATENATE(&quot;'&quot;;[Personnage.I2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4])&gt;0;[Personnage.B21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14])&gt;0;CONCATENATE(&quot;'&quot;;[Personnage.H2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14])&gt;0;CONCATENATE(&quot;'&quot;;[Personnage.C2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4])&gt;0;CONCATENATE(&quot;'&quot;;[Personnage.D2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4])&gt;0;CONCATENATE(&quot;'&quot;;[Personnage.E2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4])&gt;0;CONCATENATE(&quot;'&quot;;[Personnage.F2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14])&gt;0;CONCATENATE(&quot;'&quot;;[Personnage.I2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5])&gt;0;[Personnage.B21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15])&gt;0;CONCATENATE(&quot;'&quot;;[Personnage.H2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15])&gt;0;CONCATENATE(&quot;'&quot;;[Personnage.C2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5])&gt;0;CONCATENATE(&quot;'&quot;;[Personnage.D2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5])&gt;0;CONCATENATE(&quot;'&quot;;[Personnage.E2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5])&gt;0;CONCATENATE(&quot;'&quot;;[Personnage.F2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15])&gt;0;CONCATENATE(&quot;'&quot;;[Personnage.I2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6])&gt;0;[Personnage.B21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16])&gt;0;CONCATENATE(&quot;'&quot;;[Personnage.H2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16])&gt;0;CONCATENATE(&quot;'&quot;;[Personnage.C2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6])&gt;0;CONCATENATE(&quot;'&quot;;[Personnage.D2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6])&gt;0;CONCATENATE(&quot;'&quot;;[Personnage.E2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6])&gt;0;CONCATENATE(&quot;'&quot;;[Personnage.F2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16])&gt;0;CONCATENATE(&quot;'&quot;;[Personnage.I2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7])&gt;0;[Personnage.B21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17])&gt;0;CONCATENATE(&quot;'&quot;;[Personnage.H2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17])&gt;0;CONCATENATE(&quot;'&quot;;[Personnage.C2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7])&gt;0;CONCATENATE(&quot;'&quot;;[Personnage.D2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7])&gt;0;CONCATENATE(&quot;'&quot;;[Personnage.E2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7])&gt;0;CONCATENATE(&quot;'&quot;;[Personnage.F2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17])&gt;0;CONCATENATE(&quot;'&quot;;[Personnage.I2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8])&gt;0;[Personnage.B21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18])&gt;0;CONCATENATE(&quot;'&quot;;[Personnage.H2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18])&gt;0;CONCATENATE(&quot;'&quot;;[Personnage.C2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8])&gt;0;CONCATENATE(&quot;'&quot;;[Personnage.D2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8])&gt;0;CONCATENATE(&quot;'&quot;;[Personnage.E2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8])&gt;0;CONCATENATE(&quot;'&quot;;[Personnage.F2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18])&gt;0;CONCATENATE(&quot;'&quot;;[Personnage.I2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9])&gt;0;[Personnage.B21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19])&gt;0;CONCATENATE(&quot;'&quot;;[Personnage.H2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19])&gt;0;CONCATENATE(&quot;'&quot;;[Personnage.C2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9])&gt;0;CONCATENATE(&quot;'&quot;;[Personnage.D2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9])&gt;0;CONCATENATE(&quot;'&quot;;[Personnage.E2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9])&gt;0;CONCATENATE(&quot;'&quot;;[Personnage.F2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19])&gt;0;CONCATENATE(&quot;'&quot;;[Personnage.I2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0])&gt;0;[Personnage.B22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20])&gt;0;CONCATENATE(&quot;'&quot;;[Personnage.H2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20])&gt;0;CONCATENATE(&quot;'&quot;;[Personnage.C2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0])&gt;0;CONCATENATE(&quot;'&quot;;[Personnage.D2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0])&gt;0;CONCATENATE(&quot;'&quot;;[Personnage.E2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0])&gt;0;CONCATENATE(&quot;'&quot;;[Personnage.F2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20])&gt;0;CONCATENATE(&quot;'&quot;;[Personnage.I2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1])&gt;0;[Personnage.B22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21])&gt;0;CONCATENATE(&quot;'&quot;;[Personnage.H2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21])&gt;0;CONCATENATE(&quot;'&quot;;[Personnage.C2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1])&gt;0;CONCATENATE(&quot;'&quot;;[Personnage.D2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1])&gt;0;CONCATENATE(&quot;'&quot;;[Personnage.E2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1])&gt;0;CONCATENATE(&quot;'&quot;;[Personnage.F2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21])&gt;0;CONCATENATE(&quot;'&quot;;[Personnage.I2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2])&gt;0;[Personnage.B22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22])&gt;0;CONCATENATE(&quot;'&quot;;[Personnage.H2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22])&gt;0;CONCATENATE(&quot;'&quot;;[Personnage.C2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2])&gt;0;CONCATENATE(&quot;'&quot;;[Personnage.D2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2])&gt;0;CONCATENATE(&quot;'&quot;;[Personnage.E2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2])&gt;0;CONCATENATE(&quot;'&quot;;[Personnage.F2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22])&gt;0;CONCATENATE(&quot;'&quot;;[Personnage.I2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3])&gt;0;[Personnage.B22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23])&gt;0;CONCATENATE(&quot;'&quot;;[Personnage.H2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23])&gt;0;CONCATENATE(&quot;'&quot;;[Personnage.C2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3])&gt;0;CONCATENATE(&quot;'&quot;;[Personnage.D2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3])&gt;0;CONCATENATE(&quot;'&quot;;[Personnage.E2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3])&gt;0;CONCATENATE(&quot;'&quot;;[Personnage.F2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23])&gt;0;CONCATENATE(&quot;'&quot;;[Personnage.I2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4])&gt;0;[Personnage.B22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24])&gt;0;CONCATENATE(&quot;'&quot;;[Personnage.H2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24])&gt;0;CONCATENATE(&quot;'&quot;;[Personnage.C2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4])&gt;0;CONCATENATE(&quot;'&quot;;[Personnage.D2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4])&gt;0;CONCATENATE(&quot;'&quot;;[Personnage.E2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4])&gt;0;CONCATENATE(&quot;'&quot;;[Personnage.F2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24])&gt;0;CONCATENATE(&quot;'&quot;;[Personnage.I2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5])&gt;0;[Personnage.B22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25])&gt;0;CONCATENATE(&quot;'&quot;;[Personnage.H2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25])&gt;0;CONCATENATE(&quot;'&quot;;[Personnage.C2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5])&gt;0;CONCATENATE(&quot;'&quot;;[Personnage.D2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5])&gt;0;CONCATENATE(&quot;'&quot;;[Personnage.E2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5])&gt;0;CONCATENATE(&quot;'&quot;;[Personnage.F2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25])&gt;0;CONCATENATE(&quot;'&quot;;[Personnage.I2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6])&gt;0;[Personnage.B22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26])&gt;0;CONCATENATE(&quot;'&quot;;[Personnage.H2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26])&gt;0;CONCATENATE(&quot;'&quot;;[Personnage.C2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6])&gt;0;CONCATENATE(&quot;'&quot;;[Personnage.D2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6])&gt;0;CONCATENATE(&quot;'&quot;;[Personnage.E2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6])&gt;0;CONCATENATE(&quot;'&quot;;[Personnage.F2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26])&gt;0;CONCATENATE(&quot;'&quot;;[Personnage.I2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7])&gt;0;[Personnage.B22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27])&gt;0;CONCATENATE(&quot;'&quot;;[Personnage.H2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27])&gt;0;CONCATENATE(&quot;'&quot;;[Personnage.C2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7])&gt;0;CONCATENATE(&quot;'&quot;;[Personnage.D2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7])&gt;0;CONCATENATE(&quot;'&quot;;[Personnage.E2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7])&gt;0;CONCATENATE(&quot;'&quot;;[Personnage.F2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27])&gt;0;CONCATENATE(&quot;'&quot;;[Personnage.I2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8])&gt;0;[Personnage.B22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28])&gt;0;CONCATENATE(&quot;'&quot;;[Personnage.H2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28])&gt;0;CONCATENATE(&quot;'&quot;;[Personnage.C2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8])&gt;0;CONCATENATE(&quot;'&quot;;[Personnage.D2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8])&gt;0;CONCATENATE(&quot;'&quot;;[Personnage.E2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8])&gt;0;CONCATENATE(&quot;'&quot;;[Personnage.F2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28])&gt;0;CONCATENATE(&quot;'&quot;;[Personnage.I2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9])&gt;0;[Personnage.B22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29])&gt;0;CONCATENATE(&quot;'&quot;;[Personnage.H2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29])&gt;0;CONCATENATE(&quot;'&quot;;[Personnage.C2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9])&gt;0;CONCATENATE(&quot;'&quot;;[Personnage.D2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9])&gt;0;CONCATENATE(&quot;'&quot;;[Personnage.E2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9])&gt;0;CONCATENATE(&quot;'&quot;;[Personnage.F2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29])&gt;0;CONCATENATE(&quot;'&quot;;[Personnage.I2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0])&gt;0;[Personnage.B23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30])&gt;0;CONCATENATE(&quot;'&quot;;[Personnage.H2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30])&gt;0;CONCATENATE(&quot;'&quot;;[Personnage.C2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0])&gt;0;CONCATENATE(&quot;'&quot;;[Personnage.D2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0])&gt;0;CONCATENATE(&quot;'&quot;;[Personnage.E2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0])&gt;0;CONCATENATE(&quot;'&quot;;[Personnage.F2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30])&gt;0;CONCATENATE(&quot;'&quot;;[Personnage.I2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1])&gt;0;[Personnage.B23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31])&gt;0;CONCATENATE(&quot;'&quot;;[Personnage.H2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31])&gt;0;CONCATENATE(&quot;'&quot;;[Personnage.C2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1])&gt;0;CONCATENATE(&quot;'&quot;;[Personnage.D2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1])&gt;0;CONCATENATE(&quot;'&quot;;[Personnage.E2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1])&gt;0;CONCATENATE(&quot;'&quot;;[Personnage.F2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31])&gt;0;CONCATENATE(&quot;'&quot;;[Personnage.I2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2])&gt;0;[Personnage.B23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32])&gt;0;CONCATENATE(&quot;'&quot;;[Personnage.H2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32])&gt;0;CONCATENATE(&quot;'&quot;;[Personnage.C2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2])&gt;0;CONCATENATE(&quot;'&quot;;[Personnage.D2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2])&gt;0;CONCATENATE(&quot;'&quot;;[Personnage.E2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2])&gt;0;CONCATENATE(&quot;'&quot;;[Personnage.F2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32])&gt;0;CONCATENATE(&quot;'&quot;;[Personnage.I2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3])&gt;0;[Personnage.B23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33])&gt;0;CONCATENATE(&quot;'&quot;;[Personnage.H2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33])&gt;0;CONCATENATE(&quot;'&quot;;[Personnage.C2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3])&gt;0;CONCATENATE(&quot;'&quot;;[Personnage.D2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3])&gt;0;CONCATENATE(&quot;'&quot;;[Personnage.E2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3])&gt;0;CONCATENATE(&quot;'&quot;;[Personnage.F2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33])&gt;0;CONCATENATE(&quot;'&quot;;[Personnage.I2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4])&gt;0;[Personnage.B23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34])&gt;0;CONCATENATE(&quot;'&quot;;[Personnage.H2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34])&gt;0;CONCATENATE(&quot;'&quot;;[Personnage.C2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4])&gt;0;CONCATENATE(&quot;'&quot;;[Personnage.D2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4])&gt;0;CONCATENATE(&quot;'&quot;;[Personnage.E2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4])&gt;0;CONCATENATE(&quot;'&quot;;[Personnage.F2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34])&gt;0;CONCATENATE(&quot;'&quot;;[Personnage.I2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5])&gt;0;[Personnage.B23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35])&gt;0;CONCATENATE(&quot;'&quot;;[Personnage.H2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35])&gt;0;CONCATENATE(&quot;'&quot;;[Personnage.C2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5])&gt;0;CONCATENATE(&quot;'&quot;;[Personnage.D2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5])&gt;0;CONCATENATE(&quot;'&quot;;[Personnage.E2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5])&gt;0;CONCATENATE(&quot;'&quot;;[Personnage.F2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35])&gt;0;CONCATENATE(&quot;'&quot;;[Personnage.I2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6])&gt;0;[Personnage.B23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36])&gt;0;CONCATENATE(&quot;'&quot;;[Personnage.H2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36])&gt;0;CONCATENATE(&quot;'&quot;;[Personnage.C2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6])&gt;0;CONCATENATE(&quot;'&quot;;[Personnage.D2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6])&gt;0;CONCATENATE(&quot;'&quot;;[Personnage.E2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6])&gt;0;CONCATENATE(&quot;'&quot;;[Personnage.F2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36])&gt;0;CONCATENATE(&quot;'&quot;;[Personnage.I2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7])&gt;0;[Personnage.B23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37])&gt;0;CONCATENATE(&quot;'&quot;;[Personnage.H2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37])&gt;0;CONCATENATE(&quot;'&quot;;[Personnage.C2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7])&gt;0;CONCATENATE(&quot;'&quot;;[Personnage.D2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7])&gt;0;CONCATENATE(&quot;'&quot;;[Personnage.E2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7])&gt;0;CONCATENATE(&quot;'&quot;;[Personnage.F2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37])&gt;0;CONCATENATE(&quot;'&quot;;[Personnage.I2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8])&gt;0;[Personnage.B23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38])&gt;0;CONCATENATE(&quot;'&quot;;[Personnage.H2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38])&gt;0;CONCATENATE(&quot;'&quot;;[Personnage.C2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8])&gt;0;CONCATENATE(&quot;'&quot;;[Personnage.D2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8])&gt;0;CONCATENATE(&quot;'&quot;;[Personnage.E2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8])&gt;0;CONCATENATE(&quot;'&quot;;[Personnage.F2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38])&gt;0;CONCATENATE(&quot;'&quot;;[Personnage.I2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9])&gt;0;[Personnage.B23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39])&gt;0;CONCATENATE(&quot;'&quot;;[Personnage.H2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39])&gt;0;CONCATENATE(&quot;'&quot;;[Personnage.C2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9])&gt;0;CONCATENATE(&quot;'&quot;;[Personnage.D2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9])&gt;0;CONCATENATE(&quot;'&quot;;[Personnage.E2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9])&gt;0;CONCATENATE(&quot;'&quot;;[Personnage.F2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39])&gt;0;CONCATENATE(&quot;'&quot;;[Personnage.I2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0])&gt;0;[Personnage.B24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40])&gt;0;CONCATENATE(&quot;'&quot;;[Personnage.H2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40])&gt;0;CONCATENATE(&quot;'&quot;;[Personnage.C2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0])&gt;0;CONCATENATE(&quot;'&quot;;[Personnage.D2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0])&gt;0;CONCATENATE(&quot;'&quot;;[Personnage.E2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0])&gt;0;CONCATENATE(&quot;'&quot;;[Personnage.F2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40])&gt;0;CONCATENATE(&quot;'&quot;;[Personnage.I2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1])&gt;0;[Personnage.B24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41])&gt;0;CONCATENATE(&quot;'&quot;;[Personnage.H2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41])&gt;0;CONCATENATE(&quot;'&quot;;[Personnage.C2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1])&gt;0;CONCATENATE(&quot;'&quot;;[Personnage.D2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1])&gt;0;CONCATENATE(&quot;'&quot;;[Personnage.E2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1])&gt;0;CONCATENATE(&quot;'&quot;;[Personnage.F2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41])&gt;0;CONCATENATE(&quot;'&quot;;[Personnage.I2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2])&gt;0;[Personnage.B24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42])&gt;0;CONCATENATE(&quot;'&quot;;[Personnage.H2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42])&gt;0;CONCATENATE(&quot;'&quot;;[Personnage.C2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2])&gt;0;CONCATENATE(&quot;'&quot;;[Personnage.D2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2])&gt;0;CONCATENATE(&quot;'&quot;;[Personnage.E2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2])&gt;0;CONCATENATE(&quot;'&quot;;[Personnage.F2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42])&gt;0;CONCATENATE(&quot;'&quot;;[Personnage.I2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3])&gt;0;[Personnage.B24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43])&gt;0;CONCATENATE(&quot;'&quot;;[Personnage.H2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43])&gt;0;CONCATENATE(&quot;'&quot;;[Personnage.C2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3])&gt;0;CONCATENATE(&quot;'&quot;;[Personnage.D2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3])&gt;0;CONCATENATE(&quot;'&quot;;[Personnage.E2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3])&gt;0;CONCATENATE(&quot;'&quot;;[Personnage.F2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43])&gt;0;CONCATENATE(&quot;'&quot;;[Personnage.I2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3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4])&gt;0;[Personnage.B24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44])&gt;0;CONCATENATE(&quot;'&quot;;[Personnage.H2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44])&gt;0;CONCATENATE(&quot;'&quot;;[Personnage.C2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4])&gt;0;CONCATENATE(&quot;'&quot;;[Personnage.D2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4])&gt;0;CONCATENATE(&quot;'&quot;;[Personnage.E2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4])&gt;0;CONCATENATE(&quot;'&quot;;[Personnage.F2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44])&gt;0;CONCATENATE(&quot;'&quot;;[Personnage.I2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3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5])&gt;0;[Personnage.B24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45])&gt;0;CONCATENATE(&quot;'&quot;;[Personnage.H2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45])&gt;0;CONCATENATE(&quot;'&quot;;[Personnage.C2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5])&gt;0;CONCATENATE(&quot;'&quot;;[Personnage.D2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5])&gt;0;CONCATENATE(&quot;'&quot;;[Personnage.E2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5])&gt;0;CONCATENATE(&quot;'&quot;;[Personnage.F2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45])&gt;0;CONCATENATE(&quot;'&quot;;[Personnage.I2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3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6])&gt;0;[Personnage.B24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46])&gt;0;CONCATENATE(&quot;'&quot;;[Personnage.H2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46])&gt;0;CONCATENATE(&quot;'&quot;;[Personnage.C2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6])&gt;0;CONCATENATE(&quot;'&quot;;[Personnage.D2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6])&gt;0;CONCATENATE(&quot;'&quot;;[Personnage.E2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6])&gt;0;CONCATENATE(&quot;'&quot;;[Personnage.F2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46])&gt;0;CONCATENATE(&quot;'&quot;;[Personnage.I2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3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7])&gt;0;[Personnage.B24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47])&gt;0;CONCATENATE(&quot;'&quot;;[Personnage.H2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47])&gt;0;CONCATENATE(&quot;'&quot;;[Personnage.C2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7])&gt;0;CONCATENATE(&quot;'&quot;;[Personnage.D2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7])&gt;0;CONCATENATE(&quot;'&quot;;[Personnage.E2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7])&gt;0;CONCATENATE(&quot;'&quot;;[Personnage.F2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47])&gt;0;CONCATENATE(&quot;'&quot;;[Personnage.I2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3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8])&gt;0;[Personnage.B24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48])&gt;0;CONCATENATE(&quot;'&quot;;[Personnage.H2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48])&gt;0;CONCATENATE(&quot;'&quot;;[Personnage.C2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8])&gt;0;CONCATENATE(&quot;'&quot;;[Personnage.D2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8])&gt;0;CONCATENATE(&quot;'&quot;;[Personnage.E2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8])&gt;0;CONCATENATE(&quot;'&quot;;[Personnage.F2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48])&gt;0;CONCATENATE(&quot;'&quot;;[Personnage.I2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3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9])&gt;0;[Personnage.B24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49])&gt;0;CONCATENATE(&quot;'&quot;;[Personnage.H2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49])&gt;0;CONCATENATE(&quot;'&quot;;[Personnage.C2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9])&gt;0;CONCATENATE(&quot;'&quot;;[Personnage.D2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9])&gt;0;CONCATENATE(&quot;'&quot;;[Personnage.E2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9])&gt;0;CONCATENATE(&quot;'&quot;;[Personnage.F2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49])&gt;0;CONCATENATE(&quot;'&quot;;[Personnage.I2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3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50])&gt;0;[Personnage.B25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50])&gt;0;CONCATENATE(&quot;'&quot;;[Personnage.H2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5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50])&gt;0;CONCATENATE(&quot;'&quot;;[Personnage.C2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50])&gt;0;CONCATENATE(&quot;'&quot;;[Personnage.D2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50])&gt;0;CONCATENATE(&quot;'&quot;;[Personnage.E2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50])&gt;0;CONCATENATE(&quot;'&quot;;[Personnage.F2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50])&gt;0;CONCATENATE(&quot;'&quot;;[Personnage.I2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3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51])&gt;0;[Personnage.B25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51])&gt;0;CONCATENATE(&quot;'&quot;;[Personnage.H2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5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51])&gt;0;CONCATENATE(&quot;'&quot;;[Personnage.C2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51])&gt;0;CONCATENATE(&quot;'&quot;;[Personnage.D2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51])&gt;0;CONCATENATE(&quot;'&quot;;[Personnage.E2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51])&gt;0;CONCATENATE(&quot;'&quot;;[Personnage.F2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51])&gt;0;CONCATENATE(&quot;'&quot;;[Personnage.I2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</table:table>
      <table:table table:name="Segments (Morphes)" table:style-name="ta1">
        <table:table-column table:style-name="co2" table:number-columns-repeated="2" table:default-cell-style-name="Default"/>
        <table:table-column table:style-name="co15" table:default-cell-style-name="Default"/>
        <table:table-column table:style-name="co2" table:number-columns-repeated="4" table:default-cell-style-name="Default"/>
        <table:table-column table:style-name="co16" table:default-cell-style-name="Default"/>
        <table:table-column table:style-name="co17" table:default-cell-style-name="ce1"/>
        <table:table-row table:style-name="ro1">
          <table:table-cell table:style-name="ce6" office:value-type="string">
            <text:p>Morphe</text:p>
          </table:table-cell>
          <table:table-cell table:style-name="ce10" office:value-type="string">
            <text:p>Cause</text:p>
          </table:table-cell>
          <table:table-cell table:style-name="ce13" office:value-type="string">
            <text:p>Clé générale</text:p>
          </table:table-cell>
          <table:table-cell table:style-name="ce13" office:value-type="string">
            <text:p>Sous-clé 1</text:p>
          </table:table-cell>
          <table:table-cell table:style-name="ce13" office:value-type="string">
            <text:p>Sous-clé 2</text:p>
          </table:table-cell>
          <table:table-cell table:style-name="ce13" office:value-type="string">
            <text:p>Sous-clé 3</text:p>
          </table:table-cell>
          <table:table-cell table:style-name="ce10" office:value-type="string">
            <text:p>Amount</text:p>
          </table:table-cell>
          <table:table-cell table:style-name="ce13" office:value-type="string">
            <text:p>AmountType</text:p>
          </table:table-cell>
          <table:table-cell table:style-name="ce15" office:value-type="string">
            <text:p>Valeur chaîne</text:p>
          </table:table-cell>
        </table:table-row>
        <table:table-row table:style-name="ro1">
          <table:table-cell table:style-name="ce7" office:value-type="string">
            <text:p>MT_FURY</text:p>
          </table:table-cell>
          <table:table-cell table:style-name="ce11"/>
          <table:table-cell table:style-name="ce11" office:value-type="string">
            <text:p>MORPH_TYPE</text:p>
          </table:table-cell>
          <table:table-cell table:style-name="ce11" table:number-columns-repeated="3"/>
          <table:table-cell table:style-name="ce11" office:value-type="float" office:value="75">
            <text:p>75</text:p>
          </table:table-cell>
          <table:table-cell table:style-name="ce11" office:value-type="string">
            <text:p>FREEBIE</text:p>
          </table:table-cell>
          <table:table-cell table:style-name="ce16" office:value-type="string">
            <text:p>MT_FURY</text:p>
          </table:table-cell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7" office:value-type="string">
            <text:p>BIO</text:p>
          </table:table-cell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7" office:value-type="string">
            <text:p>4 / 20</text:p>
          </table:table-cell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50">
            <text:p>50</text:p>
          </table:table-cell>
          <table:table-cell/>
          <table:table-cell table:style-name="ce17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7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4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7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4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7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4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7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4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7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4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7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4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7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4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7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4" office:value-type="string">
            <text:p>CO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7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4" office:value-type="string">
            <text:p>REF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7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4" office:value-type="string">
            <text:p>SOM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17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4" office:value-type="string">
            <text:p>WIL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7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4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7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MORPH_SPEED_MOD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18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7" office:value-type="string">
            <text:p>Bio-modes Basiques</text:p>
          </table:table-cell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7" office:value-type="string">
            <text:p>Implants Réseau de Base</text:p>
          </table:table-cell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7" office:value-type="string">
            <text:p>Armure Biotissée (légère)</text:p>
          </table:table-cell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7" office:value-type="string">
            <text:p>Pile Corticale</text:p>
          </table:table-cell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7" office:value-type="string">
            <text:p>Vision Améliorée</text:p>
          </table:table-cell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7" office:value-type="string">
            <text:p>Neurachem (Niveau 1)</text:p>
          </table:table-cell>
        </table:table-row>
        <table:table-row table:style-name="ro1">
          <table:table-cell table:style-name="ce9"/>
          <table:table-cell table:style-name="ce12" office:value-type="string">
            <text:p>&lt;Cause&gt;</text:p>
          </table:table-cell>
          <table:table-cell table:style-name="ce12" office:value-type="string">
            <text:p>MORPH_ENH</text:p>
          </table:table-cell>
          <table:table-cell table:style-name="ce12" table:number-columns-repeated="5"/>
          <table:table-cell table:style-name="ce19" office:value-type="string">
            <text:p>Filtres Toxémiques</text:p>
          </table:table-cell>
        </table:table-row>
        <table:table-row table:style-name="ro1">
          <table:table-cell table:number-columns-repeated="8"/>
          <table:table-cell table:style-name="Default"/>
        </table:table-row>
        <table:table-row table:style-name="ro1" table:number-rows-repeated="104854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egments (Traits)" table:style-name="ta1">
        <table:table-column table:style-name="co54" table:default-cell-style-name="ce65"/>
        <table:table-column table:style-name="co2" table:default-cell-style-name="ce68"/>
        <table:table-column table:style-name="co55" table:default-cell-style-name="ce68"/>
        <table:table-column table:style-name="co56" table:default-cell-style-name="ce68"/>
        <table:table-column table:style-name="co57" table:default-cell-style-name="ce68"/>
        <table:table-column table:style-name="co58" table:default-cell-style-name="ce68"/>
        <table:table-column table:style-name="co59" table:default-cell-style-name="ce68"/>
        <table:table-column table:style-name="co60" table:default-cell-style-name="ce68"/>
        <table:table-column table:style-name="co61" table:default-cell-style-name="ce79"/>
        <table:table-column table:style-name="co2" table:number-columns-repeated="2" table:default-cell-style-name="Default"/>
        <table:table-row table:style-name="ro1">
          <table:table-cell table:style-name="ce54" office:value-type="string">
            <text:p>Trait positif</text:p>
          </table:table-cell>
          <table:table-cell table:style-name="ce67" office:value-type="string">
            <text:p>Cause</text:p>
          </table:table-cell>
          <table:table-cell table:style-name="ce71" office:value-type="string">
            <text:p>Clé générale</text:p>
          </table:table-cell>
          <table:table-cell table:style-name="ce71" office:value-type="string">
            <text:p>Sous-clé 1</text:p>
          </table:table-cell>
          <table:table-cell table:style-name="ce71" office:value-type="string">
            <text:p>Sous-clé 2</text:p>
          </table:table-cell>
          <table:table-cell table:style-name="ce71" office:value-type="string">
            <text:p>Sous-clé 3</text:p>
          </table:table-cell>
          <table:table-cell table:style-name="ce67" office:value-type="string">
            <text:p>Amount</text:p>
          </table:table-cell>
          <table:table-cell table:style-name="ce71" office:value-type="string">
            <text:p>AmountType</text:p>
          </table:table-cell>
          <table:table-cell table:style-name="ce75" office:value-type="string">
            <text:p>Valeur chaîne</text:p>
          </table:table-cell>
          <table:table-cell table:number-columns-repeated="2"/>
        </table:table-row>
        <table:table-row table:style-name="ro1">
          <table:table-cell table:style-name="ce61" office:value-type="string">
            <text:p>ADAPTABILITY</text:p>
          </table:table-cell>
          <table:table-cell/>
          <table:table-cell table:style-name="ce72" office:value-type="string">
            <text:p>TRAIT</text:p>
          </table:table-cell>
          <table:table-cell table:formula="of:=[.A2]" office:value-type="string" office:string-value="ADAPTABILITY">
            <text:p>ADAPTABILITY</text:p>
          </table:table-cell>
          <table:table-cell table:style-name="ce72" office:value-type="string">
            <text:p>&lt;1 ou 2&gt;</text:p>
          </table:table-cell>
          <table:table-cell table:style-name="ce72"/>
          <table:table-cell office:value-type="string">
            <text:p>&lt;Level*10&gt;</text:p>
          </table:table-cell>
          <table:table-cell table:style-name="ce72" office:value-type="string">
            <text:p>FREEBIE</text:p>
          </table:table-cell>
          <table:table-cell table:style-name="ce76"/>
          <table:table-cell table:number-columns-repeated="2"/>
        </table:table-row>
        <table:table-row table:style-name="ro1">
          <table:table-cell table:style-name="ce61" office:value-type="string">
            <text:p>ALLIES</text:p>
          </table:table-cell>
          <table:table-cell/>
          <table:table-cell table:style-name="ce72" office:value-type="string">
            <text:p>TRAIT</text:p>
          </table:table-cell>
          <table:table-cell table:formula="of:=[.A3]" office:value-type="string" office:string-value="ALLIES">
            <text:p>ALLIES</text:p>
          </table:table-cell>
          <table:table-cell table:style-name="ce72"/>
          <table:table-cell table:style-name="ce72" office:value-type="string">
            <text:p>&lt;description&gt;</text:p>
          </table:table-cell>
          <table:table-cell office:value-type="float" office:value="30">
            <text:p>30</text:p>
          </table:table-cell>
          <table:table-cell table:style-name="ce72" office:value-type="string">
            <text:p>FREEBIE</text:p>
          </table:table-cell>
          <table:table-cell table:style-name="ce76"/>
          <table:table-cell table:number-columns-repeated="2"/>
        </table:table-row>
        <table:table-row table:style-name="ro1">
          <table:table-cell table:style-name="ce62" office:value-type="string">
            <text:p>AMBIDEXTROUS</text:p>
          </table:table-cell>
          <table:table-cell/>
          <table:table-cell table:style-name="ce72" office:value-type="string">
            <text:p>TRAIT</text:p>
          </table:table-cell>
          <table:table-cell table:formula="of:=[.A4]" office:value-type="string" office:string-value="AMBIDEXTROUS">
            <text:p>AMBIDEXTROUS</text:p>
          </table:table-cell>
          <table:table-cell table:style-name="ce72"/>
          <table:table-cell table:style-name="ce72" office:value-type="string">
            <text:p>&lt;membre?&gt;</text:p>
          </table:table-cell>
          <table:table-cell office:value-type="float" office:value="10">
            <text:p>10</text:p>
          </table:table-cell>
          <table:table-cell table:style-name="ce72" office:value-type="string">
            <text:p>FREEBIE</text:p>
          </table:table-cell>
          <table:table-cell table:style-name="ce76"/>
          <table:table-cell table:number-columns-repeated="2"/>
        </table:table-row>
        <table:table-row table:style-name="ro1">
          <table:table-cell table:style-name="ce63" office:value-type="string">
            <text:p>ANIMAL_EMPATHY</text:p>
          </table:table-cell>
          <table:table-cell table:style-name="ce69"/>
          <table:table-cell table:style-name="ce73" office:value-type="string">
            <text:p>TRAIT</text:p>
          </table:table-cell>
          <table:table-cell table:style-name="ce69" table:formula="of:=[.A5]" office:value-type="string" office:string-value="ANIMAL_EMPATHY">
            <text:p>ANIMAL_EMPATHY</text:p>
          </table:table-cell>
          <table:table-cell table:style-name="ce69" table:number-columns-repeated="2"/>
          <table:table-cell table:style-name="ce69" office:value-type="float" office:value="5">
            <text:p>5</text:p>
          </table:table-cell>
          <table:table-cell table:style-name="ce73" office:value-type="string">
            <text:p>FREEBIE</text:p>
          </table:table-cell>
          <table:table-cell table:style-name="ce77"/>
          <table:table-cell table:number-columns-repeated="2"/>
        </table:table-row>
        <table:table-row table:style-name="ro1">
          <table:table-cell table:style-name="ce64"/>
          <table:table-cell table:style-name="ce70" office:value-type="string">
            <text:p>&lt;Cause&gt;</text:p>
          </table:table-cell>
          <table:table-cell table:style-name="ce74" office:value-type="string">
            <text:p>ASK</text:p>
          </table:table-cell>
          <table:table-cell table:style-name="ce70" office:value-type="string">
            <text:p>ANIMALHANDLING</text:p>
          </table:table-cell>
          <table:table-cell table:style-name="ce70" table:number-columns-repeated="2"/>
          <table:table-cell table:style-name="ce70" office:value-type="float" office:value="10">
            <text:p>10</text:p>
          </table:table-cell>
          <table:table-cell table:style-name="ce74" office:value-type="string">
            <text:p>MODIFIER</text:p>
          </table:table-cell>
          <table:table-cell table:style-name="ce78" office:value-type="string">
            <text:p>&lt;trad. ANIMAL_EMPATHY&gt;</text:p>
          </table:table-cell>
          <table:table-cell table:number-columns-repeated="2"/>
        </table:table-row>
        <table:table-row table:style-name="ro1">
          <table:table-cell office:value-type="string">
            <text:p>BRAVE</text:p>
          </table:table-cell>
          <table:table-cell/>
          <table:table-cell table:style-name="ce72" office:value-type="string">
            <text:p>TRAIT</text:p>
          </table:table-cell>
          <table:table-cell table:formula="of:=[.A7]" office:value-type="string" office:string-value="BRAVE">
            <text:p>BRAVE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72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COMMON_SENSE</text:p>
          </table:table-cell>
          <table:table-cell/>
          <table:table-cell table:style-name="ce72" office:value-type="string">
            <text:p>TRAIT</text:p>
          </table:table-cell>
          <table:table-cell table:formula="of:=[.A8]" office:value-type="string" office:string-value="COMMON_SENSE">
            <text:p>COMMON_SENSE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72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DANGER_SENSE</text:p>
          </table:table-cell>
          <table:table-cell/>
          <table:table-cell table:style-name="ce72" office:value-type="string">
            <text:p>TRAIT</text:p>
          </table:table-cell>
          <table:table-cell table:formula="of:=[.A9]" office:value-type="string" office:string-value="DANGER_SENSE">
            <text:p>DANGER_SENSE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72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DIRECTION_SENSE</text:p>
          </table:table-cell>
          <table:table-cell/>
          <table:table-cell table:style-name="ce72" office:value-type="string">
            <text:p>TRAIT</text:p>
          </table:table-cell>
          <table:table-cell table:formula="of:=[.A10]" office:value-type="string" office:string-value="DIRECTION_SENSE">
            <text:p>DIRECTION_SENSE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72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EIDETIC_MEMORY</text:p>
          </table:table-cell>
          <table:table-cell/>
          <table:table-cell table:style-name="ce72" office:value-type="string">
            <text:p>&lt;TRAIT/MORPH_TRAIT&gt;</text:p>
          </table:table-cell>
          <table:table-cell table:formula="of:=[.A11]" office:value-type="string" office:string-value="EIDETIC_MEMORY">
            <text:p>EIDETIC_MEMORY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72"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63" office:value-type="string">
            <text:p>EXCEPTIONAL_APT (EGO)</text:p>
          </table:table-cell>
          <table:table-cell table:style-name="ce69"/>
          <table:table-cell table:style-name="ce73" office:value-type="string">
            <text:p>TRAIT</text:p>
          </table:table-cell>
          <table:table-cell table:style-name="ce69" office:value-type="string">
            <text:p>EXCEPTIONAL_APT</text:p>
          </table:table-cell>
          <table:table-cell table:style-name="ce69" table:number-columns-repeated="2"/>
          <table:table-cell table:style-name="ce69" office:value-type="float" office:value="20">
            <text:p>20</text:p>
          </table:table-cell>
          <table:table-cell table:style-name="ce73" office:value-type="string">
            <text:p>FREEBIE</text:p>
          </table:table-cell>
          <table:table-cell table:style-name="ce77"/>
          <table:table-cell table:number-columns-repeated="2"/>
        </table:table-row>
        <table:table-row table:style-name="ro1">
          <table:table-cell table:style-name="ce64"/>
          <table:table-cell table:style-name="ce70" office:value-type="string">
            <text:p>&lt;Cause&gt;</text:p>
          </table:table-cell>
          <table:table-cell table:style-name="ce70" office:value-type="string">
            <text:p>APT</text:p>
          </table:table-cell>
          <table:table-cell table:style-name="ce70" table:formula="of:=[.A13]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40">
            <text:p>40</text:p>
          </table:table-cell>
          <table:table-cell table:style-name="ce74" office:value-type="string">
            <text:p>EGO_MAX</text:p>
          </table:table-cell>
          <table:table-cell table:style-name="ce78"/>
          <table:table-cell table:number-columns-repeated="2"/>
        </table:table-row>
        <table:table-row table:style-name="ro1">
          <table:table-cell table:style-name="ce63" office:value-type="string">
            <text:p>EXCEPTIONAL_APT (MORPH)</text:p>
          </table:table-cell>
          <table:table-cell table:style-name="ce69"/>
          <table:table-cell table:style-name="ce73" office:value-type="string">
            <text:p>MORPH_TRAIT</text:p>
          </table:table-cell>
          <table:table-cell table:style-name="ce69" office:value-type="string">
            <text:p>EXCEPTIONAL_APT</text:p>
          </table:table-cell>
          <table:table-cell table:style-name="ce69" table:number-columns-repeated="2"/>
          <table:table-cell table:style-name="ce69" office:value-type="float" office:value="20">
            <text:p>20</text:p>
          </table:table-cell>
          <table:table-cell table:style-name="ce73" office:value-type="string">
            <text:p>FREEBIE</text:p>
          </table:table-cell>
          <table:table-cell table:style-name="ce77"/>
          <table:table-cell table:number-columns-repeated="2"/>
        </table:table-row>
        <table:table-row table:style-name="ro1">
          <table:table-cell table:style-name="ce64"/>
          <table:table-cell table:style-name="ce70" office:value-type="string">
            <text:p>&lt;Cause&gt;</text:p>
          </table:table-cell>
          <table:table-cell table:style-name="ce70" office:value-type="string">
            <text:p>APT</text:p>
          </table:table-cell>
          <table:table-cell table:style-name="ce70" table:formula="of:=[.A15]" office:value-type="float" office:value="0">
            <text:p>0</text:p>
          </table:table-cell>
          <table:table-cell table:style-name="ce70" table:number-columns-repeated="2"/>
          <table:table-cell table:style-name="ce70" office:value-type="string">
            <text:p>&lt;30, 35 ou 40&gt;</text:p>
          </table:table-cell>
          <table:table-cell table:style-name="ce74" office:value-type="string">
            <text:p>MORPH_MAX</text:p>
          </table:table-cell>
          <table:table-cell table:style-name="ce78"/>
          <table:table-cell table:number-columns-repeated="2"/>
        </table:table-row>
        <table:table-row table:style-name="ro1">
          <table:table-cell office:value-type="string">
            <text:p>EXPERT</text:p>
          </table:table-cell>
          <table:table-cell/>
          <table:table-cell table:style-name="ce72" office:value-type="string">
            <text:p>TRAIT</text:p>
          </table:table-cell>
          <table:table-cell table:formula="of:=[.A16]" office:value-type="string" office:string-value="EXPERT">
            <text:p>EXPERT</text:p>
          </table:table-cell>
          <table:table-cell/>
          <table:table-cell office:value-type="string">
            <text:p>&lt;skill&gt;</text:p>
          </table:table-cell>
          <table:table-cell office:value-type="float" office:value="10">
            <text:p>10</text:p>
          </table:table-cell>
          <table:table-cell table:style-name="ce72"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62" office:value-type="string">
            <text:p>FAST_LEARNER</text:p>
          </table:table-cell>
          <table:table-cell/>
          <table:table-cell table:style-name="ce72" office:value-type="string">
            <text:p>TRAIT</text:p>
          </table:table-cell>
          <table:table-cell table:formula="of:=[.A17]" office:value-type="string" office:string-value="FAST_LEARNER">
            <text:p>FAST_LEARNER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72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FIRST_IMPRESSION</text:p>
          </table:table-cell>
          <table:table-cell/>
          <table:table-cell table:style-name="ce72" office:value-type="string">
            <text:p>TRAIT</text:p>
          </table:table-cell>
          <table:table-cell table:formula="of:=[.A18]" office:value-type="string" office:string-value="FIRST_IMPRESSION">
            <text:p>FIRST_IMPRESSION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72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HYPER_LINGUIST</text:p>
          </table:table-cell>
          <table:table-cell/>
          <table:table-cell table:style-name="ce72" office:value-type="string">
            <text:p>TRAIT</text:p>
          </table:table-cell>
          <table:table-cell table:formula="of:=[.A19]" office:value-type="string" office:string-value="HYPER_LINGUIST">
            <text:p>HYPER_LINGUIST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72" office:value-type="string">
            <text:p>FREEBIE</text:p>
          </table:table-cell>
          <table:table-cell table:number-columns-repeated="2"/>
          <table:table-cell office:value-type="string">
            <text:p>Passer les points en Discount</text:p>
          </table:table-cell>
        </table:table-row>
        <table:table-row table:style-name="ro1">
          <table:table-cell office:value-type="string">
            <text:p>IMPROVED_IMMUNE_SYSTEM</text:p>
          </table:table-cell>
          <table:table-cell/>
          <table:table-cell table:style-name="ce72" office:value-type="string">
            <text:p>MORPH_TRAIT</text:p>
          </table:table-cell>
          <table:table-cell table:formula="of:=[.A20]" office:value-type="string" office:string-value="IMPROVED_IMMUNE_SYSTEM">
            <text:p>IMPROVED_IMMUNE_SYSTEM</text:p>
          </table:table-cell>
          <table:table-cell table:style-name="ce72" office:value-type="string">
            <text:p>&lt;1 ou 2&gt;</text:p>
          </table:table-cell>
          <table:table-cell/>
          <table:table-cell office:value-type="string">
            <text:p>&lt;Level*10&gt;</text:p>
          </table:table-cell>
          <table:table-cell table:style-name="ce72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INNOCUOUS</text:p>
          </table:table-cell>
          <table:table-cell/>
          <table:table-cell table:style-name="ce72" office:value-type="string">
            <text:p>MORPH_TRAIT</text:p>
          </table:table-cell>
          <table:table-cell table:formula="of:=[.A21]" office:value-type="string" office:string-value="INNOCUOUS">
            <text:p>INNOCUOUS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72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LIMBER</text:p>
          </table:table-cell>
          <table:table-cell/>
          <table:table-cell table:style-name="ce72" office:value-type="string">
            <text:p>MORPH_TRAIT</text:p>
          </table:table-cell>
          <table:table-cell table:formula="of:=[.A22]" office:value-type="string" office:string-value="LIMBER">
            <text:p>LIMBER</text:p>
          </table:table-cell>
          <table:table-cell office:value-type="string">
            <text:p>&lt;1 ou 2&gt;</text:p>
          </table:table-cell>
          <table:table-cell/>
          <table:table-cell office:value-type="string">
            <text:p>&lt;Level*10&gt;</text:p>
          </table:table-cell>
          <table:table-cell table:style-name="ce72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MATH_WIZ</text:p>
          </table:table-cell>
          <table:table-cell/>
          <table:table-cell table:style-name="ce72" office:value-type="string">
            <text:p>TRAIT</text:p>
          </table:table-cell>
          <table:table-cell table:formula="of:=[.A23]" office:value-type="string" office:string-value="MATH_WIZ">
            <text:p>MATH_WIZ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72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NATURAL_IMMUNITY</text:p>
          </table:table-cell>
          <table:table-cell/>
          <table:table-cell table:style-name="ce72" office:value-type="string">
            <text:p>MORPH_TRAIT</text:p>
          </table:table-cell>
          <table:table-cell table:formula="of:=[.A24]" office:value-type="string" office:string-value="NATURAL_IMMUNITY">
            <text:p>NATURAL_IMMUNITY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72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PAIN_TOLERANCE</text:p>
          </table:table-cell>
          <table:table-cell/>
          <table:table-cell table:style-name="ce72" office:value-type="string">
            <text:p>&lt;TRAIT/MORPH_TRAIT&gt;</text:p>
          </table:table-cell>
          <table:table-cell table:formula="of:=[.A25]" office:value-type="string" office:string-value="PAIN_TOLERANCE">
            <text:p>PAIN_TOLERANCE</text:p>
          </table:table-cell>
          <table:table-cell office:value-type="string">
            <text:p>&lt;1 ou 2&gt;</text:p>
          </table:table-cell>
          <table:table-cell/>
          <table:table-cell office:value-type="string">
            <text:p>&lt;Level*10&gt;</text:p>
          </table:table-cell>
          <table:table-cell table:style-name="ce72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PATRON</text:p>
          </table:table-cell>
          <table:table-cell/>
          <table:table-cell table:style-name="ce72" office:value-type="string">
            <text:p>TRAIT</text:p>
          </table:table-cell>
          <table:table-cell table:formula="of:=[.A26]" office:value-type="string" office:string-value="PATRON">
            <text:p>PATRON</text:p>
          </table:table-cell>
          <table:table-cell/>
          <table:table-cell office:value-type="string">
            <text:p>&lt;description&gt;</text:p>
          </table:table-cell>
          <table:table-cell office:value-type="float" office:value="30">
            <text:p>30</text:p>
          </table:table-cell>
          <table:table-cell table:style-name="ce72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PSI</text:p>
          </table:table-cell>
          <table:table-cell/>
          <table:table-cell table:style-name="ce72" office:value-type="string">
            <text:p>TRAIT</text:p>
          </table:table-cell>
          <table:table-cell table:formula="of:=[.A27]" office:value-type="string" office:string-value="PSI">
            <text:p>PSI</text:p>
          </table:table-cell>
          <table:table-cell office:value-type="string">
            <text:p>&lt;1 ou 2&gt;</text:p>
          </table:table-cell>
          <table:table-cell/>
          <table:table-cell office:value-type="string">
            <text:p>&lt;Level*20&gt;</text:p>
          </table:table-cell>
          <table:table-cell table:style-name="ce72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PSI_CHAMELEON</text:p>
          </table:table-cell>
          <table:table-cell/>
          <table:table-cell table:style-name="ce72" office:value-type="string">
            <text:p>&lt;TRAIT/MORPH_TRAIT&gt;</text:p>
          </table:table-cell>
          <table:table-cell table:formula="of:=[.A28]" office:value-type="string" office:string-value="PSI_CHAMELEON">
            <text:p>PSI_CHAMELEON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72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PSI_DEFENSE</text:p>
          </table:table-cell>
          <table:table-cell/>
          <table:table-cell table:style-name="ce72" office:value-type="string">
            <text:p>&lt;TRAIT/MORPH_TRAIT&gt;</text:p>
          </table:table-cell>
          <table:table-cell table:formula="of:=[.A29]" office:value-type="string" office:string-value="PSI_DEFENSE">
            <text:p>PSI_DEFENSE</text:p>
          </table:table-cell>
          <table:table-cell office:value-type="string">
            <text:p>&lt;1 ou 2&gt;</text:p>
          </table:table-cell>
          <table:table-cell/>
          <table:table-cell office:value-type="string">
            <text:p>&lt;Level*10&gt;</text:p>
          </table:table-cell>
          <table:table-cell table:style-name="ce72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RAPID_HEALER</text:p>
          </table:table-cell>
          <table:table-cell/>
          <table:table-cell table:style-name="ce72" office:value-type="string">
            <text:p>MORPH_TRAIT</text:p>
          </table:table-cell>
          <table:table-cell table:formula="of:=[.A30]" office:value-type="string" office:string-value="RAPID_HEALER">
            <text:p>RAPID_HEALER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72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RIGHT_AT_HOME</text:p>
          </table:table-cell>
          <table:table-cell/>
          <table:table-cell table:style-name="ce72" office:value-type="string">
            <text:p>TRAIT</text:p>
          </table:table-cell>
          <table:table-cell table:formula="of:=[.A31]" office:value-type="string" office:string-value="RIGHT_AT_HOME">
            <text:p>RIGHT_AT_HOME</text:p>
          </table:table-cell>
          <table:table-cell/>
          <table:table-cell office:value-type="string">
            <text:p>&lt;type morphe&gt;</text:p>
          </table:table-cell>
          <table:table-cell office:value-type="float" office:value="10">
            <text:p>10</text:p>
          </table:table-cell>
          <table:table-cell table:style-name="ce72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SECOND_SKIN</text:p>
          </table:table-cell>
          <table:table-cell/>
          <table:table-cell table:style-name="ce72" office:value-type="string">
            <text:p>TRAIT</text:p>
          </table:table-cell>
          <table:table-cell table:formula="of:=[.A32]" office:value-type="string" office:string-value="SECOND_SKIN">
            <text:p>SECOND_SKIN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72"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63" office:value-type="string">
            <text:p>SITUATIONAL_AWARENESS</text:p>
          </table:table-cell>
          <table:table-cell table:style-name="ce69"/>
          <table:table-cell table:style-name="ce73" office:value-type="string">
            <text:p>TRAIT</text:p>
          </table:table-cell>
          <table:table-cell table:style-name="ce69" table:formula="of:=[.A33]" office:value-type="string" office:string-value="SITUATIONAL_AWARENESS">
            <text:p>SITUATIONAL_AWARENESS</text:p>
          </table:table-cell>
          <table:table-cell table:style-name="ce69" table:number-columns-repeated="2"/>
          <table:table-cell table:style-name="ce69" office:value-type="float" office:value="10">
            <text:p>10</text:p>
          </table:table-cell>
          <table:table-cell table:style-name="ce73" office:value-type="string">
            <text:p>FREEBIE</text:p>
          </table:table-cell>
          <table:table-cell table:style-name="ce77"/>
          <table:table-cell table:number-columns-repeated="2"/>
        </table:table-row>
        <table:table-row table:style-name="ro1">
          <table:table-cell table:style-name="ce64"/>
          <table:table-cell table:style-name="ce70" office:value-type="string">
            <text:p>&lt;Cause&gt;</text:p>
          </table:table-cell>
          <table:table-cell table:style-name="ce74" office:value-type="string">
            <text:p>ASK</text:p>
          </table:table-cell>
          <table:table-cell table:style-name="ce70" office:value-type="string">
            <text:p>PERCEPTION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4" office:value-type="string">
            <text:p>MODIFIER</text:p>
          </table:table-cell>
          <table:table-cell table:style-name="ce80" office:value-type="string">
            <text:p>&lt;trad. SITUATIONAL_AWARENESS&gt;</text:p>
          </table:table-cell>
          <table:table-cell table:number-columns-repeated="2"/>
        </table:table-row>
        <table:table-row table:style-name="ro1">
          <table:table-cell table:style-name="ce62" office:value-type="string">
            <text:p>STRIKING_LOOKS</text:p>
          </table:table-cell>
          <table:table-cell/>
          <table:table-cell table:style-name="ce72" office:value-type="string">
            <text:p>MORPH_TRAIT</text:p>
          </table:table-cell>
          <table:table-cell table:formula="of:=[.A35]" office:value-type="string" office:string-value="STRIKING_LOOKS">
            <text:p>STRIKING_LOOKS</text:p>
          </table:table-cell>
          <table:table-cell office:value-type="string">
            <text:p>&lt;1 ou 2&gt;</text:p>
          </table:table-cell>
          <table:table-cell/>
          <table:table-cell office:value-type="string">
            <text:p>&lt;Level*10&gt;</text:p>
          </table:table-cell>
          <table:table-cell table:style-name="ce72"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63" office:value-type="string">
            <text:p>TOUGH</text:p>
          </table:table-cell>
          <table:table-cell table:style-name="ce69"/>
          <table:table-cell table:style-name="ce73" office:value-type="string">
            <text:p>MORPH_TRAIT</text:p>
          </table:table-cell>
          <table:table-cell table:style-name="ce69" table:formula="of:=[.A36]" office:value-type="string" office:string-value="TOUGH">
            <text:p>TOUGH</text:p>
          </table:table-cell>
          <table:table-cell table:style-name="ce69" office:value-type="string">
            <text:p>&lt;1, 2 ou 3&gt;</text:p>
          </table:table-cell>
          <table:table-cell table:style-name="ce69"/>
          <table:table-cell table:style-name="ce69" office:value-type="string">
            <text:p>&lt;Level*10&gt;</text:p>
          </table:table-cell>
          <table:table-cell table:style-name="ce73" office:value-type="string">
            <text:p>FREEBIE</text:p>
          </table:table-cell>
          <table:table-cell table:style-name="ce77"/>
          <table:table-cell table:number-columns-repeated="2"/>
        </table:table-row>
        <table:table-row table:style-name="ro1">
          <table:table-cell table:style-name="ce64"/>
          <table:table-cell table:style-name="ce70" office:value-type="string">
            <text:p>&lt;Cause&gt;</text:p>
          </table:table-cell>
          <table:table-cell table:style-name="ce74" office:value-type="string">
            <text:p>MORPH_DURABILITY</text:p>
          </table:table-cell>
          <table:table-cell table:style-name="ce70" table:number-columns-repeated="3"/>
          <table:table-cell table:style-name="ce70" office:value-type="string">
            <text:p>&lt;Level*5&gt;</text:p>
          </table:table-cell>
          <table:table-cell table:style-name="ce74" office:value-type="string">
            <text:p>MODIFIER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>
            <text:p>ZOOSEMIOTICS</text:p>
          </table:table-cell>
          <table:table-cell/>
          <table:table-cell table:style-name="ce72" office:value-type="string">
            <text:p>TRAIT</text:p>
          </table:table-cell>
          <table:table-cell table:formula="of:=[.A38]" office:value-type="string" office:string-value="ZOOSEMIOTICS">
            <text:p>ZOOSEMIOTICS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72"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table:style-name="ce54" office:value-type="string">
            <text:p>Trait négatif</text:p>
          </table:table-cell>
          <table:table-cell table:style-name="ce67" office:value-type="string">
            <text:p>Cause</text:p>
          </table:table-cell>
          <table:table-cell table:style-name="ce71" office:value-type="string">
            <text:p>Clé générale</text:p>
          </table:table-cell>
          <table:table-cell table:style-name="ce71" office:value-type="string">
            <text:p>Sous-clé 1</text:p>
          </table:table-cell>
          <table:table-cell table:style-name="ce71" office:value-type="string">
            <text:p>Sous-clé 2</text:p>
          </table:table-cell>
          <table:table-cell table:style-name="ce71" office:value-type="string">
            <text:p>Sous-clé 3</text:p>
          </table:table-cell>
          <table:table-cell table:style-name="ce67" office:value-type="string">
            <text:p>Amount</text:p>
          </table:table-cell>
          <table:table-cell table:style-name="ce71" office:value-type="string">
            <text:p>AmountType</text:p>
          </table:table-cell>
          <table:table-cell table:style-name="ce75" office:value-type="string">
            <text:p>Valeur chaîne</text:p>
          </table:table-cell>
          <table:table-cell table:number-columns-repeated="2"/>
        </table:table-row>
        <table:table-row table:style-name="ro1">
          <table:table-cell office:value-type="string">
            <text:p>ADDICTION</text:p>
          </table:table-cell>
          <table:table-cell/>
          <table:table-cell office:value-type="string">
            <text:p>TRAIT</text:p>
          </table:table-cell>
          <table:table-cell table:formula="of:=[.A41]" office:value-type="string" office:string-value="ADDICTION">
            <text:p>ADDICTION</text:p>
          </table:table-cell>
          <table:table-cell office:value-type="string">
            <text:p>&lt;min,moy,maj&gt;</text:p>
          </table:table-cell>
          <table:table-cell/>
          <table:table-cell office:value-type="string">
            <text:p>&lt;5, 10 ou 20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63" office:value-type="string">
            <text:p>AGED</text:p>
          </table:table-cell>
          <table:table-cell table:style-name="ce69"/>
          <table:table-cell table:style-name="ce69" office:value-type="string">
            <text:p>MORPH_TRAIT</text:p>
          </table:table-cell>
          <table:table-cell table:style-name="ce69" table:formula="of:=[.A42]" office:value-type="string" office:string-value="AGED">
            <text:p>AGED</text:p>
          </table:table-cell>
          <table:table-cell table:style-name="ce69" table:number-columns-repeated="2"/>
          <table:table-cell table:style-name="ce69" office:value-type="float" office:value="10">
            <text:p>10</text:p>
          </table:table-cell>
          <table:table-cell table:style-name="ce69" office:value-type="string">
            <text:p>FREEBIE</text:p>
          </table:table-cell>
          <table:table-cell table:style-name="ce77"/>
          <table:table-cell table:number-columns-repeated="2"/>
        </table:table-row>
        <table:table-row table:style-name="ro1">
          <table:table-cell table:style-name="ce66"/>
          <table:table-cell table:style-name="ce46" office:value-type="string">
            <text:p>&lt;Cause&gt;</text:p>
          </table:table-cell>
          <table:table-cell table:style-name="ce46" office:value-type="string">
            <text:p>APT</text:p>
          </table:table-cell>
          <table:table-cell table:style-name="ce46" office:value-type="string">
            <text:p>COO</text:p>
          </table:table-cell>
          <table:table-cell table:style-name="Default" table:number-columns-repeated="2"/>
          <table:table-cell table:style-name="Default" office:value-type="float" office:value="-5">
            <text:p>-5</text:p>
          </table:table-cell>
          <table:table-cell table:style-name="Default" office:value-type="string">
            <text:p>MORPH_MAX_MOD</text:p>
          </table:table-cell>
          <table:table-cell table:style-name="ce81"/>
          <table:table-cell table:number-columns-repeated="2"/>
        </table:table-row>
        <table:table-row table:style-name="ro1">
          <table:table-cell table:style-name="ce66"/>
          <table:table-cell table:style-name="ce46" office:value-type="string">
            <text:p>&lt;Cause&gt;</text:p>
          </table:table-cell>
          <table:table-cell table:style-name="ce46" office:value-type="string">
            <text:p>APT</text:p>
          </table:table-cell>
          <table:table-cell table:style-name="ce46" office:value-type="string">
            <text:p>REF</text:p>
          </table:table-cell>
          <table:table-cell table:style-name="Default" table:number-columns-repeated="2"/>
          <table:table-cell table:style-name="Default" office:value-type="float" office:value="-5">
            <text:p>-5</text:p>
          </table:table-cell>
          <table:table-cell table:style-name="Default" office:value-type="string">
            <text:p>MORPH_MAX_MOD</text:p>
          </table:table-cell>
          <table:table-cell table:style-name="ce81"/>
          <table:table-cell table:number-columns-repeated="2"/>
        </table:table-row>
        <table:table-row table:style-name="ro1">
          <table:table-cell table:style-name="ce66"/>
          <table:table-cell table:style-name="ce46" office:value-type="string">
            <text:p>&lt;Cause&gt;</text:p>
          </table:table-cell>
          <table:table-cell table:style-name="ce46" office:value-type="string">
            <text:p>APT</text:p>
          </table:table-cell>
          <table:table-cell table:style-name="ce46" office:value-type="string">
            <text:p>SOM</text:p>
          </table:table-cell>
          <table:table-cell table:style-name="ce46" table:number-columns-repeated="2"/>
          <table:table-cell table:style-name="Default" office:value-type="float" office:value="-5">
            <text:p>-5</text:p>
          </table:table-cell>
          <table:table-cell table:style-name="ce46" office:value-type="string">
            <text:p>MORPH_MAX_MOD</text:p>
          </table:table-cell>
          <table:table-cell table:style-name="ce81"/>
          <table:table-cell table:number-columns-repeated="2"/>
        </table:table-row>
        <table:table-row table:style-name="ro1">
          <table:table-cell table:style-name="ce66"/>
          <table:table-cell table:style-name="ce46" office:value-type="string">
            <text:p>&lt;Cause&gt;</text:p>
          </table:table-cell>
          <table:table-cell table:style-name="ce46" office:value-type="string">
            <text:p>APT</text:p>
          </table:table-cell>
          <table:table-cell table:style-name="ce46" office:value-type="string">
            <text:p>SAV</text:p>
          </table:table-cell>
          <table:table-cell table:style-name="ce46" table:number-columns-repeated="2"/>
          <table:table-cell table:style-name="Default" office:value-type="float" office:value="-5">
            <text:p>-5</text:p>
          </table:table-cell>
          <table:table-cell table:style-name="ce46" office:value-type="string">
            <text:p>MORPH_MAX_MOD</text:p>
          </table:table-cell>
          <table:table-cell table:style-name="ce81"/>
          <table:table-cell table:number-columns-repeated="2"/>
        </table:table-row>
        <table:table-row table:style-name="ro1">
          <table:table-cell table:style-name="ce66"/>
          <table:table-cell table:style-name="ce46" office:value-type="string">
            <text:p>&lt;Cause&gt;</text:p>
          </table:table-cell>
          <table:table-cell table:style-name="ce46" office:value-type="string">
            <text:p>APT</text:p>
          </table:table-cell>
          <table:table-cell table:style-name="ce46" office:value-type="string">
            <text:p>WIL</text:p>
          </table:table-cell>
          <table:table-cell table:style-name="ce46" table:number-columns-repeated="2"/>
          <table:table-cell table:style-name="Default" office:value-type="float" office:value="-5">
            <text:p>-5</text:p>
          </table:table-cell>
          <table:table-cell table:style-name="ce46" office:value-type="string">
            <text:p>MORPH_MAX_MOD</text:p>
          </table:table-cell>
          <table:table-cell table:style-name="ce81"/>
          <table:table-cell table:number-columns-repeated="2"/>
        </table:table-row>
        <table:table-row table:style-name="ro1">
          <table:table-cell table:style-name="ce66"/>
          <table:table-cell table:style-name="ce46" office:value-type="string">
            <text:p>&lt;Cause&gt;</text:p>
          </table:table-cell>
          <table:table-cell table:style-name="ce46" office:value-type="string">
            <text:p>APT</text:p>
          </table:table-cell>
          <table:table-cell table:style-name="ce46" office:value-type="string">
            <text:p>INT</text:p>
          </table:table-cell>
          <table:table-cell table:style-name="ce46" table:number-columns-repeated="2"/>
          <table:table-cell table:style-name="Default" office:value-type="float" office:value="-5">
            <text:p>-5</text:p>
          </table:table-cell>
          <table:table-cell table:style-name="ce46" office:value-type="string">
            <text:p>MORPH_MAX_MOD</text:p>
          </table:table-cell>
          <table:table-cell table:style-name="ce81"/>
          <table:table-cell table:number-columns-repeated="2"/>
        </table:table-row>
        <table:table-row table:style-name="ro1">
          <table:table-cell table:style-name="ce64"/>
          <table:table-cell table:style-name="ce70" office:value-type="string">
            <text:p>&lt;Cause&gt;</text:p>
          </table:table-cell>
          <table:table-cell table:style-name="ce70" office:value-type="string">
            <text:p>APT</text:p>
          </table:table-cell>
          <table:table-cell table:style-name="ce70" office:value-type="string">
            <text:p>COG</text:p>
          </table:table-cell>
          <table:table-cell table:style-name="ce70" table:number-columns-repeated="2"/>
          <table:table-cell table:style-name="ce70" office:value-type="float" office:value="-5">
            <text:p>-5</text:p>
          </table:table-cell>
          <table:table-cell table:style-name="ce70" office:value-type="string">
            <text:p>MORPH_MAX_MOD</text:p>
          </table:table-cell>
          <table:table-cell table:style-name="ce78"/>
          <table:table-cell table:number-columns-repeated="2"/>
        </table:table-row>
        <table:table-row table:style-name="ro1">
          <table:table-cell office:value-type="string">
            <text:p>BAD_LUCK</text:p>
          </table:table-cell>
          <table:table-cell/>
          <table:table-cell office:value-type="string">
            <text:p>TRAIT</text:p>
          </table:table-cell>
          <table:table-cell table:formula="of:=[.A50]" office:value-type="string" office:string-value="BAD_LUCK">
            <text:p>BAD_LUCK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63" office:value-type="string">
            <text:p>BLACKLISTED</text:p>
          </table:table-cell>
          <table:table-cell table:style-name="ce69"/>
          <table:table-cell table:style-name="ce69" office:value-type="string">
            <text:p>TRAIT</text:p>
          </table:table-cell>
          <table:table-cell table:style-name="ce69" table:formula="of:=[.A51]" office:value-type="string" office:string-value="BLACKLISTED">
            <text:p>BLACKLISTED</text:p>
          </table:table-cell>
          <table:table-cell table:style-name="ce69" office:value-type="string">
            <text:p>&lt;min,maj&gt;</text:p>
          </table:table-cell>
          <table:table-cell table:style-name="ce69" office:value-type="string">
            <text:p>&lt;Reputation&gt;</text:p>
          </table:table-cell>
          <table:table-cell table:style-name="ce69" office:value-type="string">
            <text:p>&lt;5 ou 20&gt;</text:p>
          </table:table-cell>
          <table:table-cell table:style-name="ce69" office:value-type="string">
            <text:p>FREEBIE</text:p>
          </table:table-cell>
          <table:table-cell table:style-name="ce77"/>
          <table:table-cell table:number-columns-repeated="2"/>
        </table:table-row>
        <table:table-row table:style-name="ro1">
          <table:table-cell table:style-name="ce64"/>
          <table:table-cell table:style-name="ce70"/>
          <table:table-cell table:style-name="ce70" office:value-type="string">
            <text:p>ID</text:p>
          </table:table-cell>
          <table:table-cell table:style-name="ce70" office:value-type="string">
            <text:p>&lt;Pour chaque ID&gt;</text:p>
          </table:table-cell>
          <table:table-cell table:style-name="ce70" office:value-type="string">
            <text:p>REPUTATION</text:p>
          </table:table-cell>
          <table:table-cell table:style-name="ce70" office:value-type="string">
            <text:p>&lt;Reputation&gt;</text:p>
          </table:table-cell>
          <table:table-cell table:style-name="ce70"/>
          <table:table-cell table:style-name="ce70" office:value-type="string">
            <text:p>MODIFIER</text:p>
          </table:table-cell>
          <table:table-cell table:style-name="ce78" office:value-type="string">
            <text:p>&lt;trad. BLACKLISTED&gt;</text:p>
          </table:table-cell>
          <table:table-cell table:number-columns-repeated="2"/>
        </table:table-row>
        <table:table-row table:style-name="ro1">
          <table:table-cell table:style-name="ce63" office:value-type="string">
            <text:p>BLACK_MARK</text:p>
          </table:table-cell>
          <table:table-cell table:style-name="ce69"/>
          <table:table-cell table:style-name="ce69" office:value-type="string">
            <text:p>TRAIT</text:p>
          </table:table-cell>
          <table:table-cell table:style-name="ce69" table:formula="of:=[.A53]" office:value-type="string" office:string-value="BLACK_MARK">
            <text:p>BLACK_MARK</text:p>
          </table:table-cell>
          <table:table-cell table:style-name="ce69" office:value-type="string">
            <text:p>&lt;1, 2 ou 3&gt;</text:p>
          </table:table-cell>
          <table:table-cell table:style-name="ce69" office:value-type="string">
            <text:p>&lt;Reputation&gt;</text:p>
          </table:table-cell>
          <table:table-cell table:style-name="ce69" office:value-type="string">
            <text:p>&lt;Level*10&gt;</text:p>
          </table:table-cell>
          <table:table-cell table:style-name="ce69" office:value-type="string">
            <text:p>FREEBIE</text:p>
          </table:table-cell>
          <table:table-cell table:style-name="ce77"/>
          <table:table-cell table:number-columns-repeated="2"/>
        </table:table-row>
        <table:table-row table:style-name="ro1">
          <table:table-cell table:style-name="ce64"/>
          <table:table-cell table:style-name="ce70"/>
          <table:table-cell table:style-name="ce70" office:value-type="string">
            <text:p>ASK</text:p>
          </table:table-cell>
          <table:table-cell table:style-name="ce70" office:value-type="string">
            <text:p>NW : &lt;Reputation&gt;</text:p>
          </table:table-cell>
          <table:table-cell table:style-name="ce70" table:number-columns-repeated="2"/>
          <table:table-cell table:style-name="ce70" office:value-type="string">
            <text:p>&lt;Level*-10&gt;</text:p>
          </table:table-cell>
          <table:table-cell table:style-name="ce70" office:value-type="string">
            <text:p>MODIFIER</text:p>
          </table:table-cell>
          <table:table-cell table:style-name="ce78" office:value-type="string">
            <text:p>&lt;trad. BLACK_MARK&gt;</text:p>
          </table:table-cell>
          <table:table-cell table:number-columns-repeated="2"/>
        </table:table-row>
        <table:table-row table:style-name="ro1">
          <table:table-cell office:value-type="string">
            <text:p>COMBAT_PARALYSIS</text:p>
          </table:table-cell>
          <table:table-cell/>
          <table:table-cell office:value-type="string">
            <text:p>TRAIT</text:p>
          </table:table-cell>
          <table:table-cell table:formula="of:=[.A55]" office:value-type="string" office:string-value="COMBAT_PARALYSIS">
            <text:p>COMBAT_PARALYSIS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EDITED_MEMORIES</text:p>
          </table:table-cell>
          <table:table-cell/>
          <table:table-cell office:value-type="string">
            <text:p>TRAIT</text:p>
          </table:table-cell>
          <table:table-cell table:formula="of:=[.A56]" office:value-type="string" office:string-value="EDITED_MEMORIES">
            <text:p>EDITED_MEMORIE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ENEMY</text:p>
          </table:table-cell>
          <table:table-cell/>
          <table:table-cell office:value-type="string">
            <text:p>TRAIT</text:p>
          </table:table-cell>
          <table:table-cell table:formula="of:=[.A57]" office:value-type="string" office:string-value="ENEMY">
            <text:p>ENEMY</text:p>
          </table:table-cell>
          <table:table-cell/>
          <table:table-cell office:value-type="string">
            <text:p>&lt;description&gt;</text:p>
          </table:table-cell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63" office:value-type="string">
            <text:p>FEEBLE</text:p>
          </table:table-cell>
          <table:table-cell table:style-name="ce69"/>
          <table:table-cell table:style-name="ce69" office:value-type="string">
            <text:p>TRAIT</text:p>
          </table:table-cell>
          <table:table-cell table:style-name="ce69" table:formula="of:=[.A58]" office:value-type="string" office:string-value="FEEBLE">
            <text:p>FEEBLE</text:p>
          </table:table-cell>
          <table:table-cell table:style-name="ce69"/>
          <table:table-cell table:style-name="ce69" office:value-type="string">
            <text:p>&lt;aptitude&gt;</text:p>
          </table:table-cell>
          <table:table-cell table:style-name="ce69" office:value-type="float" office:value="20">
            <text:p>20</text:p>
          </table:table-cell>
          <table:table-cell table:style-name="ce69" office:value-type="string">
            <text:p>FREEBIE</text:p>
          </table:table-cell>
          <table:table-cell table:style-name="ce77"/>
          <table:table-cell table:number-columns-repeated="2"/>
        </table:table-row>
        <table:table-row table:style-name="ro1">
          <table:table-cell table:style-name="ce66"/>
          <table:table-cell table:style-name="Default" office:value-type="string">
            <text:p>&lt;Cause&gt;</text:p>
          </table:table-cell>
          <table:table-cell table:style-name="Default" office:value-type="string">
            <text:p>APT</text:p>
          </table:table-cell>
          <table:table-cell table:style-name="Default" office:value-type="string">
            <text:p>&lt;aptitude&gt;</text:p>
          </table:table-cell>
          <table:table-cell table:style-name="Default" table:number-columns-repeated="2"/>
          <table:table-cell table:style-name="Default" office:value-type="float" office:value="5">
            <text:p>5</text:p>
          </table:table-cell>
          <table:table-cell table:style-name="Default" office:value-type="string">
            <text:p>EGO_MAX</text:p>
          </table:table-cell>
          <table:table-cell table:style-name="ce81"/>
          <table:table-cell table:number-columns-repeated="2"/>
        </table:table-row>
        <table:table-row table:style-name="ro1">
          <table:table-cell table:style-name="ce64"/>
          <table:table-cell table:style-name="ce70" office:value-type="string">
            <text:p>&lt;Cause&gt;</text:p>
          </table:table-cell>
          <table:table-cell table:style-name="ce70" office:value-type="string">
            <text:p>APT</text:p>
          </table:table-cell>
          <table:table-cell table:style-name="ce70" office:value-type="string">
            <text:p>&lt;aptitude&gt;</text:p>
          </table:table-cell>
          <table:table-cell table:style-name="ce70" table:number-columns-repeated="2"/>
          <table:table-cell table:style-name="ce70" office:value-type="float" office:value="10">
            <text:p>10</text:p>
          </table:table-cell>
          <table:table-cell table:style-name="ce70" office:value-type="string">
            <text:p>MORPH_MAX</text:p>
          </table:table-cell>
          <table:table-cell table:style-name="ce78"/>
          <table:table-cell table:number-columns-repeated="2"/>
        </table:table-row>
        <table:table-row table:style-name="ro1">
          <table:table-cell table:style-name="ce63" office:value-type="string">
            <text:p>FRAIL</text:p>
          </table:table-cell>
          <table:table-cell table:style-name="ce69"/>
          <table:table-cell table:style-name="ce69" office:value-type="string">
            <text:p>MORPH_TRAIT</text:p>
          </table:table-cell>
          <table:table-cell table:style-name="ce69" table:formula="of:=[.A61]" office:value-type="string" office:string-value="FRAIL">
            <text:p>FRAIL</text:p>
          </table:table-cell>
          <table:table-cell table:style-name="ce69" table:number-columns-repeated="3"/>
          <table:table-cell table:style-name="ce69" office:value-type="string">
            <text:p>FREEBIE</text:p>
          </table:table-cell>
          <table:table-cell table:style-name="ce77"/>
          <table:table-cell table:number-columns-repeated="2"/>
        </table:table-row>
        <table:table-row table:style-name="ro1">
          <table:table-cell table:style-name="ce64"/>
          <table:table-cell table:style-name="ce70" office:value-type="string">
            <text:p>&lt;Cause&gt;</text:p>
          </table:table-cell>
          <table:table-cell table:style-name="ce74" office:value-type="string">
            <text:p>MORPH_DURABILITY</text:p>
          </table:table-cell>
          <table:table-cell table:style-name="ce70" table:number-columns-repeated="3"/>
          <table:table-cell table:style-name="ce70" office:value-type="string">
            <text:p>&lt;Level*-5&gt;</text:p>
          </table:table-cell>
          <table:table-cell table:style-name="ce74" office:value-type="string">
            <text:p>MODIFIER</text:p>
          </table:table-cell>
          <table:table-cell table:style-name="ce78"/>
          <table:table-cell table:number-columns-repeated="2"/>
        </table:table-row>
        <table:table-row table:style-name="ro1">
          <table:table-cell office:value-type="string">
            <text:p>GENETIC_DEFECT</text:p>
          </table:table-cell>
          <table:table-cell/>
          <table:table-cell office:value-type="string">
            <text:p>MORPH_TRAIT</text:p>
          </table:table-cell>
          <table:table-cell table:formula="of:=[.A63]" office:value-type="string" office:string-value="GENETIC_DEFECT">
            <text:p>GENETIC_DEFECT</text:p>
          </table:table-cell>
          <table:table-cell office:value-type="string">
            <text:p>&lt;1 ou 2&gt;</text:p>
          </table:table-cell>
          <table:table-cell office:value-type="string">
            <text:p>&lt;description&gt;</text:p>
          </table:table-cell>
          <table:table-cell office:value-type="string">
            <text:p>&lt;Level*10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IDENTITY_CRISIS</text:p>
          </table:table-cell>
          <table:table-cell/>
          <table:table-cell office:value-type="string">
            <text:p>TRAIT</text:p>
          </table:table-cell>
          <table:table-cell table:formula="of:=[.A64]" office:value-type="string" office:string-value="IDENTITY_CRISIS">
            <text:p>IDENTITY_CRISI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ILLITERATE</text:p>
          </table:table-cell>
          <table:table-cell/>
          <table:table-cell office:value-type="string">
            <text:p>TRAIT</text:p>
          </table:table-cell>
          <table:table-cell table:formula="of:=[.A65]" office:value-type="string" office:string-value="ILLITERATE">
            <text:p>ILLITERAT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IMMORTALITY_BLUES</text:p>
          </table:table-cell>
          <table:table-cell/>
          <table:table-cell office:value-type="string">
            <text:p>TRAIT</text:p>
          </table:table-cell>
          <table:table-cell table:formula="of:=[.A66]" office:value-type="string" office:string-value="IMMORTALITY_BLUES">
            <text:p>IMMORTALITY_BLUE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IMPLANT_REJECTION</text:p>
          </table:table-cell>
          <table:table-cell/>
          <table:table-cell office:value-type="string">
            <text:p>MORPH_TRAIT</text:p>
          </table:table-cell>
          <table:table-cell table:formula="of:=[.A67]" office:value-type="string" office:string-value="IMPLANT_REJECTION">
            <text:p>IMPLANT_REJECTION</text:p>
          </table:table-cell>
          <table:table-cell office:value-type="string">
            <text:p>&lt;1 ou 2&gt;</text:p>
          </table:table-cell>
          <table:table-cell/>
          <table:table-cell office:value-type="string">
            <text:p>&lt;5 ou 15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63" office:value-type="string">
            <text:p>INCOMPETENT</text:p>
          </table:table-cell>
          <table:table-cell table:style-name="ce69"/>
          <table:table-cell table:style-name="ce69" office:value-type="string">
            <text:p>TRAIT</text:p>
          </table:table-cell>
          <table:table-cell table:formula="of:=[.A68]" office:value-type="string" office:string-value="INCOMPETENT">
            <text:p>INCOMPETENT</text:p>
          </table:table-cell>
          <table:table-cell table:style-name="ce69"/>
          <table:table-cell table:style-name="ce69" office:value-type="string">
            <text:p>&lt;skill&gt;</text:p>
          </table:table-cell>
          <table:table-cell table:style-name="ce69" office:value-type="float" office:value="10">
            <text:p>10</text:p>
          </table:table-cell>
          <table:table-cell table:style-name="ce69" office:value-type="string">
            <text:p>FREEBIE</text:p>
          </table:table-cell>
          <table:table-cell table:style-name="ce77"/>
          <table:table-cell table:number-columns-repeated="2"/>
        </table:table-row>
        <table:table-row table:style-name="ro1">
          <table:table-cell table:style-name="ce64"/>
          <table:table-cell table:style-name="ce70" office:value-type="string">
            <text:p>&lt;Cause&gt;</text:p>
          </table:table-cell>
          <table:table-cell table:style-name="ce70" office:value-type="string">
            <text:p>ASK</text:p>
          </table:table-cell>
          <table:table-cell office:value-type="string">
            <text:p>&lt;skill&gt;</text:p>
          </table:table-cell>
          <table:table-cell table:style-name="ce70" table:number-columns-repeated="2"/>
          <table:table-cell table:style-name="ce70" office:value-type="float" office:value="-1000">
            <text:p>-1000</text:p>
          </table:table-cell>
          <table:table-cell table:style-name="ce70" office:value-type="string">
            <text:p>MODIFIER</text:p>
          </table:table-cell>
          <table:table-cell table:style-name="ce78" office:value-type="string">
            <text:p>&lt;trad. INCOMPETENT&gt;</text:p>
          </table:table-cell>
          <table:table-cell table:number-columns-repeated="2"/>
        </table:table-row>
        <table:table-row table:style-name="ro1">
          <table:table-cell office:value-type="string">
            <text:p>LEMON</text:p>
          </table:table-cell>
          <table:table-cell/>
          <table:table-cell office:value-type="string">
            <text:p>MORPH_TRAIT</text:p>
          </table:table-cell>
          <table:table-cell table:formula="of:=[.A70]" office:value-type="string" office:string-value="LEMON">
            <text:p>LEM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LOW_PAIN_TOLERANCE</text:p>
          </table:table-cell>
          <table:table-cell/>
          <table:table-cell office:value-type="string">
            <text:p>&lt;TRAIT/MORPH_TRAIT&gt;</text:p>
          </table:table-cell>
          <table:table-cell table:formula="of:=[.A71]" office:value-type="string" office:string-value="LOW_PAIN_TOLERANCE">
            <text:p>LOW_PAIN_TOLERANCE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MENTAL_DISORDER</text:p>
          </table:table-cell>
          <table:table-cell/>
          <table:table-cell office:value-type="string">
            <text:p>TRAIT</text:p>
          </table:table-cell>
          <table:table-cell table:formula="of:=[.A72]" office:value-type="string" office:string-value="MENTAL_DISORDER">
            <text:p>MENTAL_DISORDER</text:p>
          </table:table-cell>
          <table:table-cell/>
          <table:table-cell office:value-type="string">
            <text:p>&lt;description&gt;</text:p>
          </table:table-cell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MILD_ALLERGY</text:p>
          </table:table-cell>
          <table:table-cell/>
          <table:table-cell office:value-type="string">
            <text:p>MORPH_TRAIT</text:p>
          </table:table-cell>
          <table:table-cell table:formula="of:=[.A73]" office:value-type="string" office:string-value="MILD_ALLERGY">
            <text:p>MILD_ALLERGY</text:p>
          </table:table-cell>
          <table:table-cell/>
          <table:table-cell office:value-type="string">
            <text:p>&lt;description&gt;</text:p>
          </table:table-cell>
          <table:table-cell office:value-type="float" office:value="5">
            <text:p>5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MODIFIED_BEHAVIOR</text:p>
          </table:table-cell>
          <table:table-cell/>
          <table:table-cell office:value-type="string">
            <text:p>TRAIT</text:p>
          </table:table-cell>
          <table:table-cell table:formula="of:=[.A74]" office:value-type="string" office:string-value="MODIFIED_BEHAVIOR">
            <text:p>MODIFIED_BEHAVIOR</text:p>
          </table:table-cell>
          <table:table-cell office:value-type="string">
            <text:p>&lt;1, 2 ou 3&gt;</text:p>
          </table:table-cell>
          <table:table-cell office:value-type="string">
            <text:p>&lt;description&gt;</text:p>
          </table:table-cell>
          <table:table-cell office:value-type="string">
            <text:p>&lt;5, 10 ou 20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MORPHING_DISORDER</text:p>
          </table:table-cell>
          <table:table-cell/>
          <table:table-cell office:value-type="string">
            <text:p>TRAIT</text:p>
          </table:table-cell>
          <table:table-cell table:formula="of:=[.A75]" office:value-type="string" office:string-value="MORPHING_DISORDER">
            <text:p>MORPHING_DISORDER</text:p>
          </table:table-cell>
          <table:table-cell office:value-type="string">
            <text:p>&lt;1, 2 ou 3&gt;</text:p>
          </table:table-cell>
          <table:table-cell/>
          <table:table-cell office:value-type="string">
            <text:p>&lt;Level*10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NEURAL_DAMAGE</text:p>
          </table:table-cell>
          <table:table-cell/>
          <table:table-cell office:value-type="string">
            <text:p>TRAIT</text:p>
          </table:table-cell>
          <table:table-cell table:formula="of:=[.A76]" office:value-type="string" office:string-value="NEURAL_DAMAGE">
            <text:p>NEURAL_DAMAGE</text:p>
          </table:table-cell>
          <table:table-cell/>
          <table:table-cell office:value-type="string">
            <text:p>&lt;description&gt;</text:p>
          </table:table-cell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NO_CORTICAL_STACK</text:p>
          </table:table-cell>
          <table:table-cell/>
          <table:table-cell office:value-type="string">
            <text:p>MORPH_TRAIT</text:p>
          </table:table-cell>
          <table:table-cell table:formula="of:=[.A77]" office:value-type="string" office:string-value="NO_CORTICAL_STACK">
            <text:p>NO_CORTICAL_STACK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OBLIVIOUS</text:p>
          </table:table-cell>
          <table:table-cell/>
          <table:table-cell office:value-type="string">
            <text:p>TRAIT</text:p>
          </table:table-cell>
          <table:table-cell table:formula="of:=[.A78]" office:value-type="string" office:string-value="OBLIVIOUS">
            <text:p>OBLIVIOU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ON_THE_RUN</text:p>
          </table:table-cell>
          <table:table-cell/>
          <table:table-cell office:value-type="string">
            <text:p>TRAIT</text:p>
          </table:table-cell>
          <table:table-cell table:formula="of:=[.A79]" office:value-type="string" office:string-value="ON_THE_RUN">
            <text:p>ON_THE_RUN</text:p>
          </table:table-cell>
          <table:table-cell/>
          <table:table-cell office:value-type="string">
            <text:p>&lt;description&gt;</text:p>
          </table:table-cell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PSI_VULNERABILITY</text:p>
          </table:table-cell>
          <table:table-cell/>
          <table:table-cell office:value-type="string">
            <text:p>&lt;TRAIT/MORPH_TRAIT&gt;</text:p>
          </table:table-cell>
          <table:table-cell table:formula="of:=[.A80]" office:value-type="string" office:string-value="PSI_VULNERABILITY">
            <text:p>PSI_VULNERABILITY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REAL_WORLD_NAIVETE</text:p>
          </table:table-cell>
          <table:table-cell/>
          <table:table-cell office:value-type="string">
            <text:p>TRAIT</text:p>
          </table:table-cell>
          <table:table-cell table:formula="of:=[.A81]" office:value-type="string" office:string-value="REAL_WORLD_NAIVETE">
            <text:p>REAL_WORLD_NAIVET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SEVERE_ALLERGY</text:p>
          </table:table-cell>
          <table:table-cell/>
          <table:table-cell office:value-type="string">
            <text:p>MORPH_TRAIT</text:p>
          </table:table-cell>
          <table:table-cell table:formula="of:=[.A82]" office:value-type="string" office:string-value="SEVERE_ALLERGY">
            <text:p>SEVERE_ALLERGY</text:p>
          </table:table-cell>
          <table:table-cell office:value-type="string">
            <text:p>&lt;rare ou com.&gt;</text:p>
          </table:table-cell>
          <table:table-cell office:value-type="string">
            <text:p>&lt;description&gt;</text:p>
          </table:table-cell>
          <table:table-cell office:value-type="string">
            <text:p>&lt;10 ou 20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SLOW_LEARNER</text:p>
          </table:table-cell>
          <table:table-cell/>
          <table:table-cell office:value-type="string">
            <text:p>TRAIT</text:p>
          </table:table-cell>
          <table:table-cell table:formula="of:=[.A83]" office:value-type="string" office:string-value="SLOW_LEARNER">
            <text:p>SLOW_LEARNER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SOCIAL_STIGMA</text:p>
          </table:table-cell>
          <table:table-cell/>
          <table:table-cell office:value-type="string">
            <text:p>&lt;TRAIT/MORPH_TRAIT&gt;</text:p>
          </table:table-cell>
          <table:table-cell table:formula="of:=[.A84]" office:value-type="string" office:string-value="SOCIAL_STIGMA">
            <text:p>SOCIAL_STIGMA</text:p>
          </table:table-cell>
          <table:table-cell/>
          <table:table-cell office:value-type="string">
            <text:p>&lt;description&gt;</text:p>
          </table:table-cell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TIMID</text:p>
          </table:table-cell>
          <table:table-cell/>
          <table:table-cell office:value-type="string">
            <text:p>TRAIT</text:p>
          </table:table-cell>
          <table:table-cell table:formula="of:=[.A85]" office:value-type="string" office:string-value="TIMID">
            <text:p>TIMID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UNATTRACTIVE</text:p>
          </table:table-cell>
          <table:table-cell/>
          <table:table-cell office:value-type="string">
            <text:p>MORPH_TRAIT</text:p>
          </table:table-cell>
          <table:table-cell table:formula="of:=[.A86]" office:value-type="string" office:string-value="UNATTRACTIVE">
            <text:p>UNATTRACTIVE</text:p>
          </table:table-cell>
          <table:table-cell office:value-type="string">
            <text:p>&lt;1, 2 ou 3&gt;</text:p>
          </table:table-cell>
          <table:table-cell/>
          <table:table-cell office:value-type="string">
            <text:p>&lt;Level*10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UNCANNY_VALLEY</text:p>
          </table:table-cell>
          <table:table-cell/>
          <table:table-cell office:value-type="string">
            <text:p>MORPH_TRAIT</text:p>
          </table:table-cell>
          <table:table-cell table:formula="of:=[.A87]" office:value-type="string" office:string-value="UNCANNY_VALLEY">
            <text:p>UNCANNY_VALLEY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63" office:value-type="string">
            <text:p>UNFIT</text:p>
          </table:table-cell>
          <table:table-cell table:style-name="ce69"/>
          <table:table-cell table:style-name="ce69" office:value-type="string">
            <text:p>MORPH_TRAIT</text:p>
          </table:table-cell>
          <table:table-cell table:style-name="ce69" table:formula="of:=[.A88]" office:value-type="string" office:string-value="UNFIT">
            <text:p>UNFIT</text:p>
          </table:table-cell>
          <table:table-cell table:style-name="ce69" office:value-type="string">
            <text:p>&lt;1 ou 2&gt;</text:p>
          </table:table-cell>
          <table:table-cell table:style-name="ce69"/>
          <table:table-cell table:style-name="ce69" office:value-type="string">
            <text:p>&lt;Level*10&gt;</text:p>
          </table:table-cell>
          <table:table-cell table:style-name="ce69" office:value-type="string">
            <text:p>FREEBIE</text:p>
          </table:table-cell>
          <table:table-cell table:style-name="ce77"/>
          <table:table-cell table:number-columns-repeated="2"/>
        </table:table-row>
        <table:table-row table:style-name="ro1">
          <table:table-cell table:style-name="ce66"/>
          <table:table-cell table:style-name="ce46" office:value-type="string">
            <text:p>&lt;Cause&gt;</text:p>
          </table:table-cell>
          <table:table-cell table:style-name="ce46" office:value-type="string">
            <text:p>APT</text:p>
          </table:table-cell>
          <table:table-cell table:style-name="ce46" office:value-type="string">
            <text:p>COO</text:p>
          </table:table-cell>
          <table:table-cell table:style-name="Default" table:number-columns-repeated="2"/>
          <table:table-cell table:style-name="Default" office:value-type="string">
            <text:p>&lt;Level*-5&gt;</text:p>
          </table:table-cell>
          <table:table-cell table:style-name="Default" office:value-type="string">
            <text:p>MORPH_MAX_MOD</text:p>
          </table:table-cell>
          <table:table-cell table:style-name="ce81"/>
          <table:table-cell table:number-columns-repeated="2"/>
        </table:table-row>
        <table:table-row table:style-name="ro1">
          <table:table-cell table:style-name="ce66"/>
          <table:table-cell table:style-name="ce46" office:value-type="string">
            <text:p>&lt;Cause&gt;</text:p>
          </table:table-cell>
          <table:table-cell table:style-name="ce46" office:value-type="string">
            <text:p>APT</text:p>
          </table:table-cell>
          <table:table-cell table:style-name="ce46" office:value-type="string">
            <text:p>REF</text:p>
          </table:table-cell>
          <table:table-cell table:style-name="Default" table:number-columns-repeated="2"/>
          <table:table-cell table:style-name="Default" office:value-type="string">
            <text:p>&lt;Level*-5&gt;</text:p>
          </table:table-cell>
          <table:table-cell table:style-name="Default" office:value-type="string">
            <text:p>MORPH_MAX_MOD</text:p>
          </table:table-cell>
          <table:table-cell table:style-name="ce81"/>
          <table:table-cell table:number-columns-repeated="2"/>
        </table:table-row>
        <table:table-row table:style-name="ro1">
          <table:table-cell table:style-name="ce64"/>
          <table:table-cell table:style-name="ce70" office:value-type="string">
            <text:p>&lt;Cause&gt;</text:p>
          </table:table-cell>
          <table:table-cell table:style-name="ce70" office:value-type="string">
            <text:p>APT</text:p>
          </table:table-cell>
          <table:table-cell table:style-name="ce70" office:value-type="string">
            <text:p>SOM</text:p>
          </table:table-cell>
          <table:table-cell table:style-name="ce70" table:number-columns-repeated="2"/>
          <table:table-cell table:style-name="ce70" office:value-type="string">
            <text:p>&lt;Level*-5&gt;</text:p>
          </table:table-cell>
          <table:table-cell table:style-name="ce70" office:value-type="string">
            <text:p>MORPH_MAX_MOD</text:p>
          </table:table-cell>
          <table:table-cell table:style-name="ce78"/>
          <table:table-cell table:number-columns-repeated="2"/>
        </table:table-row>
        <table:table-row table:style-name="ro1">
          <table:table-cell office:value-type="string">
            <text:p>VR_VERTIGO</text:p>
          </table:table-cell>
          <table:table-cell/>
          <table:table-cell office:value-type="string">
            <text:p>TRAIT</text:p>
          </table:table-cell>
          <table:table-cell table:formula="of:=[.A92]" office:value-type="string" office:string-value="VR_VERTIGO">
            <text:p>VR_VERTIGO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WEAK_IMMUNE_SYSTEM</text:p>
          </table:table-cell>
          <table:table-cell/>
          <table:table-cell office:value-type="string">
            <text:p>MORPH_TRAIT</text:p>
          </table:table-cell>
          <table:table-cell table:formula="of:=[.A93]" office:value-type="string" office:string-value="WEAK_IMMUNE_SYSTEM">
            <text:p>WEAK_IMMUNE_SYSTEM</text:p>
          </table:table-cell>
          <table:table-cell office:value-type="string">
            <text:p>&lt;1 ou 2&gt;</text:p>
          </table:table-cell>
          <table:table-cell/>
          <table:table-cell office:value-type="string">
            <text:p>&lt;Level*10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62" office:value-type="string">
            <text:p>ZEROG_NAUSEA</text:p>
          </table:table-cell>
          <table:table-cell/>
          <table:table-cell office:value-type="string">
            <text:p>MORPH_TRAIT</text:p>
          </table:table-cell>
          <table:table-cell table:formula="of:=[.A94]" office:value-type="string" office:string-value="ZEROG_NAUSEA">
            <text:p>ZEROG_NAUSEA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</table:table>
      <table:table table:name="Segments(BG)" table:style-name="ta1">
        <table:table-column table:style-name="co34" table:default-cell-style-name="ce58"/>
        <table:table-column table:style-name="co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" table:default-cell-style-name="Default"/>
        <table:table-column table:style-name="co40" table:default-cell-style-name="ce31"/>
        <table:table-row table:style-name="ro1">
          <table:table-cell table:style-name="ce38" office:value-type="string">
            <text:p>Background</text:p>
          </table:table-cell>
          <table:table-cell table:style-name="ce45" office:value-type="string">
            <text:p>Cause</text:p>
          </table:table-cell>
          <table:table-cell table:style-name="ce47" office:value-type="string">
            <text:p>Clé générale</text:p>
          </table:table-cell>
          <table:table-cell table:style-name="ce47" office:value-type="string">
            <text:p>Sous-clé 1</text:p>
          </table:table-cell>
          <table:table-cell table:style-name="ce47" office:value-type="string">
            <text:p>Sous-clé 2</text:p>
          </table:table-cell>
          <table:table-cell table:style-name="ce47" office:value-type="string">
            <text:p>Sous-clé 3</text:p>
          </table:table-cell>
          <table:table-cell table:style-name="ce45" office:value-type="string">
            <text:p>Amount</text:p>
          </table:table-cell>
          <table:table-cell table:style-name="ce47" office:value-type="string">
            <text:p>AmountType</text:p>
          </table:table-cell>
          <table:table-cell table:style-name="ce51" office:value-type="string">
            <text:p>Valeur chaîne</text:p>
          </table:table-cell>
        </table:table-row>
        <table:table-row table:style-name="ro1">
          <table:table-cell table:style-name="ce55" office:value-type="string">
            <text:p>BG_DRIFTER</text:p>
          </table:table-cell>
          <table:table-cell table:style-name="ce25"/>
          <table:table-cell table:style-name="ce25" office:value-type="string">
            <text:p>BACKGROUND</text:p>
          </table:table-cell>
          <table:table-cell table:style-name="ce25" table:number-columns-repeated="5"/>
          <table:table-cell table:style-name="ce30" office:value-type="string">
            <text:p>BG_DRIFTER</text:p>
          </table:table-cell>
        </table:table-row>
        <table:table-row table:style-name="ro1">
          <table:table-cell table:style-name="ce56"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NAVIGATI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6"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L:Spacecraft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7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&lt;rep&gt;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BG_FALL_EVACUEE</text:p>
          </table:table-cell>
          <table:table-cell table:style-name="ce25"/>
          <table:table-cell table:style-name="ce25" office:value-type="string">
            <text:p>BACKGROUND</text:p>
          </table:table-cell>
          <table:table-cell table:style-name="ce25" table:number-columns-repeated="5"/>
          <table:table-cell table:style-name="ce30" office:value-type="string">
            <text:p>BG_FALL_EVACUEE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L:Groundcraf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NW:&lt;rep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MOXIE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CREDITS</text:p>
          </table:table-cell>
          <table:table-cell table:style-name="ce27" table:number-columns-repeated="3"/>
          <table:table-cell table:style-name="ce27" office:value-type="float" office:value="-2500">
            <text:p>-250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BG_HYPERELITE</text:p>
          </table:table-cell>
          <table:table-cell table:style-name="ce25"/>
          <table:table-cell table:style-name="ce25" office:value-type="string">
            <text:p>BACKGROUND</text:p>
          </table:table-cell>
          <table:table-cell table:style-name="ce25" table:number-columns-repeated="5"/>
          <table:table-cell table:style-name="ce30" office:value-type="string">
            <text:p>BG_HYPERELITE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ROTOCO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CREDITS</text:p>
          </table:table-cell>
          <table:table-cell table:number-columns-repeated="3"/>
          <table:table-cell office:value-type="float" office:value="10000">
            <text:p>1000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C-rep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BG_INFOLIFE</text:p>
          </table:table-cell>
          <table:table-cell table:style-name="ce25"/>
          <table:table-cell table:style-name="ce25" office:value-type="string">
            <text:p>BACKGROUND</text:p>
          </table:table-cell>
          <table:table-cell table:style-name="ce25" table:number-columns-repeated="5"/>
          <table:table-cell table:style-name="ce30" office:value-type="string">
            <text:p>BG_INFOLIFE</text:p>
          </table:table-cell>
        </table:table-row>
        <table:table-row table:style-name="ro1">
          <table:table-cell table:style-name="ce56"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INTERFACIN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INTERFACING</text:p>
          </table:table-cell>
          <table:table-cell table:number-columns-repeated="2"/>
          <table:table-cell office:value-type="string">
            <text:p>&lt;Doubler pts création&gt;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INFOSEC</text:p>
          </table:table-cell>
          <table:table-cell table:number-columns-repeated="2"/>
          <table:table-cell office:value-type="string">
            <text:p>&lt;Doubler pts création&gt;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ROGRAMMING</text:p>
          </table:table-cell>
          <table:table-cell table:number-columns-repeated="2"/>
          <table:table-cell office:value-type="string">
            <text:p>&lt;Doubler pts création&gt;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RESEARCH</text:p>
          </table:table-cell>
          <table:table-cell table:number-columns-repeated="2"/>
          <table:table-cell office:value-type="string">
            <text:p>&lt;Doubler pts création&gt;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TRAIT</text:p>
          </table:table-cell>
          <table:table-cell office:value-type="string">
            <text:p>REAL_WORLD_NAIVET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TRAIT</text:p>
          </table:table-cell>
          <table:table-cell office:value-type="string">
            <text:p>SOCIAL_STIGMA</text:p>
          </table:table-cell>
          <table:table-cell/>
          <table:table-cell office:value-type="string">
            <text:p>AGI</text:p>
          </table:table-cell>
          <table:table-cell office:value-type="float" office:value="0">
            <text:p>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&lt;skills sociaux&gt;</text:p>
          </table:table-cell>
          <table:table-cell table:style-name="ce27" table:number-columns-repeated="2"/>
          <table:table-cell table:style-name="ce27" office:value-type="string">
            <text:p>&lt;div / 2 pts création&gt;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BG_ISOLATE</text:p>
          </table:table-cell>
          <table:table-cell table:style-name="ce25"/>
          <table:table-cell table:style-name="ce25" office:value-type="string">
            <text:p>BACKGROUND</text:p>
          </table:table-cell>
          <table:table-cell table:style-name="ce25" table:number-columns-repeated="5"/>
          <table:table-cell table:style-name="ce30" office:value-type="string">
            <text:p>BG_ISOLATE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ID</text:p>
          </table:table-cell>
          <table:table-cell table:style-name="ce27" office:value-type="string">
            <text:p>&lt;une ID&gt;</text:p>
          </table:table-cell>
          <table:table-cell table:style-name="ce27" office:value-type="string">
            <text:p>REPUTATION </text:p>
          </table:table-cell>
          <table:table-cell table:style-name="ce27" office:value-type="string">
            <text:p>&lt;rep&gt;</text:p>
          </table:table-cell>
          <table:table-cell table:style-name="ce27" office:value-type="float" office:value="-10">
            <text:p>-1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BG_LOST</text:p>
          </table:table-cell>
          <table:table-cell table:style-name="ce25"/>
          <table:table-cell table:style-name="ce25" office:value-type="string">
            <text:p>BACKGROUND</text:p>
          </table:table-cell>
          <table:table-cell table:style-name="ce25" table:number-columns-repeated="5"/>
          <table:table-cell table:style-name="ce30" office:value-type="string">
            <text:p>BG_LOST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KSK</text:p>
          </table:table-cell>
          <table:table-cell office:value-type="string">
            <text:p>&lt;knowledge skill&gt;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KSK</text:p>
          </table:table-cell>
          <table:table-cell office:value-type="string">
            <text:p>&lt;knowledge skill&gt;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TRAIT</text:p>
          </table:table-cell>
          <table:table-cell office:value-type="string">
            <text:p>PSI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TRAIT</text:p>
          </table:table-cell>
          <table:table-cell office:value-type="string">
            <text:p>MENTAL_DISORDER</text:p>
          </table:table-cell>
          <table:table-cell/>
          <table:table-cell office:value-type="string">
            <text:p>&lt;description&gt;</text:p>
          </table:table-cell>
          <table:table-cell office:value-type="float" office:value="0">
            <text:p>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TRAIT</text:p>
          </table:table-cell>
          <table:table-cell office:value-type="string">
            <text:p>MENTAL_DISORDER</text:p>
          </table:table-cell>
          <table:table-cell/>
          <table:table-cell office:value-type="string">
            <text:p>&lt;description&gt;</text:p>
          </table:table-cell>
          <table:table-cell office:value-type="float" office:value="0">
            <text:p>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TRAIT</text:p>
          </table:table-cell>
          <table:table-cell table:style-name="ce27" office:value-type="string">
            <text:p>SOCIAL_STIGMA</text:p>
          </table:table-cell>
          <table:table-cell table:style-name="ce27"/>
          <table:table-cell table:style-name="ce27" office:value-type="string">
            <text:p>Gén. Perdue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BG_LUNAR_COLONIST</text:p>
          </table:table-cell>
          <table:table-cell table:style-name="ce25"/>
          <table:table-cell table:style-name="ce25" office:value-type="string">
            <text:p>BACKGROUND</text:p>
          </table:table-cell>
          <table:table-cell table:style-name="ce25" table:number-columns-repeated="5"/>
          <table:table-cell table:style-name="ce30" office:value-type="string">
            <text:p>BG_LUNAR_COLONIST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&lt;ASK ou KSK&gt;</text:p>
          </table:table-cell>
          <table:table-cell office:value-type="string">
            <text:p>&lt;skill tech, acad,prof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L:Groundcraf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C-rep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BG_MARTIAN</text:p>
          </table:table-cell>
          <table:table-cell table:style-name="ce25"/>
          <table:table-cell table:style-name="ce25" office:value-type="string">
            <text:p>BACKGROUND</text:p>
          </table:table-cell>
          <table:table-cell table:style-name="ce25" table:number-columns-repeated="5"/>
          <table:table-cell table:style-name="ce30" office:value-type="string">
            <text:p>BG_MARTIAN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&lt;ASK ou KSK&gt;</text:p>
          </table:table-cell>
          <table:table-cell office:value-type="string">
            <text:p>&lt;skill tech, acad,prof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L:Groundcraf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C-rep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BG_ORIGINAL_SPACE_COLONIST</text:p>
          </table:table-cell>
          <table:table-cell table:style-name="ce25"/>
          <table:table-cell table:style-name="ce25" office:value-type="string">
            <text:p>BACKGROUND</text:p>
          </table:table-cell>
          <table:table-cell table:style-name="ce25" table:number-columns-repeated="5"/>
          <table:table-cell table:style-name="ce30" office:value-type="string">
            <text:p>BG_ORIGINAL_SPACE_COLONIST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&lt;ASK ou KSK&gt;</text:p>
          </table:table-cell>
          <table:table-cell office:value-type="string">
            <text:p>&lt;skill tech, acad,prof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PL:Spacecraft ou Freefa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&lt;rep&gt;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BG_REINSTANTIATED</text:p>
          </table:table-cell>
          <table:table-cell table:style-name="ce25"/>
          <table:table-cell table:style-name="ce25" office:value-type="string">
            <text:p>BACKGROUND</text:p>
          </table:table-cell>
          <table:table-cell table:style-name="ce25" table:number-columns-repeated="5"/>
          <table:table-cell table:style-name="ce30" office:value-type="string">
            <text:p>BG_REINSTANTIATED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L:Groundcraf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NW:&lt;rep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MOXIE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CREDITS</text:p>
          </table:table-cell>
          <table:table-cell table:number-columns-repeated="3"/>
          <table:table-cell office:value-type="float" office:value="-5000">
            <text:p>-500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TRAIT</text:p>
          </table:table-cell>
          <table:table-cell table:style-name="ce27" office:value-type="string">
            <text:p>EDITED_MEMORIES</text:p>
          </table:table-cell>
          <table:table-cell table:style-name="ce27" table:number-columns-repeated="2"/>
          <table:table-cell table:style-name="ce27" office:value-type="float" office:value="0">
            <text:p>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BG_SCUMBORN</text:p>
          </table:table-cell>
          <table:table-cell table:style-name="ce25"/>
          <table:table-cell table:style-name="ce25" office:value-type="string">
            <text:p>BACKGROUND</text:p>
          </table:table-cell>
          <table:table-cell table:style-name="ce25" table:number-columns-repeated="5"/>
          <table:table-cell table:style-name="ce30" office:value-type="string">
            <text:p>BG_SCUMBORN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Persuasion ou Deception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SCROUNGIN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A-rep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60" office:value-type="string">
            <text:p>BG_UPLIFT</text:p>
          </table:table-cell>
          <table:table-cell table:style-name="ce25"/>
          <table:table-cell table:style-name="ce25" office:value-type="string">
            <text:p>BACKGROUND</text:p>
          </table:table-cell>
          <table:table-cell table:style-name="ce25" table:number-columns-repeated="5"/>
          <table:table-cell table:style-name="ce30" office:value-type="string">
            <text:p>BG_UPLIFT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FRAY</text:p>
          </table:table-cell>
          <table:table-cell table:number-columns-repeated="2"/>
          <table:table-cell table:style-name="ce26" office:value-type="float" office:value="10">
            <text:p>10</text:p>
          </table:table-cell>
          <table:table-cell table:style-name="ce26"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ERCEPTI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KSK</text:p>
          </table:table-cell>
          <table:table-cell office:value-type="string">
            <text:p>&lt;Knowledge skill&gt;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KSK</text:p>
          </table:table-cell>
          <table:table-cell table:style-name="ce27" office:value-type="string">
            <text:p>&lt;Knowledge skill&gt;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</table:table>
      <table:table table:name="Segments(Faction)" table:style-name="ta1">
        <table:table-column table:style-name="co41" table:default-cell-style-name="ce58"/>
        <table:table-column table:style-name="co42" table:default-cell-style-name="Default"/>
        <table:table-column table:style-name="co35" table:default-cell-style-name="Default"/>
        <table:table-column table:style-name="co43" table:default-cell-style-name="Default"/>
        <table:table-column table:style-name="co44" table:number-columns-repeated="2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ce31"/>
        <table:table-row table:style-name="ro1">
          <table:table-cell table:style-name="ce38" office:value-type="string">
            <text:p>Faction</text:p>
          </table:table-cell>
          <table:table-cell table:style-name="ce45" office:value-type="string">
            <text:p>Cause</text:p>
          </table:table-cell>
          <table:table-cell table:style-name="ce47" office:value-type="string">
            <text:p>Clé générale</text:p>
          </table:table-cell>
          <table:table-cell table:style-name="ce47" office:value-type="string">
            <text:p>Sous-clé 1</text:p>
          </table:table-cell>
          <table:table-cell table:style-name="ce47" office:value-type="string">
            <text:p>Sous-clé 2</text:p>
          </table:table-cell>
          <table:table-cell table:style-name="ce47" office:value-type="string">
            <text:p>Sous-clé 3</text:p>
          </table:table-cell>
          <table:table-cell table:style-name="ce45" office:value-type="string">
            <text:p>Amount</text:p>
          </table:table-cell>
          <table:table-cell table:style-name="ce47" office:value-type="string">
            <text:p>AmountType</text:p>
          </table:table-cell>
          <table:table-cell table:style-name="ce51" office:value-type="string">
            <text:p>Valeur chaîne</text:p>
          </table:table-cell>
        </table:table-row>
        <table:table-row table:style-name="ro1">
          <table:table-cell table:style-name="ce55" office:value-type="string">
            <text:p>FC_ANARCHIST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55" office:value-type="string">
            <text:p>FC_ANARCHIST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A-rep</text:p>
          </table:table-cell>
          <table:table-cell table:style-name="ce27" table:number-columns-repeated="2"/>
          <table:table-cell table:style-name="ce27" office:value-type="float" office:value="30">
            <text:p>3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FC_ARGONAUT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55" office:value-type="string">
            <text:p>FC_ARGONAUT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&lt;ASK ou KSK&gt;</text:p>
          </table:table-cell>
          <table:table-cell office:value-type="string">
            <text:p>&lt;skill tech, acad,prof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&lt;ASK ou KSK&gt;</text:p>
          </table:table-cell>
          <table:table-cell office:value-type="string">
            <text:p>&lt;skill tech, acad,prof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R-rep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FC_BARSOOMIAN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55" office:value-type="string">
            <text:p>FC_BARSOOMIAN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FREERUNNIN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A-rep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FC_BRINKER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55" office:value-type="string">
            <text:p>FC_BRINKER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L:Spacecraf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&lt;rep&gt;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FC_CRIMINAL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55" office:value-type="string">
            <text:p>FC_CRIMINAL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INTIMIDATI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G-rep</text:p>
          </table:table-cell>
          <table:table-cell table:style-name="ce27" table:number-columns-repeated="2"/>
          <table:table-cell table:style-name="ce27" office:value-type="float" office:value="30">
            <text:p>3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FC_EXTROPIAN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55" office:value-type="string">
            <text:p>FC_EXTROPIAN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ERSUASI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table:style-name="ce26" office:value-type="string">
            <text:p>&lt;Cause&gt;</text:p>
          </table:table-cell>
          <table:table-cell table:style-name="ce26" office:value-type="string">
            <text:p>ASK</text:p>
          </table:table-cell>
          <table:table-cell table:style-name="ce26" office:value-type="string">
            <text:p>NW:A-rep</text:p>
          </table:table-cell>
          <table:table-cell table:style-name="ce26" table:number-columns-repeated="2"/>
          <table:table-cell table:style-name="ce26" office:value-type="float" office:value="20">
            <text:p>20</text:p>
          </table:table-cell>
          <table:table-cell table:style-name="ce26"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C-rep</text:p>
          </table:table-cell>
          <table:table-cell table:style-name="ce27" table:number-columns-repeated="2"/>
          <table:table-cell table:style-name="ce27" office:value-type="float" office:value="10">
            <text:p>1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FC_HYPERCORP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30" office:value-type="string">
            <text:p>FC_HYPERCORP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ROTOCO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table:style-name="ce26" office:value-type="string">
            <text:p>&lt;Cause&gt;</text:p>
          </table:table-cell>
          <table:table-cell table:style-name="ce26" office:value-type="string">
            <text:p>ASK</text:p>
          </table:table-cell>
          <table:table-cell table:style-name="ce26" office:value-type="string">
            <text:p>NW:C-rep</text:p>
          </table:table-cell>
          <table:table-cell table:style-name="ce26" table:number-columns-repeated="2"/>
          <table:table-cell table:style-name="ce26" office:value-type="float" office:value="20">
            <text:p>20</text:p>
          </table:table-cell>
          <table:table-cell table:style-name="ce26"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&lt;rep&gt;</text:p>
          </table:table-cell>
          <table:table-cell table:style-name="ce27" table:number-columns-repeated="2"/>
          <table:table-cell table:style-name="ce27" office:value-type="float" office:value="10">
            <text:p>1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FC_JOVIAN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30" office:value-type="string">
            <text:p>FC_JOVIAN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weapon 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weapon 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FRAY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C-rep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FC_LUNAR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30" office:value-type="string">
            <text:p>FC_LUNAR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KSK</text:p>
          </table:table-cell>
          <table:table-cell office:value-type="string">
            <text:p>&lt;langue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table:style-name="ce26" office:value-type="string">
            <text:p>&lt;Cause&gt;</text:p>
          </table:table-cell>
          <table:table-cell table:style-name="ce26" office:value-type="string">
            <text:p>ASK</text:p>
          </table:table-cell>
          <table:table-cell table:style-name="ce26" office:value-type="string">
            <text:p>NW:C-rep</text:p>
          </table:table-cell>
          <table:table-cell table:style-name="ce26" table:number-columns-repeated="2"/>
          <table:table-cell table:style-name="ce26" office:value-type="float" office:value="20">
            <text:p>20</text:p>
          </table:table-cell>
          <table:table-cell table:style-name="ce26"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E-rep</text:p>
          </table:table-cell>
          <table:table-cell table:style-name="ce27" table:number-columns-repeated="2"/>
          <table:table-cell table:style-name="ce27" office:value-type="float" office:value="10">
            <text:p>1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FC_MERCURIAL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30" office:value-type="string">
            <text:p>FC_MERCURIAL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&lt;rep&gt;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FC_SCUM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30" office:value-type="string">
            <text:p>FC_SCUM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FREEFAL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A-rep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FC_SOCIALITE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30" office:value-type="string">
            <text:p>FC_SOCIALITE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ERSUASI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ROTOCO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F-rep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FC_TITANIAN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30" office:value-type="string">
            <text:p>FC_TITANIAN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&lt;ASK ou KSK&gt;</text:p>
          </table:table-cell>
          <table:table-cell office:value-type="string">
            <text:p>&lt;skill tech, acad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&lt;ASK ou KSK&gt;</text:p>
          </table:table-cell>
          <table:table-cell office:value-type="string">
            <text:p>&lt;skill tech, acad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F-rep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FC_ULTIMATE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30" office:value-type="string">
            <text:p>FC_ULTIMATE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&lt;rep&gt;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FC_VENUSIAN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30" office:value-type="string">
            <text:p>FC_VENUSIAN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L:Aircraf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C-rep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Demorsy</meta:initial-creator>
    <meta:creation-date>2013-02-08T17:05:47</meta:creation-date>
    <dc:date>2013-02-13T21:30:59.45</dc:date>
    <meta:editing-duration>PT9H51M29S</meta:editing-duration>
    <meta:editing-cycles>79</meta:editing-cycles>
    <meta:generator>LibreOffice/3.5$Windows_x86 LibreOffice_project/165a79a-7059095-e13bb37-fef39a4-9503d18</meta:generator>
    <meta:document-statistic meta:table-count="7" meta:cell-count="8279" meta:object-count="0"/>
  </office:meta>
</office:document-meta>
</file>